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8000000DD000000DD627354FF.svm" manifest:media-type=""/>
  <manifest:file-entry manifest:full-path="Object 1/Pictures/20000008000000DD000000DD3F084D02.svm" manifest:media-type=""/>
  <manifest:file-entry manifest:full-path="Object 1/Pictures/20000008000000DD000000DD1394ABA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Pictures/20000008000000DD000000DD627354FF.svm" manifest:media-type=""/>
  <manifest:file-entry manifest:full-path="Object 12/Pictures/20000008000000DD000000DD3F084D02.svm" manifest:media-type=""/>
  <manifest:file-entry manifest:full-path="Object 12/Pictures/20000008000000DD000000DD1394ABA1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Arial11" svg:font-family="Arial1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291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9161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0.7902in"/>
    </style:style>
    <style:style style:name="co11" style:family="table-column">
      <style:table-column-properties fo:break-before="auto" style:column-width="1.2102in"/>
    </style:style>
    <style:style style:name="co12" style:family="table-column">
      <style:table-column-properties fo:break-before="auto" style:column-width="1.3752in"/>
    </style:style>
    <style:style style:name="co13" style:family="table-column">
      <style:table-column-properties fo:break-before="auto" style:column-width="0.9484in"/>
    </style:style>
    <style:style style:name="co14" style:family="table-column">
      <style:table-column-properties fo:break-before="auto" style:column-width="0.9008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6563in"/>
    </style:style>
    <style:style style:name="co17" style:family="table-column">
      <style:table-column-properties fo:break-before="auto" style:column-width="1.0217in"/>
    </style:style>
    <style:style style:name="co18" style:family="table-column">
      <style:table-column-properties fo:break-before="auto" style:column-width="1.1193in"/>
    </style:style>
    <style:style style:name="co19" style:family="table-column">
      <style:table-column-properties fo:break-before="auto" style:column-width="0.8362in"/>
    </style:style>
    <style:style style:name="co20" style:family="table-column">
      <style:table-column-properties fo:break-before="auto" style:column-width="0.9071in"/>
    </style:style>
    <style:style style:name="co21" style:family="table-column">
      <style:table-column-properties fo:break-before="auto" style:column-width="1.0362in"/>
    </style:style>
    <style:style style:name="co22" style:family="table-column">
      <style:table-column-properties fo:break-before="auto" style:column-width="1.1217in"/>
    </style:style>
    <style:style style:name="co23" style:family="table-column">
      <style:table-column-properties fo:break-before="auto" style:column-width="1.3791in"/>
    </style:style>
    <style:style style:name="co24" style:family="table-column">
      <style:table-column-properties fo:break-before="auto" style:column-width="0.7646in"/>
    </style:style>
    <style:style style:name="co25" style:family="table-column">
      <style:table-column-properties fo:break-before="auto" style:column-width="0.8646in"/>
    </style:style>
    <style:style style:name="co26" style:family="table-column">
      <style:table-column-properties fo:break-before="auto" style:column-width="1.4362in"/>
    </style:style>
    <style:style style:name="co27" style:family="table-column">
      <style:table-column-properties fo:break-before="auto" style:column-width="2.6228in"/>
    </style:style>
    <style:style style:name="co28" style:family="table-column">
      <style:table-column-properties fo:break-before="auto" style:column-width="0.3638in"/>
    </style:style>
    <style:style style:name="co29" style:family="table-column">
      <style:table-column-properties fo:break-before="auto" style:column-width="0.25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0.9217in"/>
    </style:style>
    <style:style style:name="ro1" style:family="table-row">
      <style:table-row-properties style:row-height="0.2346in" fo:break-before="auto" style:use-optimal-row-height="false"/>
    </style:style>
    <style:style style:name="ro2" style:family="table-row">
      <style:table-row-properties style:row-height="0.2154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39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4972in" fo:break-before="auto" style:use-optimal-row-height="false"/>
    </style:style>
    <style:style style:name="ta1" style:family="table" style:master-page-name="PageStyle_5f_Senoid_20_real_28_16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Excel_20_Built-in_20_Excel_20_Built-in_20_Excel_20_Built-in_20_Excel_20_Built-in_20_Excel_20_Built-in_20_TableStyleLight1">
      <style:table-cell-properties fo:background-color="#4c4c4c"/>
      <style:text-properties style:font-name="Liberation Sans" fo:font-size="12pt" style:font-size-asian="12pt" style:font-size-complex="12pt"/>
    </style:style>
    <style:style style:name="ce2" style:family="table-cell" style:parent-style-name="Excel_20_Built-in_20_Excel_20_Built-in_20_Excel_20_Built-in_20_Excel_20_Built-in_20_Excel_20_Built-in_20_TableStyleLight1" style:data-style-name="N60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11" style:font-size-complex="12pt" style:font-style-complex="normal" style:font-weight-complex="bold"/>
    </style:style>
    <style:style style:name="ce3" style:family="table-cell" style:parent-style-name="Excel_20_Built-in_20_Excel_20_Built-in_20_Excel_20_Built-in_20_Excel_20_Built-in_20_Excel_20_Built-in_20_TableStyleLight1">
      <style:table-cell-properties fo:border-bottom="none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128">
      <style:table-cell-properties fo:background-color="#ffcc99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Excel_20_Built-in_20_Excel_20_Built-in_20_Excel_20_Built-in_20_Excel_20_Built-in_20_Excel_20_Built-in_20_TableStyleLight1" style:data-style-name="N128">
      <style:table-cell-properties fo:background-color="#4c4c4c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Excel_20_Built-in_20_Normal">
      <style:text-properties style:font-name="Liberation Sans" fo:font-size="12pt" style:font-size-asian="12pt" style:font-size-complex="12pt"/>
    </style:style>
    <style:style style:name="ce7" style:family="table-cell" style:parent-style-name="Excel_20_Built-in_20_Excel_20_Built-in_20_Excel_20_Built-in_20_Excel_20_Built-in_20_Excel_20_Built-in_20_TableStyleLight1">
      <style:text-properties style:font-name="Liberation Sans" fo:font-size="12pt" style:font-size-asian="12pt" style:font-size-complex="12pt"/>
    </style:style>
    <style:style style:name="ce8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Excel_20_Built-in_20_Normal">
      <style:table-cell-properties fo:background-color="#ffcc99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0" style:family="table-cell" style:parent-style-name="Excel_20_Built-in_20_Excel_20_Built-in_20_Excel_20_Built-in_20_Excel_20_Built-in_20_Excel_20_Built-in_20_TableStyleLight1">
      <style:table-cell-properties fo:background-color="#ffcc99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Excel_20_Built-in_20_Excel_20_Built-in_20_Excel_20_Built-in_20_Excel_20_Built-in_20_Excel_20_Built-in_20_TableStyleLight1">
      <style:table-cell-properties fo:background-color="#4c4c4c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4" style:family="table-cell" style:parent-style-name="Excel_20_Built-in_20_Excel_20_Built-in_20_Excel_20_Built-in_20_Excel_20_Built-in_20_Excel_20_Built-in_20_TableStyleLight1" style:data-style-name="N127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11" style:font-size-complex="12pt" style:font-style-complex="normal" style:font-weight-complex="bold"/>
    </style:style>
    <style:style style:name="ce15" style:family="table-cell" style:parent-style-name="Excel_20_Built-in_20_Excel_20_Built-in_20_Excel_20_Built-in_20_Excel_20_Built-in_20_Excel_20_Built-in_20_TableStyleLight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6" style:family="table-cell" style:parent-style-name="Excel_20_Built-in_20_Normal" style:data-style-name="N127">
      <style:text-properties style:font-name="Liberation Sans" fo:font-size="12pt" style:font-size-asian="12pt" style:font-size-complex="12pt"/>
    </style:style>
    <style:style style:name="ce17" style:family="table-cell" style:parent-style-name="Excel_20_Built-in_20_Excel_20_Built-in_20_Excel_20_Built-in_20_Excel_20_Built-in_20_Excel_20_Built-in_20_TableStyleLight1" style:data-style-name="N127">
      <style:text-properties style:font-name="Liberation Sans" fo:font-size="12pt" style:font-size-asian="12pt" style:font-size-complex="12pt"/>
    </style:style>
    <style:style style:name="ce18" style:family="table-cell" style:parent-style-name="Excel_20_Built-in_20_Excel_20_Built-in_20_Excel_20_Built-in_20_Excel_20_Built-in_20_Excel_20_Built-in_20_TableStyleLight1" style:data-style-name="N6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9" style:family="table-cell" style:parent-style-name="Excel_20_Built-in_20_Excel_20_Built-in_20_Excel_20_Built-in_20_Excel_20_Built-in_20_Excel_20_Built-in_20_TableStyleLight1" style:data-style-name="N61">
      <style:table-cell-properties fo:background-color="#4c4c4c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0" style:family="table-cell" style:parent-style-name="Excel_20_Built-in_20_Excel_20_Built-in_20_Excel_20_Built-in_20_Excel_20_Built-in_20_Excel_20_Built-in_20_TableStyleLight1" style:data-style-name="N61">
      <style:table-cell-properties fo:background-color="#4c4c4c"/>
      <style:text-properties style:font-name="Liberation Sans" fo:font-size="12pt" style:font-size-asian="12pt" style:font-size-complex="12pt"/>
    </style:style>
    <style:style style:name="ce21" style:family="table-cell" style:parent-style-name="Excel_20_Built-in_20_Excel_20_Built-in_20_Excel_20_Built-in_20_Excel_20_Built-in_20_Excel_20_Built-in_20_TableStyleLight1" style:data-style-name="N61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Excel_20_Built-in_20_Excel_20_Built-in_20_Excel_20_Built-in_20_Excel_20_Built-in_20_TableStyleLight1" style:data-style-name="N61">
      <style:table-cell-properties fo:border-bottom="none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61">
      <style:table-cell-properties fo:background-color="#ffcc99" style:text-align-source="fix" style:repeat-content="false"/>
      <style:paragraph-properties fo:text-align="center" fo:margin-left="0in"/>
      <style:text-properties style:font-name="Liberation Mono" fo:font-size="12pt" style:font-size-asian="12pt" style:font-size-complex="12pt"/>
    </style:style>
    <style:style style:name="ce24" style:family="table-cell" style:parent-style-name="Excel_20_Built-in_20_Excel_20_Built-in_20_Excel_20_Built-in_20_Excel_20_Built-in_20_Excel_20_Built-in_20_TableStyleLight1" style:data-style-name="N61">
      <style:table-cell-properties fo:background-color="#4c4c4c" style:text-align-source="fix" style:repeat-content="false"/>
      <style:paragraph-properties fo:text-align="center" fo:margin-left="0in"/>
      <style:text-properties style:font-name="Liberation Mono" fo:font-size="12pt" style:font-size-asian="12pt" style:font-size-complex="12pt"/>
    </style:style>
    <style:style style:name="ce25" style:family="table-cell" style:parent-style-name="Default" style:data-style-name="N61">
      <style:table-cell-properties fo:background-color="#ffcc99" style:text-align-source="fix" style:repeat-content="false"/>
      <style:paragraph-properties fo:text-align="center" fo:margin-left="0in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61">
      <style:table-cell-properties fo:background-color="#ffcc99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Excel_20_Built-in_20_Normal" style:data-style-name="N61">
      <style:text-properties style:font-name="Liberation Sans" fo:font-size="12pt" style:font-size-asian="12pt" style:font-size-complex="12pt"/>
    </style:style>
    <style:style style:name="ce29" style:family="table-cell" style:parent-style-name="Excel_20_Built-in_20_Excel_20_Built-in_20_Excel_20_Built-in_20_Excel_20_Built-in_20_Excel_20_Built-in_20_TableStyleLight1" style:data-style-name="N61">
      <style:text-properties style:font-name="Liberation Sans" fo:font-size="12pt" style:font-size-asian="12pt" style:font-size-complex="12pt"/>
    </style:style>
    <style:style style:name="ce30" style:family="table-cell" style:parent-style-name="Default" style:data-style-name="N61">
      <style:text-properties style:font-name="Liberation Sans" fo:font-size="12pt" style:font-size-asian="12pt" style:font-size-complex="12pt"/>
    </style:style>
    <style:style style:name="ce31" style:family="table-cell" style:parent-style-name="Excel_20_Built-in_20_Excel_20_Built-in_20_Excel_20_Built-in_20_Excel_20_Built-in_20_Excel_20_Built-in_20_TableStyleLight1" style:data-style-name="N127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Excel_20_Built-in_20_Excel_20_Built-in_20_Excel_20_Built-in_20_Excel_20_Built-in_20_TableStyleLight1" style:data-style-name="N60">
      <style:table-cell-properties fo:border-bottom="none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11" style:font-size-complex="12pt" style:font-style-complex="normal" style:font-weight-complex="bold"/>
    </style:style>
    <style:style style:name="ce33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4" style:family="table-cell" style:parent-style-name="Excel_20_Built-in_20_Excel_20_Built-in_20_Excel_20_Built-in_20_Excel_20_Built-in_20_Excel_20_Built-in_20_TableStyleLight1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Excel_20_Built-in_20_Excel_20_Built-in_20_Excel_20_Built-in_20_Excel_20_Built-in_20_TableStyleLight1" style:data-style-name="N60">
      <style:table-cell-properties fo:border-bottom="none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Excel_20_Built-in_20_Excel_20_Built-in_20_Excel_20_Built-in_20_Excel_20_Built-in_20_Excel_20_Built-in_20_TableStyleLight1">
      <style:table-cell-properties fo:border-bottom="none" fo:background-color="#e6e6e6" style:diagonal-bl-tr="none" style:diagonal-tl-br="none" fo:border-left="0.06pt solid #000000" fo:border-right="0.06pt solid #000000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  <style:map style:condition="cell-content()&gt;0.9*[$new_gmesh_Curv_Roe_Entropy.$B$5]" style:apply-style-name="GreenSlope" style:base-cell-address="new_gmesh_Curv_Roe_Entropy.N6"/>
      <style:map style:condition="cell-content()&gt;0.8*[$new_gmesh_Curv_Roe_Entropy.$B$5]" style:apply-style-name="YellowSlope" style:base-cell-address="new_gmesh_Curv_Roe_Entropy.N6"/>
      <style:map style:condition="cell-content()&gt;0.7*[$new_gmesh_Curv_Roe_Entropy.$B$5]" style:apply-style-name="OrangeSlope" style:base-cell-address="new_gmesh_Curv_Roe_Entropy.N6"/>
      <style:map style:condition="cell-content()&lt;0.7*[$new_gmesh_Curv_Roe_Entropy.$B$5]" style:apply-style-name="Default" style:base-cell-address="new_gmesh_Curv_Roe_Entropy.N6"/>
    </style:style>
    <style:style style:name="ce40" style:family="table-cell" style:parent-style-name="Excel_20_Built-in_20_Excel_20_Built-in_20_Excel_20_Built-in_20_Excel_20_Built-in_20_Excel_20_Built-in_20_TableStyleLight1">
      <style:table-cell-properties fo:border-bottom="none" fo:background-color="#e6e6e6" style:diagonal-bl-tr="none" style:diagonal-tl-br="none" fo:border-left="none" fo:border-right="0.06pt solid #000000" fo:border-top="non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1" style:family="table-cell" style:parent-style-name="Excel_20_Built-in_20_Excel_20_Built-in_20_Excel_20_Built-in_20_Excel_20_Built-in_20_Excel_20_Built-in_20_TableStyleLight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Excel_20_Built-in_20_Excel_20_Built-in_20_Excel_20_Built-in_20_Excel_20_Built-in_20_TableStyleLight1">
      <style:table-cell-properties fo:background-color="#4c4c4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4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Liberation Sans" fo:font-size="12pt" style:font-size-asian="12pt" style:font-size-complex="12pt"/>
    </style:style>
    <style:style style:name="ce46" style:family="table-cell" style:parent-style-name="Excel_20_Built-in_20_Excel_20_Built-in_20_Excel_20_Built-in_20_Excel_20_Built-in_20_Excel_20_Built-in_20_TableStyleLight1">
      <style:table-cell-properties fo:background-color="#4c4c4c"/>
    </style:style>
    <style:style style:name="ce47" style:family="table-cell" style:parent-style-name="Excel_20_Built-in_20_Excel_20_Built-in_20_Excel_20_Built-in_20_Excel_20_Built-in_20_Excel_20_Built-in_20_TableStyleLight1" style:data-style-name="N60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48" style:family="table-cell" style:parent-style-name="Excel_20_Built-in_20_Excel_20_Built-in_20_Excel_20_Built-in_20_Excel_20_Built-in_20_Excel_20_Built-in_20_TableStyleLight1">
      <style:table-cell-properties fo:border-bottom="none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 style:data-style-name="N128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Excel_20_Built-in_20_Excel_20_Built-in_20_Excel_20_Built-in_20_Excel_20_Built-in_20_Excel_20_Built-in_20_TableStyleLight1" style:data-style-name="N128">
      <style:table-cell-properties fo:background-color="#4c4c4c" style:text-align-source="fix" style:repeat-content="false"/>
      <style:paragraph-properties fo:text-align="center" fo:margin-left="0in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Excel_20_Built-in_20_Excel_20_Built-in_20_Excel_20_Built-in_20_Excel_20_Built-in_20_Excel_20_Built-in_20_TableStyleLight1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Excel_20_Built-in_20_Excel_20_Built-in_20_Excel_20_Built-in_20_Excel_20_Built-in_20_Excel_20_Built-in_20_TableStyleLight1">
      <style:table-cell-properties fo:background-color="#4c4c4c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Excel_20_Built-in_20_Excel_20_Built-in_20_Excel_20_Built-in_20_Excel_20_Built-in_20_Excel_20_Built-in_20_TableStyleLight1" style:data-style-name="N127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56" style:family="table-cell" style:parent-style-name="Excel_20_Built-in_20_Normal" style:data-style-name="N127"/>
    <style:style style:name="ce57" style:family="table-cell" style:parent-style-name="Excel_20_Built-in_20_Excel_20_Built-in_20_Excel_20_Built-in_20_Excel_20_Built-in_20_Excel_20_Built-in_20_TableStyleLight1" style:data-style-name="N127"/>
    <style:style style:name="ce58" style:family="table-cell" style:parent-style-name="Excel_20_Built-in_20_Excel_20_Built-in_20_Excel_20_Built-in_20_Excel_20_Built-in_20_Excel_20_Built-in_20_TableStyleLight1" style:data-style-name="N61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Excel_20_Built-in_20_Excel_20_Built-in_20_Excel_20_Built-in_20_Excel_20_Built-in_20_Excel_20_Built-in_20_TableStyleLight1" style:data-style-name="N61">
      <style:table-cell-properties fo:background-color="#4c4c4c" style:text-align-source="fix" style:repeat-content="false"/>
      <style:paragraph-properties fo:text-align="center" fo:margin-left="0in"/>
    </style:style>
    <style:style style:name="ce60" style:family="table-cell" style:parent-style-name="Excel_20_Built-in_20_Excel_20_Built-in_20_Excel_20_Built-in_20_Excel_20_Built-in_20_Excel_20_Built-in_20_TableStyleLight1" style:data-style-name="N61">
      <style:table-cell-properties fo:background-color="#4c4c4c"/>
    </style:style>
    <style:style style:name="ce61" style:family="table-cell" style:parent-style-name="Excel_20_Built-in_20_Excel_20_Built-in_20_Excel_20_Built-in_20_Excel_20_Built-in_20_Excel_20_Built-in_20_TableStyleLight1" style:data-style-name="N61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Excel_20_Built-in_20_Excel_20_Built-in_20_Excel_20_Built-in_20_Excel_20_Built-in_20_TableStyleLight1" style:data-style-name="N61">
      <style:table-cell-properties fo:border-bottom="none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5" style:family="table-cell" style:parent-style-name="Excel_20_Built-in_20_Normal" style:data-style-name="N61"/>
    <style:style style:name="ce66" style:family="table-cell" style:parent-style-name="Excel_20_Built-in_20_Excel_20_Built-in_20_Excel_20_Built-in_20_Excel_20_Built-in_20_Excel_20_Built-in_20_TableStyleLight1" style:data-style-name="N61"/>
    <style:style style:name="ce67" style:family="table-cell" style:parent-style-name="Default" style:data-style-name="N61"/>
    <style:style style:name="ce68" style:family="table-cell" style:parent-style-name="Excel_20_Built-in_20_Excel_20_Built-in_20_Excel_20_Built-in_20_Excel_20_Built-in_20_Excel_20_Built-in_20_TableStyleLight1" style:data-style-name="N127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Excel_20_Built-in_20_Excel_20_Built-in_20_Excel_20_Built-in_20_Excel_20_Built-in_20_TableStyleLight1" style:data-style-name="N60">
      <style:table-cell-properties fo:border-bottom="none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70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Excel_20_Built-in_20_Excel_20_Built-in_20_Excel_20_Built-in_20_Excel_20_Built-in_20_Excel_20_Built-in_20_TableStyleLight1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Excel_20_Built-in_20_Excel_20_Built-in_20_Excel_20_Built-in_20_Excel_20_Built-in_20_TableStyleLight1" style:data-style-name="N60">
      <style:table-cell-properties fo:border-bottom="none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Excel_20_Built-in_20_Excel_20_Built-in_20_Excel_20_Built-in_20_Excel_20_Built-in_20_TableStyleLight1">
      <style:table-cell-properties fo:border-bottom="none" fo:background-color="#e6e6e6" style:diagonal-bl-tr="none" style:diagonal-tl-br="none" fo:border-left="0.06pt solid #000000" fo:border-right="0.06pt solid #000000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6]" style:apply-style-name="GreenSlope" style:base-cell-address="oldgmesh_Curv_Roe_Entropy.N6"/>
      <style:map style:condition="cell-content()&lt;-0.8*[.$B6]" style:apply-style-name="YellowSlope" style:base-cell-address="oldgmesh_Curv_Roe_Entropy.N6"/>
      <style:map style:condition="cell-content()&lt;-0.7*[.$B6]" style:apply-style-name="OrangeSlope" style:base-cell-address="oldgmesh_Curv_Roe_Entropy.N6"/>
      <style:map style:condition="cell-content()&gt;=-0.7*[.$B6]" style:apply-style-name="RedSlope" style:base-cell-address="oldgmesh_Curv_Roe_Entropy.N6"/>
    </style:style>
    <style:style style:name="ce76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13]" style:apply-style-name="GreenSlope" style:base-cell-address="oldgmesh_Curv_Roe_Entropy.N13"/>
      <style:map style:condition="cell-content()&lt;-0.8*[.$B13]" style:apply-style-name="YellowSlope" style:base-cell-address="oldgmesh_Curv_Roe_Entropy.N13"/>
      <style:map style:condition="cell-content()&lt;-0.7*[.$B13]" style:apply-style-name="OrangeSlope" style:base-cell-address="oldgmesh_Curv_Roe_Entropy.N13"/>
      <style:map style:condition="cell-content()&gt;=-0.7*[.$B13]" style:apply-style-name="RedSlope" style:base-cell-address="oldgmesh_Curv_Roe_Entropy.N13"/>
    </style:style>
    <style:style style:name="ce77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20]" style:apply-style-name="GreenSlope" style:base-cell-address="oldgmesh_Curv_Roe_Entropy.N20"/>
      <style:map style:condition="cell-content()&lt;-0.8*[.$B20]" style:apply-style-name="YellowSlope" style:base-cell-address="oldgmesh_Curv_Roe_Entropy.N20"/>
      <style:map style:condition="cell-content()&lt;-0.7*[.$B20]" style:apply-style-name="OrangeSlope" style:base-cell-address="oldgmesh_Curv_Roe_Entropy.N20"/>
      <style:map style:condition="cell-content()&gt;=-0.7*[.$B20]" style:apply-style-name="RedSlope" style:base-cell-address="oldgmesh_Curv_Roe_Entropy.N20"/>
    </style:style>
    <style:style style:name="ce78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27]" style:apply-style-name="GreenSlope" style:base-cell-address="oldgmesh_Curv_Roe_Entropy.N27"/>
      <style:map style:condition="cell-content()&lt;-0.8*[.$B27]" style:apply-style-name="YellowSlope" style:base-cell-address="oldgmesh_Curv_Roe_Entropy.N27"/>
      <style:map style:condition="cell-content()&lt;-0.7*[.$B27]" style:apply-style-name="OrangeSlope" style:base-cell-address="oldgmesh_Curv_Roe_Entropy.N27"/>
      <style:map style:condition="cell-content()&gt;=-0.7*[.$B27]" style:apply-style-name="RedSlope" style:base-cell-address="oldgmesh_Curv_Roe_Entropy.N27"/>
    </style:style>
    <style:style style:name="ce79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34]" style:apply-style-name="GreenSlope" style:base-cell-address="oldgmesh_Curv_Roe_Entropy.N34"/>
      <style:map style:condition="cell-content()&lt;-0.8*[.$B34]" style:apply-style-name="YellowSlope" style:base-cell-address="oldgmesh_Curv_Roe_Entropy.N34"/>
      <style:map style:condition="cell-content()&lt;-0.7*[.$B34]" style:apply-style-name="OrangeSlope" style:base-cell-address="oldgmesh_Curv_Roe_Entropy.N34"/>
      <style:map style:condition="cell-content()&gt;=-0.7*[.$B34]" style:apply-style-name="RedSlope" style:base-cell-address="oldgmesh_Curv_Roe_Entropy.N34"/>
    </style:style>
    <style:style style:name="ce80" style:family="table-cell" style:parent-style-name="Excel_20_Built-in_20_Excel_20_Built-in_20_Excel_20_Built-in_20_Excel_20_Built-in_20_Excel_20_Built-in_20_TableStyleLight1">
      <style:table-cell-properties fo:border-bottom="none" fo:background-color="#e6e6e6" style:diagonal-bl-tr="none" style:diagonal-tl-br="none" fo:border-left="none" fo:border-right="0.06pt solid #000000" fo:border-top="none"/>
    </style:style>
    <style:style style:name="ce81" style:family="table-cell" style:parent-style-name="Excel_20_Built-in_20_Excel_20_Built-in_20_Excel_20_Built-in_20_Excel_20_Built-in_20_Excel_20_Built-in_20_TableStyleLight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6]" style:apply-style-name="GreenSlope" style:base-cell-address="oldgmesh_Curv_Roe_Entropy.Q6"/>
      <style:map style:condition="cell-content()&lt;-0.8*[.$B6]" style:apply-style-name="YellowSlope" style:base-cell-address="oldgmesh_Curv_Roe_Entropy.Q6"/>
      <style:map style:condition="cell-content()&lt;-0.7*[.$B6]" style:apply-style-name="OrangeSlope" style:base-cell-address="oldgmesh_Curv_Roe_Entropy.Q6"/>
      <style:map style:condition="cell-content()&gt;=-0.7*[.$B6]" style:apply-style-name="RedSlope" style:base-cell-address="oldgmesh_Curv_Roe_Entropy.Q6"/>
    </style:style>
    <style:style style:name="ce83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8]" style:apply-style-name="GreenSlope" style:base-cell-address="oldgmesh_Curv_Roe_Entropy.Q8"/>
      <style:map style:condition="cell-content()&lt;-0.8*[.$B8]" style:apply-style-name="YellowSlope" style:base-cell-address="oldgmesh_Curv_Roe_Entropy.Q8"/>
      <style:map style:condition="cell-content()&lt;-0.7*[.$B8]" style:apply-style-name="OrangeSlope" style:base-cell-address="oldgmesh_Curv_Roe_Entropy.Q8"/>
      <style:map style:condition="cell-content()&gt;=-0.7*[.$B8]" style:apply-style-name="RedSlope" style:base-cell-address="oldgmesh_Curv_Roe_Entropy.Q8"/>
    </style:style>
    <style:style style:name="ce84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10]" style:apply-style-name="GreenSlope" style:base-cell-address="oldgmesh_Curv_Roe_Entropy.Q10"/>
      <style:map style:condition="cell-content()&lt;-0.8*[.$B10]" style:apply-style-name="YellowSlope" style:base-cell-address="oldgmesh_Curv_Roe_Entropy.Q10"/>
      <style:map style:condition="cell-content()&lt;-0.7*[.$B10]" style:apply-style-name="OrangeSlope" style:base-cell-address="oldgmesh_Curv_Roe_Entropy.Q10"/>
      <style:map style:condition="cell-content()&gt;=-0.7*[.$B10]" style:apply-style-name="RedSlope" style:base-cell-address="oldgmesh_Curv_Roe_Entropy.Q10"/>
    </style:style>
    <style:style style:name="ce85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13]" style:apply-style-name="GreenSlope" style:base-cell-address="oldgmesh_Curv_Roe_Entropy.Q13"/>
      <style:map style:condition="cell-content()&lt;-0.8*[.$B13]" style:apply-style-name="YellowSlope" style:base-cell-address="oldgmesh_Curv_Roe_Entropy.Q13"/>
      <style:map style:condition="cell-content()&lt;-0.7*[.$B13]" style:apply-style-name="OrangeSlope" style:base-cell-address="oldgmesh_Curv_Roe_Entropy.Q13"/>
      <style:map style:condition="cell-content()&gt;=-0.7*[.$B13]" style:apply-style-name="RedSlope" style:base-cell-address="oldgmesh_Curv_Roe_Entropy.Q13"/>
    </style:style>
    <style:style style:name="ce86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15]" style:apply-style-name="GreenSlope" style:base-cell-address="oldgmesh_Curv_Roe_Entropy.Q15"/>
      <style:map style:condition="cell-content()&lt;-0.8*[.$B15]" style:apply-style-name="YellowSlope" style:base-cell-address="oldgmesh_Curv_Roe_Entropy.Q15"/>
      <style:map style:condition="cell-content()&lt;-0.7*[.$B15]" style:apply-style-name="OrangeSlope" style:base-cell-address="oldgmesh_Curv_Roe_Entropy.Q15"/>
      <style:map style:condition="cell-content()&gt;=-0.7*[.$B15]" style:apply-style-name="RedSlope" style:base-cell-address="oldgmesh_Curv_Roe_Entropy.Q15"/>
    </style:style>
    <style:style style:name="ce87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17]" style:apply-style-name="GreenSlope" style:base-cell-address="oldgmesh_Curv_Roe_Entropy.Q17"/>
      <style:map style:condition="cell-content()&lt;-0.8*[.$B17]" style:apply-style-name="YellowSlope" style:base-cell-address="oldgmesh_Curv_Roe_Entropy.Q17"/>
      <style:map style:condition="cell-content()&lt;-0.7*[.$B17]" style:apply-style-name="OrangeSlope" style:base-cell-address="oldgmesh_Curv_Roe_Entropy.Q17"/>
      <style:map style:condition="cell-content()&gt;=-0.7*[.$B17]" style:apply-style-name="RedSlope" style:base-cell-address="oldgmesh_Curv_Roe_Entropy.Q17"/>
    </style:style>
    <style:style style:name="ce88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20]" style:apply-style-name="GreenSlope" style:base-cell-address="oldgmesh_Curv_Roe_Entropy.Q20"/>
      <style:map style:condition="cell-content()&lt;-0.8*[.$B20]" style:apply-style-name="YellowSlope" style:base-cell-address="oldgmesh_Curv_Roe_Entropy.Q20"/>
      <style:map style:condition="cell-content()&lt;-0.7*[.$B20]" style:apply-style-name="OrangeSlope" style:base-cell-address="oldgmesh_Curv_Roe_Entropy.Q20"/>
      <style:map style:condition="cell-content()&gt;=-0.7*[.$B20]" style:apply-style-name="RedSlope" style:base-cell-address="oldgmesh_Curv_Roe_Entropy.Q20"/>
    </style:style>
    <style:style style:name="ce89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22]" style:apply-style-name="GreenSlope" style:base-cell-address="oldgmesh_Curv_Roe_Entropy.Q22"/>
      <style:map style:condition="cell-content()&lt;-0.8*[.$B22]" style:apply-style-name="YellowSlope" style:base-cell-address="oldgmesh_Curv_Roe_Entropy.Q22"/>
      <style:map style:condition="cell-content()&lt;-0.7*[.$B22]" style:apply-style-name="OrangeSlope" style:base-cell-address="oldgmesh_Curv_Roe_Entropy.Q22"/>
      <style:map style:condition="cell-content()&gt;=-0.7*[.$B22]" style:apply-style-name="RedSlope" style:base-cell-address="oldgmesh_Curv_Roe_Entropy.Q22"/>
    </style:style>
    <style:style style:name="ce90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24]" style:apply-style-name="GreenSlope" style:base-cell-address="oldgmesh_Curv_Roe_Entropy.Q24"/>
      <style:map style:condition="cell-content()&lt;-0.8*[.$B24]" style:apply-style-name="YellowSlope" style:base-cell-address="oldgmesh_Curv_Roe_Entropy.Q24"/>
      <style:map style:condition="cell-content()&lt;-0.7*[.$B24]" style:apply-style-name="OrangeSlope" style:base-cell-address="oldgmesh_Curv_Roe_Entropy.Q24"/>
      <style:map style:condition="cell-content()&gt;=-0.7*[.$B24]" style:apply-style-name="RedSlope" style:base-cell-address="oldgmesh_Curv_Roe_Entropy.Q24"/>
    </style:style>
    <style:style style:name="ce91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27]" style:apply-style-name="GreenSlope" style:base-cell-address="oldgmesh_Curv_Roe_Entropy.Q27"/>
      <style:map style:condition="cell-content()&lt;-0.8*[.$B27]" style:apply-style-name="YellowSlope" style:base-cell-address="oldgmesh_Curv_Roe_Entropy.Q27"/>
      <style:map style:condition="cell-content()&lt;-0.7*[.$B27]" style:apply-style-name="OrangeSlope" style:base-cell-address="oldgmesh_Curv_Roe_Entropy.Q27"/>
      <style:map style:condition="cell-content()&gt;=-0.7*[.$B27]" style:apply-style-name="RedSlope" style:base-cell-address="oldgmesh_Curv_Roe_Entropy.Q27"/>
    </style:style>
    <style:style style:name="ce92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29]" style:apply-style-name="GreenSlope" style:base-cell-address="oldgmesh_Curv_Roe_Entropy.Q29"/>
      <style:map style:condition="cell-content()&lt;-0.8*[.$B29]" style:apply-style-name="YellowSlope" style:base-cell-address="oldgmesh_Curv_Roe_Entropy.Q29"/>
      <style:map style:condition="cell-content()&lt;-0.7*[.$B29]" style:apply-style-name="OrangeSlope" style:base-cell-address="oldgmesh_Curv_Roe_Entropy.Q29"/>
      <style:map style:condition="cell-content()&gt;=-0.7*[.$B29]" style:apply-style-name="RedSlope" style:base-cell-address="oldgmesh_Curv_Roe_Entropy.Q29"/>
    </style:style>
    <style:style style:name="ce93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31]" style:apply-style-name="GreenSlope" style:base-cell-address="oldgmesh_Curv_Roe_Entropy.Q31"/>
      <style:map style:condition="cell-content()&lt;-0.8*[.$B31]" style:apply-style-name="YellowSlope" style:base-cell-address="oldgmesh_Curv_Roe_Entropy.Q31"/>
      <style:map style:condition="cell-content()&lt;-0.7*[.$B31]" style:apply-style-name="OrangeSlope" style:base-cell-address="oldgmesh_Curv_Roe_Entropy.Q31"/>
      <style:map style:condition="cell-content()&gt;=-0.7*[.$B31]" style:apply-style-name="RedSlope" style:base-cell-address="oldgmesh_Curv_Roe_Entropy.Q31"/>
    </style:style>
    <style:style style:name="ce94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34]" style:apply-style-name="GreenSlope" style:base-cell-address="oldgmesh_Curv_Roe_Entropy.Q34"/>
      <style:map style:condition="cell-content()&lt;-0.8*[.$B34]" style:apply-style-name="YellowSlope" style:base-cell-address="oldgmesh_Curv_Roe_Entropy.Q34"/>
      <style:map style:condition="cell-content()&lt;-0.7*[.$B34]" style:apply-style-name="OrangeSlope" style:base-cell-address="oldgmesh_Curv_Roe_Entropy.Q34"/>
      <style:map style:condition="cell-content()&gt;=-0.7*[.$B34]" style:apply-style-name="RedSlope" style:base-cell-address="oldgmesh_Curv_Roe_Entropy.Q34"/>
    </style:style>
    <style:style style:name="ce95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36]" style:apply-style-name="GreenSlope" style:base-cell-address="oldgmesh_Curv_Roe_Entropy.Q36"/>
      <style:map style:condition="cell-content()&lt;-0.8*[.$B36]" style:apply-style-name="YellowSlope" style:base-cell-address="oldgmesh_Curv_Roe_Entropy.Q36"/>
      <style:map style:condition="cell-content()&lt;-0.7*[.$B36]" style:apply-style-name="OrangeSlope" style:base-cell-address="oldgmesh_Curv_Roe_Entropy.Q36"/>
      <style:map style:condition="cell-content()&gt;=-0.7*[.$B36]" style:apply-style-name="RedSlope" style:base-cell-address="oldgmesh_Curv_Roe_Entropy.Q36"/>
    </style:style>
    <style:style style:name="ce96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/>
      <style:paragraph-properties fo:text-align="center" fo:margin-left="0in"/>
      <style:map style:condition="cell-content()&lt;-0.9*[.$B38]" style:apply-style-name="GreenSlope" style:base-cell-address="oldgmesh_Curv_Roe_Entropy.Q38"/>
      <style:map style:condition="cell-content()&lt;-0.8*[.$B38]" style:apply-style-name="YellowSlope" style:base-cell-address="oldgmesh_Curv_Roe_Entropy.Q38"/>
      <style:map style:condition="cell-content()&lt;-0.7*[.$B38]" style:apply-style-name="OrangeSlope" style:base-cell-address="oldgmesh_Curv_Roe_Entropy.Q38"/>
      <style:map style:condition="cell-content()&gt;=-0.7*[.$B38]" style:apply-style-name="RedSlope" style:base-cell-address="oldgmesh_Curv_Roe_Entropy.Q38"/>
    </style:style>
    <style:style style:name="ce97" style:family="table-cell" style:parent-style-name="Excel_20_Built-in_20_Excel_20_Built-in_20_Excel_20_Built-in_20_Excel_20_Built-in_20_Excel_20_Built-in_20_TableStyleLight1">
      <style:table-cell-properties fo:background-color="#4c4c4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</style:style>
    <style:style style:name="ce99" style:family="table-cell" style:parent-style-name="Excel_20_Built-in_20_Excel_20_Built-in_20_Excel_20_Built-in_20_Excel_20_Built-in_20_Excel_20_Built-in_20_TableStyleLight1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0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60">
      <style:table-cell-properties fo:background-color="#ffcc99"/>
      <style:text-properties style:font-name="Liberation Sans" fo:font-size="12pt" style:font-size-asian="12pt" style:font-size-complex="12pt"/>
    </style:style>
    <style:style style:name="ce102" style:family="table-cell" style:parent-style-name="Default" style:data-style-name="N61">
      <style:table-cell-properties fo:background-color="#ffcc99" style:text-align-source="fix" style:repeat-content="false"/>
      <style:paragraph-properties fo:text-align="center" fo:margin-left="0in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05" style:family="table-cell" style:parent-style-name="Default">
      <style:text-properties style:font-name="Liberation Sans"/>
    </style:style>
    <style:style style:name="ce106" style:family="table-cell" style:parent-style-name="Default" style:data-style-name="N60">
      <style:text-properties style:font-name="Liberation Sans" fo:font-size="12pt" style:font-size-asian="12pt" style:font-size-complex="12pt"/>
    </style:style>
    <style:style style:name="ce107" style:family="table-cell" style:parent-style-name="Default" style:data-style-name="N60">
      <style:text-properties fo:font-size="12pt" style:font-size-asian="12pt" style:font-size-complex="12pt"/>
    </style:style>
    <style:style style:name="ce108" style:family="table-cell" style:parent-style-name="Default" style:data-style-name="N2"/>
    <style:style style:name="ce109" style:family="table-cell" style:parent-style-name="Default" style:data-style-name="N60"/>
    <style:style style:name="ce110" style:family="table-cell" style:parent-style-name="Excel_20_Built-in_20_Normal" style:data-style-name="N60">
      <style:text-properties style:font-name="Liberation Sans" fo:font-size="12pt" style:font-size-asian="12pt" style:font-size-complex="12pt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w_gmesh_Curv_Roe_Entropy" table:style-name="ta1" table:print="false">
        <table:shapes>
          <draw:frame draw:z-index="0" draw:name="Plot Erro L1" draw:style-name="gr1" svg:width="12.1516in" svg:height="17.0661in" svg:x="19.5173in" svg:y="0.6598in">
            <draw:object draw:notify-on-update-of-ranges="new_gmesh_Curv_Roe_Entropy.J5:new_gmesh_Curv_Roe_Entropy.J18 new_gmesh_Curv_Roe_Entropy.B5:new_gmesh_Curv_Roe_Entropy.B5 new_gmesh_Curv_Roe_Entropy.M5:new_gmesh_Curv_Roe_Entropy.M18 new_gmesh_Curv_Roe_Entropy.J5:new_gmesh_Curv_Roe_Entropy.J18 new_gmesh_Curv_Roe_Entropy.B14:new_gmesh_Curv_Roe_Entropy.B14 new_gmesh_Curv_Roe_Entropy.M12:new_gmesh_Curv_Roe_Entropy.M25 new_gmesh_Curv_Roe_Entropy.J5:new_gmesh_Curv_Roe_Entropy.J18 new_gmesh_Curv_Roe_Entropy.B25:new_gmesh_Curv_Roe_Entropy.B25 new_gmesh_Curv_Roe_Entropy.M19:new_gmesh_Curv_Roe_Entropy.M32 new_gmesh_Curv_Roe_Entropy.J5:new_gmesh_Curv_Roe_Entropy.J18 new_gmesh_Curv_Roe_Entropy.B28:new_gmesh_Curv_Roe_Entropy.B28 new_gmesh_Curv_Roe_Entropy.M26:new_gmesh_Curv_Roe_Entropy.M39 new_gmesh_Curv_Roe_Entropy.J5:new_gmesh_Curv_Roe_Entropy.J18 new_gmesh_Curv_Roe_Entropy.B40:new_gmesh_Curv_Roe_Entropy.B40 new_gmesh_Curv_Roe_Entropy.M33:new_gmesh_Curv_Roe_Entropy.M45 new_gmesh_Curv_Roe_Entropy.J5:new_gmesh_Curv_Roe_Entropy.J18 new_gmesh_Curv_Roe_Entropy.B44:new_gmesh_Curv_Roe_Entropy.B44 new_gmesh_Curv_Roe_Entropy.M40:new_gmesh_Curv_Roe_Entropy.M51 new_gmesh_Curv_Roe_Entropy.J5:new_gmesh_Curv_Roe_Entropy.J18 new_gmesh_Curv_Roe_Entropy.B46:new_gmesh_Curv_Roe_Entropy.B46 new_gmesh_Curv_Roe_Entropy.M40:new_gmesh_Curv_Roe_Entropy.M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30"/>
        <table:table-column table:style-name="co8" table:default-cell-style-name="ce8"/>
        <table:table-column table:style-name="co9" table:number-columns-repeated="3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8"/>
        <table:table-column table:style-name="co13" table:number-columns-repeated="6" table:default-cell-style-name="ce8"/>
        <table:table-column table:style-name="co14" table:number-columns-repeated="3" table:default-cell-style-name="ce8"/>
        <table:table-column table:style-name="co13" table:number-columns-repeated="231" table:default-cell-style-name="ce8"/>
        <table:table-column table:style-name="co15" table:number-columns-repeated="2" table:default-cell-style-name="ce8"/>
        <table:table-column table:style-name="co16" table:number-columns-repeated="765" table:default-cell-style-name="ce8"/>
        <table:table-row table:style-name="ro1">
          <table:table-cell table:style-name="ce1" table:number-columns-repeated="6"/>
          <table:table-cell table:style-name="ce20" table:number-columns-repeated="3"/>
          <table:table-cell table:style-name="ce1" table:number-columns-repeated="9"/>
          <table:table-cell table:style-name="ce7" table:number-columns-repeated="239"/>
          <table:table-cell table:style-name="ce6" table:number-columns-repeated="766"/>
          <table:table-cell/>
        </table:table-row>
        <table:table-row table:style-name="ro1">
          <table:table-cell table:style-name="ce2" office:value-type="string" calcext:value-type="string" table:number-columns-spanned="6" table:number-rows-spanned="1">
            <text:p>Input Parameters</text:p>
          </table:table-cell>
          <table:covered-table-cell table:number-columns-repeated="3" table:style-name="ce2"/>
          <table:covered-table-cell table:number-columns-repeated="2" table:style-name="ce14"/>
          <table:table-cell table:style-name="ce21" office:value-type="string" calcext:value-type="string" table:number-columns-spanned="3" table:number-rows-spanned="1">
            <text:p>SP Errors</text:p>
          </table:table-cell>
          <table:covered-table-cell table:number-columns-repeated="2" table:style-name="ce21"/>
          <table:table-cell table:style-name="ce31" office:value-type="string" calcext:value-type="string" table:number-columns-spanned="4" table:number-rows-spanned="1">
            <text:p>Log 10</text:p>
          </table:table-cell>
          <table:covered-table-cell table:number-columns-repeated="2" table:style-name="ce34"/>
          <table:covered-table-cell table:style-name="ce36"/>
          <table:table-cell table:style-name="ce34" office:value-type="string" calcext:value-type="string" table:number-columns-spanned="3" table:number-rows-spanned="1">
            <text:p>Point to Point slope</text:p>
          </table:table-cell>
          <table:covered-table-cell table:style-name="ce34"/>
          <table:covered-table-cell table:style-name="ce36"/>
          <table:table-cell table:style-name="ce34" office:value-type="string" calcext:value-type="string">
            <text:p>Least Squares</text:p>
          </table:table-cell>
          <table:table-cell table:style-name="ce42"/>
          <table:table-cell table:style-name="ce7" table:number-columns-repeated="239"/>
          <table:table-cell table:style-name="ce6" table:number-columns-repeated="766"/>
          <table:table-cell/>
        </table:table-row>
        <table:table-row table:style-name="ro1">
          <table:table-cell table:style-name="ce3" office:value-type="string" calcext:value-type="string">
            <text:p>CFL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_cells</text:p>
          </table:table-cell>
          <table:table-cell table:style-name="ce3" office:value-type="string" calcext:value-type="string">
            <text:p>NDOF</text:p>
          </table:table-cell>
          <table:table-cell table:style-name="ce3" office:value-type="string" calcext:value-type="string">
            <text:p>H=1/sqrt(nDOFs)</text:p>
          </table:table-cell>
          <table:table-cell table:style-name="ce22" office:value-type="string" calcext:value-type="string">
            <text:p>L1 Error</text:p>
          </table:table-cell>
          <table:table-cell table:style-name="ce22" office:value-type="string" calcext:value-type="string">
            <text:p>L2 Error</text:p>
          </table:table-cell>
          <table:table-cell table:style-name="ce22" office:value-type="string" calcext:value-type="string">
            <text:p>Linf Error</text:p>
          </table:table-cell>
          <table:table-cell table:style-name="ce32" office:value-type="string" calcext:value-type="string">
            <text:p>n</text:p>
          </table:table-cell>
          <table:table-cell table:style-name="ce35" office:value-type="string" calcext:value-type="string">
            <text:p>L1 Error</text:p>
          </table:table-cell>
          <table:table-cell table:style-name="ce35" office:value-type="string" calcext:value-type="string">
            <text:p>L2 Error</text:p>
          </table:table-cell>
          <table:table-cell table:style-name="ce35" office:value-type="string" calcext:value-type="string">
            <text:p>Linf Error</text:p>
          </table:table-cell>
          <table:table-cell table:style-name="ce37" office:value-type="string" calcext:value-type="string">
            <text:p>Ord 1</text:p>
          </table:table-cell>
          <table:table-cell table:style-name="ce37" office:value-type="string" calcext:value-type="string">
            <text:p>Ord 2</text:p>
          </table:table-cell>
          <table:table-cell table:style-name="ce37" office:value-type="string" calcext:value-type="string">
            <text:p>Ord inf</text:p>
          </table:table-cell>
          <table:table-cell table:style-name="ce40"/>
          <table:table-cell table:style-name="ce1"/>
          <table:table-cell table:style-name="ce7" table:number-columns-repeated="239"/>
          <table:table-cell table:style-name="ce6" table:number-columns-repeated="766"/>
          <table:table-cell/>
        </table:table-row>
        <table:table-row table:style-name="ro1">
          <table:table-cell table:style-name="ce1" table:number-columns-repeated="6"/>
          <table:table-cell table:style-name="ce20" table:number-columns-repeated="3"/>
          <table:table-cell table:style-name="ce1" table:number-columns-repeated="9"/>
          <table:table-cell table:style-name="ce7" table:number-columns-repeated="239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C5]^2*3" office:value-type="float" office:value="12" calcext:value-type="float">
            <text:p>12</text:p>
          </table:table-cell>
          <table:table-cell table:style-name="ce15" table:formula="of:=[.D5]*[.B5]^2" office:value-type="float" office:value="48" calcext:value-type="float">
            <text:p>48</text:p>
          </table:table-cell>
          <table:table-cell table:style-name="ce18" table:formula="of:=1/SQRT([.E5])" office:value-type="float" office:value="0.144337567297406" calcext:value-type="float">
            <text:p>1.44E-01</text:p>
          </table:table-cell>
          <table:table-cell table:style-name="ce23" office:value-type="float" office:value="0.01283048464424" calcext:value-type="float">
            <text:p>1.28E-02</text:p>
          </table:table-cell>
          <table:table-cell table:style-name="ce23" office:value-type="float" office:value="0.124707052930354" calcext:value-type="float">
            <text:p>1.25E-01</text:p>
          </table:table-cell>
          <table:table-cell table:style-name="ce23" office:value-type="float" office:value="0.0578628853244473" calcext:value-type="float">
            <text:p>5.79E-02</text:p>
          </table:table-cell>
          <table:table-cell table:style-name="ce33" table:formula="of:=LOG10([.C5])" office:value-type="float" office:value="0.301029995663981" calcext:value-type="float">
            <text:p>0.30</text:p>
          </table:table-cell>
          <table:table-cell table:style-name="ce33" table:formula="of:=LOG10([.G5])" office:value-type="float" office:value="-1.89175693876584" calcext:value-type="float">
            <text:p>-1.89</text:p>
          </table:table-cell>
          <table:table-cell table:style-name="ce33" table:formula="of:=LOG10([.H5]*[.F5])" office:value-type="float" office:value="-1.74472960256197" calcext:value-type="float">
            <text:p>-1.74</text:p>
          </table:table-cell>
          <table:table-cell table:style-name="ce15" table:formula="of:=LOG10([.I5])" office:value-type="float" office:value="-1.23759991411626" calcext:value-type="float">
            <text:p>-1.24</text:p>
          </table:table-cell>
          <table:table-cell table:style-name="ce38" table:number-columns-repeated="3"/>
          <table:table-cell table:style-name="ce41" office:value-type="string" calcext:value-type="string">
            <text:p>L1 Order</text:p>
          </table:table-cell>
          <table:table-cell table:style-name="ce1"/>
          <table:table-cell table:style-name="ce7" table:number-columns-repeated="239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C6]^2*3" office:value-type="float" office:value="48" calcext:value-type="float">
            <text:p>48</text:p>
          </table:table-cell>
          <table:table-cell table:style-name="ce15" table:formula="of:=[.D6]*[.B6]^2" office:value-type="float" office:value="192" calcext:value-type="float">
            <text:p>192</text:p>
          </table:table-cell>
          <table:table-cell table:style-name="ce18" table:formula="of:=1/SQRT([.E6])" office:value-type="float" office:value="0.0721687836487032" calcext:value-type="float">
            <text:p>7.22E-02</text:p>
          </table:table-cell>
          <table:table-cell table:style-name="ce23" office:value-type="float" office:value="0.00348706827692599" calcext:value-type="float">
            <text:p>3.49E-03</text:p>
          </table:table-cell>
          <table:table-cell table:style-name="ce23" office:value-type="float" office:value="0.0850090320937664" calcext:value-type="float">
            <text:p>8.50E-02</text:p>
          </table:table-cell>
          <table:table-cell table:style-name="ce23" office:value-type="float" office:value="0.0498241281071282" calcext:value-type="float">
            <text:p>4.98E-02</text:p>
          </table:table-cell>
          <table:table-cell table:style-name="ce33" table:formula="of:=LOG10([.C6])" office:value-type="float" office:value="0.602059991327962" calcext:value-type="float">
            <text:p>0.60</text:p>
          </table:table-cell>
          <table:table-cell table:style-name="ce33" table:formula="of:=LOG10([.G6])" office:value-type="float" office:value="-2.45753954903873" calcext:value-type="float">
            <text:p>-2.46</text:p>
          </table:table-cell>
          <table:table-cell table:style-name="ce33" table:formula="of:=LOG10([.H6]*[.F6])" office:value-type="float" office:value="-2.21218554298936" calcext:value-type="float">
            <text:p>-2.21</text:p>
          </table:table-cell>
          <table:table-cell table:style-name="ce15" table:formula="of:=LOG10([.I6])" office:value-type="float" office:value="-1.30256029245841" calcext:value-type="float">
            <text:p>-1.3</text:p>
          </table:table-cell>
          <table:table-cell table:style-name="ce39" table:formula="of:=([.K6]-[.K5])/([.$J6]-[.$J5])" office:value-type="float" office:value="-1.87948914866422" calcext:value-type="float">
            <text:p>-1.88</text:p>
          </table:table-cell>
          <table:table-cell table:style-name="ce39" table:formula="of:=([.L6]-[.L5])/([.$J6]-[.$J5])" office:value-type="float" office:value="-1.55285502162772" calcext:value-type="float">
            <text:p>-1.55</text:p>
          </table:table-cell>
          <table:table-cell table:style-name="ce39" table:formula="of:=([.M6]-[.M5])/([.$J6]-[.$J5])" office:value-type="float" office:value="-0.215793705869297" calcext:value-type="float">
            <text:p>-0.22</text:p>
          </table:table-cell>
          <table:table-cell table:style-name="ce33" table:formula="of:=SLOPE([.K5:.K9];[.J5:.J9])" office:value-type="float" office:value="-1.84530209298658" calcext:value-type="float">
            <text:p>-1.85</text:p>
          </table:table-cell>
          <table:table-cell table:style-name="ce1"/>
          <table:table-cell/>
          <table:table-cell table:style-name="ce6" table:number-columns-repeated="3"/>
          <table:table-cell table:style-name="ce7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formula="of:=[.C7]^2*3" office:value-type="float" office:value="192" calcext:value-type="float">
            <text:p>192</text:p>
          </table:table-cell>
          <table:table-cell table:style-name="ce15" table:formula="of:=[.D7]*[.B7]^2" office:value-type="float" office:value="768" calcext:value-type="float">
            <text:p>768</text:p>
          </table:table-cell>
          <table:table-cell table:style-name="ce18" table:formula="of:=1/SQRT([.E7])" office:value-type="float" office:value="0.0360843918243516" calcext:value-type="float">
            <text:p>3.61E-02</text:p>
          </table:table-cell>
          <table:table-cell table:style-name="ce23" office:value-type="float" office:value="0.000950410259359798" calcext:value-type="float">
            <text:p>9.50E-04</text:p>
          </table:table-cell>
          <table:table-cell table:style-name="ce23" office:value-type="float" office:value="0.0479510767866469" calcext:value-type="float">
            <text:p>4.80E-02</text:p>
          </table:table-cell>
          <table:table-cell table:style-name="ce23" office:value-type="float" office:value="0.0181047888277387" calcext:value-type="float">
            <text:p>1.81E-02</text:p>
          </table:table-cell>
          <table:table-cell table:style-name="ce33" table:formula="of:=LOG10([.C7])" office:value-type="float" office:value="0.903089986991943" calcext:value-type="float">
            <text:p>0.90</text:p>
          </table:table-cell>
          <table:table-cell table:style-name="ce33" table:formula="of:=LOG10([.G7])" office:value-type="float" office:value="-3.02208888427439" calcext:value-type="float">
            <text:p>-3.02</text:p>
          </table:table-cell>
          <table:table-cell table:style-name="ce33" table:formula="of:=LOG10([.H7]*[.F7])" office:value-type="float" office:value="-2.76188224590744" calcext:value-type="float">
            <text:p>-2.76</text:p>
          </table:table-cell>
          <table:table-cell table:style-name="ce15" table:formula="of:=LOG10([.I7])" office:value-type="float" office:value="-1.74220653638039" calcext:value-type="float">
            <text:p>-1.74</text:p>
          </table:table-cell>
          <table:table-cell table:style-name="ce39" table:formula="of:=([.K7]-[.K6])/([.$J7]-[.$J6])" office:value-type="float" office:value="-1.87539229766932" calcext:value-type="float">
            <text:p>-1.88</text:p>
          </table:table-cell>
          <table:table-cell table:style-name="ce39" table:formula="of:=([.L7]-[.L6])/([.$J7]-[.$J6])" office:value-type="float" office:value="-1.82605292109054" calcext:value-type="float">
            <text:p>-1.83</text:p>
          </table:table-cell>
          <table:table-cell table:style-name="ce39" table:formula="of:=([.M7]-[.M6])/([.$J7]-[.$J6])" office:value-type="float" office:value="-1.46047320949616" calcext:value-type="float">
            <text:p>-1.46</text:p>
          </table:table-cell>
          <table:table-cell table:style-name="ce41" office:value-type="string" calcext:value-type="string">
            <text:p>L2 Order</text:p>
          </table:table-cell>
          <table:table-cell table:style-name="ce1"/>
          <table:table-cell/>
          <table:table-cell table:style-name="ce43"/>
          <table:table-cell table:style-name="ce44"/>
          <table:table-cell table:style-name="ce4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[.C8]^2*3" office:value-type="float" office:value="768" calcext:value-type="float">
            <text:p>768</text:p>
          </table:table-cell>
          <table:table-cell table:style-name="ce15" table:formula="of:=[.D8]*[.B8]^2" office:value-type="float" office:value="3072" calcext:value-type="float">
            <text:p>3072</text:p>
          </table:table-cell>
          <table:table-cell table:style-name="ce18" table:formula="of:=1/SQRT([.E8])" office:value-type="float" office:value="0.0180421959121758" calcext:value-type="float">
            <text:p>1.80E-02</text:p>
          </table:table-cell>
          <table:table-cell table:style-name="ce23" office:value-type="float" office:value="0.000276635442558685" calcext:value-type="float">
            <text:p>2.77E-04</text:p>
          </table:table-cell>
          <table:table-cell table:style-name="ce23" office:value-type="float" office:value="0.0263400898779194" calcext:value-type="float">
            <text:p>2.63E-02</text:p>
          </table:table-cell>
          <table:table-cell table:style-name="ce23" office:value-type="float" office:value="0.00743777971747817" calcext:value-type="float">
            <text:p>7.44E-03</text:p>
          </table:table-cell>
          <table:table-cell table:style-name="ce33" table:formula="of:=LOG10([.C8])" office:value-type="float" office:value="1.20411998265592" calcext:value-type="float">
            <text:p>1.20</text:p>
          </table:table-cell>
          <table:table-cell table:style-name="ce33" table:formula="of:=LOG10([.G8])" office:value-type="float" office:value="-3.55809217881248" calcext:value-type="float">
            <text:p>-3.56</text:p>
          </table:table-cell>
          <table:table-cell table:style-name="ce33" table:formula="of:=LOG10([.H8]*[.F8])" office:value-type="float" office:value="-3.32309335314745" calcext:value-type="float">
            <text:p>-3.32</text:p>
          </table:table-cell>
          <table:table-cell table:style-name="ce15" table:formula="of:=LOG10([.I8])" office:value-type="float" office:value="-2.12855668815779" calcext:value-type="float">
            <text:p>-2.13</text:p>
          </table:table-cell>
          <table:table-cell table:style-name="ce39" table:formula="of:=([.K8]-[.K7])/([.$J8]-[.$J7])" office:value-type="float" office:value="-1.78056440307827" calcext:value-type="float">
            <text:p>-1.78</text:p>
          </table:table-cell>
          <table:table-cell table:style-name="ce39" table:formula="of:=([.L8]-[.L7])/([.$J8]-[.$J7])" office:value-type="float" office:value="-1.86430294430342" calcext:value-type="float">
            <text:p>-1.86</text:p>
          </table:table-cell>
          <table:table-cell table:style-name="ce39" table:formula="of:=([.M8]-[.M7])/([.$J8]-[.$J7])" office:value-type="float" office:value="-1.28342742365332" calcext:value-type="float">
            <text:p>-1.28</text:p>
          </table:table-cell>
          <table:table-cell table:style-name="ce33" table:formula="of:=SLOPE([.L5:.L9];[.J5:.J9])" office:value-type="float" office:value="-1.79628493919522" calcext:value-type="float">
            <text:p>-1.80</text:p>
          </table:table-cell>
          <table:table-cell table:style-name="ce1"/>
          <table:table-cell/>
          <table:table-cell table:style-name="ce44" table:number-columns-repeated="4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2" calcext:value-type="float">
            <text:p>32</text:p>
          </table:table-cell>
          <table:table-cell table:style-name="ce13" table:formula="of:=[.C9]^2*3" office:value-type="float" office:value="3072" calcext:value-type="float">
            <text:p>3072</text:p>
          </table:table-cell>
          <table:table-cell table:style-name="ce15" table:formula="of:=[.D9]*[.B9]^2" office:value-type="float" office:value="12288" calcext:value-type="float">
            <text:p>12288</text:p>
          </table:table-cell>
          <table:table-cell table:style-name="ce18" table:formula="of:=1/SQRT([.E9])" office:value-type="float" office:value="0.0090210979560879" calcext:value-type="float">
            <text:p>9.02E-03</text:p>
          </table:table-cell>
          <table:table-cell table:style-name="ce23" office:value-type="float" office:value="0.0000760436529037162" calcext:value-type="float">
            <text:p>7.60E-05</text:p>
          </table:table-cell>
          <table:table-cell table:style-name="ce23" office:value-type="float" office:value="0.0141836062575171" calcext:value-type="float">
            <text:p>1.42E-02</text:p>
          </table:table-cell>
          <table:table-cell table:style-name="ce23" office:value-type="float" office:value="0.00196948666002172" calcext:value-type="float">
            <text:p>1.97E-03</text:p>
          </table:table-cell>
          <table:table-cell table:style-name="ce33" table:formula="of:=LOG10([.C9])" office:value-type="float" office:value="1.50514997831991" calcext:value-type="float">
            <text:p>1.51</text:p>
          </table:table-cell>
          <table:table-cell table:style-name="ce33" table:formula="of:=LOG10([.G9])" office:value-type="float" office:value="-4.11893702913139" calcext:value-type="float">
            <text:p>-4.12</text:p>
          </table:table-cell>
          <table:table-cell table:style-name="ce33" table:formula="of:=LOG10([.H9]*[.F9])" office:value-type="float" office:value="-3.89295393476898" calcext:value-type="float">
            <text:p>-3.89</text:p>
          </table:table-cell>
          <table:table-cell table:style-name="ce15" table:formula="of:=LOG10([.I9])" office:value-type="float" office:value="-2.70564695646366" calcext:value-type="float">
            <text:p>-2.71</text:p>
          </table:table-cell>
          <table:table-cell table:style-name="ce39" table:formula="of:=([.K9]-[.K8])/([.$J9]-[.$J8])" office:value-type="float" office:value="-1.86308626514727" calcext:value-type="float">
            <text:p>-1.86</text:p>
          </table:table-cell>
          <table:table-cell table:style-name="ce39" table:formula="of:=([.L9]-[.L8])/([.$J9]-[.$J8])" office:value-type="float" office:value="-1.89303587625743" calcext:value-type="float">
            <text:p>-1.89</text:p>
          </table:table-cell>
          <table:table-cell table:style-name="ce39" table:formula="of:=([.M9]-[.M8])/([.$J9]-[.$J8])" office:value-type="float" office:value="-1.91705237557137" calcext:value-type="float">
            <text:p>-1.92</text:p>
          </table:table-cell>
          <table:table-cell table:style-name="ce41" office:value-type="string" calcext:value-type="string">
            <text:p>Linf Order</text:p>
          </table:table-cell>
          <table:table-cell table:style-name="ce1"/>
          <table:table-cell/>
          <table:table-cell table:style-name="ce45" table:number-columns-repeated="4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/>
          <table:table-cell table:style-name="ce10" table:number-columns-repeated="2"/>
          <table:table-cell table:style-name="ce13"/>
          <table:table-cell table:style-name="ce15"/>
          <table:table-cell table:style-name="ce18"/>
          <table:table-cell table:style-name="ce23" table:number-columns-repeated="3"/>
          <table:table-cell table:style-name="ce33" table:number-columns-repeated="3"/>
          <table:table-cell table:style-name="ce15"/>
          <table:table-cell table:style-name="ce7" table:number-columns-repeated="3"/>
          <table:table-cell table:style-name="ce33" table:formula="of:=SLOPE([.M5:.M9];[.J5:.J9])" office:value-type="float" office:value="-1.24973940623298" calcext:value-type="float">
            <text:p>-1.25</text:p>
          </table:table-cell>
          <table:table-cell table:style-name="ce1"/>
          <table:table-cell/>
          <table:table-cell table:style-name="ce45" table:number-columns-repeated="4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5"/>
          <table:table-cell table:style-name="ce11" table:number-columns-repeated="4"/>
          <table:table-cell table:style-name="ce19"/>
          <table:table-cell table:style-name="ce24" table:number-columns-repeated="3"/>
          <table:table-cell table:style-name="ce11" table:number-columns-repeated="8"/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C12]^2*3" office:value-type="float" office:value="12" calcext:value-type="float">
            <text:p>12</text:p>
          </table:table-cell>
          <table:table-cell table:style-name="ce15" table:formula="of:=[.D12]*[.B12]^2" office:value-type="float" office:value="108" calcext:value-type="float">
            <text:p>108</text:p>
          </table:table-cell>
          <table:table-cell table:style-name="ce18" table:formula="of:=1/SQRT([.E12])" office:value-type="float" office:value="0.0962250448649376" calcext:value-type="float">
            <text:p>9.62E-02</text:p>
          </table:table-cell>
          <table:table-cell table:style-name="ce23" office:value-type="float" office:value="0.00707023098085802" calcext:value-type="float">
            <text:p>7.07E-03</text:p>
          </table:table-cell>
          <table:table-cell table:style-name="ce23" office:value-type="float" office:value="0.194902014974848" calcext:value-type="float">
            <text:p>1.95E-01</text:p>
          </table:table-cell>
          <table:table-cell table:style-name="ce23" office:value-type="float" office:value="0.116983457967252" calcext:value-type="float">
            <text:p>1.17E-01</text:p>
          </table:table-cell>
          <table:table-cell table:style-name="ce33" table:formula="of:=LOG10([.C12])" office:value-type="float" office:value="0.301029995663981" calcext:value-type="float">
            <text:p>0.30</text:p>
          </table:table-cell>
          <table:table-cell table:style-name="ce33" table:formula="of:=LOG10([.G12])" office:value-type="float" office:value="-2.15056639779101" calcext:value-type="float">
            <text:p>-2.15</text:p>
          </table:table-cell>
          <table:table-cell table:style-name="ce33" table:formula="of:=LOG10([.H12]*[.F12])" office:value-type="float" office:value="-1.72689554869289" calcext:value-type="float">
            <text:p>-1.73</text:p>
          </table:table-cell>
          <table:table-cell table:style-name="ce15" table:formula="of:=LOG10([.I12])" office:value-type="float" office:value="-0.931875545274799" calcext:value-type="float">
            <text:p>-0.93</text:p>
          </table:table-cell>
          <table:table-cell table:style-name="ce38" table:number-columns-repeated="3"/>
          <table:table-cell table:style-name="ce41" office:value-type="string" calcext:value-type="string">
            <text:p>L1 Order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6]+1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C13]^2*3" office:value-type="float" office:value="48" calcext:value-type="float">
            <text:p>48</text:p>
          </table:table-cell>
          <table:table-cell table:style-name="ce15" table:formula="of:=[.D13]*[.B13]^2" office:value-type="float" office:value="432" calcext:value-type="float">
            <text:p>432</text:p>
          </table:table-cell>
          <table:table-cell table:style-name="ce18" table:formula="of:=1/SQRT([.E13])" office:value-type="float" office:value="0.0481125224324688" calcext:value-type="float">
            <text:p>4.81E-02</text:p>
          </table:table-cell>
          <table:table-cell table:style-name="ce23" office:value-type="float" office:value="0.000492726159592427" calcext:value-type="float">
            <text:p>4.93E-04</text:p>
          </table:table-cell>
          <table:table-cell table:style-name="ce23" office:value-type="float" office:value="0.0287156314993263" calcext:value-type="float">
            <text:p>2.87E-02</text:p>
          </table:table-cell>
          <table:table-cell table:style-name="ce23" office:value-type="float" office:value="0.0158056858480027" calcext:value-type="float">
            <text:p>1.58E-02</text:p>
          </table:table-cell>
          <table:table-cell table:style-name="ce33" table:formula="of:=LOG10([.C13])" office:value-type="float" office:value="0.602059991327962" calcext:value-type="float">
            <text:p>0.60</text:p>
          </table:table-cell>
          <table:table-cell table:style-name="ce33" table:formula="of:=LOG10([.G13])" office:value-type="float" office:value="-3.30739437974854" calcext:value-type="float">
            <text:p>-3.31</text:p>
          </table:table-cell>
          <table:table-cell table:style-name="ce33" table:formula="of:=LOG10([.H13]*[.F13])" office:value-type="float" office:value="-2.85962350190547" calcext:value-type="float">
            <text:p>-2.86</text:p>
          </table:table-cell>
          <table:table-cell table:style-name="ce15" table:formula="of:=LOG10([.I13])" office:value-type="float" office:value="-1.80118665429827" calcext:value-type="float">
            <text:p>-1.8</text:p>
          </table:table-cell>
          <table:table-cell table:style-name="ce33" table:formula="of:=([.K13]-[.K12])/([.$J13]-[.$J12])" office:value-type="float" office:value="-3.84289937421654" calcext:value-type="float">
            <text:p>-3.84</text:p>
          </table:table-cell>
          <table:table-cell table:style-name="ce33" table:formula="of:=([.L13]-[.L12])/([.$J13]-[.$J12])" office:value-type="float" office:value="-3.76284081164112" calcext:value-type="float">
            <text:p>-3.76</text:p>
          </table:table-cell>
          <table:table-cell table:style-name="ce33" table:formula="of:=([.M13]-[.M12])/([.$J13]-[.$J12])" office:value-type="float" office:value="-2.88778899626277" calcext:value-type="float">
            <text:p>-2.89</text:p>
          </table:table-cell>
          <table:table-cell table:style-name="ce33" table:formula="of:=SLOPE([.K12:.K16];[.J12:.J16])" office:value-type="float" office:value="-2.87249825688964" calcext:value-type="float">
            <text:p>-2.87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7]+1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formula="of:=[.C14]^2*3" office:value-type="float" office:value="192" calcext:value-type="float">
            <text:p>192</text:p>
          </table:table-cell>
          <table:table-cell table:style-name="ce15" table:formula="of:=[.D14]*[.B14]^2" office:value-type="float" office:value="1728" calcext:value-type="float">
            <text:p>1728</text:p>
          </table:table-cell>
          <table:table-cell table:style-name="ce18" table:formula="of:=1/SQRT([.E14])" office:value-type="float" office:value="0.0240562612162344" calcext:value-type="float">
            <text:p>2.41E-02</text:p>
          </table:table-cell>
          <table:table-cell table:style-name="ce25" office:value-type="float" office:value="0.0000797201894643287" calcext:value-type="float">
            <text:p>7.97E-05</text:p>
          </table:table-cell>
          <table:table-cell table:style-name="ce23" office:value-type="float" office:value="0.00770295334923341" calcext:value-type="float">
            <text:p>7.70E-03</text:p>
          </table:table-cell>
          <table:table-cell table:style-name="ce23" office:value-type="float" office:value="0.00338152031184935" calcext:value-type="float">
            <text:p>3.38E-03</text:p>
          </table:table-cell>
          <table:table-cell table:style-name="ce33" table:formula="of:=LOG10([.C14])" office:value-type="float" office:value="0.903089986991943" calcext:value-type="float">
            <text:p>0.90</text:p>
          </table:table-cell>
          <table:table-cell table:style-name="ce33" table:formula="of:=LOG10([.G14])" office:value-type="float" office:value="-4.09843167781883" calcext:value-type="float">
            <text:p>-4.10</text:p>
          </table:table-cell>
          <table:table-cell table:style-name="ce33" table:formula="of:=LOG10([.H14]*[.F14])" office:value-type="float" office:value="-3.73211460138443" calcext:value-type="float">
            <text:p>-3.73</text:p>
          </table:table-cell>
          <table:table-cell table:style-name="ce15" table:formula="of:=LOG10([.I14])" office:value-type="float" office:value="-2.47088799954498" calcext:value-type="float">
            <text:p>-2.47</text:p>
          </table:table-cell>
          <table:table-cell table:style-name="ce33" table:formula="of:=([.K14]-[.K13])/([.$J14]-[.$J13])" office:value-type="float" office:value="-2.62776902456351" calcext:value-type="float">
            <text:p>-2.63</text:p>
          </table:table-cell>
          <table:table-cell table:style-name="ce33" table:formula="of:=([.L14]-[.L13])/([.$J14]-[.$J13])" office:value-type="float" office:value="-2.89835269589833" calcext:value-type="float">
            <text:p>-2.90</text:p>
          </table:table-cell>
          <table:table-cell table:style-name="ce33" table:formula="of:=([.M14]-[.M13])/([.$J14]-[.$J13])" office:value-type="float" office:value="-2.22469971395891" calcext:value-type="float">
            <text:p>-2.22</text:p>
          </table:table-cell>
          <table:table-cell table:style-name="ce41" office:value-type="string" calcext:value-type="string">
            <text:p>L2 Order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8]+1" office:value-type="float" office:value="3" calcext:value-type="float">
            <text:p>3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[.C15]^2*3" office:value-type="float" office:value="768" calcext:value-type="float">
            <text:p>768</text:p>
          </table:table-cell>
          <table:table-cell table:style-name="ce15" table:formula="of:=[.D15]*[.B15]^2" office:value-type="float" office:value="6912" calcext:value-type="float">
            <text:p>6912</text:p>
          </table:table-cell>
          <table:table-cell table:style-name="ce18" table:formula="of:=1/SQRT([.E15])" office:value-type="float" office:value="0.0120281306081172" calcext:value-type="float">
            <text:p>1.20E-02</text:p>
          </table:table-cell>
          <table:table-cell table:style-name="ce23" office:value-type="float" office:value="0.0000135841022998949" calcext:value-type="float">
            <text:p>1.36E-05</text:p>
          </table:table-cell>
          <table:table-cell table:style-name="ce23" office:value-type="float" office:value="0.00260644882868721" calcext:value-type="float">
            <text:p>2.61E-03</text:p>
          </table:table-cell>
          <table:table-cell table:style-name="ce23" office:value-type="float" office:value="0.000626406435773497" calcext:value-type="float">
            <text:p>6.26E-04</text:p>
          </table:table-cell>
          <table:table-cell table:style-name="ce33" table:formula="of:=LOG10([.C15])" office:value-type="float" office:value="1.20411998265592" calcext:value-type="float">
            <text:p>1.20</text:p>
          </table:table-cell>
          <table:table-cell table:style-name="ce33" table:formula="of:=LOG10([.G15])" office:value-type="float" office:value="-4.86696905647935" calcext:value-type="float">
            <text:p>-4.87</text:p>
          </table:table-cell>
          <table:table-cell table:style-name="ce33" table:formula="of:=LOG10([.H15]*[.F15])" office:value-type="float" office:value="-4.50375266170945" calcext:value-type="float">
            <text:p>-4.50</text:p>
          </table:table-cell>
          <table:table-cell table:style-name="ce15" table:formula="of:=LOG10([.I15])" office:value-type="float" office:value="-3.20314378893453" calcext:value-type="float">
            <text:p>-3.2</text:p>
          </table:table-cell>
          <table:table-cell table:style-name="ce33" table:formula="of:=([.K15]-[.K14])/([.$J15]-[.$J14])" office:value-type="float" office:value="-2.55302591014347" calcext:value-type="float">
            <text:p>-2.55</text:p>
          </table:table-cell>
          <table:table-cell table:style-name="ce33" table:formula="of:=([.L15]-[.L14])/([.$J15]-[.$J14])" office:value-type="float" office:value="-2.56332615167807" calcext:value-type="float">
            <text:p>-2.56</text:p>
          </table:table-cell>
          <table:table-cell table:style-name="ce33" table:formula="of:=([.M15]-[.M14])/([.$J15]-[.$J14])" office:value-type="float" office:value="-2.43250107941707" calcext:value-type="float">
            <text:p>-2.43</text:p>
          </table:table-cell>
          <table:table-cell table:style-name="ce33" table:formula="of:=SLOPE([.L12:.L16];[.J12:.J16])" office:value-type="float" office:value="-2.95368189478907" calcext:value-type="float">
            <text:p>-2.95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9]+1" office:value-type="float" office:value="3" calcext:value-type="float">
            <text:p>3</text:p>
          </table:table-cell>
          <table:table-cell table:style-name="ce10" office:value-type="float" office:value="32" calcext:value-type="float">
            <text:p>32</text:p>
          </table:table-cell>
          <table:table-cell table:style-name="ce13" table:formula="of:=[.C16]^2*3" office:value-type="float" office:value="3072" calcext:value-type="float">
            <text:p>3072</text:p>
          </table:table-cell>
          <table:table-cell table:style-name="ce15" table:formula="of:=[.D16]*[.B16]^2" office:value-type="float" office:value="27648" calcext:value-type="float">
            <text:p>27648</text:p>
          </table:table-cell>
          <table:table-cell table:style-name="ce18" table:formula="of:=1/SQRT([.E16])" office:value-type="float" office:value="0.0060140653040586" calcext:value-type="float">
            <text:p>6.01E-03</text:p>
          </table:table-cell>
          <table:table-cell table:style-name="ce25" office:value-type="float" office:value="0.00000202153028272485" calcext:value-type="float">
            <text:p>2.02E-06</text:p>
          </table:table-cell>
          <table:table-cell table:style-name="ce23" office:value-type="float" office:value="0.000741765536827023" calcext:value-type="float">
            <text:p>7.42E-04</text:p>
          </table:table-cell>
          <table:table-cell table:style-name="ce23" office:value-type="float" office:value="0.0000998595269960934" calcext:value-type="float">
            <text:p>9.99E-05</text:p>
          </table:table-cell>
          <table:table-cell table:style-name="ce33" table:formula="of:=LOG10([.C16])" office:value-type="float" office:value="1.50514997831991" calcext:value-type="float">
            <text:p>1.51</text:p>
          </table:table-cell>
          <table:table-cell table:style-name="ce33" table:formula="of:=LOG10([.G16])" office:value-type="float" office:value="-5.69431974850701" calcext:value-type="float">
            <text:p>-5.69</text:p>
          </table:table-cell>
          <table:table-cell table:style-name="ce33" table:formula="of:=LOG10([.H16]*[.F16])" office:value-type="float" office:value="-5.35056520869657" calcext:value-type="float">
            <text:p>-5.35</text:p>
          </table:table-cell>
          <table:table-cell table:style-name="ce15" table:formula="of:=LOG10([.I16])" office:value-type="float" office:value="-4.0006104953956" calcext:value-type="float">
            <text:p>-4</text:p>
          </table:table-cell>
          <table:table-cell table:style-name="ce33" table:formula="of:=([.K16]-[.K15])/([.$J16]-[.$J15])" office:value-type="float" office:value="-2.74839950817119" calcext:value-type="float">
            <text:p>-2.75</text:p>
          </table:table-cell>
          <table:table-cell table:style-name="ce33" table:formula="of:=([.L16]-[.L15])/([.$J16]-[.$J15])" office:value-type="float" office:value="-2.81305039093962" calcext:value-type="float">
            <text:p>-2.81</text:p>
          </table:table-cell>
          <table:table-cell table:style-name="ce33" table:formula="of:=([.M16]-[.M15])/([.$J16]-[.$J15])" office:value-type="float" office:value="-2.64912705693031" calcext:value-type="float">
            <text:p>-2.65</text:p>
          </table:table-cell>
          <table:table-cell table:style-name="ce41" office:value-type="string" calcext:value-type="string">
            <text:p>Linf Order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13"/>
          <table:table-cell table:style-name="ce15"/>
          <table:table-cell table:style-name="ce18"/>
          <table:table-cell table:style-name="ce25"/>
          <table:table-cell table:style-name="ce23" table:number-columns-repeated="2"/>
          <table:table-cell table:style-name="ce33" table:number-columns-repeated="3"/>
          <table:table-cell table:style-name="ce15"/>
          <table:table-cell table:style-name="ce7" table:number-columns-repeated="3"/>
          <table:table-cell table:style-name="ce33" table:formula="of:=SLOPE([.M12:.M16];[.J12:.J16])" office:value-type="float" office:value="-2.50454344865141" calcext:value-type="float">
            <text:p>-2.50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5"/>
          <table:table-cell table:style-name="ce11" table:number-columns-repeated="4"/>
          <table:table-cell table:style-name="ce19"/>
          <table:table-cell table:style-name="ce24" table:number-columns-repeated="3"/>
          <table:table-cell table:style-name="ce11" table:number-columns-repeated="8"/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12]+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C19]^2*3" office:value-type="float" office:value="12" calcext:value-type="float">
            <text:p>12</text:p>
          </table:table-cell>
          <table:table-cell table:style-name="ce15" table:formula="of:=[.D19]*[.B19]^2" office:value-type="float" office:value="192" calcext:value-type="float">
            <text:p>192</text:p>
          </table:table-cell>
          <table:table-cell table:style-name="ce18" table:formula="of:=1/SQRT([.E19])" office:value-type="float" office:value="0.0721687836487032" calcext:value-type="float">
            <text:p>7.22E-02</text:p>
          </table:table-cell>
          <table:table-cell table:style-name="ce23" office:value-type="float" office:value="0.000747410391074439" calcext:value-type="float">
            <text:p>7.47E-04</text:p>
          </table:table-cell>
          <table:table-cell table:style-name="ce23" office:value-type="float" office:value="0.0305704651075741" calcext:value-type="float">
            <text:p>3.06E-02</text:p>
          </table:table-cell>
          <table:table-cell table:style-name="ce23" office:value-type="float" office:value="0.0158015801351474" calcext:value-type="float">
            <text:p>1.58E-02</text:p>
          </table:table-cell>
          <table:table-cell table:style-name="ce33" table:formula="of:=LOG10([.C19])" office:value-type="float" office:value="0.301029995663981" calcext:value-type="float">
            <text:p>0.30</text:p>
          </table:table-cell>
          <table:table-cell table:style-name="ce33" table:formula="of:=LOG10([.G19])" office:value-type="float" office:value="-3.1264408685483" calcext:value-type="float">
            <text:p>-3.13</text:p>
          </table:table-cell>
          <table:table-cell table:style-name="ce33" table:formula="of:=LOG10([.H19]*[.F19])" office:value-type="float" office:value="-2.65634856809816" calcext:value-type="float">
            <text:p>-2.66</text:p>
          </table:table-cell>
          <table:table-cell table:style-name="ce15" table:formula="of:=LOG10([.I19])" office:value-type="float" office:value="-1.80129948205429" calcext:value-type="float">
            <text:p>-1.8</text:p>
          </table:table-cell>
          <table:table-cell table:style-name="ce38" table:number-columns-repeated="3"/>
          <table:table-cell table:style-name="ce41" office:value-type="string" calcext:value-type="string">
            <text:p>L1 Order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13]+1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C20]^2*3" office:value-type="float" office:value="48" calcext:value-type="float">
            <text:p>48</text:p>
          </table:table-cell>
          <table:table-cell table:style-name="ce15" table:formula="of:=[.D20]*[.B20]^2" office:value-type="float" office:value="768" calcext:value-type="float">
            <text:p>768</text:p>
          </table:table-cell>
          <table:table-cell table:style-name="ce18" table:formula="of:=1/SQRT([.E20])" office:value-type="float" office:value="0.0360843918243516" calcext:value-type="float">
            <text:p>3.61E-02</text:p>
          </table:table-cell>
          <table:table-cell table:style-name="ce23" office:value-type="float" office:value="0.000107683734662755" calcext:value-type="float">
            <text:p>1.08E-04</text:p>
          </table:table-cell>
          <table:table-cell table:style-name="ce23" office:value-type="float" office:value="0.00839451815947194" calcext:value-type="float">
            <text:p>8.39E-03</text:p>
          </table:table-cell>
          <table:table-cell table:style-name="ce23" office:value-type="float" office:value="0.00398484030221924" calcext:value-type="float">
            <text:p>3.98E-03</text:p>
          </table:table-cell>
          <table:table-cell table:style-name="ce33" table:formula="of:=LOG10([.C20])" office:value-type="float" office:value="0.602059991327962" calcext:value-type="float">
            <text:p>0.60</text:p>
          </table:table-cell>
          <table:table-cell table:style-name="ce33" table:formula="of:=LOG10([.G20])" office:value-type="float" office:value="-3.96784989075661" calcext:value-type="float">
            <text:p>-3.97</text:p>
          </table:table-cell>
          <table:table-cell table:style-name="ce33" table:formula="of:=LOG10([.H20]*[.F20])" office:value-type="float" office:value="-3.51868483708047" calcext:value-type="float">
            <text:p>-3.52</text:p>
          </table:table-cell>
          <table:table-cell table:style-name="ce15" table:formula="of:=LOG10([.I20])" office:value-type="float" office:value="-2.39958907884872" calcext:value-type="float">
            <text:p>-2.4</text:p>
          </table:table-cell>
          <table:table-cell table:style-name="ce33" table:formula="of:=([.K20]-[.K19])/([.$J20]-[.$J19])" office:value-type="float" office:value="-2.79510027016549" calcext:value-type="float">
            <text:p>-2.80</text:p>
          </table:table-cell>
          <table:table-cell table:style-name="ce33" table:formula="of:=([.L20]-[.L19])/([.$J20]-[.$J19])" office:value-type="float" office:value="-2.86461907917268" calcext:value-type="float">
            <text:p>-2.86</text:p>
          </table:table-cell>
          <table:table-cell table:style-name="ce33" table:formula="of:=([.M20]-[.M19])/([.$J20]-[.$J19])" office:value-type="float" office:value="-1.98747502047026" calcext:value-type="float">
            <text:p>-1.99</text:p>
          </table:table-cell>
          <table:table-cell table:style-name="ce33" table:formula="of:=SLOPE([.K19:.K23];[.J19:.J23])" office:value-type="float" office:value="-3.24468670849723" calcext:value-type="float">
            <text:p>-3.24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14]+1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formula="of:=[.C21]^2*3" office:value-type="float" office:value="192" calcext:value-type="float">
            <text:p>192</text:p>
          </table:table-cell>
          <table:table-cell table:style-name="ce15" table:formula="of:=[.D21]*[.B21]^2" office:value-type="float" office:value="3072" calcext:value-type="float">
            <text:p>3072</text:p>
          </table:table-cell>
          <table:table-cell table:style-name="ce18" table:formula="of:=1/SQRT([.E21])" office:value-type="float" office:value="0.0180421959121758" calcext:value-type="float">
            <text:p>1.80E-02</text:p>
          </table:table-cell>
          <table:table-cell table:style-name="ce23" office:value-type="float" office:value="0.0000120367174065893" calcext:value-type="float">
            <text:p>1.20E-05</text:p>
          </table:table-cell>
          <table:table-cell table:style-name="ce23" office:value-type="float" office:value="0.00277698467023718" calcext:value-type="float">
            <text:p>2.78E-03</text:p>
          </table:table-cell>
          <table:table-cell table:style-name="ce23" office:value-type="float" office:value="0.00146011101410304" calcext:value-type="float">
            <text:p>1.46E-03</text:p>
          </table:table-cell>
          <table:table-cell table:style-name="ce33" table:formula="of:=LOG10([.C21])" office:value-type="float" office:value="0.903089986991943" calcext:value-type="float">
            <text:p>0.90</text:p>
          </table:table-cell>
          <table:table-cell table:style-name="ce33" table:formula="of:=LOG10([.G21])" office:value-type="float" office:value="-4.9194919355516" calcext:value-type="float">
            <text:p>-4.92</text:p>
          </table:table-cell>
          <table:table-cell table:style-name="ce33" table:formula="of:=LOG10([.H21]*[.F21])" office:value-type="float" office:value="-4.30013712335468" calcext:value-type="float">
            <text:p>-4.30</text:p>
          </table:table-cell>
          <table:table-cell table:style-name="ce15" table:formula="of:=LOG10([.I21])" office:value-type="float" office:value="-2.83561412299674" calcext:value-type="float">
            <text:p>-2.84</text:p>
          </table:table-cell>
          <table:table-cell table:style-name="ce33" table:formula="of:=([.K21]-[.K20])/([.$J21]-[.$J20])" office:value-type="float" office:value="-3.16128644488053" calcext:value-type="float">
            <text:p>-3.16</text:p>
          </table:table-cell>
          <table:table-cell table:style-name="ce33" table:formula="of:=([.L21]-[.L20])/([.$J21]-[.$J20])" office:value-type="float" office:value="-2.59592830458825" calcext:value-type="float">
            <text:p>-2.60</text:p>
          </table:table-cell>
          <table:table-cell table:style-name="ce33" table:formula="of:=([.M21]-[.M20])/([.$J21]-[.$J20])" office:value-type="float" office:value="-1.44844384422981" calcext:value-type="float">
            <text:p>-1.45</text:p>
          </table:table-cell>
          <table:table-cell table:style-name="ce41" office:value-type="string" calcext:value-type="string">
            <text:p>L2 Order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15]+1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[.C22]^2*3" office:value-type="float" office:value="768" calcext:value-type="float">
            <text:p>768</text:p>
          </table:table-cell>
          <table:table-cell table:style-name="ce15" table:formula="of:=[.D22]*[.B22]^2" office:value-type="float" office:value="12288" calcext:value-type="float">
            <text:p>12288</text:p>
          </table:table-cell>
          <table:table-cell table:style-name="ce18" table:formula="of:=1/SQRT([.E22])" office:value-type="float" office:value="0.0090210979560879" calcext:value-type="float">
            <text:p>9.02E-03</text:p>
          </table:table-cell>
          <table:table-cell table:style-name="ce23" office:value-type="float" office:value="0.00000110484899601054" calcext:value-type="float">
            <text:p>1.10E-06</text:p>
          </table:table-cell>
          <table:table-cell table:style-name="ce23" office:value-type="float" office:value="0.000276832042528236" calcext:value-type="float">
            <text:p>2.77E-04</text:p>
          </table:table-cell>
          <table:table-cell table:style-name="ce23" office:value-type="float" office:value="0.0000530833991382318" calcext:value-type="float">
            <text:p>5.31E-05</text:p>
          </table:table-cell>
          <table:table-cell table:style-name="ce33" table:formula="of:=LOG10([.C22])" office:value-type="float" office:value="1.20411998265592" calcext:value-type="float">
            <text:p>1.20</text:p>
          </table:table-cell>
          <table:table-cell table:style-name="ce33" table:formula="of:=LOG10([.G22])" office:value-type="float" office:value="-5.9566970746311" calcext:value-type="float">
            <text:p>-5.96</text:p>
          </table:table-cell>
          <table:table-cell table:style-name="ce33" table:formula="of:=LOG10([.H22]*[.F22])" office:value-type="float" office:value="-5.60252424428803" calcext:value-type="float">
            <text:p>-5.60</text:p>
          </table:table-cell>
          <table:table-cell table:style-name="ce15" table:formula="of:=LOG10([.I22])" office:value-type="float" office:value="-4.27504127533827" calcext:value-type="float">
            <text:p>-4.28</text:p>
          </table:table-cell>
          <table:table-cell table:style-name="ce33" table:formula="of:=([.K22]-[.K21])/([.$J22]-[.$J21])" office:value-type="float" office:value="-3.44552089166973" calcext:value-type="float">
            <text:p>-3.45</text:p>
          </table:table-cell>
          <table:table-cell table:style-name="ce33" table:formula="of:=([.L22]-[.L21])/([.$J22]-[.$J21])" office:value-type="float" office:value="-4.32643636744795" calcext:value-type="float">
            <text:p>-4.33</text:p>
          </table:table-cell>
          <table:table-cell table:style-name="ce33" table:formula="of:=([.M22]-[.M21])/([.$J22]-[.$J21])" office:value-type="float" office:value="-4.78167349790704" calcext:value-type="float">
            <text:p>-4.78</text:p>
          </table:table-cell>
          <table:table-cell table:style-name="ce33" table:formula="of:=SLOPE([.L19:.L23];[.J19:.J23])" office:value-type="float" office:value="-3.36462469336144" calcext:value-type="float">
            <text:p>-3.36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16]+1" office:value-type="float" office:value="4" calcext:value-type="float">
            <text:p>4</text:p>
          </table:table-cell>
          <table:table-cell table:style-name="ce10" office:value-type="float" office:value="32" calcext:value-type="float">
            <text:p>32</text:p>
          </table:table-cell>
          <table:table-cell table:style-name="ce13" table:formula="of:=[.C23]^2*3" office:value-type="float" office:value="3072" calcext:value-type="float">
            <text:p>3072</text:p>
          </table:table-cell>
          <table:table-cell table:style-name="ce15" table:formula="of:=[.D23]*[.B23]^2" office:value-type="float" office:value="49152" calcext:value-type="float">
            <text:p>49152</text:p>
          </table:table-cell>
          <table:table-cell table:style-name="ce18" table:formula="of:=1/SQRT([.E23])" office:value-type="float" office:value="0.00451054897804395" calcext:value-type="float">
            <text:p>4.51E-03</text:p>
          </table:table-cell>
          <table:table-cell table:style-name="ce23" office:value-type="float" office:value="0.0000000964367563459857" calcext:value-type="float">
            <text:p>9.64E-08</text:p>
          </table:table-cell>
          <table:table-cell table:style-name="ce23" office:value-type="float" office:value="0.0000464597585276743" calcext:value-type="float">
            <text:p>4.65E-05</text:p>
          </table:table-cell>
          <table:table-cell table:style-name="ce23" office:value-type="float" office:value="0.00000686294390728204" calcext:value-type="float">
            <text:p>6.86E-06</text:p>
          </table:table-cell>
          <table:table-cell table:style-name="ce33" table:formula="of:=LOG10([.C23])" office:value-type="float" office:value="1.50514997831991" calcext:value-type="float">
            <text:p>1.51</text:p>
          </table:table-cell>
          <table:table-cell table:style-name="ce33" table:formula="of:=LOG10([.G23])" office:value-type="float" office:value="-7.01575740556056" calcext:value-type="float">
            <text:p>-7.02</text:p>
          </table:table-cell>
          <table:table-cell table:style-name="ce33" table:formula="of:=LOG10([.H23]*[.F23])" office:value-type="float" office:value="-6.67869364876198" calcext:value-type="float">
            <text:p>-6.68</text:p>
          </table:table-cell>
          <table:table-cell table:style-name="ce15" table:formula="of:=LOG10([.I23])" office:value-type="float" office:value="-5.16348955070243" calcext:value-type="float">
            <text:p>-5.16</text:p>
          </table:table-cell>
          <table:table-cell table:style-name="ce33" table:formula="of:=([.K23]-[.K22])/([.$J23]-[.$J22])" office:value-type="float" office:value="-3.51812226749526" calcext:value-type="float">
            <text:p>-3.52</text:p>
          </table:table-cell>
          <table:table-cell table:style-name="ce33" table:formula="of:=([.L23]-[.L22])/([.$J23]-[.$J22])" office:value-type="float" office:value="-3.57495737958021" calcext:value-type="float">
            <text:p>-3.57</text:p>
          </table:table-cell>
          <table:table-cell table:style-name="ce33" table:formula="of:=([.M23]-[.M22])/([.$J23]-[.$J22])" office:value-type="float" office:value="-2.95136128678641" calcext:value-type="float">
            <text:p>-2.95</text:p>
          </table:table-cell>
          <table:table-cell table:style-name="ce41" office:value-type="string" calcext:value-type="string">
            <text:p>Linf Order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13"/>
          <table:table-cell table:style-name="ce15"/>
          <table:table-cell table:style-name="ce18"/>
          <table:table-cell table:style-name="ce23" table:number-columns-repeated="3"/>
          <table:table-cell table:style-name="ce33" table:number-columns-repeated="3"/>
          <table:table-cell table:style-name="ce15"/>
          <table:table-cell table:style-name="ce7" table:number-columns-repeated="3"/>
          <table:table-cell table:style-name="ce33" table:formula="of:=SLOPE([.M19:.M23];[.J19:.J23])" office:value-type="float" office:value="-2.85680246409239" calcext:value-type="float">
            <text:p>-2.86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5"/>
          <table:table-cell table:style-name="ce11" table:number-columns-repeated="4"/>
          <table:table-cell table:style-name="ce19"/>
          <table:table-cell table:style-name="ce24" table:number-columns-repeated="3"/>
          <table:table-cell table:style-name="ce11" table:number-columns-repeated="8"/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19]+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C26]^2*3" office:value-type="float" office:value="12" calcext:value-type="float">
            <text:p>12</text:p>
          </table:table-cell>
          <table:table-cell table:style-name="ce15" table:formula="of:=[.D26]*[.B26]^2" office:value-type="float" office:value="300" calcext:value-type="float">
            <text:p>300</text:p>
          </table:table-cell>
          <table:table-cell table:style-name="ce18" table:formula="of:=1/SQRT([.E26])" office:value-type="float" office:value="0.0577350269189626" calcext:value-type="float">
            <text:p>5.77E-02</text:p>
          </table:table-cell>
          <table:table-cell table:style-name="ce23" office:value-type="float" office:value="0.000233172387029676" calcext:value-type="float">
            <text:p>2.33E-04</text:p>
          </table:table-cell>
          <table:table-cell table:style-name="ce23" office:value-type="float" office:value="0.0117662038236786" calcext:value-type="float">
            <text:p>1.18E-02</text:p>
          </table:table-cell>
          <table:table-cell table:style-name="ce23" office:value-type="float" office:value="0.00710147183896093" calcext:value-type="float">
            <text:p>7.10E-03</text:p>
          </table:table-cell>
          <table:table-cell table:style-name="ce33" table:formula="of:=LOG10([.C26])" office:value-type="float" office:value="0.301029995663981" calcext:value-type="float">
            <text:p>0.30</text:p>
          </table:table-cell>
          <table:table-cell table:style-name="ce33" table:formula="of:=LOG10([.G26])" office:value-type="float" office:value="-3.63232288131734" calcext:value-type="float">
            <text:p>-3.63</text:p>
          </table:table-cell>
          <table:table-cell table:style-name="ce33" table:formula="of:=LOG10([.H26]*[.F26])" office:value-type="float" office:value="-3.16792426004373" calcext:value-type="float">
            <text:p>-3.17</text:p>
          </table:table-cell>
          <table:table-cell table:style-name="ce15" table:formula="of:=LOG10([.I26])" office:value-type="float" office:value="-2.14865163081706" calcext:value-type="float">
            <text:p>-2.15</text:p>
          </table:table-cell>
          <table:table-cell table:style-name="ce38" table:number-columns-repeated="3"/>
          <table:table-cell table:style-name="ce41" office:value-type="string" calcext:value-type="string">
            <text:p>L1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20]+1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C27]^2*3" office:value-type="float" office:value="48" calcext:value-type="float">
            <text:p>48</text:p>
          </table:table-cell>
          <table:table-cell table:style-name="ce15" table:formula="of:=[.D27]*[.B27]^2" office:value-type="float" office:value="1200" calcext:value-type="float">
            <text:p>1200</text:p>
          </table:table-cell>
          <table:table-cell table:style-name="ce18" table:formula="of:=1/SQRT([.E27])" office:value-type="float" office:value="0.0288675134594813" calcext:value-type="float">
            <text:p>2.89E-02</text:p>
          </table:table-cell>
          <table:table-cell table:style-name="ce23" office:value-type="float" office:value="0.0000304388216964529" calcext:value-type="float">
            <text:p>3.04E-05</text:p>
          </table:table-cell>
          <table:table-cell table:style-name="ce23" office:value-type="float" office:value="0.00607514305127511" calcext:value-type="float">
            <text:p>6.08E-03</text:p>
          </table:table-cell>
          <table:table-cell table:style-name="ce23" office:value-type="float" office:value="0.00334580620257974" calcext:value-type="float">
            <text:p>3.35E-03</text:p>
          </table:table-cell>
          <table:table-cell table:style-name="ce33" table:formula="of:=LOG10([.C27])" office:value-type="float" office:value="0.602059991327962" calcext:value-type="float">
            <text:p>0.60</text:p>
          </table:table-cell>
          <table:table-cell table:style-name="ce33" table:formula="of:=LOG10([.G27])" office:value-type="float" office:value="-4.51657216335459" calcext:value-type="float">
            <text:p>-4.52</text:p>
          </table:table-cell>
          <table:table-cell table:style-name="ce33" table:formula="of:=LOG10([.H27]*[.F27])" office:value-type="float" office:value="-3.75603411430935" calcext:value-type="float">
            <text:p>-3.76</text:p>
          </table:table-cell>
          <table:table-cell table:style-name="ce15" table:formula="of:=LOG10([.I27])" office:value-type="float" office:value="-2.47549921806212" calcext:value-type="float">
            <text:p>-2.48</text:p>
          </table:table-cell>
          <table:table-cell table:style-name="ce33" table:formula="of:=([.K27]-[.K26])/([.$J27]-[.$J26])" office:value-type="float" office:value="-2.93741253288352" calcext:value-type="float">
            <text:p>-2.94</text:p>
          </table:table-cell>
          <table:table-cell table:style-name="ce33" table:formula="of:=([.L27]-[.L26])/([.$J27]-[.$J26])" office:value-type="float" office:value="-1.9536586477651" calcext:value-type="float">
            <text:p>-1.95</text:p>
          </table:table-cell>
          <table:table-cell table:style-name="ce33" table:formula="of:=([.M27]-[.M26])/([.$J27]-[.$J26])" office:value-type="float" office:value="-1.08576418281552" calcext:value-type="float">
            <text:p>-1.09</text:p>
          </table:table-cell>
          <table:table-cell table:style-name="ce33" table:formula="of:=SLOPE([.K26:.K30];[.J26:.J30])" office:value-type="float" office:value="-3.96682806570914" calcext:value-type="float">
            <text:p>-3.97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21]+1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formula="of:=[.C28]^2*3" office:value-type="float" office:value="192" calcext:value-type="float">
            <text:p>192</text:p>
          </table:table-cell>
          <table:table-cell table:style-name="ce15" table:formula="of:=[.D28]*[.B28]^2" office:value-type="float" office:value="4800" calcext:value-type="float">
            <text:p>4800</text:p>
          </table:table-cell>
          <table:table-cell table:style-name="ce18" table:formula="of:=1/SQRT([.E28])" office:value-type="float" office:value="0.0144337567297406" calcext:value-type="float">
            <text:p>1.44E-02</text:p>
          </table:table-cell>
          <table:table-cell table:style-name="ce23" office:value-type="float" office:value="0.00000159390666143081" calcext:value-type="float">
            <text:p>1.59E-06</text:p>
          </table:table-cell>
          <table:table-cell table:style-name="ce23" office:value-type="float" office:value="0.000363018571368784" calcext:value-type="float">
            <text:p>3.63E-04</text:p>
          </table:table-cell>
          <table:table-cell table:style-name="ce23" office:value-type="float" office:value="0.000159354349518082" calcext:value-type="float">
            <text:p>1.59E-04</text:p>
          </table:table-cell>
          <table:table-cell table:style-name="ce33" table:formula="of:=LOG10([.C28])" office:value-type="float" office:value="0.903089986991943" calcext:value-type="float">
            <text:p>0.90</text:p>
          </table:table-cell>
          <table:table-cell table:style-name="ce33" table:formula="of:=LOG10([.G28])" office:value-type="float" office:value="-5.79753711431533" calcext:value-type="float">
            <text:p>-5.80</text:p>
          </table:table-cell>
          <table:table-cell table:style-name="ce33" table:formula="of:=LOG10([.H28]*[.F28])" office:value-type="float" office:value="-5.28069177536883" calcext:value-type="float">
            <text:p>-5.28</text:p>
          </table:table-cell>
          <table:table-cell table:style-name="ce15" table:formula="of:=LOG10([.I28])" office:value-type="float" office:value="-3.79763607812108" calcext:value-type="float">
            <text:p>-3.8</text:p>
          </table:table-cell>
          <table:table-cell table:style-name="ce33" table:formula="of:=([.K28]-[.K27])/([.$J28]-[.$J27])" office:value-type="float" office:value="-4.2552734591625" calcext:value-type="float">
            <text:p>-4.26</text:p>
          </table:table-cell>
          <table:table-cell table:style-name="ce33" table:formula="of:=([.L28]-[.L27])/([.$J28]-[.$J27])" office:value-type="float" office:value="-5.06480311935874" calcext:value-type="float">
            <text:p>-5.06</text:p>
          </table:table-cell>
          <table:table-cell table:style-name="ce33" table:formula="of:=([.M28]-[.M27])/([.$J28]-[.$J27])" office:value-type="float" office:value="-4.39204358071601" calcext:value-type="float">
            <text:p>-4.39</text:p>
          </table:table-cell>
          <table:table-cell table:style-name="ce41" office:value-type="string" calcext:value-type="string">
            <text:p>L2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22]+1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[.C29]^2*3" office:value-type="float" office:value="768" calcext:value-type="float">
            <text:p>768</text:p>
          </table:table-cell>
          <table:table-cell table:style-name="ce15" table:formula="of:=[.D29]*[.B29]^2" office:value-type="float" office:value="19200" calcext:value-type="float">
            <text:p>19200</text:p>
          </table:table-cell>
          <table:table-cell table:style-name="ce18" table:formula="of:=1/SQRT([.E29])" office:value-type="float" office:value="0.00721687836487032" calcext:value-type="float">
            <text:p>7.22E-03</text:p>
          </table:table-cell>
          <table:table-cell table:style-name="ce23" office:value-type="float" office:value="0.0000000961776164385443" calcext:value-type="float">
            <text:p>9.62E-08</text:p>
          </table:table-cell>
          <table:table-cell table:style-name="ce23" office:value-type="float" office:value="0.0000515479160997408" calcext:value-type="float">
            <text:p>5.15E-05</text:p>
          </table:table-cell>
          <table:table-cell table:style-name="ce23" office:value-type="float" office:value="0.0000167784844630203" calcext:value-type="float">
            <text:p>1.68E-05</text:p>
          </table:table-cell>
          <table:table-cell table:style-name="ce33" table:formula="of:=LOG10([.C29])" office:value-type="float" office:value="1.20411998265592" calcext:value-type="float">
            <text:p>1.20</text:p>
          </table:table-cell>
          <table:table-cell table:style-name="ce33" table:formula="of:=LOG10([.G29])" office:value-type="float" office:value="-7.016925990211" calcext:value-type="float">
            <text:p>-7.02</text:p>
          </table:table-cell>
          <table:table-cell table:style-name="ce33" table:formula="of:=LOG10([.H29]*[.F29])" office:value-type="float" office:value="-6.42943950137" calcext:value-type="float">
            <text:p>-6.43</text:p>
          </table:table-cell>
          <table:table-cell table:style-name="ce15" table:formula="of:=LOG10([.I29])" office:value-type="float" office:value="-4.77524726991211" calcext:value-type="float">
            <text:p>-4.78</text:p>
          </table:table-cell>
          <table:table-cell table:style-name="ce33" table:formula="of:=([.K29]-[.K28])/([.$J29]-[.$J28])" office:value-type="float" office:value="-4.05072216543095" calcext:value-type="float">
            <text:p>-4.05</text:p>
          </table:table-cell>
          <table:table-cell table:style-name="ce33" table:formula="of:=([.L29]-[.L28])/([.$J29]-[.$J28])" office:value-type="float" office:value="-3.81605734494125" calcext:value-type="float">
            <text:p>-3.82</text:p>
          </table:table-cell>
          <table:table-cell table:style-name="ce33" table:formula="of:=([.M29]-[.M28])/([.$J29]-[.$J28])" office:value-type="float" office:value="-3.24755408388694" calcext:value-type="float">
            <text:p>-3.25</text:p>
          </table:table-cell>
          <table:table-cell table:style-name="ce33" table:formula="of:=SLOPE([.L26:.L30];[.J26:.J30])" office:value-type="float" office:value="-4.06985315326343" calcext:value-type="float">
            <text:p>-4.07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23]+1" office:value-type="float" office:value="5" calcext:value-type="float">
            <text:p>5</text:p>
          </table:table-cell>
          <table:table-cell table:style-name="ce10" office:value-type="float" office:value="32" calcext:value-type="float">
            <text:p>32</text:p>
          </table:table-cell>
          <table:table-cell table:style-name="ce13" table:formula="of:=[.C30]^2*3" office:value-type="float" office:value="3072" calcext:value-type="float">
            <text:p>3072</text:p>
          </table:table-cell>
          <table:table-cell table:style-name="ce15" table:formula="of:=[.D30]*[.B30]^2" office:value-type="float" office:value="76800" calcext:value-type="float">
            <text:p>76800</text:p>
          </table:table-cell>
          <table:table-cell table:style-name="ce18" table:formula="of:=1/SQRT([.E30])" office:value-type="float" office:value="0.00360843918243516" calcext:value-type="float">
            <text:p>3.61E-03</text:p>
          </table:table-cell>
          <table:table-cell table:style-name="ce23" office:value-type="float" office:value="0.00000000443795459894568" calcext:value-type="float">
            <text:p>4.44E-09</text:p>
          </table:table-cell>
          <table:table-cell table:style-name="ce23" office:value-type="float" office:value="0.00000305998754018621" calcext:value-type="float">
            <text:p>3.06E-06</text:p>
          </table:table-cell>
          <table:table-cell table:style-name="ce23" office:value-type="float" office:value="0.000000676047011372027" calcext:value-type="float">
            <text:p>6.76E-07</text:p>
          </table:table-cell>
          <table:table-cell table:style-name="ce33" table:formula="of:=LOG10([.C30])" office:value-type="float" office:value="1.50514997831991" calcext:value-type="float">
            <text:p>1.51</text:p>
          </table:table-cell>
          <table:table-cell table:style-name="ce33" table:formula="of:=LOG10([.G30])" office:value-type="float" office:value="-8.35281714499005" calcext:value-type="float">
            <text:p>-8.35</text:p>
          </table:table-cell>
          <table:table-cell table:style-name="ce33" table:formula="of:=LOG10([.H30]*[.F30])" office:value-type="float" office:value="-7.95696095191306" calcext:value-type="float">
            <text:p>-7.96</text:p>
          </table:table-cell>
          <table:table-cell table:style-name="ce15" table:formula="of:=LOG10([.I30])" office:value-type="float" office:value="-6.17002310277203" calcext:value-type="float">
            <text:p>-6.17</text:p>
          </table:table-cell>
          <table:table-cell table:style-name="ce33" table:formula="of:=([.K30]-[.K29])/([.$J30]-[.$J29])" office:value-type="float" office:value="-4.43773435877202" calcext:value-type="float">
            <text:p>-4.44</text:p>
          </table:table-cell>
          <table:table-cell table:style-name="ce33" table:formula="of:=([.L30]-[.L29])/([.$J30]-[.$J29])" office:value-type="float" office:value="-5.07431642210209" calcext:value-type="float">
            <text:p>-5.07</text:p>
          </table:table-cell>
          <table:table-cell table:style-name="ce33" table:formula="of:=([.M30]-[.M29])/([.$J30]-[.$J29])" office:value-type="float" office:value="-4.63334502524728" calcext:value-type="float">
            <text:p>-4.63</text:p>
          </table:table-cell>
          <table:table-cell table:style-name="ce41" office:value-type="string" calcext:value-type="string">
            <text:p>Linf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13"/>
          <table:table-cell table:style-name="ce15"/>
          <table:table-cell table:style-name="ce18"/>
          <table:table-cell table:style-name="ce23" table:number-columns-repeated="3"/>
          <table:table-cell table:style-name="ce33" table:number-columns-repeated="3"/>
          <table:table-cell table:style-name="ce15"/>
          <table:table-cell table:style-name="ce7" table:number-columns-repeated="3"/>
          <table:table-cell table:style-name="ce33" table:formula="of:=SLOPE([.M26:.M30];[.J26:.J30])" office:value-type="float" office:value="-3.43570114099345" calcext:value-type="float">
            <text:p>-3.44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5"/>
          <table:table-cell table:style-name="ce11" table:number-columns-repeated="4"/>
          <table:table-cell table:style-name="ce19"/>
          <table:table-cell table:style-name="ce24" table:number-columns-repeated="3"/>
          <table:table-cell table:style-name="ce11" table:number-columns-repeated="8"/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26]+1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C33]^2*3" office:value-type="float" office:value="12" calcext:value-type="float">
            <text:p>12</text:p>
          </table:table-cell>
          <table:table-cell table:style-name="ce15" table:formula="of:=[.D33]*[.B33]^2" office:value-type="float" office:value="432" calcext:value-type="float">
            <text:p>432</text:p>
          </table:table-cell>
          <table:table-cell table:style-name="ce18" table:formula="of:=1/SQRT([.E33])" office:value-type="float" office:value="0.0481125224324688" calcext:value-type="float">
            <text:p>4.81E-02</text:p>
          </table:table-cell>
          <table:table-cell table:style-name="ce23" office:value-type="float" office:value="0.000131719486068984" calcext:value-type="float">
            <text:p>1.32E-04</text:p>
          </table:table-cell>
          <table:table-cell table:style-name="ce23" office:value-type="float" office:value="0.00806672416621286" calcext:value-type="float">
            <text:p>8.07E-03</text:p>
          </table:table-cell>
          <table:table-cell table:style-name="ce23" office:value-type="float" office:value="0.00332524306513238" calcext:value-type="float">
            <text:p>3.33E-03</text:p>
          </table:table-cell>
          <table:table-cell table:style-name="ce33" table:formula="of:=LOG10([.C33])" office:value-type="float" office:value="0.301029995663981" calcext:value-type="float">
            <text:p>0.30</text:p>
          </table:table-cell>
          <table:table-cell table:style-name="ce33" table:formula="of:=LOG10([.G33])" office:value-type="float" office:value="-3.88034997244722" calcext:value-type="float">
            <text:p>-3.88</text:p>
          </table:table-cell>
          <table:table-cell table:style-name="ce33" table:formula="of:=LOG10([.H33]*[.F33])" office:value-type="float" office:value="-3.41104466648801" calcext:value-type="float">
            <text:p>-3.41</text:p>
          </table:table-cell>
          <table:table-cell table:style-name="ce33" table:formula="of:=LOG10([.I33])" office:value-type="float" office:value="-2.47817660359771" calcext:value-type="float">
            <text:p>-2.48</text:p>
          </table:table-cell>
          <table:table-cell table:style-name="ce38" table:number-columns-repeated="3"/>
          <table:table-cell table:style-name="ce41" office:value-type="string" calcext:value-type="string">
            <text:p>L1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27]+1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C34]^2*3" office:value-type="float" office:value="48" calcext:value-type="float">
            <text:p>48</text:p>
          </table:table-cell>
          <table:table-cell table:style-name="ce15" table:formula="of:=[.D34]*[.B34]^2" office:value-type="float" office:value="1728" calcext:value-type="float">
            <text:p>1728</text:p>
          </table:table-cell>
          <table:table-cell table:style-name="ce18" table:formula="of:=1/SQRT([.E34])" office:value-type="float" office:value="0.0240562612162344" calcext:value-type="float">
            <text:p>2.41E-02</text:p>
          </table:table-cell>
          <table:table-cell table:style-name="ce23" office:value-type="float" office:value="0.0000055914309389413" calcext:value-type="float">
            <text:p>5.59E-06</text:p>
          </table:table-cell>
          <table:table-cell table:style-name="ce23" office:value-type="float" office:value="0.000987664474849288" calcext:value-type="float">
            <text:p>9.88E-04</text:p>
          </table:table-cell>
          <table:table-cell table:style-name="ce23" office:value-type="float" office:value="0.000526066740249909" calcext:value-type="float">
            <text:p>5.26E-04</text:p>
          </table:table-cell>
          <table:table-cell table:style-name="ce33" table:formula="of:=LOG10([.C34])" office:value-type="float" office:value="0.602059991327962" calcext:value-type="float">
            <text:p>0.60</text:p>
          </table:table-cell>
          <table:table-cell table:style-name="ce33" table:formula="of:=LOG10([.G34])" office:value-type="float" office:value="-5.25247703480412" calcext:value-type="float">
            <text:p>-5.25</text:p>
          </table:table-cell>
          <table:table-cell table:style-name="ce33" table:formula="of:=LOG10([.H34]*[.F34])" office:value-type="float" office:value="-4.62416243609294" calcext:value-type="float">
            <text:p>-4.62</text:p>
          </table:table-cell>
          <table:table-cell table:style-name="ce33" table:formula="of:=LOG10([.I34])" office:value-type="float" office:value="-3.27895915492692" calcext:value-type="float">
            <text:p>-3.28</text:p>
          </table:table-cell>
          <table:table-cell table:style-name="ce33" table:formula="of:=([.K34]-[.K33])/([.$J34]-[.$J33])" office:value-type="float" office:value="-4.55810743819864" calcext:value-type="float">
            <text:p>-4.56</text:p>
          </table:table-cell>
          <table:table-cell table:style-name="ce33" table:formula="of:=([.L34]-[.L33])/([.$J34]-[.$J33])" office:value-type="float" office:value="-4.0298900012577" calcext:value-type="float">
            <text:p>-4.03</text:p>
          </table:table-cell>
          <table:table-cell table:style-name="ce33" table:formula="of:=([.M34]-[.M33])/([.$J34]-[.$J33])" office:value-type="float" office:value="-2.66014205515609" calcext:value-type="float">
            <text:p>-2.66</text:p>
          </table:table-cell>
          <table:table-cell table:style-name="ce33" table:formula="of:=SLOPE([.K33:.K37];[.J33:.J37])" office:value-type="float" office:value="-4.76142684671874" calcext:value-type="float">
            <text:p>-4.76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28]+1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formula="of:=[.C35]^2*3" office:value-type="float" office:value="192" calcext:value-type="float">
            <text:p>192</text:p>
          </table:table-cell>
          <table:table-cell table:style-name="ce15" table:formula="of:=[.D35]*[.B35]^2" office:value-type="float" office:value="6912" calcext:value-type="float">
            <text:p>6912</text:p>
          </table:table-cell>
          <table:table-cell table:style-name="ce18" table:formula="of:=1/SQRT([.E35])" office:value-type="float" office:value="0.0120281306081172" calcext:value-type="float">
            <text:p>1.20E-02</text:p>
          </table:table-cell>
          <table:table-cell table:style-name="ce23" office:value-type="float" office:value="0.000000358682038704649" calcext:value-type="float">
            <text:p>3.59E-07</text:p>
          </table:table-cell>
          <table:table-cell table:style-name="ce23" office:value-type="float" office:value="0.000275510700890623" calcext:value-type="float">
            <text:p>2.76E-04</text:p>
          </table:table-cell>
          <table:table-cell table:style-name="ce23" office:value-type="float" office:value="0.000138879037229867" calcext:value-type="float">
            <text:p>1.39E-04</text:p>
          </table:table-cell>
          <table:table-cell table:style-name="ce33" table:formula="of:=LOG10([.C35])" office:value-type="float" office:value="0.903089986991943" calcext:value-type="float">
            <text:p>0.90</text:p>
          </table:table-cell>
          <table:table-cell table:style-name="ce33" table:formula="of:=LOG10([.G35])" office:value-type="float" office:value="-6.44529037042959" calcext:value-type="float">
            <text:p>-6.45</text:p>
          </table:table-cell>
          <table:table-cell table:style-name="ce33" table:formula="of:=LOG10([.H35]*[.F35])" office:value-type="float" office:value="-5.47966339313565" calcext:value-type="float">
            <text:p>-5.48</text:p>
          </table:table-cell>
          <table:table-cell table:style-name="ce33" table:formula="of:=LOG10([.I35])" office:value-type="float" office:value="-3.85736330287615" calcext:value-type="float">
            <text:p>-3.86</text:p>
          </table:table-cell>
          <table:table-cell table:style-name="ce33" table:formula="of:=([.K35]-[.K34])/([.$J35]-[.$J34])" office:value-type="float" office:value="-3.96244013157057" calcext:value-type="float">
            <text:p>-3.96</text:p>
          </table:table-cell>
          <table:table-cell table:style-name="ce33" table:formula="of:=([.L35]-[.L34])/([.$J35]-[.$J34])" office:value-type="float" office:value="-2.8419126644032" calcext:value-type="float">
            <text:p>-2.84</text:p>
          </table:table-cell>
          <table:table-cell table:style-name="ce33" table:formula="of:=([.M35]-[.M34])/([.$J35]-[.$J34])" office:value-type="float" office:value="-1.92141698927191" calcext:value-type="float">
            <text:p>-1.92</text:p>
          </table:table-cell>
          <table:table-cell table:style-name="ce41" office:value-type="string" calcext:value-type="string">
            <text:p>L2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29]+1" office:value-type="float" office:value="6" calcext:value-type="float">
            <text:p>6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[.C36]^2*3" office:value-type="float" office:value="768" calcext:value-type="float">
            <text:p>768</text:p>
          </table:table-cell>
          <table:table-cell table:style-name="ce15" table:formula="of:=[.D36]*[.B36]^2" office:value-type="float" office:value="27648" calcext:value-type="float">
            <text:p>27648</text:p>
          </table:table-cell>
          <table:table-cell table:style-name="ce18" table:formula="of:=1/SQRT([.E36])" office:value-type="float" office:value="0.0060140653040586" calcext:value-type="float">
            <text:p>6.01E-03</text:p>
          </table:table-cell>
          <table:table-cell table:style-name="ce23" office:value-type="float" office:value="0.00000000881411609507712" calcext:value-type="float">
            <text:p>8.81E-09</text:p>
          </table:table-cell>
          <table:table-cell table:style-name="ce23" office:value-type="float" office:value="0.00000564296327235834" calcext:value-type="float">
            <text:p>5.64E-06</text:p>
          </table:table-cell>
          <table:table-cell table:style-name="ce23" office:value-type="float" office:value="0.00000195609487207982" calcext:value-type="float">
            <text:p>1.96E-06</text:p>
          </table:table-cell>
          <table:table-cell table:style-name="ce33" table:formula="of:=LOG10([.C36])" office:value-type="float" office:value="1.20411998265592" calcext:value-type="float">
            <text:p>1.20</text:p>
          </table:table-cell>
          <table:table-cell table:style-name="ce33" table:formula="of:=LOG10([.G36])" office:value-type="float" office:value="-8.05482123348127" calcext:value-type="float">
            <text:p>-8.05</text:p>
          </table:table-cell>
          <table:table-cell table:style-name="ce33" table:formula="of:=LOG10([.H36]*[.F36])" office:value-type="float" office:value="-7.46932463675775" calcext:value-type="float">
            <text:p>-7.47</text:p>
          </table:table-cell>
          <table:table-cell table:style-name="ce33" table:formula="of:=LOG10([.I36])" office:value-type="float" office:value="-5.70861008542696" calcext:value-type="float">
            <text:p>-5.71</text:p>
          </table:table-cell>
          <table:table-cell table:style-name="ce33" table:formula="of:=([.K36]-[.K35])/([.$J36]-[.$J35])" office:value-type="float" office:value="-5.34674579355968" calcext:value-type="float">
            <text:p>-5.35</text:p>
          </table:table-cell>
          <table:table-cell table:style-name="ce33" table:formula="of:=([.L36]-[.L35])/([.$J36]-[.$J35])" office:value-type="float" office:value="-6.60951158449678" calcext:value-type="float">
            <text:p>-6.61</text:p>
          </table:table-cell>
          <table:table-cell table:style-name="ce33" table:formula="of:=([.M36]-[.M35])/([.$J36]-[.$J35])" office:value-type="float" office:value="-6.14970869752539" calcext:value-type="float">
            <text:p>-6.15</text:p>
          </table:table-cell>
          <table:table-cell table:style-name="ce33" table:formula="of:=SLOPE([.L33:.L37];[.J33:.J37])" office:value-type="float" office:value="-4.75227854684476" calcext:value-type="float">
            <text:p>-4.75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4" office:value-type="float" office:value="2" calcext:value-type="float">
            <text:p>2.0</text:p>
          </table:table-cell>
          <table:table-cell table:style-name="ce9" table:formula="of:=[.B30]+1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3" table:formula="of:=[.C37]^2*3" office:value-type="float" office:value="3072" calcext:value-type="float">
            <text:p>3072</text:p>
          </table:table-cell>
          <table:table-cell table:style-name="ce15" table:formula="of:=[.D37]*[.B37]^2" office:value-type="float" office:value="110592" calcext:value-type="float">
            <text:p>110592</text:p>
          </table:table-cell>
          <table:table-cell table:style-name="ce18" table:formula="of:=1/SQRT([.E37])" office:value-type="float" office:value="0.0030070326520293" calcext:value-type="float">
            <text:p>3.01E-03</text:p>
          </table:table-cell>
          <table:table-cell table:style-name="ce23" office:value-type="float" office:value="0.000000000226027151446569" calcext:value-type="float">
            <text:p>2.26E-10</text:p>
          </table:table-cell>
          <table:table-cell table:style-name="ce23" office:value-type="float" office:value="0.000000240163131737226" calcext:value-type="float">
            <text:p>2.40E-07</text:p>
          </table:table-cell>
          <table:table-cell table:style-name="ce23" office:value-type="float" office:value="0.0000000495355036989054" calcext:value-type="float">
            <text:p>4.95E-08</text:p>
          </table:table-cell>
          <table:table-cell table:style-name="ce33" table:formula="of:=LOG10([.C37])" office:value-type="float" office:value="1.50514997831991" calcext:value-type="float">
            <text:p>1.51</text:p>
          </table:table-cell>
          <table:table-cell table:style-name="ce33" table:formula="of:=LOG10([.G37])" office:value-type="float" office:value="-9.64583938821918" calcext:value-type="float">
            <text:p>-9.65</text:p>
          </table:table-cell>
          <table:table-cell table:style-name="ce33" table:formula="of:=LOG10([.H37]*[.F37])" office:value-type="float" office:value="-9.14135551790915" calcext:value-type="float">
            <text:p>-9.14</text:p>
          </table:table-cell>
          <table:table-cell table:style-name="ce33" table:formula="of:=LOG10([.I37])" office:value-type="float" office:value="-7.30508341655065" calcext:value-type="float">
            <text:p>-7.31</text:p>
          </table:table-cell>
          <table:table-cell table:style-name="ce33" table:formula="of:=([.K37]-[.K36])/([.$J37]-[.$J36])" office:value-type="float" office:value="-5.28524790769969" calcext:value-type="float">
            <text:p>-5.29</text:p>
          </table:table-cell>
          <table:table-cell table:style-name="ce33" table:formula="of:=([.L37]-[.L36])/([.$J37]-[.$J36])" office:value-type="float" office:value="-5.55436635961612" calcext:value-type="float">
            <text:p>-5.55</text:p>
          </table:table-cell>
          <table:table-cell table:style-name="ce33" table:formula="of:=([.M37]-[.M36])/([.$J37]-[.$J36])" office:value-type="float" office:value="-5.30336961139818" calcext:value-type="float">
            <text:p>-5.30</text:p>
          </table:table-cell>
          <table:table-cell table:style-name="ce41" office:value-type="string" calcext:value-type="string">
            <text:p>Linf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4"/>
          <table:table-cell table:style-name="ce9"/>
          <table:table-cell table:style-name="ce10"/>
          <table:table-cell table:style-name="ce13"/>
          <table:table-cell table:style-name="ce15"/>
          <table:table-cell table:style-name="ce18"/>
          <table:table-cell table:style-name="ce26" table:number-columns-repeated="3"/>
          <table:table-cell table:style-name="ce33" table:number-columns-repeated="4"/>
          <table:table-cell table:style-name="ce7" table:number-columns-repeated="3"/>
          <table:table-cell table:style-name="ce33" table:formula="of:=SLOPE([.M33:.M37];[.J33:.J37])" office:value-type="float" office:value="-4.01404003935004" calcext:value-type="float">
            <text:p>-4.01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1">
          <table:table-cell table:style-name="ce1" table:number-columns-repeated="5"/>
          <table:table-cell table:style-name="ce20" table:number-columns-repeated="4"/>
          <table:table-cell table:style-name="ce1" table:number-columns-repeated="7"/>
          <table:table-cell table:style-name="ce11"/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66"/>
          <table:table-cell/>
        </table:table-row>
        <table:table-row table:style-name="ro2">
          <table:table-cell table:style-name="ce6" table:number-columns-repeated="4"/>
          <table:table-cell table:style-name="ce16" table:number-columns-repeated="2"/>
          <table:table-cell table:style-name="ce27" table:number-columns-repeated="3"/>
          <table:table-cell table:style-name="ce6" table:number-columns-repeated="9"/>
          <table:table-cell/>
          <table:table-cell table:style-name="ce6" table:number-columns-repeated="2"/>
          <table:table-cell table:number-columns-repeated="2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2" table:number-rows-repeated="39">
          <table:table-cell table:style-name="ce6" table:number-columns-repeated="4"/>
          <table:table-cell table:style-name="ce16" table:number-columns-repeated="2"/>
          <table:table-cell table:style-name="ce28" table:number-columns-repeated="3"/>
          <table:table-cell table:style-name="ce6" table:number-columns-repeated="9"/>
          <table:table-cell/>
          <table:table-cell table:style-name="ce6" table:number-columns-repeated="3"/>
          <table:table-cell table:style-name="ce7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2">
          <table:table-cell table:style-name="ce6" table:number-columns-repeated="4"/>
          <table:table-cell table:style-name="ce16" table:number-columns-repeated="2"/>
          <table:table-cell table:style-name="ce28" table:number-columns-repeated="3"/>
          <table:table-cell table:style-name="ce6" table:number-columns-repeated="9"/>
          <table:table-cell/>
          <table:table-cell table:style-name="ce6" table:number-columns-repeated="2"/>
          <table:table-cell table:number-columns-repeated="2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2" table:number-rows-repeated="24">
          <table:table-cell table:style-name="ce6" table:number-columns-repeated="4"/>
          <table:table-cell table:style-name="ce16" table:number-columns-repeated="2"/>
          <table:table-cell table:style-name="ce28" table:number-columns-repeated="3"/>
          <table:table-cell table:style-name="ce6" table:number-columns-repeated="9"/>
          <table:table-cell/>
          <table:table-cell table:style-name="ce6" table:number-columns-repeated="3"/>
          <table:table-cell table:style-name="ce7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2" table:number-rows-repeated="14">
          <table:table-cell table:style-name="ce7" table:number-columns-repeated="4"/>
          <table:table-cell table:style-name="ce17" table:number-columns-repeated="2"/>
          <table:table-cell table:style-name="ce29" table:number-columns-repeated="3"/>
          <table:table-cell table:style-name="ce7" table:number-columns-repeated="8"/>
          <table:table-cell table:style-name="ce6"/>
          <table:table-cell/>
          <table:table-cell table:style-name="ce6" table:number-columns-repeated="3"/>
          <table:table-cell table:style-name="ce7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2" table:number-rows-repeated="6">
          <table:table-cell table:style-name="ce7" table:number-columns-repeated="4"/>
          <table:table-cell table:style-name="ce17" table:number-columns-repeated="2"/>
          <table:table-cell table:style-name="ce29" table:number-columns-repeated="3"/>
          <table:table-cell table:style-name="ce7" table:number-columns-repeated="8"/>
          <table:table-cell table:style-name="ce6" table:number-columns-repeated="4"/>
          <table:table-cell table:style-name="ce7" table:number-columns-repeated="236"/>
          <table:table-cell table:style-name="ce6" table:number-columns-repeated="766"/>
          <table:table-cell/>
        </table:table-row>
        <table:table-row table:style-name="ro2" table:number-rows-repeated="17">
          <table:table-cell table:style-name="ce7" table:number-columns-repeated="4"/>
          <table:table-cell table:style-name="ce17" table:number-columns-repeated="2"/>
          <table:table-cell table:style-name="ce29" table:number-columns-repeated="3"/>
          <table:table-cell table:style-name="ce7" table:number-columns-repeated="8"/>
          <table:table-cell table:style-name="ce6" table:number-columns-repeated="4"/>
          <table:table-cell table:style-name="ce7" table:number-columns-repeated="2"/>
          <table:table-cell table:style-name="ce6" table:number-columns-repeated="3"/>
          <table:table-cell table:style-name="ce7" table:number-columns-repeated="231"/>
          <table:table-cell table:style-name="ce6" table:number-columns-repeated="766"/>
          <table:table-cell/>
        </table:table-row>
        <table:table-row table:style-name="ro3" table:number-rows-repeated="65346">
          <table:table-cell table:style-name="ce7" table:number-columns-repeated="4"/>
          <table:table-cell table:style-name="ce17" table:number-columns-repeated="2"/>
          <table:table-cell table:style-name="ce29" table:number-columns-repeated="3"/>
          <table:table-cell table:style-name="ce7" table:number-columns-repeated="248"/>
          <table:table-cell table:style-name="ce6" table:number-columns-repeated="766"/>
          <table:table-cell/>
        </table:table-row>
        <table:table-row table:style-name="ro3" table:number-rows-repeated="98308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ew_gmesh_Curv_Roe_Entropy.N6:new_gmesh_Curv_Roe_Entropy.P9">
            <calcext:condition calcext:apply-style-name="GreenSlope" calcext:value="&gt;0.9*[$new_gmesh_Curv_Roe_Entropy.$B$5]" calcext:base-cell-address="new_gmesh_Curv_Roe_Entropy.N6"/>
            <calcext:condition calcext:apply-style-name="YellowSlope" calcext:value="&gt;0.8*[$new_gmesh_Curv_Roe_Entropy.$B$5]" calcext:base-cell-address="new_gmesh_Curv_Roe_Entropy.N6"/>
            <calcext:condition calcext:apply-style-name="OrangeSlope" calcext:value="&gt;0.7*[$new_gmesh_Curv_Roe_Entropy.$B$5]" calcext:base-cell-address="new_gmesh_Curv_Roe_Entropy.N6"/>
            <calcext:condition calcext:apply-style-name="Default" calcext:value="&lt;0.7*[$new_gmesh_Curv_Roe_Entropy.$B$5]" calcext:base-cell-address="new_gmesh_Curv_Roe_Entropy.N6"/>
          </calcext:conditional-format>
        </calcext:conditional-formats>
      </table:table>
      <table:table table:name="oldgmesh_Curv_Roe_Entropy" table:style-name="ta1" table:print="false">
        <table:shapes>
          <draw:frame draw:z-index="0" draw:name="Plot Erro L1" draw:style-name="gr1" svg:width="12.1516in" svg:height="17.0661in" svg:x="19.5173in" svg:y="0.6598in">
            <draw:object draw:notify-on-update-of-ranges="oldgmesh_Curv_Roe_Entropy.J5:oldgmesh_Curv_Roe_Entropy.J18 oldgmesh_Curv_Roe_Entropy.B5:oldgmesh_Curv_Roe_Entropy.B5 oldgmesh_Curv_Roe_Entropy.M5:oldgmesh_Curv_Roe_Entropy.M18 oldgmesh_Curv_Roe_Entropy.J5:oldgmesh_Curv_Roe_Entropy.J18 oldgmesh_Curv_Roe_Entropy.B14:oldgmesh_Curv_Roe_Entropy.B14 oldgmesh_Curv_Roe_Entropy.M12:oldgmesh_Curv_Roe_Entropy.M25 oldgmesh_Curv_Roe_Entropy.J5:oldgmesh_Curv_Roe_Entropy.J18 oldgmesh_Curv_Roe_Entropy.B25:oldgmesh_Curv_Roe_Entropy.B25 oldgmesh_Curv_Roe_Entropy.M19:oldgmesh_Curv_Roe_Entropy.M32 oldgmesh_Curv_Roe_Entropy.J5:oldgmesh_Curv_Roe_Entropy.J18 oldgmesh_Curv_Roe_Entropy.B28:oldgmesh_Curv_Roe_Entropy.B28 oldgmesh_Curv_Roe_Entropy.M26:oldgmesh_Curv_Roe_Entropy.M39 oldgmesh_Curv_Roe_Entropy.J5:oldgmesh_Curv_Roe_Entropy.J18 oldgmesh_Curv_Roe_Entropy.B40:oldgmesh_Curv_Roe_Entropy.B40 oldgmesh_Curv_Roe_Entropy.M33:oldgmesh_Curv_Roe_Entropy.M45 oldgmesh_Curv_Roe_Entropy.J5:oldgmesh_Curv_Roe_Entropy.J18 oldgmesh_Curv_Roe_Entropy.B44:oldgmesh_Curv_Roe_Entropy.B44 oldgmesh_Curv_Roe_Entropy.M40:oldgmesh_Curv_Roe_Entropy.M51 oldgmesh_Curv_Roe_Entropy.J5:oldgmesh_Curv_Roe_Entropy.J18 oldgmesh_Curv_Roe_Entropy.B46:oldgmesh_Curv_Roe_Entropy.B46 oldgmesh_Curv_Roe_Entropy.M40:oldgmesh_Curv_Roe_Entropy.M4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number-columns-repeated="3" table:default-cell-style-name="ce67"/>
        <table:table-column table:style-name="co8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4" table:number-columns-repeated="3" table:default-cell-style-name="Default"/>
        <table:table-column table:style-name="co13" table:number-columns-repeated="231" table:default-cell-style-name="Default"/>
        <table:table-column table:style-name="co15" table:number-columns-repeated="2" table:default-cell-style-name="Default"/>
        <table:table-column table:style-name="co16" table:number-columns-repeated="765" table:default-cell-style-name="Default"/>
        <table:table-row table:style-name="ro4">
          <table:table-cell table:style-name="ce46" table:number-columns-repeated="6"/>
          <table:table-cell table:style-name="ce60" table:number-columns-repeated="3"/>
          <table:table-cell table:style-name="ce46" table:number-columns-repeated="9"/>
          <table:table-cell table:style-name="Excel_20_Built-in_20_Excel_20_Built-in_20_Excel_20_Built-in_20_Excel_20_Built-in_20_Excel_20_Built-in_20_TableStyleLight1" table:number-columns-repeated="239"/>
          <table:table-cell table:style-name="Excel_20_Built-in_20_Normal" table:number-columns-repeated="766"/>
          <table:table-cell/>
        </table:table-row>
        <table:table-row table:style-name="ro5">
          <table:table-cell table:style-name="ce47" office:value-type="string" calcext:value-type="string" table:number-columns-spanned="6" table:number-rows-spanned="1">
            <text:p>Input Parameters</text:p>
          </table:table-cell>
          <table:covered-table-cell table:number-columns-repeated="3" table:style-name="ce47"/>
          <table:covered-table-cell table:number-columns-repeated="2" table:style-name="ce55"/>
          <table:table-cell table:style-name="ce61" office:value-type="string" calcext:value-type="string" table:number-columns-spanned="3" table:number-rows-spanned="1">
            <text:p>SP Errors</text:p>
          </table:table-cell>
          <table:covered-table-cell table:number-columns-repeated="2" table:style-name="ce61"/>
          <table:table-cell table:style-name="ce68" office:value-type="string" calcext:value-type="string" table:number-columns-spanned="4" table:number-rows-spanned="1">
            <text:p>Log 10</text:p>
          </table:table-cell>
          <table:covered-table-cell table:number-columns-repeated="2" table:style-name="ce71"/>
          <table:covered-table-cell/>
          <table:table-cell table:style-name="ce71" office:value-type="string" calcext:value-type="string" table:number-columns-spanned="3" table:number-rows-spanned="1">
            <text:p>Point to Point slope</text:p>
          </table:table-cell>
          <table:covered-table-cell table:style-name="ce71"/>
          <table:covered-table-cell/>
          <table:table-cell table:style-name="ce71" office:value-type="string" calcext:value-type="string">
            <text:p>Least Squares</text:p>
          </table:table-cell>
          <table:table-cell table:style-name="ce97"/>
          <table:table-cell table:style-name="Excel_20_Built-in_20_Excel_20_Built-in_20_Excel_20_Built-in_20_Excel_20_Built-in_20_Excel_20_Built-in_20_TableStyleLight1" table:number-columns-repeated="239"/>
          <table:table-cell table:style-name="Excel_20_Built-in_20_Normal" table:number-columns-repeated="766"/>
          <table:table-cell/>
        </table:table-row>
        <table:table-row table:style-name="ro2">
          <table:table-cell table:style-name="ce48" office:value-type="string" calcext:value-type="string">
            <text:p>CFL</text:p>
          </table:table-cell>
          <table:table-cell table:style-name="ce48" office:value-type="string" calcext:value-type="string">
            <text:p>Order</text:p>
          </table:table-cell>
          <table:table-cell table:style-name="ce48" office:value-type="string" calcext:value-type="string">
            <text:p>n</text:p>
          </table:table-cell>
          <table:table-cell table:style-name="ce48" office:value-type="string" calcext:value-type="string">
            <text:p>n_cells</text:p>
          </table:table-cell>
          <table:table-cell table:style-name="ce48" office:value-type="string" calcext:value-type="string">
            <text:p>NDOF</text:p>
          </table:table-cell>
          <table:table-cell table:style-name="ce48" office:value-type="string" calcext:value-type="string">
            <text:p>H=1/sqrt(nDOFs)</text:p>
          </table:table-cell>
          <table:table-cell table:style-name="ce62" office:value-type="string" calcext:value-type="string">
            <text:p>L1 Error</text:p>
          </table:table-cell>
          <table:table-cell table:style-name="ce62" office:value-type="string" calcext:value-type="string">
            <text:p>L2 Error</text:p>
          </table:table-cell>
          <table:table-cell table:style-name="ce62" office:value-type="string" calcext:value-type="string">
            <text:p>Linf Error</text:p>
          </table:table-cell>
          <table:table-cell table:style-name="ce69" office:value-type="string" calcext:value-type="string">
            <text:p>n</text:p>
          </table:table-cell>
          <table:table-cell table:style-name="ce72" office:value-type="string" calcext:value-type="string">
            <text:p>L1 Error</text:p>
          </table:table-cell>
          <table:table-cell table:style-name="ce72" office:value-type="string" calcext:value-type="string">
            <text:p>L2 Error</text:p>
          </table:table-cell>
          <table:table-cell table:style-name="ce72" office:value-type="string" calcext:value-type="string">
            <text:p>Linf Error</text:p>
          </table:table-cell>
          <table:table-cell table:style-name="ce73" office:value-type="string" calcext:value-type="string">
            <text:p>Ord 1</text:p>
          </table:table-cell>
          <table:table-cell table:style-name="ce73" office:value-type="string" calcext:value-type="string">
            <text:p>Ord 2</text:p>
          </table:table-cell>
          <table:table-cell table:style-name="ce73" office:value-type="string" calcext:value-type="string">
            <text:p>Ord inf</text:p>
          </table:table-cell>
          <table:table-cell table:style-name="ce80"/>
          <table:table-cell table:style-name="ce46"/>
          <table:table-cell table:style-name="Excel_20_Built-in_20_Excel_20_Built-in_20_Excel_20_Built-in_20_Excel_20_Built-in_20_Excel_20_Built-in_20_TableStyleLight1" table:number-columns-repeated="239"/>
          <table:table-cell table:style-name="Excel_20_Built-in_20_Normal" table:number-columns-repeated="766"/>
          <table:table-cell/>
        </table:table-row>
        <table:table-row table:style-name="ro2">
          <table:table-cell table:style-name="ce46" table:number-columns-repeated="6"/>
          <table:table-cell table:style-name="ce60" table:number-columns-repeated="3"/>
          <table:table-cell table:style-name="ce46" table:number-columns-repeated="9"/>
          <table:table-cell table:style-name="Excel_20_Built-in_20_Excel_20_Built-in_20_Excel_20_Built-in_20_Excel_20_Built-in_20_Excel_20_Built-in_20_TableStyleLight1" table:number-columns-repeated="239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C5]^2*3" office:value-type="float" office:value="12" calcext:value-type="float">
            <text:p>12</text:p>
          </table:table-cell>
          <table:table-cell table:style-name="ce52" table:formula="of:=[.D5]*[.B5]^2" office:value-type="float" office:value="48" calcext:value-type="float">
            <text:p>48</text:p>
          </table:table-cell>
          <table:table-cell table:style-name="ce58" table:formula="of:=1/SQRT([.E5])" office:value-type="float" office:value="0.144337567297406" calcext:value-type="float">
            <text:p>1.44E-01</text:p>
          </table:table-cell>
          <table:table-cell table:style-name="ce63" office:value-type="float" office:value="0.0214384581602901" calcext:value-type="float">
            <text:p>2.14E-02</text:p>
          </table:table-cell>
          <table:table-cell table:style-name="ce63" office:value-type="float" office:value="0.203531127891771" calcext:value-type="float">
            <text:p>2.04E-01</text:p>
          </table:table-cell>
          <table:table-cell table:style-name="ce63" office:value-type="float" office:value="0.136302715844942" calcext:value-type="float">
            <text:p>1.36E-01</text:p>
          </table:table-cell>
          <table:table-cell table:style-name="ce70" table:formula="of:=LOG10([.C5])" office:value-type="float" office:value="0.301029995663981" calcext:value-type="float">
            <text:p>0.30</text:p>
          </table:table-cell>
          <table:table-cell table:style-name="ce70" table:formula="of:=LOG10([.G5])" office:value-type="float" office:value="-1.66880645202761" calcext:value-type="float">
            <text:p>-1.67</text:p>
          </table:table-cell>
          <table:table-cell table:style-name="ce70" table:formula="of:=LOG10([.H5]^2)" office:value-type="float" office:value="-1.38273832140028" calcext:value-type="float">
            <text:p>-1.38</text:p>
          </table:table-cell>
          <table:table-cell table:style-name="ce52" table:formula="of:=LOG10([.I5])" office:value-type="float" office:value="-0.865495490719095" calcext:value-type="float">
            <text:p>-0.87</text:p>
          </table:table-cell>
          <table:table-cell table:style-name="ce74" table:number-columns-repeated="3"/>
          <table:table-cell table:style-name="ce81" office:value-type="string" calcext:value-type="string">
            <text:p>L1 Order</text:p>
          </table:table-cell>
          <table:table-cell table:style-name="ce46"/>
          <table:table-cell table:style-name="Excel_20_Built-in_20_Excel_20_Built-in_20_Excel_20_Built-in_20_Excel_20_Built-in_20_Excel_20_Built-in_20_TableStyleLight1" table:number-columns-repeated="239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4" table:formula="of:=[.C6]^2*3" office:value-type="float" office:value="48" calcext:value-type="float">
            <text:p>48</text:p>
          </table:table-cell>
          <table:table-cell table:style-name="ce52" table:formula="of:=[.D6]*[.B6]^2" office:value-type="float" office:value="192" calcext:value-type="float">
            <text:p>192</text:p>
          </table:table-cell>
          <table:table-cell table:style-name="ce58" table:formula="of:=1/SQRT([.E6])" office:value-type="float" office:value="0.0721687836487032" calcext:value-type="float">
            <text:p>7.22E-02</text:p>
          </table:table-cell>
          <table:table-cell table:style-name="ce63" office:value-type="float" office:value="0.00605535324985471" calcext:value-type="float">
            <text:p>6.06E-03</text:p>
          </table:table-cell>
          <table:table-cell table:style-name="ce63" office:value-type="float" office:value="0.119053628819205" calcext:value-type="float">
            <text:p>1.19E-01</text:p>
          </table:table-cell>
          <table:table-cell table:style-name="ce63" office:value-type="float" office:value="0.0760603097755661" calcext:value-type="float">
            <text:p>7.61E-02</text:p>
          </table:table-cell>
          <table:table-cell table:style-name="ce70" table:formula="of:=LOG10([.C6])" office:value-type="float" office:value="0.602059991327962" calcext:value-type="float">
            <text:p>0.60</text:p>
          </table:table-cell>
          <table:table-cell table:style-name="ce70" table:formula="of:=LOG10([.G6])" office:value-type="float" office:value="-2.21786051643708" calcext:value-type="float">
            <text:p>-2.22</text:p>
          </table:table-cell>
          <table:table-cell table:style-name="ce70" table:formula="of:=LOG10([.H6]^2)" office:value-type="float" office:value="-1.84851472505179" calcext:value-type="float">
            <text:p>-1.85</text:p>
          </table:table-cell>
          <table:table-cell table:style-name="ce52" table:formula="of:=LOG10([.I6])" office:value-type="float" office:value="-1.11884191014262" calcext:value-type="float">
            <text:p>-1.12</text:p>
          </table:table-cell>
          <table:table-cell table:style-name="ce75" table:formula="of:=([.K6]-[.K5])/([.$J6]-[.$J5])" office:value-type="float" office:value="-1.82391812217392" calcext:value-type="float">
            <text:p>-1.82</text:p>
          </table:table-cell>
          <table:table-cell table:style-name="ce75" table:formula="of:=([.L6]-[.L5])/([.$J6]-[.$J5])" office:value-type="float" office:value="-1.54727572122555" calcext:value-type="float">
            <text:p>-1.55</text:p>
          </table:table-cell>
          <table:table-cell table:style-name="ce75" table:formula="of:=([.M6]-[.M5])/([.$J6]-[.$J5])" office:value-type="float" office:value="-0.841598588422122" calcext:value-type="float">
            <text:p>-0.84</text:p>
          </table:table-cell>
          <table:table-cell table:style-name="ce82" table:formula="of:=SLOPE([.K5:.K9];[.J5:.J9])" office:value-type="float" office:value="-1.85082753668757" calcext:value-type="float">
            <text:p>-1.85</text:p>
          </table:table-cell>
          <table:table-cell table:style-name="ce46"/>
          <table:table-cell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54" table:formula="of:=[.C7]^2*3" office:value-type="float" office:value="192" calcext:value-type="float">
            <text:p>192</text:p>
          </table:table-cell>
          <table:table-cell table:style-name="ce52" table:formula="of:=[.D7]*[.B7]^2" office:value-type="float" office:value="768" calcext:value-type="float">
            <text:p>768</text:p>
          </table:table-cell>
          <table:table-cell table:style-name="ce58" table:formula="of:=1/SQRT([.E7])" office:value-type="float" office:value="0.0360843918243516" calcext:value-type="float">
            <text:p>3.61E-02</text:p>
          </table:table-cell>
          <table:table-cell table:style-name="ce63" office:value-type="float" office:value="0.00170081115256852" calcext:value-type="float">
            <text:p>1.70E-03</text:p>
          </table:table-cell>
          <table:table-cell table:style-name="ce63" office:value-type="float" office:value="0.0638429883860435" calcext:value-type="float">
            <text:p>6.38E-02</text:p>
          </table:table-cell>
          <table:table-cell table:style-name="ce63" office:value-type="float" office:value="0.0224849434967744" calcext:value-type="float">
            <text:p>2.25E-02</text:p>
          </table:table-cell>
          <table:table-cell table:style-name="ce70" table:formula="of:=LOG10([.C7])" office:value-type="float" office:value="0.903089986991943" calcext:value-type="float">
            <text:p>0.90</text:p>
          </table:table-cell>
          <table:table-cell table:style-name="ce70" table:formula="of:=LOG10([.G7])" office:value-type="float" office:value="-2.76934390505321" calcext:value-type="float">
            <text:p>-2.77</text:p>
          </table:table-cell>
          <table:table-cell table:style-name="ce70" table:formula="of:=LOG10([.H7]^2)" office:value-type="float" office:value="-2.38977358513191" calcext:value-type="float">
            <text:p>-2.39</text:p>
          </table:table-cell>
          <table:table-cell table:style-name="ce52" table:formula="of:=LOG10([.I7])" office:value-type="float" office:value="-1.64810819944894" calcext:value-type="float">
            <text:p>-1.65</text:p>
          </table:table-cell>
          <table:table-cell table:style-name="ce75" table:formula="of:=([.K7]-[.K6])/([.$J7]-[.$J6])" office:value-type="float" office:value="-1.83198816250759" calcext:value-type="float">
            <text:p>-1.83</text:p>
          </table:table-cell>
          <table:table-cell table:style-name="ce75" table:formula="of:=([.L7]-[.L6])/([.$J7]-[.$J6])" office:value-type="float" office:value="-1.79802301390685" calcext:value-type="float">
            <text:p>-1.80</text:p>
          </table:table-cell>
          <table:table-cell table:style-name="ce75" table:formula="of:=([.M7]-[.M6])/([.$J7]-[.$J6])" office:value-type="float" office:value="-1.75818455612344" calcext:value-type="float">
            <text:p>-1.76</text:p>
          </table:table-cell>
          <table:table-cell table:style-name="ce81" office:value-type="string" calcext:value-type="string">
            <text:p>L2 Order</text:p>
          </table:table-cell>
          <table:table-cell table:style-name="ce46"/>
          <table:table-cell/>
          <table:table-cell table:style-name="ce98"/>
          <table:table-cell table:style-name="ce51"/>
          <table:table-cell table:style-name="ce98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54" table:formula="of:=[.C8]^2*3" office:value-type="float" office:value="768" calcext:value-type="float">
            <text:p>768</text:p>
          </table:table-cell>
          <table:table-cell table:style-name="ce52" table:formula="of:=[.D8]*[.B8]^2" office:value-type="float" office:value="3072" calcext:value-type="float">
            <text:p>3072</text:p>
          </table:table-cell>
          <table:table-cell table:style-name="ce58" table:formula="of:=1/SQRT([.E8])" office:value-type="float" office:value="0.0180421959121758" calcext:value-type="float">
            <text:p>1.80E-02</text:p>
          </table:table-cell>
          <table:table-cell table:style-name="ce63" office:value-type="float" office:value="0.00047153958852171" calcext:value-type="float">
            <text:p>4.72E-04</text:p>
          </table:table-cell>
          <table:table-cell table:style-name="ce63" office:value-type="float" office:value="0.035109496931196" calcext:value-type="float">
            <text:p>3.51E-02</text:p>
          </table:table-cell>
          <table:table-cell table:style-name="ce63" office:value-type="float" office:value="0.00888437172206058" calcext:value-type="float">
            <text:p>8.88E-03</text:p>
          </table:table-cell>
          <table:table-cell table:style-name="ce70" table:formula="of:=LOG10([.C8])" office:value-type="float" office:value="1.20411998265592" calcext:value-type="float">
            <text:p>1.20</text:p>
          </table:table-cell>
          <table:table-cell table:style-name="ce70" table:formula="of:=LOG10([.G8])" office:value-type="float" office:value="-3.32648183982002" calcext:value-type="float">
            <text:p>-3.33</text:p>
          </table:table-cell>
          <table:table-cell table:style-name="ce70" table:formula="of:=LOG10([.H8]^2)" office:value-type="float" office:value="-2.90915078661591" calcext:value-type="float">
            <text:p>-2.91</text:p>
          </table:table-cell>
          <table:table-cell table:style-name="ce52" table:formula="of:=LOG10([.I8])" office:value-type="float" office:value="-2.05137327886485" calcext:value-type="float">
            <text:p>-2.05</text:p>
          </table:table-cell>
          <table:table-cell table:style-name="ce75" table:formula="of:=([.K8]-[.K7])/([.$J8]-[.$J7])" office:value-type="float" office:value="-1.85077215822942" calcext:value-type="float">
            <text:p>-1.85</text:p>
          </table:table-cell>
          <table:table-cell table:style-name="ce75" table:formula="of:=([.L8]-[.L7])/([.$J8]-[.$J7])" office:value-type="float" office:value="-1.72533371745368" calcext:value-type="float">
            <text:p>-1.73</text:p>
          </table:table-cell>
          <table:table-cell table:style-name="ce75" table:formula="of:=([.M8]-[.M7])/([.$J8]-[.$J7])" office:value-type="float" office:value="-1.3396175969987" calcext:value-type="float">
            <text:p>-1.34</text:p>
          </table:table-cell>
          <table:table-cell table:style-name="ce83" table:formula="of:=SLOPE([.L5:.L9];[.J5:.J9])" office:value-type="float" office:value="-1.73609050056478" calcext:value-type="float">
            <text:p>-1.74</text:p>
          </table:table-cell>
          <table:table-cell table:style-name="ce46"/>
          <table:table-cell/>
          <table:table-cell table:style-name="ce51" table:number-columns-repeated="4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2" calcext:value-type="float">
            <text:p>32</text:p>
          </table:table-cell>
          <table:table-cell table:style-name="ce54" table:formula="of:=[.C9]^2*3" office:value-type="float" office:value="3072" calcext:value-type="float">
            <text:p>3072</text:p>
          </table:table-cell>
          <table:table-cell table:style-name="ce52" table:formula="of:=[.D9]*[.B9]^2" office:value-type="float" office:value="12288" calcext:value-type="float">
            <text:p>12288</text:p>
          </table:table-cell>
          <table:table-cell table:style-name="ce58" table:formula="of:=1/SQRT([.E9])" office:value-type="float" office:value="0.0090210979560879" calcext:value-type="float">
            <text:p>9.02E-03</text:p>
          </table:table-cell>
          <table:table-cell table:style-name="ce63" office:value-type="float" office:value="0.00012581464106303" calcext:value-type="float">
            <text:p>1.26E-04</text:p>
          </table:table-cell>
          <table:table-cell table:style-name="ce63" office:value-type="float" office:value="0.0185034011799656" calcext:value-type="float">
            <text:p>1.85E-02</text:p>
          </table:table-cell>
          <table:table-cell table:style-name="ce63" office:value-type="float" office:value="0.00232982445316698" calcext:value-type="float">
            <text:p>2.33E-03</text:p>
          </table:table-cell>
          <table:table-cell table:style-name="ce70" table:formula="of:=LOG10([.C9])" office:value-type="float" office:value="1.50514997831991" calcext:value-type="float">
            <text:p>1.51</text:p>
          </table:table-cell>
          <table:table-cell table:style-name="ce70" table:formula="of:=LOG10([.G9])" office:value-type="float" office:value="-3.90026881705532" calcext:value-type="float">
            <text:p>-3.90</text:p>
          </table:table-cell>
          <table:table-cell table:style-name="ce70" table:formula="of:=LOG10([.H9]^2)" office:value-type="float" office:value="-3.4654968699047" calcext:value-type="float">
            <text:p>-3.47</text:p>
          </table:table-cell>
          <table:table-cell table:style-name="ce52" table:formula="of:=LOG10([.I9])" office:value-type="float" office:value="-2.63267680081649" calcext:value-type="float">
            <text:p>-2.63</text:p>
          </table:table-cell>
          <table:table-cell table:style-name="ce75" table:formula="of:=([.K9]-[.K8])/([.$J9]-[.$J8])" office:value-type="float" office:value="-1.90607908015842" calcext:value-type="float">
            <text:p>-1.91</text:p>
          </table:table-cell>
          <table:table-cell table:style-name="ce75" table:formula="of:=([.L9]-[.L8])/([.$J9]-[.$J8])" office:value-type="float" office:value="-1.84814168455756" calcext:value-type="float">
            <text:p>-1.85</text:p>
          </table:table-cell>
          <table:table-cell table:style-name="ce75" table:formula="of:=([.M9]-[.M8])/([.$J9]-[.$J8])" office:value-type="float" office:value="-1.93104850122811" calcext:value-type="float">
            <text:p>-1.93</text:p>
          </table:table-cell>
          <table:table-cell table:style-name="ce81" office:value-type="string" calcext:value-type="string">
            <text:p>Linf Order</text:p>
          </table:table-cell>
          <table:table-cell table:style-name="ce46"/>
          <table:table-cell/>
          <table:table-cell table:style-name="ce99" table:number-columns-repeated="4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/>
          <table:table-cell table:style-name="ce52" table:number-columns-repeated="2"/>
          <table:table-cell table:style-name="ce54"/>
          <table:table-cell table:style-name="ce52"/>
          <table:table-cell table:style-name="ce58"/>
          <table:table-cell table:style-name="ce63" table:number-columns-repeated="3"/>
          <table:table-cell table:style-name="ce70" table:number-columns-repeated="3"/>
          <table:table-cell table:style-name="ce52"/>
          <table:table-cell table:style-name="Excel_20_Built-in_20_Excel_20_Built-in_20_Excel_20_Built-in_20_Excel_20_Built-in_20_Excel_20_Built-in_20_TableStyleLight1" table:number-columns-repeated="3"/>
          <table:table-cell table:style-name="ce84" table:formula="of:=SLOPE([.M5:.M9];[.J5:.J9])" office:value-type="float" office:value="-1.48387006386669" calcext:value-type="float">
            <text:p>-1.48</text:p>
          </table:table-cell>
          <table:table-cell table:style-name="ce46"/>
          <table:table-cell/>
          <table:table-cell table:style-name="ce99" table:number-columns-repeated="4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50"/>
          <table:table-cell table:style-name="ce53" table:number-columns-repeated="4"/>
          <table:table-cell table:style-name="ce59" table:number-columns-repeated="4"/>
          <table:table-cell table:style-name="ce53" table:number-columns-repeated="8"/>
          <table:table-cell table:style-name="ce46"/>
          <table:table-cell/>
          <table:table-cell table:style-name="ce51" table:number-columns-repeated="2"/>
          <table:table-cell table:style-name="ce99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C12]^2*3" office:value-type="float" office:value="12" calcext:value-type="float">
            <text:p>12</text:p>
          </table:table-cell>
          <table:table-cell table:style-name="ce52" table:formula="of:=[.D12]*[.B12]^2" office:value-type="float" office:value="108" calcext:value-type="float">
            <text:p>108</text:p>
          </table:table-cell>
          <table:table-cell table:style-name="ce58" table:formula="of:=1/SQRT([.E12])" office:value-type="float" office:value="0.0962250448649376" calcext:value-type="float">
            <text:p>9.62E-02</text:p>
          </table:table-cell>
          <table:table-cell table:style-name="ce63" office:value-type="float" office:value="0.0087396418357601" calcext:value-type="float">
            <text:p>8.74E-03</text:p>
          </table:table-cell>
          <table:table-cell table:style-name="ce63" office:value-type="float" office:value="0.225447932840487" calcext:value-type="float">
            <text:p>2.25E-01</text:p>
          </table:table-cell>
          <table:table-cell table:style-name="ce63" office:value-type="float" office:value="0.141244514677124" calcext:value-type="float">
            <text:p>1.41E-01</text:p>
          </table:table-cell>
          <table:table-cell table:style-name="ce70" table:formula="of:=LOG10([.C12])" office:value-type="float" office:value="0.301029995663981" calcext:value-type="float">
            <text:p>0.30</text:p>
          </table:table-cell>
          <table:table-cell table:style-name="ce70" table:formula="of:=LOG10([.G12])" office:value-type="float" office:value="-2.05850636507043" calcext:value-type="float">
            <text:p>-2.06</text:p>
          </table:table-cell>
          <table:table-cell table:style-name="ce70" table:formula="of:=LOG10([.H12])" office:value-type="float" office:value="-0.646953742438074" calcext:value-type="float">
            <text:p>-0.65</text:p>
          </table:table-cell>
          <table:table-cell table:style-name="ce52" table:formula="of:=LOG10([.I12])" office:value-type="float" office:value="-0.850028409290569" calcext:value-type="float">
            <text:p>-0.85</text:p>
          </table:table-cell>
          <table:table-cell table:style-name="ce74" table:number-columns-repeated="3"/>
          <table:table-cell table:style-name="ce81" office:value-type="string" calcext:value-type="string">
            <text:p>L1 Order</text:p>
          </table:table-cell>
          <table:table-cell table:style-name="ce46"/>
          <table:table-cell/>
          <table:table-cell table:style-name="ce51" table:number-columns-repeated="2"/>
          <table:table-cell table:style-name="ce99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6]+1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4" table:formula="of:=[.C13]^2*3" office:value-type="float" office:value="48" calcext:value-type="float">
            <text:p>48</text:p>
          </table:table-cell>
          <table:table-cell table:style-name="ce52" table:formula="of:=[.D13]*[.B13]^2" office:value-type="float" office:value="432" calcext:value-type="float">
            <text:p>432</text:p>
          </table:table-cell>
          <table:table-cell table:style-name="ce58" table:formula="of:=1/SQRT([.E13])" office:value-type="float" office:value="0.0481125224324688" calcext:value-type="float">
            <text:p>4.81E-02</text:p>
          </table:table-cell>
          <table:table-cell table:style-name="ce63" office:value-type="float" office:value="0.000667449716430984" calcext:value-type="float">
            <text:p>6.67E-04</text:p>
          </table:table-cell>
          <table:table-cell table:style-name="ce63" office:value-type="float" office:value="0.0338114790443556" calcext:value-type="float">
            <text:p>3.38E-02</text:p>
          </table:table-cell>
          <table:table-cell table:style-name="ce63" office:value-type="float" office:value="0.017208459462233" calcext:value-type="float">
            <text:p>1.72E-02</text:p>
          </table:table-cell>
          <table:table-cell table:style-name="ce70" table:formula="of:=LOG10([.C13])" office:value-type="float" office:value="0.602059991327962" calcext:value-type="float">
            <text:p>0.60</text:p>
          </table:table-cell>
          <table:table-cell table:style-name="ce70" table:formula="of:=LOG10([.G13])" office:value-type="float" office:value="-3.17558144711564" calcext:value-type="float">
            <text:p>-3.18</text:p>
          </table:table-cell>
          <table:table-cell table:style-name="ce70" table:formula="of:=LOG10([.H13])" office:value-type="float" office:value="-1.4709358311049" calcext:value-type="float">
            <text:p>-1.47</text:p>
          </table:table-cell>
          <table:table-cell table:style-name="ce52" table:formula="of:=LOG10([.I13])" office:value-type="float" office:value="-1.76425800689485" calcext:value-type="float">
            <text:p>-1.76</text:p>
          </table:table-cell>
          <table:table-cell table:style-name="ce76" table:formula="of:=([.K13]-[.K12])/([.$J13]-[.$J12])" office:value-type="float" office:value="-3.71084309914459" calcext:value-type="float">
            <text:p>-3.71</text:p>
          </table:table-cell>
          <table:table-cell table:style-name="ce76" table:formula="of:=([.L13]-[.L12])/([.$J13]-[.$J12])" office:value-type="float" office:value="-2.7372092500263" calcext:value-type="float">
            <text:p>-2.74</text:p>
          </table:table-cell>
          <table:table-cell table:style-name="ce76" table:formula="of:=([.M13]-[.M12])/([.$J13]-[.$J12])" office:value-type="float" office:value="-3.03700498545924" calcext:value-type="float">
            <text:p>-3.04</text:p>
          </table:table-cell>
          <table:table-cell table:style-name="ce85" table:formula="of:=SLOPE([.K12:.K16];[.J12:.J16])" office:value-type="float" office:value="-2.9362445305918" calcext:value-type="float">
            <text:p>-2.94</text:p>
          </table:table-cell>
          <table:table-cell table:style-name="ce46"/>
          <table:table-cell/>
          <table:table-cell table:style-name="ce51" table:number-columns-repeated="2"/>
          <table:table-cell table:style-name="ce99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7]+1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table:style-name="ce54" table:formula="of:=[.C14]^2*3" office:value-type="float" office:value="192" calcext:value-type="float">
            <text:p>192</text:p>
          </table:table-cell>
          <table:table-cell table:style-name="ce52" table:formula="of:=[.D14]*[.B14]^2" office:value-type="float" office:value="1728" calcext:value-type="float">
            <text:p>1728</text:p>
          </table:table-cell>
          <table:table-cell table:style-name="ce58" table:formula="of:=1/SQRT([.E14])" office:value-type="float" office:value="0.0240562612162344" calcext:value-type="float">
            <text:p>2.41E-02</text:p>
          </table:table-cell>
          <table:table-cell table:style-name="ce64" office:value-type="float" office:value="0.000109477431593815" calcext:value-type="float">
            <text:p>1.09E-04</text:p>
          </table:table-cell>
          <table:table-cell table:style-name="ce63" office:value-type="float" office:value="0.00924744051636934" calcext:value-type="float">
            <text:p>9.25E-03</text:p>
          </table:table-cell>
          <table:table-cell table:style-name="ce63" office:value-type="float" office:value="0.00321948773141012" calcext:value-type="float">
            <text:p>3.22E-03</text:p>
          </table:table-cell>
          <table:table-cell table:style-name="ce70" table:formula="of:=LOG10([.C14])" office:value-type="float" office:value="0.903089986991943" calcext:value-type="float">
            <text:p>0.90</text:p>
          </table:table-cell>
          <table:table-cell table:style-name="ce70" table:formula="of:=LOG10([.G14])" office:value-type="float" office:value="-3.96067539995134" calcext:value-type="float">
            <text:p>-3.96</text:p>
          </table:table-cell>
          <table:table-cell table:style-name="ce70" table:formula="of:=LOG10([.H14])" office:value-type="float" office:value="-2.03397845357793" calcext:value-type="float">
            <text:p>-2.03</text:p>
          </table:table-cell>
          <table:table-cell table:style-name="ce52" table:formula="of:=LOG10([.I14])" office:value-type="float" office:value="-2.49221322554655" calcext:value-type="float">
            <text:p>-2.49</text:p>
          </table:table-cell>
          <table:table-cell table:style-name="ce76" table:formula="of:=([.K14]-[.K13])/([.$J14]-[.$J13])" office:value-type="float" office:value="-2.60802565905105" calcext:value-type="float">
            <text:p>-2.61</text:p>
          </table:table-cell>
          <table:table-cell table:style-name="ce76" table:formula="of:=([.L14]-[.L13])/([.$J14]-[.$J13])" office:value-type="float" office:value="-1.8703871062122" calcext:value-type="float">
            <text:p>-1.87</text:p>
          </table:table-cell>
          <table:table-cell table:style-name="ce76" table:formula="of:=([.M14]-[.M13])/([.$J14]-[.$J13])" office:value-type="float" office:value="-2.41821489265896" calcext:value-type="float">
            <text:p>-2.42</text:p>
          </table:table-cell>
          <table:table-cell table:style-name="ce81" office:value-type="string" calcext:value-type="string">
            <text:p>L2 Order</text:p>
          </table:table-cell>
          <table:table-cell table:style-name="ce46"/>
          <table:table-cell/>
          <table:table-cell table:style-name="ce51" table:number-columns-repeated="2"/>
          <table:table-cell table:style-name="ce99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8]+1" office:value-type="float" office:value="3" calcext:value-type="float">
            <text:p>3</text:p>
          </table:table-cell>
          <table:table-cell table:style-name="ce52" office:value-type="float" office:value="16" calcext:value-type="float">
            <text:p>16</text:p>
          </table:table-cell>
          <table:table-cell table:style-name="ce54" table:formula="of:=[.C15]^2*3" office:value-type="float" office:value="768" calcext:value-type="float">
            <text:p>768</text:p>
          </table:table-cell>
          <table:table-cell table:style-name="ce52" table:formula="of:=[.D15]*[.B15]^2" office:value-type="float" office:value="6912" calcext:value-type="float">
            <text:p>6912</text:p>
          </table:table-cell>
          <table:table-cell table:style-name="ce58" table:formula="of:=1/SQRT([.E15])" office:value-type="float" office:value="0.0120281306081172" calcext:value-type="float">
            <text:p>1.20E-02</text:p>
          </table:table-cell>
          <table:table-cell table:style-name="ce63" office:value-type="float" office:value="0.0000153220876129379" calcext:value-type="float">
            <text:p>1.53E-05</text:p>
          </table:table-cell>
          <table:table-cell table:style-name="ce63" office:value-type="float" office:value="0.00281123083871033" calcext:value-type="float">
            <text:p>2.81E-03</text:p>
          </table:table-cell>
          <table:table-cell table:style-name="ce63" office:value-type="float" office:value="0.000537467766126398" calcext:value-type="float">
            <text:p>5.37E-04</text:p>
          </table:table-cell>
          <table:table-cell table:style-name="ce70" table:formula="of:=LOG10([.C15])" office:value-type="float" office:value="1.20411998265592" calcext:value-type="float">
            <text:p>1.20</text:p>
          </table:table-cell>
          <table:table-cell table:style-name="ce70" table:formula="of:=LOG10([.G15])" office:value-type="float" office:value="-4.81468205865822" calcext:value-type="float">
            <text:p>-4.81</text:p>
          </table:table-cell>
          <table:table-cell table:style-name="ce70" table:formula="of:=LOG10([.H15])" office:value-type="float" office:value="-2.55110349168819" calcext:value-type="float">
            <text:p>-2.55</text:p>
          </table:table-cell>
          <table:table-cell table:style-name="ce52" table:formula="of:=LOG10([.I15])" office:value-type="float" office:value="-3.26964757683229" calcext:value-type="float">
            <text:p>-3.27</text:p>
          </table:table-cell>
          <table:table-cell table:style-name="ce76" table:formula="of:=([.K15]-[.K14])/([.$J15]-[.$J14])" office:value-type="float" office:value="-2.83694871277929" calcext:value-type="float">
            <text:p>-2.84</text:p>
          </table:table-cell>
          <table:table-cell table:style-name="ce76" table:formula="of:=([.L15]-[.L14])/([.$J15]-[.$J14])" office:value-type="float" office:value="-1.71785219266817" calcext:value-type="float">
            <text:p>-1.72</text:p>
          </table:table-cell>
          <table:table-cell table:style-name="ce76" table:formula="of:=([.M15]-[.M14])/([.$J15]-[.$J14])" office:value-type="float" office:value="-2.5825810134666" calcext:value-type="float">
            <text:p>-2.58</text:p>
          </table:table-cell>
          <table:table-cell table:style-name="ce86" table:formula="of:=SLOPE([.L12:.L16];[.J12:.J16])" office:value-type="float" office:value="-1.99580571646814" calcext:value-type="float">
            <text:p>-2.00</text:p>
          </table:table-cell>
          <table:table-cell table:style-name="ce46"/>
          <table:table-cell/>
          <table:table-cell table:style-name="ce51" table:number-columns-repeated="2"/>
          <table:table-cell table:style-name="ce99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9]+1" office:value-type="float" office:value="3" calcext:value-type="float">
            <text:p>3</text:p>
          </table:table-cell>
          <table:table-cell table:style-name="ce52" office:value-type="float" office:value="32" calcext:value-type="float">
            <text:p>32</text:p>
          </table:table-cell>
          <table:table-cell table:style-name="ce54" table:formula="of:=[.C16]^2*3" office:value-type="float" office:value="3072" calcext:value-type="float">
            <text:p>3072</text:p>
          </table:table-cell>
          <table:table-cell table:style-name="ce52" table:formula="of:=[.D16]*[.B16]^2" office:value-type="float" office:value="27648" calcext:value-type="float">
            <text:p>27648</text:p>
          </table:table-cell>
          <table:table-cell table:style-name="ce58" table:formula="of:=1/SQRT([.E16])" office:value-type="float" office:value="0.0060140653040586" calcext:value-type="float">
            <text:p>6.01E-03</text:p>
          </table:table-cell>
          <table:table-cell table:style-name="ce64" office:value-type="float" office:value="0.000002195611764457" calcext:value-type="float">
            <text:p>2.20E-06</text:p>
          </table:table-cell>
          <table:table-cell table:style-name="ce63" office:value-type="float" office:value="0.000774717126599891" calcext:value-type="float">
            <text:p>7.75E-04</text:p>
          </table:table-cell>
          <table:table-cell table:style-name="ce63" office:value-type="float" office:value="0.0000969164632188546" calcext:value-type="float">
            <text:p>9.69E-05</text:p>
          </table:table-cell>
          <table:table-cell table:style-name="ce70" table:formula="of:=LOG10([.C16])" office:value-type="float" office:value="1.50514997831991" calcext:value-type="float">
            <text:p>1.51</text:p>
          </table:table-cell>
          <table:table-cell table:style-name="ce70" table:formula="of:=LOG10([.G16])" office:value-type="float" office:value="-5.65844445086133" calcext:value-type="float">
            <text:p>-5.66</text:p>
          </table:table-cell>
          <table:table-cell table:style-name="ce70" table:formula="of:=LOG10([.H16])" office:value-type="float" office:value="-3.11085684301919" calcext:value-type="float">
            <text:p>-3.11</text:p>
          </table:table-cell>
          <table:table-cell table:style-name="ce52" table:formula="of:=LOG10([.I16])" office:value-type="float" office:value="-4.01360244299266" calcext:value-type="float">
            <text:p>-4.01</text:p>
          </table:table-cell>
          <table:table-cell table:style-name="ce76" table:formula="of:=([.K16]-[.K15])/([.$J16]-[.$J15])" office:value-type="float" office:value="-2.80291799606888" calcext:value-type="float">
            <text:p>-2.80</text:p>
          </table:table-cell>
          <table:table-cell table:style-name="ce76" table:formula="of:=([.L16]-[.L15])/([.$J16]-[.$J15])" office:value-type="float" office:value="-1.85946038399383" calcext:value-type="float">
            <text:p>-1.86</text:p>
          </table:table-cell>
          <table:table-cell table:style-name="ce76" table:formula="of:=([.M16]-[.M15])/([.$J16]-[.$J15])" office:value-type="float" office:value="-2.4713645712263" calcext:value-type="float">
            <text:p>-2.47</text:p>
          </table:table-cell>
          <table:table-cell table:style-name="ce81" office:value-type="string" calcext:value-type="string">
            <text:p>Linf Order</text:p>
          </table:table-cell>
          <table:table-cell table:style-name="ce46"/>
          <table:table-cell/>
          <table:table-cell table:style-name="ce51" table:number-columns-repeated="2"/>
          <table:table-cell table:style-name="ce99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/>
          <table:table-cell table:style-name="ce51"/>
          <table:table-cell table:style-name="ce52"/>
          <table:table-cell table:style-name="ce54"/>
          <table:table-cell table:style-name="ce52"/>
          <table:table-cell table:style-name="ce58"/>
          <table:table-cell table:style-name="ce64"/>
          <table:table-cell table:style-name="ce63" table:number-columns-repeated="2"/>
          <table:table-cell table:style-name="ce70" table:number-columns-repeated="3"/>
          <table:table-cell table:style-name="ce52"/>
          <table:table-cell table:style-name="Excel_20_Built-in_20_Excel_20_Built-in_20_Excel_20_Built-in_20_Excel_20_Built-in_20_Excel_20_Built-in_20_TableStyleLight1" table:number-columns-repeated="3"/>
          <table:table-cell table:style-name="ce87" table:formula="of:=SLOPE([.M12:.M16];[.J12:.J16])" office:value-type="float" office:value="-2.60191268317478" calcext:value-type="float">
            <text:p>-2.60</text:p>
          </table:table-cell>
          <table:table-cell table:style-name="ce46"/>
          <table:table-cell/>
          <table:table-cell table:style-name="ce51" table:number-columns-repeated="2"/>
          <table:table-cell table:style-name="ce99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50"/>
          <table:table-cell table:style-name="ce53" table:number-columns-repeated="4"/>
          <table:table-cell table:style-name="ce59" table:number-columns-repeated="4"/>
          <table:table-cell table:style-name="ce53" table:number-columns-repeated="8"/>
          <table:table-cell table:style-name="ce46"/>
          <table:table-cell/>
          <table:table-cell table:style-name="ce51" table:number-columns-repeated="3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12]+1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C19]^2*3" office:value-type="float" office:value="12" calcext:value-type="float">
            <text:p>12</text:p>
          </table:table-cell>
          <table:table-cell table:style-name="ce52" table:formula="of:=[.D19]*[.B19]^2" office:value-type="float" office:value="192" calcext:value-type="float">
            <text:p>192</text:p>
          </table:table-cell>
          <table:table-cell table:style-name="ce58" table:formula="of:=1/SQRT([.E19])" office:value-type="float" office:value="0.0721687836487032" calcext:value-type="float">
            <text:p>7.22E-02</text:p>
          </table:table-cell>
          <table:table-cell table:style-name="ce63" office:value-type="float" office:value="0.000719918745095296" calcext:value-type="float">
            <text:p>7.20E-04</text:p>
          </table:table-cell>
          <table:table-cell table:style-name="ce63" office:value-type="float" office:value="0.0272025752790932" calcext:value-type="float">
            <text:p>2.72E-02</text:p>
          </table:table-cell>
          <table:table-cell table:style-name="ce63" office:value-type="float" office:value="0.0138677758658625" calcext:value-type="float">
            <text:p>1.39E-02</text:p>
          </table:table-cell>
          <table:table-cell table:style-name="ce70" table:formula="of:=LOG10([.C19])" office:value-type="float" office:value="0.301029995663981" calcext:value-type="float">
            <text:p>0.30</text:p>
          </table:table-cell>
          <table:table-cell table:style-name="ce70" table:formula="of:=LOG10([.G19])" office:value-type="float" office:value="-3.1427165182189" calcext:value-type="float">
            <text:p>-3.14</text:p>
          </table:table-cell>
          <table:table-cell table:style-name="ce70" table:formula="of:=LOG10([.H19])" office:value-type="float" office:value="-1.56538997918063" calcext:value-type="float">
            <text:p>-1.57</text:p>
          </table:table-cell>
          <table:table-cell table:style-name="ce52" table:formula="of:=LOG10([.I19])" office:value-type="float" office:value="-1.85799318612479" calcext:value-type="float">
            <text:p>-1.86</text:p>
          </table:table-cell>
          <table:table-cell table:style-name="ce74" table:number-columns-repeated="3"/>
          <table:table-cell table:style-name="ce81" office:value-type="string" calcext:value-type="string">
            <text:p>L1 Order</text:p>
          </table:table-cell>
          <table:table-cell table:style-name="ce46"/>
          <table:table-cell/>
          <table:table-cell table:style-name="ce51" table:number-columns-repeated="3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13]+1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54" table:formula="of:=[.C20]^2*3" office:value-type="float" office:value="48" calcext:value-type="float">
            <text:p>48</text:p>
          </table:table-cell>
          <table:table-cell table:style-name="ce52" table:formula="of:=[.D20]*[.B20]^2" office:value-type="float" office:value="768" calcext:value-type="float">
            <text:p>768</text:p>
          </table:table-cell>
          <table:table-cell table:style-name="ce58" table:formula="of:=1/SQRT([.E20])" office:value-type="float" office:value="0.0360843918243516" calcext:value-type="float">
            <text:p>3.61E-02</text:p>
          </table:table-cell>
          <table:table-cell table:style-name="ce63" office:value-type="float" office:value="0.0000927362439609489" calcext:value-type="float">
            <text:p>9.27E-05</text:p>
          </table:table-cell>
          <table:table-cell table:style-name="ce63" office:value-type="float" office:value="0.00720725741732841" calcext:value-type="float">
            <text:p>7.21E-03</text:p>
          </table:table-cell>
          <table:table-cell table:style-name="ce63" office:value-type="float" office:value="0.00358634600244312" calcext:value-type="float">
            <text:p>3.59E-03</text:p>
          </table:table-cell>
          <table:table-cell table:style-name="ce70" table:formula="of:=LOG10([.C20])" office:value-type="float" office:value="0.602059991327962" calcext:value-type="float">
            <text:p>0.60</text:p>
          </table:table-cell>
          <table:table-cell table:style-name="ce70" table:formula="of:=LOG10([.G20])" office:value-type="float" office:value="-4.03275049804629" calcext:value-type="float">
            <text:p>-4.03</text:p>
          </table:table-cell>
          <table:table-cell table:style-name="ce70" table:formula="of:=LOG10([.H20])" office:value-type="float" office:value="-2.14222996622573" calcext:value-type="float">
            <text:p>-2.14</text:p>
          </table:table-cell>
          <table:table-cell table:style-name="ce52" table:formula="of:=LOG10([.I20])" office:value-type="float" office:value="-2.44534781301621" calcext:value-type="float">
            <text:p>-2.45</text:p>
          </table:table-cell>
          <table:table-cell table:style-name="ce77" table:formula="of:=([.K20]-[.K19])/([.$J20]-[.$J19])" office:value-type="float" office:value="-2.95662888299304" calcext:value-type="float">
            <text:p>-2.96</text:p>
          </table:table-cell>
          <table:table-cell table:style-name="ce77" table:formula="of:=([.L20]-[.L19])/([.$J20]-[.$J19])" office:value-type="float" office:value="-1.91622095921958" calcext:value-type="float">
            <text:p>-1.92</text:p>
          </table:table-cell>
          <table:table-cell table:style-name="ce77" table:formula="of:=([.M20]-[.M19])/([.$J20]-[.$J19])" office:value-type="float" office:value="-1.95114983673269" calcext:value-type="float">
            <text:p>-1.95</text:p>
          </table:table-cell>
          <table:table-cell table:style-name="ce88" table:formula="of:=SLOPE([.K19:.K23];[.J19:.J23])" office:value-type="float" office:value="-3.26716358255828" calcext:value-type="float">
            <text:p>-3.27</text:p>
          </table:table-cell>
          <table:table-cell table:style-name="ce46"/>
          <table:table-cell/>
          <table:table-cell table:style-name="ce51" table:number-columns-repeated="3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14]+1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4" table:formula="of:=[.C21]^2*3" office:value-type="float" office:value="192" calcext:value-type="float">
            <text:p>192</text:p>
          </table:table-cell>
          <table:table-cell table:style-name="ce52" table:formula="of:=[.D21]*[.B21]^2" office:value-type="float" office:value="3072" calcext:value-type="float">
            <text:p>3072</text:p>
          </table:table-cell>
          <table:table-cell table:style-name="ce58" table:formula="of:=1/SQRT([.E21])" office:value-type="float" office:value="0.0180421959121758" calcext:value-type="float">
            <text:p>1.80E-02</text:p>
          </table:table-cell>
          <table:table-cell table:style-name="ce63" office:value-type="float" office:value="0.0000108612887523947" calcext:value-type="float">
            <text:p>1.09E-05</text:p>
          </table:table-cell>
          <table:table-cell table:style-name="ce63" office:value-type="float" office:value="0.00257721070325405" calcext:value-type="float">
            <text:p>2.58E-03</text:p>
          </table:table-cell>
          <table:table-cell table:style-name="ce63" office:value-type="float" office:value="0.00133851304644872" calcext:value-type="float">
            <text:p>1.34E-03</text:p>
          </table:table-cell>
          <table:table-cell table:style-name="ce70" table:formula="of:=LOG10([.C21])" office:value-type="float" office:value="0.903089986991943" calcext:value-type="float">
            <text:p>0.90</text:p>
          </table:table-cell>
          <table:table-cell table:style-name="ce70" table:formula="of:=LOG10([.G21])" office:value-type="float" office:value="-4.96411864023091" calcext:value-type="float">
            <text:p>-4.96</text:p>
          </table:table-cell>
          <table:table-cell table:style-name="ce70" table:formula="of:=LOG10([.H21])" office:value-type="float" office:value="-2.58885007368045" calcext:value-type="float">
            <text:p>-2.59</text:p>
          </table:table-cell>
          <table:table-cell table:style-name="ce52" table:formula="of:=LOG10([.I21])" office:value-type="float" office:value="-2.87337739140041" calcext:value-type="float">
            <text:p>-2.87</text:p>
          </table:table-cell>
          <table:table-cell table:style-name="ce77" table:formula="of:=([.K21]-[.K20])/([.$J21]-[.$J20])" office:value-type="float" office:value="-3.09393799820613" calcext:value-type="float">
            <text:p>-3.09</text:p>
          </table:table-cell>
          <table:table-cell table:style-name="ce77" table:formula="of:=([.L21]-[.L20])/([.$J21]-[.$J20])" office:value-type="float" office:value="-1.48363988269546" calcext:value-type="float">
            <text:p>-1.48</text:p>
          </table:table-cell>
          <table:table-cell table:style-name="ce77" table:formula="of:=([.M21]-[.M20])/([.$J21]-[.$J20])" office:value-type="float" office:value="-1.42188348187727" calcext:value-type="float">
            <text:p>-1.42</text:p>
          </table:table-cell>
          <table:table-cell table:style-name="ce81" office:value-type="string" calcext:value-type="string">
            <text:p>L2 Order</text:p>
          </table:table-cell>
          <table:table-cell table:style-name="ce46"/>
          <table:table-cell/>
          <table:table-cell table:style-name="ce51" table:number-columns-repeated="3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15]+1" office:value-type="float" office:value="4" calcext:value-type="float">
            <text:p>4</text:p>
          </table:table-cell>
          <table:table-cell table:style-name="ce52" office:value-type="float" office:value="16" calcext:value-type="float">
            <text:p>16</text:p>
          </table:table-cell>
          <table:table-cell table:style-name="ce54" table:formula="of:=[.C22]^2*3" office:value-type="float" office:value="768" calcext:value-type="float">
            <text:p>768</text:p>
          </table:table-cell>
          <table:table-cell table:style-name="ce52" table:formula="of:=[.D22]*[.B22]^2" office:value-type="float" office:value="12288" calcext:value-type="float">
            <text:p>12288</text:p>
          </table:table-cell>
          <table:table-cell table:style-name="ce58" table:formula="of:=1/SQRT([.E22])" office:value-type="float" office:value="0.0090210979560879" calcext:value-type="float">
            <text:p>9.02E-03</text:p>
          </table:table-cell>
          <table:table-cell table:style-name="ce63" office:value-type="float" office:value="0.00000096394641484833" calcext:value-type="float">
            <text:p>9.64E-07</text:p>
          </table:table-cell>
          <table:table-cell table:style-name="ce63" office:value-type="float" office:value="0.000253839703015492" calcext:value-type="float">
            <text:p>2.54E-04</text:p>
          </table:table-cell>
          <table:table-cell table:style-name="ce63" office:value-type="float" office:value="0.0000517634770659248" calcext:value-type="float">
            <text:p>5.18E-05</text:p>
          </table:table-cell>
          <table:table-cell table:style-name="ce70" table:formula="of:=LOG10([.C22])" office:value-type="float" office:value="1.20411998265592" calcext:value-type="float">
            <text:p>1.20</text:p>
          </table:table-cell>
          <table:table-cell table:style-name="ce70" table:formula="of:=LOG10([.G22])" office:value-type="float" office:value="-6.01594710757279" calcext:value-type="float">
            <text:p>-6.02</text:p>
          </table:table-cell>
          <table:table-cell table:style-name="ce70" table:formula="of:=LOG10([.H22])" office:value-type="float" office:value="-3.5954404490183" calcext:value-type="float">
            <text:p>-3.60</text:p>
          </table:table-cell>
          <table:table-cell table:style-name="ce52" table:formula="of:=LOG10([.I22])" office:value-type="float" office:value="-4.28597655884968" calcext:value-type="float">
            <text:p>-4.29</text:p>
          </table:table-cell>
          <table:table-cell table:style-name="ce77" table:formula="of:=([.K22]-[.K21])/([.$J22]-[.$J21])" office:value-type="float" office:value="-3.49409853666531" calcext:value-type="float">
            <text:p>-3.49</text:p>
          </table:table-cell>
          <table:table-cell table:style-name="ce77" table:formula="of:=([.L22]-[.L21])/([.$J22]-[.$J21])" office:value-type="float" office:value="-3.34382084787802" calcext:value-type="float">
            <text:p>-3.34</text:p>
          </table:table-cell>
          <table:table-cell table:style-name="ce77" table:formula="of:=([.M22]-[.M21])/([.$J22]-[.$J21])" office:value-type="float" office:value="-4.6925528611642" calcext:value-type="float">
            <text:p>-4.69</text:p>
          </table:table-cell>
          <table:table-cell table:style-name="ce89" table:formula="of:=SLOPE([.L19:.L23];[.J19:.J23])" office:value-type="float" office:value="-2.34614522156054" calcext:value-type="float">
            <text:p>-2.35</text:p>
          </table:table-cell>
          <table:table-cell table:style-name="ce46"/>
          <table:table-cell/>
          <table:table-cell table:style-name="ce51" table:number-columns-repeated="3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16]+1" office:value-type="float" office:value="4" calcext:value-type="float">
            <text:p>4</text:p>
          </table:table-cell>
          <table:table-cell table:style-name="ce52" office:value-type="float" office:value="32" calcext:value-type="float">
            <text:p>32</text:p>
          </table:table-cell>
          <table:table-cell table:style-name="ce54" table:formula="of:=[.C23]^2*3" office:value-type="float" office:value="3072" calcext:value-type="float">
            <text:p>3072</text:p>
          </table:table-cell>
          <table:table-cell table:style-name="ce52" table:formula="of:=[.D23]*[.B23]^2" office:value-type="float" office:value="49152" calcext:value-type="float">
            <text:p>49152</text:p>
          </table:table-cell>
          <table:table-cell table:style-name="ce58" table:formula="of:=1/SQRT([.E23])" office:value-type="float" office:value="0.00451054897804395" calcext:value-type="float">
            <text:p>4.51E-03</text:p>
          </table:table-cell>
          <table:table-cell table:style-name="ce63" office:value-type="float" office:value="0.0000000853710437366913" calcext:value-type="float">
            <text:p>8.54E-08</text:p>
          </table:table-cell>
          <table:table-cell table:style-name="ce63" office:value-type="float" office:value="0.000042649587279186" calcext:value-type="float">
            <text:p>4.26E-05</text:p>
          </table:table-cell>
          <table:table-cell table:style-name="ce63" office:value-type="float" office:value="0.00000631646133364416" calcext:value-type="float">
            <text:p>6.32E-06</text:p>
          </table:table-cell>
          <table:table-cell table:style-name="ce70" table:formula="of:=LOG10([.C23])" office:value-type="float" office:value="1.50514997831991" calcext:value-type="float">
            <text:p>1.51</text:p>
          </table:table-cell>
          <table:table-cell table:style-name="ce70" table:formula="of:=LOG10([.G23])" office:value-type="float" office:value="-7.06868940891082" calcext:value-type="float">
            <text:p>-7.07</text:p>
          </table:table-cell>
          <table:table-cell table:style-name="ce70" table:formula="of:=LOG10([.H23])" office:value-type="float" office:value="-4.37008516715154" calcext:value-type="float">
            <text:p>-4.37</text:p>
          </table:table-cell>
          <table:table-cell table:style-name="ce52" table:formula="of:=LOG10([.I23])" office:value-type="float" office:value="-5.19952615805906" calcext:value-type="float">
            <text:p>-5.2</text:p>
          </table:table-cell>
          <table:table-cell table:style-name="ce77" table:formula="of:=([.K23]-[.K22])/([.$J23]-[.$J22])" office:value-type="float" office:value="-3.49713422749119" calcext:value-type="float">
            <text:p>-3.50</text:p>
          </table:table-cell>
          <table:table-cell table:style-name="ce77" table:formula="of:=([.L23]-[.L22])/([.$J23]-[.$J22])" office:value-type="float" office:value="-2.57331405272293" calcext:value-type="float">
            <text:p>-2.57</text:p>
          </table:table-cell>
          <table:table-cell table:style-name="ce77" table:formula="of:=([.M23]-[.M22])/([.$J23]-[.$J22])" office:value-type="float" office:value="-3.03474607968675" calcext:value-type="float">
            <text:p>-3.03</text:p>
          </table:table-cell>
          <table:table-cell table:style-name="ce81" office:value-type="string" calcext:value-type="string">
            <text:p>Linf Order</text:p>
          </table:table-cell>
          <table:table-cell table:style-name="ce46"/>
          <table:table-cell/>
          <table:table-cell table:style-name="ce51" table:number-columns-repeated="3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/>
          <table:table-cell table:style-name="ce51"/>
          <table:table-cell table:style-name="ce52"/>
          <table:table-cell table:style-name="ce54"/>
          <table:table-cell table:style-name="ce52"/>
          <table:table-cell table:style-name="ce58"/>
          <table:table-cell table:style-name="ce63" table:number-columns-repeated="3"/>
          <table:table-cell table:style-name="ce70" table:number-columns-repeated="3"/>
          <table:table-cell table:style-name="ce52"/>
          <table:table-cell table:style-name="Excel_20_Built-in_20_Excel_20_Built-in_20_Excel_20_Built-in_20_Excel_20_Built-in_20_Excel_20_Built-in_20_TableStyleLight1" table:number-columns-repeated="3"/>
          <table:table-cell table:style-name="ce90" table:formula="of:=SLOPE([.M19:.M23];[.J19:.J23])" office:value-type="float" office:value="-2.83151008619633" calcext:value-type="float">
            <text:p>-2.83</text:p>
          </table:table-cell>
          <table:table-cell table:style-name="ce46"/>
          <table:table-cell/>
          <table:table-cell table:style-name="ce51" table:number-columns-repeated="3"/>
          <table:table-cell table:style-name="ce5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50"/>
          <table:table-cell table:style-name="ce53" table:number-columns-repeated="4"/>
          <table:table-cell table:style-name="ce59" table:number-columns-repeated="4"/>
          <table:table-cell table:style-name="ce53" table:number-columns-repeated="8"/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19]+1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C26]^2*3" office:value-type="float" office:value="12" calcext:value-type="float">
            <text:p>12</text:p>
          </table:table-cell>
          <table:table-cell table:style-name="ce52" table:formula="of:=[.D26]*[.B26]^2" office:value-type="float" office:value="300" calcext:value-type="float">
            <text:p>300</text:p>
          </table:table-cell>
          <table:table-cell table:style-name="ce58" table:formula="of:=1/SQRT([.E26])" office:value-type="float" office:value="0.0577350269189626" calcext:value-type="float">
            <text:p>5.77E-02</text:p>
          </table:table-cell>
          <table:table-cell table:style-name="ce63" office:value-type="float" office:value="0.000210188140430927" calcext:value-type="float">
            <text:p>2.10E-04</text:p>
          </table:table-cell>
          <table:table-cell table:style-name="ce63" office:value-type="float" office:value="0.0114844730019515" calcext:value-type="float">
            <text:p>1.15E-02</text:p>
          </table:table-cell>
          <table:table-cell table:style-name="ce63" office:value-type="float" office:value="0.0070295373992032" calcext:value-type="float">
            <text:p>7.03E-03</text:p>
          </table:table-cell>
          <table:table-cell table:style-name="ce70" table:formula="of:=LOG10([.C26])" office:value-type="float" office:value="0.301029995663981" calcext:value-type="float">
            <text:p>0.30</text:p>
          </table:table-cell>
          <table:table-cell table:style-name="ce70" table:formula="of:=LOG10([.G26])" office:value-type="float" office:value="-3.67739179206948" calcext:value-type="float">
            <text:p>-3.68</text:p>
          </table:table-cell>
          <table:table-cell table:style-name="ce70" table:formula="of:=LOG10([.H26])" office:value-type="float" office:value="-1.93988892886213" calcext:value-type="float">
            <text:p>-1.94</text:p>
          </table:table-cell>
          <table:table-cell table:style-name="ce52" table:formula="of:=LOG10([.I26])" office:value-type="float" office:value="-2.15307325415284" calcext:value-type="float">
            <text:p>-2.15</text:p>
          </table:table-cell>
          <table:table-cell table:style-name="ce74" table:number-columns-repeated="3"/>
          <table:table-cell table:style-name="ce81" office:value-type="string" calcext:value-type="string">
            <text:p>L1 Order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20]+1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4" table:formula="of:=[.C27]^2*3" office:value-type="float" office:value="48" calcext:value-type="float">
            <text:p>48</text:p>
          </table:table-cell>
          <table:table-cell table:style-name="ce52" table:formula="of:=[.D27]*[.B27]^2" office:value-type="float" office:value="1200" calcext:value-type="float">
            <text:p>1200</text:p>
          </table:table-cell>
          <table:table-cell table:style-name="ce58" table:formula="of:=1/SQRT([.E27])" office:value-type="float" office:value="0.0288675134594813" calcext:value-type="float">
            <text:p>2.89E-02</text:p>
          </table:table-cell>
          <table:table-cell table:style-name="ce63" office:value-type="float" office:value="0.0000294619440245979" calcext:value-type="float">
            <text:p>2.95E-05</text:p>
          </table:table-cell>
          <table:table-cell table:style-name="ce63" office:value-type="float" office:value="0.00607702834874662" calcext:value-type="float">
            <text:p>6.08E-03</text:p>
          </table:table-cell>
          <table:table-cell table:style-name="ce63" office:value-type="float" office:value="0.0032644679648256" calcext:value-type="float">
            <text:p>3.26E-03</text:p>
          </table:table-cell>
          <table:table-cell table:style-name="ce70" table:formula="of:=LOG10([.C27])" office:value-type="float" office:value="0.602059991327962" calcext:value-type="float">
            <text:p>0.60</text:p>
          </table:table-cell>
          <table:table-cell table:style-name="ce70" table:formula="of:=LOG10([.G27])" office:value-type="float" office:value="-4.53073859994755" calcext:value-type="float">
            <text:p>-4.53</text:p>
          </table:table-cell>
          <table:table-cell table:style-name="ce70" table:formula="of:=LOG10([.H27])" office:value-type="float" office:value="-2.21630873770641" calcext:value-type="float">
            <text:p>-2.22</text:p>
          </table:table-cell>
          <table:table-cell table:style-name="ce52" table:formula="of:=LOG10([.I27])" office:value-type="float" office:value="-2.48618758889678" calcext:value-type="float">
            <text:p>-2.49</text:p>
          </table:table-cell>
          <table:table-cell table:style-name="ce78" table:formula="of:=([.K27]-[.K26])/([.$J27]-[.$J26])" office:value-type="float" office:value="-2.83475673577262" calcext:value-type="float">
            <text:p>-2.83</text:p>
          </table:table-cell>
          <table:table-cell table:style-name="ce78" table:formula="of:=([.L27]-[.L26])/([.$J27]-[.$J26])" office:value-type="float" office:value="-0.918246728983212" calcext:value-type="float">
            <text:p>-0.92</text:p>
          </table:table-cell>
          <table:table-cell table:style-name="ce78" table:formula="of:=([.M27]-[.M26])/([.$J27]-[.$J26])" office:value-type="float" office:value="-1.1065818673956" calcext:value-type="float">
            <text:p>-1.11</text:p>
          </table:table-cell>
          <table:table-cell table:style-name="ce91" table:formula="of:=SLOPE([.K26:.K30];[.J26:.J30])" office:value-type="float" office:value="-3.97118856352954" calcext:value-type="float">
            <text:p>-3.97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21]+1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54" table:formula="of:=[.C28]^2*3" office:value-type="float" office:value="192" calcext:value-type="float">
            <text:p>192</text:p>
          </table:table-cell>
          <table:table-cell table:style-name="ce52" table:formula="of:=[.D28]*[.B28]^2" office:value-type="float" office:value="4800" calcext:value-type="float">
            <text:p>4800</text:p>
          </table:table-cell>
          <table:table-cell table:style-name="ce58" table:formula="of:=1/SQRT([.E28])" office:value-type="float" office:value="0.0144337567297406" calcext:value-type="float">
            <text:p>1.44E-02</text:p>
          </table:table-cell>
          <table:table-cell table:style-name="ce63" office:value-type="float" office:value="0.00000145790698357726" calcext:value-type="float">
            <text:p>1.46E-06</text:p>
          </table:table-cell>
          <table:table-cell table:style-name="ce63" office:value-type="float" office:value="0.000323813684187842" calcext:value-type="float">
            <text:p>3.24E-04</text:p>
          </table:table-cell>
          <table:table-cell table:style-name="ce63" office:value-type="float" office:value="0.000135499504421821" calcext:value-type="float">
            <text:p>1.35E-04</text:p>
          </table:table-cell>
          <table:table-cell table:style-name="ce70" table:formula="of:=LOG10([.C28])" office:value-type="float" office:value="0.903089986991943" calcext:value-type="float">
            <text:p>0.90</text:p>
          </table:table-cell>
          <table:table-cell table:style-name="ce70" table:formula="of:=LOG10([.G28])" office:value-type="float" office:value="-5.83627018370513" calcext:value-type="float">
            <text:p>-5.84</text:p>
          </table:table-cell>
          <table:table-cell table:style-name="ce70" table:formula="of:=LOG10([.H28])" office:value-type="float" office:value="-3.48970480214937" calcext:value-type="float">
            <text:p>-3.49</text:p>
          </table:table-cell>
          <table:table-cell table:style-name="ce52" table:formula="of:=LOG10([.I28])" office:value-type="float" office:value="-3.86806229318265" calcext:value-type="float">
            <text:p>-3.87</text:p>
          </table:table-cell>
          <table:table-cell table:style-name="ce78" table:formula="of:=([.K28]-[.K27])/([.$J28]-[.$J27])" office:value-type="float" office:value="-4.3368820468471" calcext:value-type="float">
            <text:p>-4.34</text:p>
          </table:table-cell>
          <table:table-cell table:style-name="ce78" table:formula="of:=([.L28]-[.L27])/([.$J28]-[.$J27])" office:value-type="float" office:value="-4.23013016239208" calcext:value-type="float">
            <text:p>-4.23</text:p>
          </table:table-cell>
          <table:table-cell table:style-name="ce78" table:formula="of:=([.M28]-[.M27])/([.$J28]-[.$J27])" office:value-type="float" office:value="-4.59048840378142" calcext:value-type="float">
            <text:p>-4.59</text:p>
          </table:table-cell>
          <table:table-cell table:style-name="ce81" office:value-type="string" calcext:value-type="string">
            <text:p>L2 Order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22]+1" office:value-type="float" office:value="5" calcext:value-type="float">
            <text:p>5</text:p>
          </table:table-cell>
          <table:table-cell table:style-name="ce52" office:value-type="float" office:value="16" calcext:value-type="float">
            <text:p>16</text:p>
          </table:table-cell>
          <table:table-cell table:style-name="ce54" table:formula="of:=[.C29]^2*3" office:value-type="float" office:value="768" calcext:value-type="float">
            <text:p>768</text:p>
          </table:table-cell>
          <table:table-cell table:style-name="ce52" table:formula="of:=[.D29]*[.B29]^2" office:value-type="float" office:value="19200" calcext:value-type="float">
            <text:p>19200</text:p>
          </table:table-cell>
          <table:table-cell table:style-name="ce58" table:formula="of:=1/SQRT([.E29])" office:value-type="float" office:value="0.00721687836487032" calcext:value-type="float">
            <text:p>7.22E-03</text:p>
          </table:table-cell>
          <table:table-cell table:style-name="ce63" office:value-type="float" office:value="0.0000000885999009958445" calcext:value-type="float">
            <text:p>8.86E-08</text:p>
          </table:table-cell>
          <table:table-cell table:style-name="ce63" office:value-type="float" office:value="0.0000527371855227327" calcext:value-type="float">
            <text:p>5.27E-05</text:p>
          </table:table-cell>
          <table:table-cell table:style-name="ce63" office:value-type="float" office:value="0.0000169151607216644" calcext:value-type="float">
            <text:p>1.69E-05</text:p>
          </table:table-cell>
          <table:table-cell table:style-name="ce70" table:formula="of:=LOG10([.C29])" office:value-type="float" office:value="1.20411998265592" calcext:value-type="float">
            <text:p>1.20</text:p>
          </table:table-cell>
          <table:table-cell table:style-name="ce70" table:formula="of:=LOG10([.G29])" office:value-type="float" office:value="-7.0525667634062" calcext:value-type="float">
            <text:p>-7.05</text:p>
          </table:table-cell>
          <table:table-cell table:style-name="ce70" table:formula="of:=LOG10([.H29])" office:value-type="float" office:value="-4.27788305134505" calcext:value-type="float">
            <text:p>-4.28</text:p>
          </table:table-cell>
          <table:table-cell table:style-name="ce52" table:formula="of:=LOG10([.I29])" office:value-type="float" office:value="-4.77172387134923" calcext:value-type="float">
            <text:p>-4.77</text:p>
          </table:table-cell>
          <table:table-cell table:style-name="ce78" table:formula="of:=([.K29]-[.K28])/([.$J29]-[.$J28])" office:value-type="float" office:value="-4.04044977982441" calcext:value-type="float">
            <text:p>-4.04</text:p>
          </table:table-cell>
          <table:table-cell table:style-name="ce78" table:formula="of:=([.L29]-[.L28])/([.$J29]-[.$J28])" office:value-type="float" office:value="-2.61827146978227" calcext:value-type="float">
            <text:p>-2.62</text:p>
          </table:table-cell>
          <table:table-cell table:style-name="ce78" table:formula="of:=([.M29]-[.M28])/([.$J29]-[.$J28])" office:value-type="float" office:value="-3.0018987847818" calcext:value-type="float">
            <text:p>-3.00</text:p>
          </table:table-cell>
          <table:table-cell table:style-name="ce92" table:formula="of:=SLOPE([.L26:.L30];[.J26:.J30])" office:value-type="float" office:value="-3.06307624348839" calcext:value-type="float">
            <text:p>-3.06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23]+1" office:value-type="float" office:value="5" calcext:value-type="float">
            <text:p>5</text:p>
          </table:table-cell>
          <table:table-cell table:style-name="ce52" office:value-type="float" office:value="32" calcext:value-type="float">
            <text:p>32</text:p>
          </table:table-cell>
          <table:table-cell table:style-name="ce54" table:formula="of:=[.C30]^2*3" office:value-type="float" office:value="3072" calcext:value-type="float">
            <text:p>3072</text:p>
          </table:table-cell>
          <table:table-cell table:style-name="ce52" table:formula="of:=[.D30]*[.B30]^2" office:value-type="float" office:value="76800" calcext:value-type="float">
            <text:p>76800</text:p>
          </table:table-cell>
          <table:table-cell table:style-name="ce58" table:formula="of:=1/SQRT([.E30])" office:value-type="float" office:value="0.00360843918243516" calcext:value-type="float">
            <text:p>3.61E-03</text:p>
          </table:table-cell>
          <table:table-cell table:style-name="ce63" office:value-type="float" office:value="0.00000000403913072665891" calcext:value-type="float">
            <text:p>4.04E-09</text:p>
          </table:table-cell>
          <table:table-cell table:style-name="ce63" office:value-type="float" office:value="0.00000302349382856594" calcext:value-type="float">
            <text:p>3.02E-06</text:p>
          </table:table-cell>
          <table:table-cell table:style-name="ce63" office:value-type="float" office:value="0.000000654075628769846" calcext:value-type="float">
            <text:p>6.54E-07</text:p>
          </table:table-cell>
          <table:table-cell table:style-name="ce70" table:formula="of:=LOG10([.C30])" office:value-type="float" office:value="1.50514997831991" calcext:value-type="float">
            <text:p>1.51</text:p>
          </table:table-cell>
          <table:table-cell table:style-name="ce70" table:formula="of:=LOG10([.G30])" office:value-type="float" office:value="-8.39371209064089" calcext:value-type="float">
            <text:p>-8.39</text:p>
          </table:table-cell>
          <table:table-cell table:style-name="ce70" table:formula="of:=LOG10([.H30])" office:value-type="float" office:value="-5.51949091352157" calcext:value-type="float">
            <text:p>-5.52</text:p>
          </table:table-cell>
          <table:table-cell table:style-name="ce52" table:formula="of:=LOG10([.I30])" office:value-type="float" office:value="-6.18437203262611" calcext:value-type="float">
            <text:p>-6.18</text:p>
          </table:table-cell>
          <table:table-cell table:style-name="ce78" table:formula="of:=([.K30]-[.K29])/([.$J30]-[.$J29])" office:value-type="float" office:value="-4.45518834186782" calcext:value-type="float">
            <text:p>-4.46</text:p>
          </table:table-cell>
          <table:table-cell table:style-name="ce78" table:formula="of:=([.L30]-[.L29])/([.$J30]-[.$J29])" office:value-type="float" office:value="-4.12453204019721" calcext:value-type="float">
            <text:p>-4.12</text:p>
          </table:table-cell>
          <table:table-cell table:style-name="ce78" table:formula="of:=([.M30]-[.M29])/([.$J30]-[.$J29])" office:value-type="float" office:value="-4.69271561513666" calcext:value-type="float">
            <text:p>-4.69</text:p>
          </table:table-cell>
          <table:table-cell table:style-name="ce81" office:value-type="string" calcext:value-type="string">
            <text:p>Linf Order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49"/>
          <table:table-cell table:style-name="ce51"/>
          <table:table-cell table:style-name="ce52"/>
          <table:table-cell table:style-name="ce54"/>
          <table:table-cell table:style-name="ce52"/>
          <table:table-cell table:style-name="ce58"/>
          <table:table-cell table:style-name="ce63" table:number-columns-repeated="3"/>
          <table:table-cell table:style-name="ce70" table:number-columns-repeated="3"/>
          <table:table-cell table:style-name="ce52"/>
          <table:table-cell table:style-name="Excel_20_Built-in_20_Excel_20_Built-in_20_Excel_20_Built-in_20_Excel_20_Built-in_20_Excel_20_Built-in_20_TableStyleLight1" table:number-columns-repeated="3"/>
          <table:table-cell table:style-name="ce93" table:formula="of:=SLOPE([.M26:.M30];[.J26:.J30])" office:value-type="float" office:value="-3.43757565307542" calcext:value-type="float">
            <text:p>-3.44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50"/>
          <table:table-cell table:style-name="ce53" table:number-columns-repeated="4"/>
          <table:table-cell table:style-name="ce59" table:number-columns-repeated="4"/>
          <table:table-cell table:style-name="ce53" table:number-columns-repeated="8"/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26]+1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C33]^2*3" office:value-type="float" office:value="12" calcext:value-type="float">
            <text:p>12</text:p>
          </table:table-cell>
          <table:table-cell table:style-name="ce52" table:formula="of:=[.D33]*[.B33]^2" office:value-type="float" office:value="432" calcext:value-type="float">
            <text:p>432</text:p>
          </table:table-cell>
          <table:table-cell table:style-name="ce58" table:formula="of:=1/SQRT([.E33])" office:value-type="float" office:value="0.0481125224324688" calcext:value-type="float">
            <text:p>4.81E-02</text:p>
          </table:table-cell>
          <table:table-cell table:style-name="ce63" office:value-type="float" office:value="0.000113299762923165" calcext:value-type="float">
            <text:p>1.13E-04</text:p>
          </table:table-cell>
          <table:table-cell table:style-name="ce63" office:value-type="float" office:value="0.00692953959831817" calcext:value-type="float">
            <text:p>6.93E-03</text:p>
          </table:table-cell>
          <table:table-cell table:style-name="ce63" office:value-type="float" office:value="0.00254839753757519" calcext:value-type="float">
            <text:p>2.55E-03</text:p>
          </table:table-cell>
          <table:table-cell table:style-name="ce70" table:formula="of:=LOG10([.C33])" office:value-type="float" office:value="0.301029995663981" calcext:value-type="float">
            <text:p>0.30</text:p>
          </table:table-cell>
          <table:table-cell table:style-name="ce70" table:formula="of:=LOG10([.G33])" office:value-type="float" office:value="-3.94577099888567" calcext:value-type="float">
            <text:p>-3.95</text:p>
          </table:table-cell>
          <table:table-cell table:style-name="ce70" table:formula="of:=LOG10([.H33])" office:value-type="float" office:value="-2.15929561914752" calcext:value-type="float">
            <text:p>-2.16</text:p>
          </table:table-cell>
          <table:table-cell table:style-name="ce70" table:formula="of:=LOG10([.I33])" office:value-type="float" office:value="-2.59373282323292" calcext:value-type="float">
            <text:p>-2.59</text:p>
          </table:table-cell>
          <table:table-cell table:style-name="ce74" table:number-columns-repeated="3"/>
          <table:table-cell table:style-name="ce81" office:value-type="string" calcext:value-type="string">
            <text:p>L1 Order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27]+1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54" table:formula="of:=[.C34]^2*3" office:value-type="float" office:value="48" calcext:value-type="float">
            <text:p>48</text:p>
          </table:table-cell>
          <table:table-cell table:style-name="ce52" table:formula="of:=[.D34]*[.B34]^2" office:value-type="float" office:value="1728" calcext:value-type="float">
            <text:p>1728</text:p>
          </table:table-cell>
          <table:table-cell table:style-name="ce58" table:formula="of:=1/SQRT([.E34])" office:value-type="float" office:value="0.0240562612162344" calcext:value-type="float">
            <text:p>2.41E-02</text:p>
          </table:table-cell>
          <table:table-cell table:style-name="ce63" office:value-type="float" office:value="0.0000056532989098191" calcext:value-type="float">
            <text:p>5.65E-06</text:p>
          </table:table-cell>
          <table:table-cell table:style-name="ce63" office:value-type="float" office:value="0.00114554114950749" calcext:value-type="float">
            <text:p>1.15E-03</text:p>
          </table:table-cell>
          <table:table-cell table:style-name="ce63" office:value-type="float" office:value="0.000611161108676206" calcext:value-type="float">
            <text:p>6.11E-04</text:p>
          </table:table-cell>
          <table:table-cell table:style-name="ce70" table:formula="of:=LOG10([.C34])" office:value-type="float" office:value="0.602059991327962" calcext:value-type="float">
            <text:p>0.60</text:p>
          </table:table-cell>
          <table:table-cell table:style-name="ce70" table:formula="of:=LOG10([.G34])" office:value-type="float" office:value="-5.24769805125436" calcext:value-type="float">
            <text:p>-5.25</text:p>
          </table:table-cell>
          <table:table-cell table:style-name="ce70" table:formula="of:=LOG10([.H34])" office:value-type="float" office:value="-2.94098930570369" calcext:value-type="float">
            <text:p>-2.94</text:p>
          </table:table-cell>
          <table:table-cell table:style-name="ce70" table:formula="of:=LOG10([.I34])" office:value-type="float" office:value="-3.21384428994401" calcext:value-type="float">
            <text:p>-3.21</text:p>
          </table:table-cell>
          <table:table-cell table:style-name="ce79" table:formula="of:=([.K34]-[.K33])/([.$J34]-[.$J33])" office:value-type="float" office:value="-4.32490805275744" calcext:value-type="float">
            <text:p>-4.32</text:p>
          </table:table-cell>
          <table:table-cell table:style-name="ce79" table:formula="of:=([.L34]-[.L33])/([.$J34]-[.$J33])" office:value-type="float" office:value="-2.59673021896704" calcext:value-type="float">
            <text:p>-2.60</text:p>
          </table:table-cell>
          <table:table-cell table:style-name="ce79" table:formula="of:=([.M34]-[.M33])/([.$J34]-[.$J33])" office:value-type="float" office:value="-2.05996570322937" calcext:value-type="float">
            <text:p>-2.06</text:p>
          </table:table-cell>
          <table:table-cell table:style-name="ce94" table:formula="of:=SLOPE([.K33:.K37];[.J33:.J37])" office:value-type="float" office:value="-4.76526497821081" calcext:value-type="float">
            <text:p>-4.77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28]+1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54" table:formula="of:=[.C35]^2*3" office:value-type="float" office:value="192" calcext:value-type="float">
            <text:p>192</text:p>
          </table:table-cell>
          <table:table-cell table:style-name="ce52" table:formula="of:=[.D35]*[.B35]^2" office:value-type="float" office:value="6912" calcext:value-type="float">
            <text:p>6912</text:p>
          </table:table-cell>
          <table:table-cell table:style-name="ce58" table:formula="of:=1/SQRT([.E35])" office:value-type="float" office:value="0.0120281306081172" calcext:value-type="float">
            <text:p>1.20E-02</text:p>
          </table:table-cell>
          <table:table-cell table:style-name="ce63" office:value-type="float" office:value="0.000000337250387854171" calcext:value-type="float">
            <text:p>3.37E-07</text:p>
          </table:table-cell>
          <table:table-cell table:style-name="ce63" office:value-type="float" office:value="0.00027594708722602" calcext:value-type="float">
            <text:p>2.76E-04</text:p>
          </table:table-cell>
          <table:table-cell table:style-name="ce63" office:value-type="float" office:value="0.0001373144899246" calcext:value-type="float">
            <text:p>1.37E-04</text:p>
          </table:table-cell>
          <table:table-cell table:style-name="ce70" table:formula="of:=LOG10([.C35])" office:value-type="float" office:value="0.903089986991943" calcext:value-type="float">
            <text:p>0.90</text:p>
          </table:table-cell>
          <table:table-cell table:style-name="ce70" table:formula="of:=LOG10([.G35])" office:value-type="float" office:value="-6.47204754219622" calcext:value-type="float">
            <text:p>-6.47</text:p>
          </table:table-cell>
          <table:table-cell table:style-name="ce70" table:formula="of:=LOG10([.H35])" office:value-type="float" office:value="-3.55917418579275" calcext:value-type="float">
            <text:p>-3.56</text:p>
          </table:table-cell>
          <table:table-cell table:style-name="ce70" table:formula="of:=LOG10([.I35])" office:value-type="float" office:value="-3.86228363201116" calcext:value-type="float">
            <text:p>-3.86</text:p>
          </table:table-cell>
          <table:table-cell table:style-name="ce79" table:formula="of:=([.K35]-[.K34])/([.$J35]-[.$J34])" office:value-type="float" office:value="-4.06720097192083" calcext:value-type="float">
            <text:p>-4.07</text:p>
          </table:table-cell>
          <table:table-cell table:style-name="ce79" table:formula="of:=([.L35]-[.L34])/([.$J35]-[.$J34])" office:value-type="float" office:value="-2.05356572100241" calcext:value-type="float">
            <text:p>-2.05</text:p>
          </table:table-cell>
          <table:table-cell table:style-name="ce79" table:formula="of:=([.M35]-[.M34])/([.$J35]-[.$J34])" office:value-type="float" office:value="-2.15406886824317" calcext:value-type="float">
            <text:p>-2.15</text:p>
          </table:table-cell>
          <table:table-cell table:style-name="ce81" office:value-type="string" calcext:value-type="string">
            <text:p>L2 Order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29]+1" office:value-type="float" office:value="6" calcext:value-type="float">
            <text:p>6</text:p>
          </table:table-cell>
          <table:table-cell table:style-name="ce52" office:value-type="float" office:value="16" calcext:value-type="float">
            <text:p>16</text:p>
          </table:table-cell>
          <table:table-cell table:style-name="ce54" table:formula="of:=[.C36]^2*3" office:value-type="float" office:value="768" calcext:value-type="float">
            <text:p>768</text:p>
          </table:table-cell>
          <table:table-cell table:style-name="ce52" table:formula="of:=[.D36]*[.B36]^2" office:value-type="float" office:value="27648" calcext:value-type="float">
            <text:p>27648</text:p>
          </table:table-cell>
          <table:table-cell table:style-name="ce58" table:formula="of:=1/SQRT([.E36])" office:value-type="float" office:value="0.0060140653040586" calcext:value-type="float">
            <text:p>6.01E-03</text:p>
          </table:table-cell>
          <table:table-cell table:style-name="ce63" office:value-type="float" office:value="0.00000000788546902025731" calcext:value-type="float">
            <text:p>7.89E-09</text:p>
          </table:table-cell>
          <table:table-cell table:style-name="ce63" office:value-type="float" office:value="0.00000532139852372606" calcext:value-type="float">
            <text:p>5.32E-06</text:p>
          </table:table-cell>
          <table:table-cell table:style-name="ce63" office:value-type="float" office:value="0.00000183674992471072" calcext:value-type="float">
            <text:p>1.84E-06</text:p>
          </table:table-cell>
          <table:table-cell table:style-name="ce70" table:formula="of:=LOG10([.C36])" office:value-type="float" office:value="1.20411998265592" calcext:value-type="float">
            <text:p>1.20</text:p>
          </table:table-cell>
          <table:table-cell table:style-name="ce70" table:formula="of:=LOG10([.G36])" office:value-type="float" office:value="-8.10317247014081" calcext:value-type="float">
            <text:p>-8.10</text:p>
          </table:table-cell>
          <table:table-cell table:style-name="ce70" table:formula="of:=LOG10([.H36])" office:value-type="float" office:value="-5.27397421520156" calcext:value-type="float">
            <text:p>-5.27</text:p>
          </table:table-cell>
          <table:table-cell table:style-name="ce70" table:formula="of:=LOG10([.I36])" office:value-type="float" office:value="-5.73594996928553" calcext:value-type="float">
            <text:p>-5.74</text:p>
          </table:table-cell>
          <table:table-cell table:style-name="ce79" table:formula="of:=([.K36]-[.K35])/([.$J36]-[.$J35])" office:value-type="float" office:value="-5.41847972441025" calcext:value-type="float">
            <text:p>-5.42</text:p>
          </table:table-cell>
          <table:table-cell table:style-name="ce79" table:formula="of:=([.L36]-[.L35])/([.$J36]-[.$J35])" office:value-type="float" office:value="-5.69644239480681" calcext:value-type="float">
            <text:p>-5.70</text:p>
          </table:table-cell>
          <table:table-cell table:style-name="ce79" table:formula="of:=([.M36]-[.M35])/([.$J36]-[.$J35])" office:value-type="float" office:value="-6.22418484623641" calcext:value-type="float">
            <text:p>-6.22</text:p>
          </table:table-cell>
          <table:table-cell table:style-name="ce95" table:formula="of:=SLOPE([.L33:.L37];[.J33:.J37])" office:value-type="float" office:value="-3.7464153850288" calcext:value-type="float">
            <text:p>-3.75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49" office:value-type="float" office:value="1" calcext:value-type="float">
            <text:p>1.0</text:p>
          </table:table-cell>
          <table:table-cell table:style-name="ce51" table:formula="of:=[.B30]+1" office:value-type="float" office:value="6" calcext:value-type="float">
            <text:p>6</text:p>
          </table:table-cell>
          <table:table-cell table:style-name="ce52" office:value-type="float" office:value="32" calcext:value-type="float">
            <text:p>32</text:p>
          </table:table-cell>
          <table:table-cell table:style-name="ce54" table:formula="of:=[.C37]^2*3" office:value-type="float" office:value="3072" calcext:value-type="float">
            <text:p>3072</text:p>
          </table:table-cell>
          <table:table-cell table:style-name="ce52" table:formula="of:=[.D37]*[.B37]^2" office:value-type="float" office:value="110592" calcext:value-type="float">
            <text:p>110592</text:p>
          </table:table-cell>
          <table:table-cell table:style-name="ce58" table:formula="of:=1/SQRT([.E37])" office:value-type="float" office:value="0.0030070326520293" calcext:value-type="float">
            <text:p>3.01E-03</text:p>
          </table:table-cell>
          <table:table-cell table:style-name="ce63" office:value-type="float" office:value="0.000000000203951888912098" calcext:value-type="float">
            <text:p>2.04E-10</text:p>
          </table:table-cell>
          <table:table-cell table:style-name="ce63" office:value-type="float" office:value="0.000000233496190833582" calcext:value-type="float">
            <text:p>2.33E-07</text:p>
          </table:table-cell>
          <table:table-cell table:style-name="ce63" office:value-type="float" office:value="0.000000047425333882245" calcext:value-type="float">
            <text:p>4.74E-08</text:p>
          </table:table-cell>
          <table:table-cell table:style-name="ce70" table:formula="of:=LOG10([.C37])" office:value-type="float" office:value="1.50514997831991" calcext:value-type="float">
            <text:p>1.51</text:p>
          </table:table-cell>
          <table:table-cell table:style-name="ce70" table:formula="of:=LOG10([.G37])" office:value-type="float" office:value="-9.69047226808505" calcext:value-type="float">
            <text:p>-9.69</text:p>
          </table:table-cell>
          <table:table-cell table:style-name="ce70" table:formula="of:=LOG10([.H37])" office:value-type="float" office:value="-6.63172019995204" calcext:value-type="float">
            <text:p>-6.63</text:p>
          </table:table-cell>
          <table:table-cell table:style-name="ce70" table:formula="of:=LOG10([.I37])" office:value-type="float" office:value="-7.32398960292309" calcext:value-type="float">
            <text:p>-7.32</text:p>
          </table:table-cell>
          <table:table-cell table:style-name="ce79" table:formula="of:=([.K37]-[.K36])/([.$J37]-[.$J36])" office:value-type="float" office:value="-5.27289579379999" calcext:value-type="float">
            <text:p>-5.27</text:p>
          </table:table-cell>
          <table:table-cell table:style-name="ce79" table:formula="of:=([.L37]-[.L36])/([.$J37]-[.$J36])" office:value-type="float" office:value="-4.51033453246314" calcext:value-type="float">
            <text:p>-4.51</text:p>
          </table:table-cell>
          <table:table-cell table:style-name="ce79" table:formula="of:=([.M37]-[.M36])/([.$J37]-[.$J36])" office:value-type="float" office:value="-5.27535347477525" calcext:value-type="float">
            <text:p>-5.28</text:p>
          </table:table-cell>
          <table:table-cell table:style-name="ce81" office:value-type="string" calcext:value-type="string">
            <text:p>Linf Order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49"/>
          <table:table-cell table:style-name="ce51"/>
          <table:table-cell table:style-name="ce52"/>
          <table:table-cell table:style-name="ce54"/>
          <table:table-cell table:style-name="ce52"/>
          <table:table-cell table:style-name="ce58"/>
          <table:table-cell table:style-name="ce63" table:number-columns-repeated="3"/>
          <table:table-cell table:style-name="ce70" table:number-columns-repeated="4"/>
          <table:table-cell table:style-name="Excel_20_Built-in_20_Excel_20_Built-in_20_Excel_20_Built-in_20_Excel_20_Built-in_20_Excel_20_Built-in_20_TableStyleLight1" table:number-columns-repeated="3"/>
          <table:table-cell table:style-name="ce96" table:formula="of:=SLOPE([.M33:.M37];[.J33:.J37])" office:value-type="float" office:value="-3.9805399499448" calcext:value-type="float">
            <text:p>-3.98</text:p>
          </table:table-cell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ce46" table:number-columns-repeated="5"/>
          <table:table-cell table:style-name="ce60" table:number-columns-repeated="4"/>
          <table:table-cell table:style-name="ce46" table:number-columns-repeated="7"/>
          <table:table-cell table:style-name="ce53"/>
          <table:table-cell table:style-name="ce46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Excel_20_Built-in_20_Excel_20_Built-in_20_Excel_20_Built-in_20_Excel_20_Built-in_20_TableStyleLight1" table:number-columns-repeated="230"/>
          <table:table-cell table:style-name="Excel_20_Built-in_20_Normal" table:number-columns-repeated="766"/>
          <table:table-cell/>
        </table:table-row>
        <table:table-row table:style-name="ro2">
          <table:table-cell table:style-name="Excel_20_Built-in_20_Normal" table:number-columns-repeated="4"/>
          <table:table-cell table:style-name="ce56" table:number-columns-repeated="2"/>
          <table:table-cell table:style-name="ce65" table:number-columns-repeated="3"/>
          <table:table-cell table:style-name="Excel_20_Built-in_20_Normal" table:number-columns-repeated="9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 table:number-rows-repeated="39">
          <table:table-cell table:style-name="Excel_20_Built-in_20_Normal" table:number-columns-repeated="4"/>
          <table:table-cell table:style-name="ce56" table:number-columns-repeated="2"/>
          <table:table-cell table:style-name="ce65" table:number-columns-repeated="3"/>
          <table:table-cell table:style-name="Excel_20_Built-in_20_Normal" table:number-columns-repeated="9"/>
          <table:table-cell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>
          <table:table-cell table:style-name="Excel_20_Built-in_20_Normal" table:number-columns-repeated="4"/>
          <table:table-cell table:style-name="ce56" table:number-columns-repeated="2"/>
          <table:table-cell table:style-name="ce65" table:number-columns-repeated="3"/>
          <table:table-cell table:style-name="Excel_20_Built-in_20_Normal" table:number-columns-repeated="9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 table:number-rows-repeated="24">
          <table:table-cell table:style-name="Excel_20_Built-in_20_Normal" table:number-columns-repeated="4"/>
          <table:table-cell table:style-name="ce56" table:number-columns-repeated="2"/>
          <table:table-cell table:style-name="ce65" table:number-columns-repeated="3"/>
          <table:table-cell table:style-name="Excel_20_Built-in_20_Normal" table:number-columns-repeated="9"/>
          <table:table-cell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 table:number-rows-repeated="14">
          <table:table-cell table:style-name="Excel_20_Built-in_20_Excel_20_Built-in_20_Excel_20_Built-in_20_Excel_20_Built-in_20_Excel_20_Built-in_20_TableStyleLight1" table:number-columns-repeated="4"/>
          <table:table-cell table:style-name="ce57" table:number-columns-repeated="2"/>
          <table:table-cell table:style-name="ce66" table:number-columns-repeated="3"/>
          <table:table-cell table:style-name="Excel_20_Built-in_20_Excel_20_Built-in_20_Excel_20_Built-in_20_Excel_20_Built-in_20_Excel_20_Built-in_20_TableStyleLight1" table:number-columns-repeated="8"/>
          <table:table-cell table:style-name="Excel_20_Built-in_20_Normal"/>
          <table:table-cell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2" table:number-rows-repeated="6">
          <table:table-cell table:style-name="Excel_20_Built-in_20_Excel_20_Built-in_20_Excel_20_Built-in_20_Excel_20_Built-in_20_Excel_20_Built-in_20_TableStyleLight1" table:number-columns-repeated="4"/>
          <table:table-cell table:style-name="ce57" table:number-columns-repeated="2"/>
          <table:table-cell table:style-name="ce66" table:number-columns-repeated="3"/>
          <table:table-cell table:style-name="Excel_20_Built-in_20_Excel_20_Built-in_20_Excel_20_Built-in_20_Excel_20_Built-in_20_Excel_20_Built-in_20_TableStyleLight1" table:number-columns-repeated="8"/>
          <table:table-cell table:style-name="Excel_20_Built-in_20_Normal" table:number-columns-repeated="4"/>
          <table:table-cell table:style-name="Excel_20_Built-in_20_Excel_20_Built-in_20_Excel_20_Built-in_20_Excel_20_Built-in_20_Excel_20_Built-in_20_TableStyleLight1" table:number-columns-repeated="236"/>
          <table:table-cell table:style-name="Excel_20_Built-in_20_Normal" table:number-columns-repeated="766"/>
          <table:table-cell/>
        </table:table-row>
        <table:table-row table:style-name="ro2" table:number-rows-repeated="17">
          <table:table-cell table:style-name="Excel_20_Built-in_20_Excel_20_Built-in_20_Excel_20_Built-in_20_Excel_20_Built-in_20_Excel_20_Built-in_20_TableStyleLight1" table:number-columns-repeated="4"/>
          <table:table-cell table:style-name="ce57" table:number-columns-repeated="2"/>
          <table:table-cell table:style-name="ce66" table:number-columns-repeated="3"/>
          <table:table-cell table:style-name="Excel_20_Built-in_20_Excel_20_Built-in_20_Excel_20_Built-in_20_Excel_20_Built-in_20_Excel_20_Built-in_20_TableStyleLight1" table:number-columns-repeated="8"/>
          <table:table-cell table:style-name="Excel_20_Built-in_20_Normal" table:number-columns-repeated="4"/>
          <table:table-cell table:style-name="Excel_20_Built-in_20_Excel_20_Built-in_20_Excel_20_Built-in_20_Excel_20_Built-in_20_Excel_20_Built-in_20_TableStyleLight1" table:number-columns-repeated="2"/>
          <table:table-cell table:style-name="Excel_20_Built-in_20_Normal" table:number-columns-repeated="3"/>
          <table:table-cell table:style-name="Excel_20_Built-in_20_Excel_20_Built-in_20_Excel_20_Built-in_20_Excel_20_Built-in_20_Excel_20_Built-in_20_TableStyleLight1" table:number-columns-repeated="231"/>
          <table:table-cell table:style-name="Excel_20_Built-in_20_Normal" table:number-columns-repeated="766"/>
          <table:table-cell/>
        </table:table-row>
        <table:table-row table:style-name="ro6" table:number-rows-repeated="65346">
          <table:table-cell table:style-name="Excel_20_Built-in_20_Excel_20_Built-in_20_Excel_20_Built-in_20_Excel_20_Built-in_20_Excel_20_Built-in_20_TableStyleLight1" table:number-columns-repeated="4"/>
          <table:table-cell table:style-name="ce57" table:number-columns-repeated="2"/>
          <table:table-cell table:style-name="ce66" table:number-columns-repeated="3"/>
          <table:table-cell table:style-name="Excel_20_Built-in_20_Excel_20_Built-in_20_Excel_20_Built-in_20_Excel_20_Built-in_20_Excel_20_Built-in_20_TableStyleLight1" table:number-columns-repeated="248"/>
          <table:table-cell table:style-name="Excel_20_Built-in_20_Normal" table:number-columns-repeated="766"/>
          <table:table-cell/>
        </table:table-row>
        <table:table-row table:style-name="ro7" table:number-rows-repeated="9830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oldgmesh_Curv_Roe_Entropy.N6:oldgmesh_Curv_Roe_Entropy.P9">
            <calcext:condition calcext:apply-style-name="GreenSlope" calcext:value="&lt;-0.9*[.$B6]" calcext:base-cell-address="oldgmesh_Curv_Roe_Entropy.N6"/>
            <calcext:condition calcext:apply-style-name="YellowSlope" calcext:value="&lt;-0.8*[.$B6]" calcext:base-cell-address="oldgmesh_Curv_Roe_Entropy.N6"/>
            <calcext:condition calcext:apply-style-name="OrangeSlope" calcext:value="&lt;-0.7*[.$B6]" calcext:base-cell-address="oldgmesh_Curv_Roe_Entropy.N6"/>
            <calcext:condition calcext:apply-style-name="RedSlope" calcext:value="&gt;=-0.7*[.$B6]" calcext:base-cell-address="oldgmesh_Curv_Roe_Entropy.N6"/>
          </calcext:conditional-format>
          <calcext:conditional-format calcext:target-range-address="oldgmesh_Curv_Roe_Entropy.N13:oldgmesh_Curv_Roe_Entropy.P16">
            <calcext:condition calcext:apply-style-name="GreenSlope" calcext:value="&lt;-0.9*[.$B13]" calcext:base-cell-address="oldgmesh_Curv_Roe_Entropy.N13"/>
            <calcext:condition calcext:apply-style-name="YellowSlope" calcext:value="&lt;-0.8*[.$B13]" calcext:base-cell-address="oldgmesh_Curv_Roe_Entropy.N13"/>
            <calcext:condition calcext:apply-style-name="OrangeSlope" calcext:value="&lt;-0.7*[.$B13]" calcext:base-cell-address="oldgmesh_Curv_Roe_Entropy.N13"/>
            <calcext:condition calcext:apply-style-name="RedSlope" calcext:value="&gt;=-0.7*[.$B13]" calcext:base-cell-address="oldgmesh_Curv_Roe_Entropy.N13"/>
          </calcext:conditional-format>
          <calcext:conditional-format calcext:target-range-address="oldgmesh_Curv_Roe_Entropy.N20:oldgmesh_Curv_Roe_Entropy.P23">
            <calcext:condition calcext:apply-style-name="GreenSlope" calcext:value="&lt;-0.9*[.$B20]" calcext:base-cell-address="oldgmesh_Curv_Roe_Entropy.N20"/>
            <calcext:condition calcext:apply-style-name="YellowSlope" calcext:value="&lt;-0.8*[.$B20]" calcext:base-cell-address="oldgmesh_Curv_Roe_Entropy.N20"/>
            <calcext:condition calcext:apply-style-name="OrangeSlope" calcext:value="&lt;-0.7*[.$B20]" calcext:base-cell-address="oldgmesh_Curv_Roe_Entropy.N20"/>
            <calcext:condition calcext:apply-style-name="RedSlope" calcext:value="&gt;=-0.7*[.$B20]" calcext:base-cell-address="oldgmesh_Curv_Roe_Entropy.N20"/>
          </calcext:conditional-format>
          <calcext:conditional-format calcext:target-range-address="oldgmesh_Curv_Roe_Entropy.N27:oldgmesh_Curv_Roe_Entropy.P30">
            <calcext:condition calcext:apply-style-name="GreenSlope" calcext:value="&lt;-0.9*[.$B27]" calcext:base-cell-address="oldgmesh_Curv_Roe_Entropy.N27"/>
            <calcext:condition calcext:apply-style-name="YellowSlope" calcext:value="&lt;-0.8*[.$B27]" calcext:base-cell-address="oldgmesh_Curv_Roe_Entropy.N27"/>
            <calcext:condition calcext:apply-style-name="OrangeSlope" calcext:value="&lt;-0.7*[.$B27]" calcext:base-cell-address="oldgmesh_Curv_Roe_Entropy.N27"/>
            <calcext:condition calcext:apply-style-name="RedSlope" calcext:value="&gt;=-0.7*[.$B27]" calcext:base-cell-address="oldgmesh_Curv_Roe_Entropy.N27"/>
          </calcext:conditional-format>
          <calcext:conditional-format calcext:target-range-address="oldgmesh_Curv_Roe_Entropy.N34:oldgmesh_Curv_Roe_Entropy.P37">
            <calcext:condition calcext:apply-style-name="GreenSlope" calcext:value="&lt;-0.9*[.$B34]" calcext:base-cell-address="oldgmesh_Curv_Roe_Entropy.N34"/>
            <calcext:condition calcext:apply-style-name="YellowSlope" calcext:value="&lt;-0.8*[.$B34]" calcext:base-cell-address="oldgmesh_Curv_Roe_Entropy.N34"/>
            <calcext:condition calcext:apply-style-name="OrangeSlope" calcext:value="&lt;-0.7*[.$B34]" calcext:base-cell-address="oldgmesh_Curv_Roe_Entropy.N34"/>
            <calcext:condition calcext:apply-style-name="RedSlope" calcext:value="&gt;=-0.7*[.$B34]" calcext:base-cell-address="oldgmesh_Curv_Roe_Entropy.N34"/>
          </calcext:conditional-format>
          <calcext:conditional-format calcext:target-range-address="oldgmesh_Curv_Roe_Entropy.Q6:oldgmesh_Curv_Roe_Entropy.Q6">
            <calcext:condition calcext:apply-style-name="GreenSlope" calcext:value="&lt;-0.9*[.$B6]" calcext:base-cell-address="oldgmesh_Curv_Roe_Entropy.Q6"/>
            <calcext:condition calcext:apply-style-name="YellowSlope" calcext:value="&lt;-0.8*[.$B6]" calcext:base-cell-address="oldgmesh_Curv_Roe_Entropy.Q6"/>
            <calcext:condition calcext:apply-style-name="OrangeSlope" calcext:value="&lt;-0.7*[.$B6]" calcext:base-cell-address="oldgmesh_Curv_Roe_Entropy.Q6"/>
            <calcext:condition calcext:apply-style-name="RedSlope" calcext:value="&gt;=-0.7*[.$B6]" calcext:base-cell-address="oldgmesh_Curv_Roe_Entropy.Q6"/>
          </calcext:conditional-format>
          <calcext:conditional-format calcext:target-range-address="oldgmesh_Curv_Roe_Entropy.Q8:oldgmesh_Curv_Roe_Entropy.Q8">
            <calcext:condition calcext:apply-style-name="GreenSlope" calcext:value="&lt;-0.9*[.$B8]" calcext:base-cell-address="oldgmesh_Curv_Roe_Entropy.Q8"/>
            <calcext:condition calcext:apply-style-name="YellowSlope" calcext:value="&lt;-0.8*[.$B8]" calcext:base-cell-address="oldgmesh_Curv_Roe_Entropy.Q8"/>
            <calcext:condition calcext:apply-style-name="OrangeSlope" calcext:value="&lt;-0.7*[.$B8]" calcext:base-cell-address="oldgmesh_Curv_Roe_Entropy.Q8"/>
            <calcext:condition calcext:apply-style-name="RedSlope" calcext:value="&gt;=-0.7*[.$B8]" calcext:base-cell-address="oldgmesh_Curv_Roe_Entropy.Q8"/>
          </calcext:conditional-format>
          <calcext:conditional-format calcext:target-range-address="oldgmesh_Curv_Roe_Entropy.Q10:oldgmesh_Curv_Roe_Entropy.Q10">
            <calcext:condition calcext:apply-style-name="GreenSlope" calcext:value="&lt;-0.9*[.$B10]" calcext:base-cell-address="oldgmesh_Curv_Roe_Entropy.Q10"/>
            <calcext:condition calcext:apply-style-name="YellowSlope" calcext:value="&lt;-0.8*[.$B10]" calcext:base-cell-address="oldgmesh_Curv_Roe_Entropy.Q10"/>
            <calcext:condition calcext:apply-style-name="OrangeSlope" calcext:value="&lt;-0.7*[.$B10]" calcext:base-cell-address="oldgmesh_Curv_Roe_Entropy.Q10"/>
            <calcext:condition calcext:apply-style-name="RedSlope" calcext:value="&gt;=-0.7*[.$B10]" calcext:base-cell-address="oldgmesh_Curv_Roe_Entropy.Q10"/>
          </calcext:conditional-format>
          <calcext:conditional-format calcext:target-range-address="oldgmesh_Curv_Roe_Entropy.Q13:oldgmesh_Curv_Roe_Entropy.Q13">
            <calcext:condition calcext:apply-style-name="GreenSlope" calcext:value="&lt;-0.9*[.$B13]" calcext:base-cell-address="oldgmesh_Curv_Roe_Entropy.Q13"/>
            <calcext:condition calcext:apply-style-name="YellowSlope" calcext:value="&lt;-0.8*[.$B13]" calcext:base-cell-address="oldgmesh_Curv_Roe_Entropy.Q13"/>
            <calcext:condition calcext:apply-style-name="OrangeSlope" calcext:value="&lt;-0.7*[.$B13]" calcext:base-cell-address="oldgmesh_Curv_Roe_Entropy.Q13"/>
            <calcext:condition calcext:apply-style-name="RedSlope" calcext:value="&gt;=-0.7*[.$B13]" calcext:base-cell-address="oldgmesh_Curv_Roe_Entropy.Q13"/>
          </calcext:conditional-format>
          <calcext:conditional-format calcext:target-range-address="oldgmesh_Curv_Roe_Entropy.Q15:oldgmesh_Curv_Roe_Entropy.Q15">
            <calcext:condition calcext:apply-style-name="GreenSlope" calcext:value="&lt;-0.9*[.$B15]" calcext:base-cell-address="oldgmesh_Curv_Roe_Entropy.Q15"/>
            <calcext:condition calcext:apply-style-name="YellowSlope" calcext:value="&lt;-0.8*[.$B15]" calcext:base-cell-address="oldgmesh_Curv_Roe_Entropy.Q15"/>
            <calcext:condition calcext:apply-style-name="OrangeSlope" calcext:value="&lt;-0.7*[.$B15]" calcext:base-cell-address="oldgmesh_Curv_Roe_Entropy.Q15"/>
            <calcext:condition calcext:apply-style-name="RedSlope" calcext:value="&gt;=-0.7*[.$B15]" calcext:base-cell-address="oldgmesh_Curv_Roe_Entropy.Q15"/>
          </calcext:conditional-format>
          <calcext:conditional-format calcext:target-range-address="oldgmesh_Curv_Roe_Entropy.Q17:oldgmesh_Curv_Roe_Entropy.Q17">
            <calcext:condition calcext:apply-style-name="GreenSlope" calcext:value="&lt;-0.9*[.$B17]" calcext:base-cell-address="oldgmesh_Curv_Roe_Entropy.Q17"/>
            <calcext:condition calcext:apply-style-name="YellowSlope" calcext:value="&lt;-0.8*[.$B17]" calcext:base-cell-address="oldgmesh_Curv_Roe_Entropy.Q17"/>
            <calcext:condition calcext:apply-style-name="OrangeSlope" calcext:value="&lt;-0.7*[.$B17]" calcext:base-cell-address="oldgmesh_Curv_Roe_Entropy.Q17"/>
            <calcext:condition calcext:apply-style-name="RedSlope" calcext:value="&gt;=-0.7*[.$B17]" calcext:base-cell-address="oldgmesh_Curv_Roe_Entropy.Q17"/>
          </calcext:conditional-format>
          <calcext:conditional-format calcext:target-range-address="oldgmesh_Curv_Roe_Entropy.Q20:oldgmesh_Curv_Roe_Entropy.Q20">
            <calcext:condition calcext:apply-style-name="GreenSlope" calcext:value="&lt;-0.9*[.$B20]" calcext:base-cell-address="oldgmesh_Curv_Roe_Entropy.Q20"/>
            <calcext:condition calcext:apply-style-name="YellowSlope" calcext:value="&lt;-0.8*[.$B20]" calcext:base-cell-address="oldgmesh_Curv_Roe_Entropy.Q20"/>
            <calcext:condition calcext:apply-style-name="OrangeSlope" calcext:value="&lt;-0.7*[.$B20]" calcext:base-cell-address="oldgmesh_Curv_Roe_Entropy.Q20"/>
            <calcext:condition calcext:apply-style-name="RedSlope" calcext:value="&gt;=-0.7*[.$B20]" calcext:base-cell-address="oldgmesh_Curv_Roe_Entropy.Q20"/>
          </calcext:conditional-format>
          <calcext:conditional-format calcext:target-range-address="oldgmesh_Curv_Roe_Entropy.Q22:oldgmesh_Curv_Roe_Entropy.Q22">
            <calcext:condition calcext:apply-style-name="GreenSlope" calcext:value="&lt;-0.9*[.$B22]" calcext:base-cell-address="oldgmesh_Curv_Roe_Entropy.Q22"/>
            <calcext:condition calcext:apply-style-name="YellowSlope" calcext:value="&lt;-0.8*[.$B22]" calcext:base-cell-address="oldgmesh_Curv_Roe_Entropy.Q22"/>
            <calcext:condition calcext:apply-style-name="OrangeSlope" calcext:value="&lt;-0.7*[.$B22]" calcext:base-cell-address="oldgmesh_Curv_Roe_Entropy.Q22"/>
            <calcext:condition calcext:apply-style-name="RedSlope" calcext:value="&gt;=-0.7*[.$B22]" calcext:base-cell-address="oldgmesh_Curv_Roe_Entropy.Q22"/>
          </calcext:conditional-format>
          <calcext:conditional-format calcext:target-range-address="oldgmesh_Curv_Roe_Entropy.Q24:oldgmesh_Curv_Roe_Entropy.Q24">
            <calcext:condition calcext:apply-style-name="GreenSlope" calcext:value="&lt;-0.9*[.$B24]" calcext:base-cell-address="oldgmesh_Curv_Roe_Entropy.Q24"/>
            <calcext:condition calcext:apply-style-name="YellowSlope" calcext:value="&lt;-0.8*[.$B24]" calcext:base-cell-address="oldgmesh_Curv_Roe_Entropy.Q24"/>
            <calcext:condition calcext:apply-style-name="OrangeSlope" calcext:value="&lt;-0.7*[.$B24]" calcext:base-cell-address="oldgmesh_Curv_Roe_Entropy.Q24"/>
            <calcext:condition calcext:apply-style-name="RedSlope" calcext:value="&gt;=-0.7*[.$B24]" calcext:base-cell-address="oldgmesh_Curv_Roe_Entropy.Q24"/>
          </calcext:conditional-format>
          <calcext:conditional-format calcext:target-range-address="oldgmesh_Curv_Roe_Entropy.Q27:oldgmesh_Curv_Roe_Entropy.Q27">
            <calcext:condition calcext:apply-style-name="GreenSlope" calcext:value="&lt;-0.9*[.$B27]" calcext:base-cell-address="oldgmesh_Curv_Roe_Entropy.Q27"/>
            <calcext:condition calcext:apply-style-name="YellowSlope" calcext:value="&lt;-0.8*[.$B27]" calcext:base-cell-address="oldgmesh_Curv_Roe_Entropy.Q27"/>
            <calcext:condition calcext:apply-style-name="OrangeSlope" calcext:value="&lt;-0.7*[.$B27]" calcext:base-cell-address="oldgmesh_Curv_Roe_Entropy.Q27"/>
            <calcext:condition calcext:apply-style-name="RedSlope" calcext:value="&gt;=-0.7*[.$B27]" calcext:base-cell-address="oldgmesh_Curv_Roe_Entropy.Q27"/>
          </calcext:conditional-format>
          <calcext:conditional-format calcext:target-range-address="oldgmesh_Curv_Roe_Entropy.Q29:oldgmesh_Curv_Roe_Entropy.Q29">
            <calcext:condition calcext:apply-style-name="GreenSlope" calcext:value="&lt;-0.9*[.$B29]" calcext:base-cell-address="oldgmesh_Curv_Roe_Entropy.Q29"/>
            <calcext:condition calcext:apply-style-name="YellowSlope" calcext:value="&lt;-0.8*[.$B29]" calcext:base-cell-address="oldgmesh_Curv_Roe_Entropy.Q29"/>
            <calcext:condition calcext:apply-style-name="OrangeSlope" calcext:value="&lt;-0.7*[.$B29]" calcext:base-cell-address="oldgmesh_Curv_Roe_Entropy.Q29"/>
            <calcext:condition calcext:apply-style-name="RedSlope" calcext:value="&gt;=-0.7*[.$B29]" calcext:base-cell-address="oldgmesh_Curv_Roe_Entropy.Q29"/>
          </calcext:conditional-format>
          <calcext:conditional-format calcext:target-range-address="oldgmesh_Curv_Roe_Entropy.Q31:oldgmesh_Curv_Roe_Entropy.Q31">
            <calcext:condition calcext:apply-style-name="GreenSlope" calcext:value="&lt;-0.9*[.$B31]" calcext:base-cell-address="oldgmesh_Curv_Roe_Entropy.Q31"/>
            <calcext:condition calcext:apply-style-name="YellowSlope" calcext:value="&lt;-0.8*[.$B31]" calcext:base-cell-address="oldgmesh_Curv_Roe_Entropy.Q31"/>
            <calcext:condition calcext:apply-style-name="OrangeSlope" calcext:value="&lt;-0.7*[.$B31]" calcext:base-cell-address="oldgmesh_Curv_Roe_Entropy.Q31"/>
            <calcext:condition calcext:apply-style-name="RedSlope" calcext:value="&gt;=-0.7*[.$B31]" calcext:base-cell-address="oldgmesh_Curv_Roe_Entropy.Q31"/>
          </calcext:conditional-format>
          <calcext:conditional-format calcext:target-range-address="oldgmesh_Curv_Roe_Entropy.Q34:oldgmesh_Curv_Roe_Entropy.Q34">
            <calcext:condition calcext:apply-style-name="GreenSlope" calcext:value="&lt;-0.9*[.$B34]" calcext:base-cell-address="oldgmesh_Curv_Roe_Entropy.Q34"/>
            <calcext:condition calcext:apply-style-name="YellowSlope" calcext:value="&lt;-0.8*[.$B34]" calcext:base-cell-address="oldgmesh_Curv_Roe_Entropy.Q34"/>
            <calcext:condition calcext:apply-style-name="OrangeSlope" calcext:value="&lt;-0.7*[.$B34]" calcext:base-cell-address="oldgmesh_Curv_Roe_Entropy.Q34"/>
            <calcext:condition calcext:apply-style-name="RedSlope" calcext:value="&gt;=-0.7*[.$B34]" calcext:base-cell-address="oldgmesh_Curv_Roe_Entropy.Q34"/>
          </calcext:conditional-format>
          <calcext:conditional-format calcext:target-range-address="oldgmesh_Curv_Roe_Entropy.Q36:oldgmesh_Curv_Roe_Entropy.Q36">
            <calcext:condition calcext:apply-style-name="GreenSlope" calcext:value="&lt;-0.9*[.$B36]" calcext:base-cell-address="oldgmesh_Curv_Roe_Entropy.Q36"/>
            <calcext:condition calcext:apply-style-name="YellowSlope" calcext:value="&lt;-0.8*[.$B36]" calcext:base-cell-address="oldgmesh_Curv_Roe_Entropy.Q36"/>
            <calcext:condition calcext:apply-style-name="OrangeSlope" calcext:value="&lt;-0.7*[.$B36]" calcext:base-cell-address="oldgmesh_Curv_Roe_Entropy.Q36"/>
            <calcext:condition calcext:apply-style-name="RedSlope" calcext:value="&gt;=-0.7*[.$B36]" calcext:base-cell-address="oldgmesh_Curv_Roe_Entropy.Q36"/>
          </calcext:conditional-format>
          <calcext:conditional-format calcext:target-range-address="oldgmesh_Curv_Roe_Entropy.Q38:oldgmesh_Curv_Roe_Entropy.Q38">
            <calcext:condition calcext:apply-style-name="GreenSlope" calcext:value="&lt;-0.9*[.$B38]" calcext:base-cell-address="oldgmesh_Curv_Roe_Entropy.Q38"/>
            <calcext:condition calcext:apply-style-name="YellowSlope" calcext:value="&lt;-0.8*[.$B38]" calcext:base-cell-address="oldgmesh_Curv_Roe_Entropy.Q38"/>
            <calcext:condition calcext:apply-style-name="OrangeSlope" calcext:value="&lt;-0.7*[.$B38]" calcext:base-cell-address="oldgmesh_Curv_Roe_Entropy.Q38"/>
            <calcext:condition calcext:apply-style-name="RedSlope" calcext:value="&gt;=-0.7*[.$B38]" calcext:base-cell-address="oldgmesh_Curv_Roe_Entropy.Q38"/>
          </calcext:conditional-format>
        </calcext:conditional-formats>
      </table:table>
      <table:table table:name="new_new_gmesh_Curv_Roe_Entropy_2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0" table:default-cell-style-name="ce8"/>
        <table:table-column table:style-name="co20" table:default-cell-style-name="ce30"/>
        <table:table-column table:style-name="co21" table:number-columns-repeated="2" table:default-cell-style-name="ce30"/>
        <table:table-column table:style-name="co22" table:default-cell-style-name="ce30"/>
        <table:table-column table:style-name="co23" table:default-cell-style-name="ce30"/>
        <table:table-column table:style-name="co8" table:default-cell-style-name="ce8"/>
        <table:table-column table:style-name="co24" table:number-columns-repeated="2" table:default-cell-style-name="ce8"/>
        <table:table-column table:style-name="co25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number-columns-repeated="2" table:default-cell-style-name="ce8"/>
        <table:table-column table:style-name="co25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12" table:default-cell-style-name="ce8"/>
        <table:table-column table:style-name="co26" table:default-cell-style-name="ce8"/>
        <table:table-column table:style-name="co13" table:number-columns-repeated="6" table:default-cell-style-name="ce8"/>
        <table:table-column table:style-name="co14" table:number-columns-repeated="3" table:default-cell-style-name="ce8"/>
        <table:table-column table:style-name="co13" table:number-columns-repeated="231" table:default-cell-style-name="ce8"/>
        <table:table-column table:style-name="co15" table:number-columns-repeated="2" table:default-cell-style-name="ce8"/>
        <table:table-column table:style-name="co16" table:number-columns-repeated="755" table:default-cell-style-name="ce8"/>
        <table:table-row table:style-name="ro3">
          <table:table-cell table:style-name="ce1" table:number-columns-repeated="7"/>
          <table:table-cell table:style-name="ce20" table:number-columns-repeated="5"/>
          <table:table-cell table:style-name="ce1" table:number-columns-repeated="16"/>
          <table:table-cell table:style-name="ce7" table:number-columns-repeated="239"/>
          <table:table-cell table:style-name="ce6" table:number-columns-repeated="757"/>
        </table:table-row>
        <table:table-row table:style-name="ro3">
          <table:table-cell table:style-name="ce2" office:value-type="string" calcext:value-type="string" table:number-columns-spanned="6" table:number-rows-spanned="1">
            <text:p>Input Parameters</text:p>
          </table:table-cell>
          <table:covered-table-cell table:number-columns-repeated="3" table:style-name="ce2"/>
          <table:covered-table-cell table:number-columns-repeated="2" table:style-name="ce14"/>
          <table:table-cell table:style-name="ce14"/>
          <table:table-cell table:style-name="ce21" office:value-type="string" calcext:value-type="string" table:number-columns-spanned="4" table:number-rows-spanned="1">
            <text:p>SP Errors</text:p>
          </table:table-cell>
          <table:covered-table-cell table:number-columns-repeated="3" table:style-name="ce21"/>
          <table:table-cell table:style-name="ce21"/>
          <table:table-cell table:style-name="ce31" office:value-type="string" calcext:value-type="string" table:number-columns-spanned="7" table:number-rows-spanned="1">
            <text:p>Log 10</text:p>
          </table:table-cell>
          <table:covered-table-cell table:number-columns-repeated="3" table:style-name="ce31"/>
          <table:covered-table-cell table:number-columns-repeated="2" table:style-name="ce34"/>
          <table:covered-table-cell table:style-name="ce36"/>
          <table:table-cell table:style-name="ce103" office:value-type="string" calcext:value-type="string" table:number-columns-spanned="6" table:number-rows-spanned="1">
            <text:p>Point to Point slope</text:p>
          </table:table-cell>
          <table:covered-table-cell table:number-columns-repeated="2" table:style-name="ce36"/>
          <table:covered-table-cell table:number-columns-repeated="2" table:style-name="ce34"/>
          <table:covered-table-cell table:style-name="ce36"/>
          <table:table-cell table:number-columns-repeated="2" table:style-name="ce34" office:value-type="string" calcext:value-type="string">
            <text:p>Least Squares</text:p>
          </table:table-cell>
          <table:table-cell table:style-name="ce42"/>
          <table:table-cell table:style-name="ce7" table:number-columns-repeated="239"/>
          <table:table-cell table:style-name="ce6" table:number-columns-repeated="757"/>
        </table:table-row>
        <table:table-row table:style-name="ro3">
          <table:table-cell table:style-name="ce3" office:value-type="string" calcext:value-type="string">
            <text:p>CFL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_cells</text:p>
          </table:table-cell>
          <table:table-cell table:style-name="ce3" office:value-type="string" calcext:value-type="string">
            <text:p>NDOF</text:p>
          </table:table-cell>
          <table:table-cell table:style-name="ce3" office:value-type="string" calcext:value-type="string">
            <text:p>H=1/sqrt(nDOFs)</text:p>
          </table:table-cell>
          <table:table-cell table:style-name="ce100" office:value-type="string" calcext:value-type="string">
            <text:p>L1 Error</text:p>
          </table:table-cell>
          <table:table-cell table:style-name="ce100" office:value-type="string" calcext:value-type="string">
            <text:p>L2 Error</text:p>
          </table:table-cell>
          <table:table-cell table:style-name="ce100" office:value-type="string" calcext:value-type="string">
            <text:p>Linf Error</text:p>
          </table:table-cell>
          <table:table-cell table:style-name="ce100" office:value-type="string" calcext:value-type="string">
            <text:p>L2-AV Error</text:p>
          </table:table-cell>
          <table:table-cell table:style-name="ce100" office:value-type="string" calcext:value-type="string">
            <text:p>L2-Jac Error</text:p>
          </table:table-cell>
          <table:table-cell table:style-name="ce100" office:value-type="string" calcext:value-type="string">
            <text:p>L2-AV-Jac Error</text:p>
          </table:table-cell>
          <table:table-cell table:style-name="ce32" office:value-type="string" calcext:value-type="string">
            <text:p>H</text:p>
          </table:table-cell>
          <table:table-cell table:style-name="ce100" office:value-type="string" calcext:value-type="string">
            <text:p>L1 Error</text:p>
          </table:table-cell>
          <table:table-cell table:style-name="ce100" office:value-type="string" calcext:value-type="string">
            <text:p>L2 Error</text:p>
          </table:table-cell>
          <table:table-cell table:style-name="ce100" office:value-type="string" calcext:value-type="string">
            <text:p>Linf Error</text:p>
          </table:table-cell>
          <table:table-cell table:style-name="ce100" office:value-type="string" calcext:value-type="string">
            <text:p>L2-AV Error</text:p>
          </table:table-cell>
          <table:table-cell table:style-name="ce100" office:value-type="string" calcext:value-type="string">
            <text:p>L2-Jac Error</text:p>
          </table:table-cell>
          <table:table-cell table:style-name="ce100" office:value-type="string" calcext:value-type="string">
            <text:p>L2-AV-Jac Error</text:p>
          </table:table-cell>
          <table:table-cell table:style-name="ce100" office:value-type="string" calcext:value-type="string">
            <text:p>L1 Error</text:p>
          </table:table-cell>
          <table:table-cell table:style-name="ce100" office:value-type="string" calcext:value-type="string">
            <text:p>L2 Error</text:p>
          </table:table-cell>
          <table:table-cell table:style-name="ce100" office:value-type="string" calcext:value-type="string">
            <text:p>Linf Error</text:p>
          </table:table-cell>
          <table:table-cell table:style-name="ce100" office:value-type="string" calcext:value-type="string">
            <text:p>L2-AV Error</text:p>
          </table:table-cell>
          <table:table-cell table:style-name="ce100" office:value-type="string" calcext:value-type="string">
            <text:p>L2-Jac Error</text:p>
          </table:table-cell>
          <table:table-cell table:style-name="ce100" office:value-type="string" calcext:value-type="string">
            <text:p>L2-AV-Jac Error</text:p>
          </table:table-cell>
          <table:table-cell table:style-name="ce40" table:number-columns-repeated="2"/>
          <table:table-cell table:style-name="ce1"/>
          <table:table-cell table:style-name="ce7" table:number-columns-repeated="239"/>
          <table:table-cell table:style-name="ce6" table:number-columns-repeated="757"/>
        </table:table-row>
        <table:table-row table:style-name="ro3">
          <table:table-cell table:style-name="ce1" table:number-columns-repeated="6"/>
          <table:table-cell table:style-name="ce20" table:number-columns-repeated="6"/>
          <table:table-cell table:style-name="ce1" table:number-columns-repeated="16"/>
          <table:table-cell table:style-name="ce7" table:number-columns-repeated="239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C5]^2*3" office:value-type="float" office:value="12" calcext:value-type="float">
            <text:p>12</text:p>
          </table:table-cell>
          <table:table-cell table:style-name="ce15" table:formula="of:=[.D5]*[.B5]^2" office:value-type="float" office:value="48" calcext:value-type="float">
            <text:p>48</text:p>
          </table:table-cell>
          <table:table-cell table:style-name="ce18" table:formula="of:=1/SQRT([.E5])" office:value-type="float" office:value="0.144337567297406" calcext:value-type="float">
            <text:p>1.44E-01</text:p>
          </table:table-cell>
          <table:table-cell table:style-name="ce101" office:value-type="float" office:value="0.0128304846428413" calcext:value-type="float">
            <text:p>1.28E-002</text:p>
          </table:table-cell>
          <table:table-cell table:style-name="ce101" office:value-type="float" office:value="0.0179999126447682" calcext:value-type="float">
            <text:p>1.80E-002</text:p>
          </table:table-cell>
          <table:table-cell table:style-name="ce101" office:value-type="float" office:value="0.0578628853237322" calcext:value-type="float">
            <text:p>5.79E-002</text:p>
          </table:table-cell>
          <table:table-cell table:style-name="ce101" office:value-type="float" office:value="4.61462814666651" calcext:value-type="float">
            <text:p>4.61E+000</text:p>
          </table:table-cell>
          <table:table-cell table:style-name="ce101" office:value-type="float" office:value="0.0172605352450098" calcext:value-type="float">
            <text:p>1.73E-002</text:p>
          </table:table-cell>
          <table:table-cell table:style-name="ce101" office:value-type="float" office:value="4.68593066109138" calcext:value-type="float">
            <text:p>4.69E+000</text:p>
          </table:table-cell>
          <table:table-cell table:style-name="ce33" table:formula="of:=LOG10([.F5])" office:value-type="float" office:value="-0.840620618687793" calcext:value-type="float">
            <text:p>-0.84</text:p>
          </table:table-cell>
          <table:table-cell table:style-name="ce33" table:formula="of:=LOG10([.G5])" office:value-type="float" office:value="-1.89175693881319" calcext:value-type="float">
            <text:p>-1.89</text:p>
          </table:table-cell>
          <table:table-cell table:style-name="ce33" table:formula="of:=LOG10([.H5])" office:value-type="float" office:value="-1.74472960256265" calcext:value-type="float">
            <text:p>-1.74</text:p>
          </table:table-cell>
          <table:table-cell table:style-name="ce33" table:formula="of:=LOG10([.I5])" office:value-type="float" office:value="-1.23759991412162" calcext:value-type="float">
            <text:p>-1.24</text:p>
          </table:table-cell>
          <table:table-cell table:style-name="ce33" table:formula="of:=LOG10([.J5])" office:value-type="float" office:value="0.664136710701619" calcext:value-type="float">
            <text:p>0.66</text:p>
          </table:table-cell>
          <table:table-cell table:style-name="ce33" table:formula="of:=LOG10([.K5])" office:value-type="float" office:value="-1.76294574104549" calcext:value-type="float">
            <text:p>-1.76</text:p>
          </table:table-cell>
          <table:table-cell table:style-name="ce33" table:formula="of:=LOG10([.L5])" office:value-type="float" office:value="0.670795857942508" calcext:value-type="float">
            <text:p>0.67</text:p>
          </table:table-cell>
          <table:table-cell table:style-name="ce15" table:number-columns-repeated="3"/>
          <table:table-cell table:style-name="ce38" table:number-columns-repeated="3"/>
          <table:table-cell table:style-name="ce41" office:value-type="string" calcext:value-type="string">
            <text:p>L1 Order</text:p>
          </table:table-cell>
          <table:table-cell table:style-name="ce100" office:value-type="string" calcext:value-type="string">
            <text:p>L2-AV Order</text:p>
          </table:table-cell>
          <table:table-cell table:style-name="ce1"/>
          <table:table-cell table:style-name="ce7" table:number-columns-repeated="239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C6]^2*3" office:value-type="float" office:value="48" calcext:value-type="float">
            <text:p>48</text:p>
          </table:table-cell>
          <table:table-cell table:style-name="ce15" table:formula="of:=[.D6]*[.B6]^2" office:value-type="float" office:value="192" calcext:value-type="float">
            <text:p>192</text:p>
          </table:table-cell>
          <table:table-cell table:style-name="ce18" table:formula="of:=1/SQRT([.E6])" office:value-type="float" office:value="0.0721687836487032" calcext:value-type="float">
            <text:p>7.22E-02</text:p>
          </table:table-cell>
          <table:table-cell table:style-name="ce101" office:value-type="float" office:value="0.00348706827687747" calcext:value-type="float">
            <text:p>3.49E-003</text:p>
          </table:table-cell>
          <table:table-cell table:style-name="ce101" office:value-type="float" office:value="0.0061349984487842" calcext:value-type="float">
            <text:p>6.13E-003</text:p>
          </table:table-cell>
          <table:table-cell table:style-name="ce101" office:value-type="float" office:value="0.0498241282085976" calcext:value-type="float">
            <text:p>4.98E-002</text:p>
          </table:table-cell>
          <table:table-cell table:style-name="ce101" office:value-type="float" office:value="19.4461513784575" calcext:value-type="float">
            <text:p>1.94E+001</text:p>
          </table:table-cell>
          <table:table-cell table:style-name="ce101" office:value-type="float" office:value="0.00567130761004419" calcext:value-type="float">
            <text:p>5.67E-003</text:p>
          </table:table-cell>
          <table:table-cell table:style-name="ce101" office:value-type="float" office:value="19.7234599389032" calcext:value-type="float">
            <text:p>1.97E+001</text:p>
          </table:table-cell>
          <table:table-cell table:style-name="ce33" table:formula="of:=LOG10([.F6])" office:value-type="float" office:value="-1.14165061435177" calcext:value-type="float">
            <text:p>-1.14</text:p>
          </table:table-cell>
          <table:table-cell table:style-name="ce33" table:formula="of:=LOG10([.G6])" office:value-type="float" office:value="-2.45753954904478" calcext:value-type="float">
            <text:p>-2.46</text:p>
          </table:table-cell>
          <table:table-cell table:style-name="ce33" table:formula="of:=LOG10([.H6])" office:value-type="float" office:value="-2.21218554274701" calcext:value-type="float">
            <text:p>-2.21</text:p>
          </table:table-cell>
          <table:table-cell table:style-name="ce33" table:formula="of:=LOG10([.I6])" office:value-type="float" office:value="-1.30256029157394" calcext:value-type="float">
            <text:p>-1.30</text:p>
          </table:table-cell>
          <table:table-cell table:style-name="ce33" table:formula="of:=LOG10([.J6])" office:value-type="float" office:value="1.288833662192" calcext:value-type="float">
            <text:p>1.29</text:p>
          </table:table-cell>
          <table:table-cell table:style-name="ce33" table:formula="of:=LOG10([.K6])" office:value-type="float" office:value="-2.24631679607114" calcext:value-type="float">
            <text:p>-2.25</text:p>
          </table:table-cell>
          <table:table-cell table:style-name="ce33" table:formula="of:=LOG10([.L6])" office:value-type="float" office:value="1.29498310231756" calcext:value-type="float">
            <text:p>1.29</text:p>
          </table:table-cell>
          <table:table-cell table:style-name="ce33" table:formula="of:=([.N6]-[.N5])/([.$M6]-[.$M5])" office:value-type="float" office:value="1.87948914852702" calcext:value-type="float">
            <text:p>1.88</text:p>
          </table:table-cell>
          <table:table-cell table:style-name="ce33" table:formula="of:=([.O6]-[.O5])/([.$M6]-[.$M5])" office:value-type="float" office:value="1.55285502082041" calcext:value-type="float">
            <text:p>1.55</text:p>
          </table:table-cell>
          <table:table-cell table:style-name="ce33" table:formula="of:=([.P6]-[.P5])/([.$M6]-[.$M5])" office:value-type="float" office:value="0.215793702913344" calcext:value-type="float">
            <text:p>0.22</text:p>
          </table:table-cell>
          <table:table-cell table:style-name="ce33" table:formula="of:=([.Q6]-[.Q5])/([.$M6]-[.$M5])" office:value-type="float" office:value="-2.07519835394638" calcext:value-type="float">
            <text:p>-2.08</text:p>
          </table:table-cell>
          <table:table-cell table:style-name="ce33" table:formula="of:=([.R6]-[.R5])/([.$M6]-[.$M5])" office:value-type="float" office:value="1.60572388794505" calcext:value-type="float">
            <text:p>1.61</text:p>
          </table:table-cell>
          <table:table-cell table:style-name="ce33" table:formula="of:=([.S6]-[.S5])/([.$M6]-[.$M5])" office:value-type="float" office:value="-2.07350514355981" calcext:value-type="float">
            <text:p>-2.07</text:p>
          </table:table-cell>
          <table:table-cell table:style-name="ce33" table:formula="of:=SLOPE([.$N5:.$N9];[.$M5:.$M9])" office:value-type="float" office:value="1.84530209298711" calcext:value-type="float">
            <text:p>1.85</text:p>
          </table:table-cell>
          <table:table-cell table:style-name="ce33" table:formula="of:=SLOPE([.$Q5:.$Q9];[.$M5:.$M9])" office:value-type="float" office:value="-2.02247022665157" calcext:value-type="float">
            <text:p>-2.02</text:p>
          </table:table-cell>
          <table:table-cell table:style-name="ce1"/>
          <table:table-cell/>
          <table:table-cell table:style-name="ce6" table:number-columns-repeated="3"/>
          <table:table-cell table:style-name="ce7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formula="of:=[.C7]^2*3" office:value-type="float" office:value="192" calcext:value-type="float">
            <text:p>192</text:p>
          </table:table-cell>
          <table:table-cell table:style-name="ce15" table:formula="of:=[.D7]*[.B7]^2" office:value-type="float" office:value="768" calcext:value-type="float">
            <text:p>768</text:p>
          </table:table-cell>
          <table:table-cell table:style-name="ce18" table:formula="of:=1/SQRT([.E7])" office:value-type="float" office:value="0.0360843918243516" calcext:value-type="float">
            <text:p>3.61E-02</text:p>
          </table:table-cell>
          <table:table-cell table:style-name="ce101" office:value-type="float" office:value="0.000950410259197055" calcext:value-type="float">
            <text:p>9.50E-004</text:p>
          </table:table-cell>
          <table:table-cell table:style-name="ce101" office:value-type="float" office:value="0.00173028544309351" calcext:value-type="float">
            <text:p>1.73E-003</text:p>
          </table:table-cell>
          <table:table-cell table:style-name="ce101" office:value-type="float" office:value="0.0181047887956113" calcext:value-type="float">
            <text:p>1.81E-002</text:p>
          </table:table-cell>
          <table:table-cell table:style-name="ce101" office:value-type="float" office:value="78.8157836201616" calcext:value-type="float">
            <text:p>7.88E+001</text:p>
          </table:table-cell>
          <table:table-cell table:style-name="ce101" office:value-type="float" office:value="0.00159178639222095" calcext:value-type="float">
            <text:p>1.59E-003</text:p>
          </table:table-cell>
          <table:table-cell table:style-name="ce101" office:value-type="float" office:value="79.9070868674344" calcext:value-type="float">
            <text:p>7.99E+001</text:p>
          </table:table-cell>
          <table:table-cell table:style-name="ce33" table:formula="of:=LOG10([.F7])" office:value-type="float" office:value="-1.44268061001576" calcext:value-type="float">
            <text:p>-1.44</text:p>
          </table:table-cell>
          <table:table-cell table:style-name="ce33" table:formula="of:=LOG10([.G7])" office:value-type="float" office:value="-3.02208888434876" calcext:value-type="float">
            <text:p>-3.02</text:p>
          </table:table-cell>
          <table:table-cell table:style-name="ce33" table:formula="of:=LOG10([.H7])" office:value-type="float" office:value="-2.76188224592637" calcext:value-type="float">
            <text:p>-2.76</text:p>
          </table:table-cell>
          <table:table-cell table:style-name="ce33" table:formula="of:=LOG10([.I7])" office:value-type="float" office:value="-1.74220653715106" calcext:value-type="float">
            <text:p>-1.74</text:p>
          </table:table-cell>
          <table:table-cell table:style-name="ce33" table:formula="of:=LOG10([.J7])" office:value-type="float" office:value="1.89661319785416" calcext:value-type="float">
            <text:p>1.90</text:p>
          </table:table-cell>
          <table:table-cell table:style-name="ce33" table:formula="of:=LOG10([.K7])" office:value-type="float" office:value="-2.79811521229178" calcext:value-type="float">
            <text:p>-2.80</text:p>
          </table:table-cell>
          <table:table-cell table:style-name="ce33" table:formula="of:=LOG10([.L7])" office:value-type="float" office:value="1.90258529809915" calcext:value-type="float">
            <text:p>1.90</text:p>
          </table:table-cell>
          <table:table-cell table:style-name="ce33" table:formula="of:=([.N7]-[.N6])/([.$M7]-[.$M6])" office:value-type="float" office:value="1.87539229789628" calcext:value-type="float">
            <text:p>1.88</text:p>
          </table:table-cell>
          <table:table-cell table:style-name="ce33" table:formula="of:=([.O7]-[.O6])/([.$M7]-[.$M6])" office:value-type="float" office:value="1.82605292195849" calcext:value-type="float">
            <text:p>1.83</text:p>
          </table:table-cell>
          <table:table-cell table:style-name="ce33" table:formula="of:=([.P7]-[.P6])/([.$M7]-[.$M6])" office:value-type="float" office:value="1.46047321499438" calcext:value-type="float">
            <text:p>1.46</text:p>
          </table:table-cell>
          <table:table-cell table:style-name="ce33" table:formula="of:=([.Q7]-[.Q6])/([.$M7]-[.$M6])" office:value-type="float" office:value="-2.01899991501374" calcext:value-type="float">
            <text:p>-2.02</text:p>
          </table:table-cell>
          <table:table-cell table:style-name="ce33" table:formula="of:=([.R7]-[.R6])/([.$M7]-[.$M6])" office:value-type="float" office:value="1.8330346615577" calcext:value-type="float">
            <text:p>1.83</text:p>
          </table:table-cell>
          <table:table-cell table:style-name="ce33" table:formula="of:=([.S7]-[.S6])/([.$M7]-[.$M6])" office:value-type="float" office:value="-2.01841080468211" calcext:value-type="float">
            <text:p>-2.02</text:p>
          </table:table-cell>
          <table:table-cell table:style-name="ce41" office:value-type="string" calcext:value-type="string">
            <text:p>L2 Order</text:p>
          </table:table-cell>
          <table:table-cell table:style-name="ce100" office:value-type="string" calcext:value-type="string">
            <text:p>L2-Jac Order</text:p>
          </table:table-cell>
          <table:table-cell table:style-name="ce1"/>
          <table:table-cell/>
          <table:table-cell table:style-name="ce43"/>
          <table:table-cell table:style-name="ce44"/>
          <table:table-cell table:style-name="ce4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[.C8]^2*3" office:value-type="float" office:value="768" calcext:value-type="float">
            <text:p>768</text:p>
          </table:table-cell>
          <table:table-cell table:style-name="ce15" table:formula="of:=[.D8]*[.B8]^2" office:value-type="float" office:value="3072" calcext:value-type="float">
            <text:p>3072</text:p>
          </table:table-cell>
          <table:table-cell table:style-name="ce18" table:formula="of:=1/SQRT([.E8])" office:value-type="float" office:value="0.0180421959121758" calcext:value-type="float">
            <text:p>1.80E-02</text:p>
          </table:table-cell>
          <table:table-cell table:style-name="ce101" office:value-type="float" office:value="0.00027663544253738" calcext:value-type="float">
            <text:p>2.77E-004</text:p>
          </table:table-cell>
          <table:table-cell table:style-name="ce101" office:value-type="float" office:value="0.000475233061906069" calcext:value-type="float">
            <text:p>4.75E-004</text:p>
          </table:table-cell>
          <table:table-cell table:style-name="ce101" office:value-type="float" office:value="0.00743777971920656" calcext:value-type="float">
            <text:p>7.44E-003</text:p>
          </table:table-cell>
          <table:table-cell table:style-name="ce101" office:value-type="float" office:value="316.337256096929" calcext:value-type="float">
            <text:p>3.16E+002</text:p>
          </table:table-cell>
          <table:table-cell table:style-name="ce101" office:value-type="float" office:value="0.000439150351364724" calcext:value-type="float">
            <text:p>4.39E-004</text:p>
          </table:table-cell>
          <table:table-cell table:style-name="ce101" office:value-type="float" office:value="320.682754414225" calcext:value-type="float">
            <text:p>3.21E+002</text:p>
          </table:table-cell>
          <table:table-cell table:style-name="ce33" table:formula="of:=LOG10([.F8])" office:value-type="float" office:value="-1.74371060567974" calcext:value-type="float">
            <text:p>-1.74</text:p>
          </table:table-cell>
          <table:table-cell table:style-name="ce33" table:formula="of:=LOG10([.G8])" office:value-type="float" office:value="-3.55809217884593" calcext:value-type="float">
            <text:p>-3.56</text:p>
          </table:table-cell>
          <table:table-cell table:style-name="ce33" table:formula="of:=LOG10([.H8])" office:value-type="float" office:value="-3.32309335316177" calcext:value-type="float">
            <text:p>-3.32</text:p>
          </table:table-cell>
          <table:table-cell table:style-name="ce33" table:formula="of:=LOG10([.I8])" office:value-type="float" office:value="-2.12855668805687" calcext:value-type="float">
            <text:p>-2.13</text:p>
          </table:table-cell>
          <table:table-cell table:style-name="ce33" table:formula="of:=LOG10([.J8])" office:value-type="float" office:value="2.50015034324194" calcext:value-type="float">
            <text:p>2.50</text:p>
          </table:table-cell>
          <table:table-cell table:style-name="ce33" table:formula="of:=LOG10([.K8])" office:value-type="float" office:value="-3.35738676543218" calcext:value-type="float">
            <text:p>-3.36</text:p>
          </table:table-cell>
          <table:table-cell table:style-name="ce33" table:formula="of:=LOG10([.L8])" office:value-type="float" office:value="2.50607560519154" calcext:value-type="float">
            <text:p>2.51</text:p>
          </table:table-cell>
          <table:table-cell table:style-name="ce33" table:formula="of:=([.N8]-[.N7])/([.$M8]-[.$M7])" office:value-type="float" office:value="1.78056440294234" calcext:value-type="float">
            <text:p>1.78</text:p>
          </table:table-cell>
          <table:table-cell table:style-name="ce33" table:formula="of:=([.O8]-[.O7])/([.$M8]-[.$M7])" office:value-type="float" office:value="1.8643029442881" calcext:value-type="float">
            <text:p>1.86</text:p>
          </table:table-cell>
          <table:table-cell table:style-name="ce33" table:formula="of:=([.P8]-[.P7])/([.$M8]-[.$M7])" office:value-type="float" office:value="1.28342742075797" calcext:value-type="float">
            <text:p>1.28</text:p>
          </table:table-cell>
          <table:table-cell table:style-name="ce33" table:formula="of:=([.Q8]-[.Q7])/([.$M8]-[.$M7])" office:value-type="float" office:value="-2.00490699957178" calcext:value-type="float">
            <text:p>-2.00</text:p>
          </table:table-cell>
          <table:table-cell table:style-name="ce33" table:formula="of:=([.R8]-[.R7])/([.$M8]-[.$M7])" office:value-type="float" office:value="1.85785988504837" calcext:value-type="float">
            <text:p>1.86</text:p>
          </table:table-cell>
          <table:table-cell table:style-name="ce33" table:formula="of:=([.S8]-[.S7])/([.$M8]-[.$M7])" office:value-type="float" office:value="-2.00475140612242" calcext:value-type="float">
            <text:p>-2.00</text:p>
          </table:table-cell>
          <table:table-cell table:style-name="ce33" table:formula="of:=SLOPE([.$O5:.$O9];[.$M5:.$M9])" office:value-type="float" office:value="1.79628493929509" calcext:value-type="float">
            <text:p>1.80</text:p>
          </table:table-cell>
          <table:table-cell table:style-name="ce33" table:formula="of:=SLOPE([.$R5:.$R9];[.$M5:.$M9])" office:value-type="float" office:value="1.80638841268814" calcext:value-type="float">
            <text:p>1.81</text:p>
          </table:table-cell>
          <table:table-cell table:style-name="ce1"/>
          <table:table-cell/>
          <table:table-cell table:style-name="ce44" table:number-columns-repeated="4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2" calcext:value-type="float">
            <text:p>32</text:p>
          </table:table-cell>
          <table:table-cell table:style-name="ce13" table:formula="of:=[.C9]^2*3" office:value-type="float" office:value="3072" calcext:value-type="float">
            <text:p>3072</text:p>
          </table:table-cell>
          <table:table-cell table:style-name="ce15" table:formula="of:=[.D9]*[.B9]^2" office:value-type="float" office:value="12288" calcext:value-type="float">
            <text:p>12288</text:p>
          </table:table-cell>
          <table:table-cell table:style-name="ce18" table:formula="of:=1/SQRT([.E9])" office:value-type="float" office:value="0.0090210979560879" calcext:value-type="float">
            <text:p>9.02E-03</text:p>
          </table:table-cell>
          <table:table-cell table:style-name="ce101" office:value-type="float" office:value="0.0000760436528976848" calcext:value-type="float">
            <text:p>7.60E-005</text:p>
          </table:table-cell>
          <table:table-cell table:style-name="ce101" office:value-type="float" office:value="0.000127951701412965" calcext:value-type="float">
            <text:p>1.28E-004</text:p>
          </table:table-cell>
          <table:table-cell table:style-name="ce101" office:value-type="float" office:value="0.0019694866598583" calcext:value-type="float">
            <text:p>1.97E-003</text:p>
          </table:table-cell>
          <table:table-cell table:style-name="ce101" office:value-type="float" office:value="1266.48306807136" calcext:value-type="float">
            <text:p>1.27E+003</text:p>
          </table:table-cell>
          <table:table-cell table:style-name="ce101" office:value-type="float" office:value="0.000118496019937159" calcext:value-type="float">
            <text:p>1.18E-004</text:p>
          </table:table-cell>
          <table:table-cell table:style-name="ce101" office:value-type="float" office:value="1283.84543777321" calcext:value-type="float">
            <text:p>1.28E+003</text:p>
          </table:table-cell>
          <table:table-cell table:style-name="ce33" table:formula="of:=LOG10([.F9])" office:value-type="float" office:value="-2.04474060134372" calcext:value-type="float">
            <text:p>-2.04</text:p>
          </table:table-cell>
          <table:table-cell table:style-name="ce33" table:formula="of:=LOG10([.G9])" office:value-type="float" office:value="-4.11893702916584" calcext:value-type="float">
            <text:p>-4.12</text:p>
          </table:table-cell>
          <table:table-cell table:style-name="ce33" table:formula="of:=LOG10([.H9])" office:value-type="float" office:value="-3.89295393479165" calcext:value-type="float">
            <text:p>-3.89</text:p>
          </table:table-cell>
          <table:table-cell table:style-name="ce33" table:formula="of:=LOG10([.I9])" office:value-type="float" office:value="-2.7056469564997" calcext:value-type="float">
            <text:p>-2.71</text:p>
          </table:table-cell>
          <table:table-cell table:style-name="ce33" table:formula="of:=LOG10([.J9])" office:value-type="float" office:value="3.10259938797392" calcext:value-type="float">
            <text:p>3.10</text:p>
          </table:table-cell>
          <table:table-cell table:style-name="ce33" table:formula="of:=LOG10([.K9])" office:value-type="float" office:value="-3.92629623655985" calcext:value-type="float">
            <text:p>-3.93</text:p>
          </table:table-cell>
          <table:table-cell table:style-name="ce33" table:formula="of:=LOG10([.L9])" office:value-type="float" office:value="3.10851274214197" calcext:value-type="float">
            <text:p>3.11</text:p>
          </table:table-cell>
          <table:table-cell table:style-name="ce33" table:formula="of:=([.N9]-[.N8])/([.$M9]-[.$M8])" office:value-type="float" office:value="1.86308626515059" calcext:value-type="float">
            <text:p>1.86</text:p>
          </table:table-cell>
          <table:table-cell table:style-name="ce33" table:formula="of:=([.O9]-[.O8])/([.$M9]-[.$M8])" office:value-type="float" office:value="1.89303587628515" calcext:value-type="float">
            <text:p>1.89</text:p>
          </table:table-cell>
          <table:table-cell table:style-name="ce33" table:formula="of:=([.P9]-[.P8])/([.$M9]-[.$M8])" office:value-type="float" office:value="1.91705237602633" calcext:value-type="float">
            <text:p>1.92</text:p>
          </table:table-cell>
          <table:table-cell table:style-name="ce33" table:formula="of:=([.Q9]-[.Q8])/([.$M9]-[.$M8])" office:value-type="float" office:value="-2.0012924074332" calcext:value-type="float">
            <text:p>-2.00</text:p>
          </table:table-cell>
          <table:table-cell table:style-name="ce33" table:formula="of:=([.R9]-[.R8])/([.$M9]-[.$M8])" office:value-type="float" office:value="1.88987635558654" calcext:value-type="float">
            <text:p>1.89</text:p>
          </table:table-cell>
          <table:table-cell table:style-name="ce33" table:formula="of:=([.S9]-[.S8])/([.$M9]-[.$M8])" office:value-type="float" office:value="-2.00125285063915" calcext:value-type="float">
            <text:p>-2.00</text:p>
          </table:table-cell>
          <table:table-cell table:style-name="ce41" office:value-type="string" calcext:value-type="string">
            <text:p>Linf Order</text:p>
          </table:table-cell>
          <table:table-cell table:style-name="ce100" office:value-type="string" calcext:value-type="string">
            <text:p>L2-AV-Jac Order</text:p>
          </table:table-cell>
          <table:table-cell table:style-name="ce1"/>
          <table:table-cell/>
          <table:table-cell table:style-name="ce45" table:number-columns-repeated="4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/>
          <table:table-cell table:style-name="ce10" table:number-columns-repeated="2"/>
          <table:table-cell table:style-name="ce13"/>
          <table:table-cell table:style-name="ce15"/>
          <table:table-cell table:style-name="ce18"/>
          <table:table-cell table:style-name="ce26" table:number-columns-repeated="6"/>
          <table:table-cell table:style-name="ce33" table:number-columns-repeated="6"/>
          <table:table-cell table:style-name="ce15"/>
          <table:table-cell table:style-name="ce33"/>
          <table:table-cell table:style-name="ce15" table:number-columns-repeated="2"/>
          <table:table-cell table:style-name="ce7" table:number-columns-repeated="3"/>
          <table:table-cell table:style-name="ce33" table:formula="of:=SLOPE([.$P5:.$P9];[.$M5:.$M9])" office:value-type="float" office:value="1.24973940651364" calcext:value-type="float">
            <text:p>1.25</text:p>
          </table:table-cell>
          <table:table-cell table:style-name="ce33" table:formula="of:=SLOPE([.$S5:.$S9];[.$M5:.$M9])" office:value-type="float" office:value="-2.02190026208115" calcext:value-type="float">
            <text:p>-2.02</text:p>
          </table:table-cell>
          <table:table-cell table:style-name="ce1"/>
          <table:table-cell/>
          <table:table-cell table:style-name="ce45" table:number-columns-repeated="4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5"/>
          <table:table-cell table:style-name="ce11" table:number-columns-repeated="4"/>
          <table:table-cell table:style-name="ce19" table:number-columns-repeated="7"/>
          <table:table-cell table:style-name="ce11" table:number-columns-repeated="15"/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C12]^2*3" office:value-type="float" office:value="12" calcext:value-type="float">
            <text:p>12</text:p>
          </table:table-cell>
          <table:table-cell table:style-name="ce15" table:formula="of:=[.D12]*[.B12]^2" office:value-type="float" office:value="108" calcext:value-type="float">
            <text:p>108</text:p>
          </table:table-cell>
          <table:table-cell table:style-name="ce18" table:formula="of:=1/SQRT([.E12])" office:value-type="float" office:value="0.0962250448649376" calcext:value-type="float">
            <text:p>9.62E-02</text:p>
          </table:table-cell>
          <table:table-cell table:style-name="ce101" office:value-type="float" office:value="0.0070702310605402" calcext:value-type="float">
            <text:p>7.07E-003</text:p>
          </table:table-cell>
          <table:table-cell table:style-name="ce101" office:value-type="float" office:value="0.0187544553667678" calcext:value-type="float">
            <text:p>1.88E-002</text:p>
          </table:table-cell>
          <table:table-cell table:style-name="ce101" office:value-type="float" office:value="0.116983459358956" calcext:value-type="float">
            <text:p>1.17E-001</text:p>
          </table:table-cell>
          <table:table-cell table:style-name="ce101" office:value-type="float" office:value="4.61328587223753" calcext:value-type="float">
            <text:p>4.61E+000</text:p>
          </table:table-cell>
          <table:table-cell table:style-name="ce101" office:value-type="float" office:value="0.0174863306096302" calcext:value-type="float">
            <text:p>1.75E-002</text:p>
          </table:table-cell>
          <table:table-cell table:style-name="ce101" office:value-type="float" office:value="4.68423741362335" calcext:value-type="float">
            <text:p>4.68E+000</text:p>
          </table:table-cell>
          <table:table-cell table:style-name="ce33" table:formula="of:=LOG10([.F12])" office:value-type="float" office:value="-1.01671187774347" calcext:value-type="float">
            <text:p>-1.02</text:p>
          </table:table-cell>
          <table:table-cell table:style-name="ce33" table:formula="of:=LOG10([.G12])" office:value-type="float" office:value="-2.15056639289647" calcext:value-type="float">
            <text:p>-2.15</text:p>
          </table:table-cell>
          <table:table-cell table:style-name="ce33" table:formula="of:=LOG10([.H12])" office:value-type="float" office:value="-1.72689554333101" calcext:value-type="float">
            <text:p>-1.73</text:p>
          </table:table-cell>
          <table:table-cell table:style-name="ce33" table:formula="of:=LOG10([.I12])" office:value-type="float" office:value="-0.931875540108178" calcext:value-type="float">
            <text:p>-0.93</text:p>
          </table:table-cell>
          <table:table-cell table:style-name="ce33" table:formula="of:=LOG10([.J12])" office:value-type="float" office:value="0.664010367439074" calcext:value-type="float">
            <text:p>0.66</text:p>
          </table:table-cell>
          <table:table-cell table:style-name="ce33" table:formula="of:=LOG10([.K12])" office:value-type="float" office:value="-1.75730131477408" calcext:value-type="float">
            <text:p>-1.76</text:p>
          </table:table-cell>
          <table:table-cell table:style-name="ce33" table:formula="of:=LOG10([.L12])" office:value-type="float" office:value="0.670638898529613" calcext:value-type="float">
            <text:p>0.67</text:p>
          </table:table-cell>
          <table:table-cell table:style-name="ce15" table:number-columns-repeated="3"/>
          <table:table-cell table:style-name="ce38" table:number-columns-repeated="3"/>
          <table:table-cell table:style-name="ce41" office:value-type="string" calcext:value-type="string">
            <text:p>L1 Order</text:p>
          </table:table-cell>
          <table:table-cell table:style-name="ce100" office:value-type="string" calcext:value-type="string">
            <text:p>L2-AV Order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6]+1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C13]^2*3" office:value-type="float" office:value="48" calcext:value-type="float">
            <text:p>48</text:p>
          </table:table-cell>
          <table:table-cell table:style-name="ce15" table:formula="of:=[.D13]*[.B13]^2" office:value-type="float" office:value="432" calcext:value-type="float">
            <text:p>432</text:p>
          </table:table-cell>
          <table:table-cell table:style-name="ce18" table:formula="of:=1/SQRT([.E13])" office:value-type="float" office:value="0.0481125224324688" calcext:value-type="float">
            <text:p>4.81E-02</text:p>
          </table:table-cell>
          <table:table-cell table:style-name="ce101" office:value-type="float" office:value="0.000492726159446723" calcext:value-type="float">
            <text:p>4.93E-004</text:p>
          </table:table-cell>
          <table:table-cell table:style-name="ce101" office:value-type="float" office:value="0.00138158146475234" calcext:value-type="float">
            <text:p>1.38E-003</text:p>
          </table:table-cell>
          <table:table-cell table:style-name="ce101" office:value-type="float" office:value="0.0158056858599578" calcext:value-type="float">
            <text:p>1.58E-002</text:p>
          </table:table-cell>
          <table:table-cell table:style-name="ce101" office:value-type="float" office:value="19.4838593616801" calcext:value-type="float">
            <text:p>1.95E+001</text:p>
          </table:table-cell>
          <table:table-cell table:style-name="ce101" office:value-type="float" office:value="0.00125274007265727" calcext:value-type="float">
            <text:p>1.25E-003</text:p>
          </table:table-cell>
          <table:table-cell table:style-name="ce101" office:value-type="float" office:value="19.7616759958129" calcext:value-type="float">
            <text:p>1.98E+001</text:p>
          </table:table-cell>
          <table:table-cell table:style-name="ce33" table:formula="of:=LOG10([.F13])" office:value-type="float" office:value="-1.31774187340746" calcext:value-type="float">
            <text:p>-1.32</text:p>
          </table:table-cell>
          <table:table-cell table:style-name="ce33" table:formula="of:=LOG10([.G13])" office:value-type="float" office:value="-3.30739437987696" calcext:value-type="float">
            <text:p>-3.31</text:p>
          </table:table-cell>
          <table:table-cell table:style-name="ce33" table:formula="of:=LOG10([.H13])" office:value-type="float" office:value="-2.8596235018808" calcext:value-type="float">
            <text:p>-2.86</text:p>
          </table:table-cell>
          <table:table-cell table:style-name="ce33" table:formula="of:=LOG10([.I13])" office:value-type="float" office:value="-1.80118665396978" calcext:value-type="float">
            <text:p>-1.80</text:p>
          </table:table-cell>
          <table:table-cell table:style-name="ce33" table:formula="of:=LOG10([.J13])" office:value-type="float" office:value="1.28967498608826" calcext:value-type="float">
            <text:p>1.29</text:p>
          </table:table-cell>
          <table:table-cell table:style-name="ce33" table:formula="of:=LOG10([.K13])" office:value-type="float" office:value="-2.90213903013987" calcext:value-type="float">
            <text:p>-2.90</text:p>
          </table:table-cell>
          <table:table-cell table:style-name="ce33" table:formula="of:=LOG10([.L13])" office:value-type="float" office:value="1.29582377450599" calcext:value-type="float">
            <text:p>1.30</text:p>
          </table:table-cell>
          <table:table-cell table:style-name="ce33" table:formula="of:=([.N13]-[.N12])/([.$M13]-[.$M12])" office:value-type="float" office:value="3.84289939090247" calcext:value-type="float">
            <text:p>3.84</text:p>
          </table:table-cell>
          <table:table-cell table:style-name="ce33" table:formula="of:=([.O13]-[.O12])/([.$M13]-[.$M12])" office:value-type="float" office:value="3.76284082937096" calcext:value-type="float">
            <text:p>3.76</text:p>
          </table:table-cell>
          <table:table-cell table:style-name="ce33" table:formula="of:=([.P13]-[.P12])/([.$M13]-[.$M12])" office:value-type="float" office:value="2.88778901233469" calcext:value-type="float">
            <text:p>2.89</text:p>
          </table:table-cell>
          <table:table-cell table:style-name="ce33" table:formula="of:=([.Q13]-[.Q12])/([.$M13]-[.$M12])" office:value-type="float" office:value="-2.07841287466772" calcext:value-type="float">
            <text:p>-2.08</text:p>
          </table:table-cell>
          <table:table-cell table:style-name="ce33" table:formula="of:=([.R13]-[.R12])/([.$M13]-[.$M12])" office:value-type="float" office:value="3.80306857076028" calcext:value-type="float">
            <text:p>3.80</text:p>
          </table:table-cell>
          <table:table-cell table:style-name="ce33" table:formula="of:=([.S13]-[.S12])/([.$M13]-[.$M12])" office:value-type="float" office:value="-2.07681920400461" calcext:value-type="float">
            <text:p>-2.08</text:p>
          </table:table-cell>
          <table:table-cell table:style-name="ce33" table:formula="of:=SLOPE([.$N12:.$N16];[.$M12:.$M16])" office:value-type="float" office:value="2.87249826013466" calcext:value-type="float">
            <text:p>2.87</text:p>
          </table:table-cell>
          <table:table-cell table:style-name="ce33" table:formula="of:=SLOPE([.$Q12:.$Q16];[.$M12:.$M16])" office:value-type="float" office:value="-2.02232383415172" calcext:value-type="float">
            <text:p>-2.02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7]+1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formula="of:=[.C14]^2*3" office:value-type="float" office:value="192" calcext:value-type="float">
            <text:p>192</text:p>
          </table:table-cell>
          <table:table-cell table:style-name="ce15" table:formula="of:=[.D14]*[.B14]^2" office:value-type="float" office:value="1728" calcext:value-type="float">
            <text:p>1728</text:p>
          </table:table-cell>
          <table:table-cell table:style-name="ce18" table:formula="of:=1/SQRT([.E14])" office:value-type="float" office:value="0.0240562612162344" calcext:value-type="float">
            <text:p>2.41E-02</text:p>
          </table:table-cell>
          <table:table-cell table:style-name="ce101" office:value-type="float" office:value="0.0000797201894561645" calcext:value-type="float">
            <text:p>7.97E-005</text:p>
          </table:table-cell>
          <table:table-cell table:style-name="ce101" office:value-type="float" office:value="0.000185304257917555" calcext:value-type="float">
            <text:p>1.85E-004</text:p>
          </table:table-cell>
          <table:table-cell table:style-name="ce101" office:value-type="float" office:value="0.00338152031348771" calcext:value-type="float">
            <text:p>3.38E-003</text:p>
          </table:table-cell>
          <table:table-cell table:style-name="ce101" office:value-type="float" office:value="78.8674047691862" calcext:value-type="float">
            <text:p>7.89E+001</text:p>
          </table:table-cell>
          <table:table-cell table:style-name="ce101" office:value-type="float" office:value="0.000168893621836203" calcext:value-type="float">
            <text:p>1.69E-004</text:p>
          </table:table-cell>
          <table:table-cell table:style-name="ce101" office:value-type="float" office:value="79.9594925542517" calcext:value-type="float">
            <text:p>8.00E+001</text:p>
          </table:table-cell>
          <table:table-cell table:style-name="ce33" table:formula="of:=LOG10([.F14])" office:value-type="float" office:value="-1.61877186907144" calcext:value-type="float">
            <text:p>-1.62</text:p>
          </table:table-cell>
          <table:table-cell table:style-name="ce33" table:formula="of:=LOG10([.G14])" office:value-type="float" office:value="-4.09843167786331" calcext:value-type="float">
            <text:p>-4.10</text:p>
          </table:table-cell>
          <table:table-cell table:style-name="ce33" table:formula="of:=LOG10([.H14])" office:value-type="float" office:value="-3.73211460135648" calcext:value-type="float">
            <text:p>-3.73</text:p>
          </table:table-cell>
          <table:table-cell table:style-name="ce33" table:formula="of:=LOG10([.I14])" office:value-type="float" office:value="-2.47088799933457" calcext:value-type="float">
            <text:p>-2.47</text:p>
          </table:table-cell>
          <table:table-cell table:style-name="ce33" table:formula="of:=LOG10([.J14])" office:value-type="float" office:value="1.89689755005684" calcext:value-type="float">
            <text:p>1.90</text:p>
          </table:table-cell>
          <table:table-cell table:style-name="ce33" table:formula="of:=LOG10([.K14])" office:value-type="float" office:value="-3.77238675098343" calcext:value-type="float">
            <text:p>-3.77</text:p>
          </table:table-cell>
          <table:table-cell table:style-name="ce33" table:formula="of:=LOG10([.L14])" office:value-type="float" office:value="1.90287002929816" calcext:value-type="float">
            <text:p>1.90</text:p>
          </table:table-cell>
          <table:table-cell table:style-name="ce33" table:formula="of:=([.N14]-[.N13])/([.$M14]-[.$M13])" office:value-type="float" office:value="2.62776902428464" calcext:value-type="float">
            <text:p>2.63</text:p>
          </table:table-cell>
          <table:table-cell table:style-name="ce33" table:formula="of:=([.O14]-[.O13])/([.$M14]-[.$M13])" office:value-type="float" office:value="2.89835269588743" calcext:value-type="float">
            <text:p>2.90</text:p>
          </table:table-cell>
          <table:table-cell table:style-name="ce33" table:formula="of:=([.P14]-[.P13])/([.$M14]-[.$M13])" office:value-type="float" office:value="2.22469971435114" calcext:value-type="float">
            <text:p>2.22</text:p>
          </table:table-cell>
          <table:table-cell table:style-name="ce33" table:formula="of:=([.Q14]-[.Q13])/([.$M14]-[.$M13])" office:value-type="float" office:value="-2.01714969509676" calcext:value-type="float">
            <text:p>-2.02</text:p>
          </table:table-cell>
          <table:table-cell table:style-name="ce33" table:formula="of:=([.R14]-[.R13])/([.$M14]-[.$M13])" office:value-type="float" office:value="2.89090035338193" calcext:value-type="float">
            <text:p>2.89</text:p>
          </table:table-cell>
          <table:table-cell table:style-name="ce33" table:formula="of:=([.S14]-[.S13])/([.$M14]-[.$M13])" office:value-type="float" office:value="-2.01656400869025" calcext:value-type="float">
            <text:p>-2.02</text:p>
          </table:table-cell>
          <table:table-cell table:style-name="ce41" office:value-type="string" calcext:value-type="string">
            <text:p>L2 Order</text:p>
          </table:table-cell>
          <table:table-cell table:style-name="ce100" office:value-type="string" calcext:value-type="string">
            <text:p>L2-Jac Order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8]+1" office:value-type="float" office:value="3" calcext:value-type="float">
            <text:p>3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[.C15]^2*3" office:value-type="float" office:value="768" calcext:value-type="float">
            <text:p>768</text:p>
          </table:table-cell>
          <table:table-cell table:style-name="ce15" table:formula="of:=[.D15]*[.B15]^2" office:value-type="float" office:value="6912" calcext:value-type="float">
            <text:p>6912</text:p>
          </table:table-cell>
          <table:table-cell table:style-name="ce18" table:formula="of:=1/SQRT([.E15])" office:value-type="float" office:value="0.0120281306081172" calcext:value-type="float">
            <text:p>1.20E-02</text:p>
          </table:table-cell>
          <table:table-cell table:style-name="ce101" office:value-type="float" office:value="0.0000135841022986998" calcext:value-type="float">
            <text:p>1.36E-005</text:p>
          </table:table-cell>
          <table:table-cell table:style-name="ce101" office:value-type="float" office:value="0.0000313507069351715" calcext:value-type="float">
            <text:p>3.14E-005</text:p>
          </table:table-cell>
          <table:table-cell table:style-name="ce101" office:value-type="float" office:value="0.000626406435453197" calcext:value-type="float">
            <text:p>6.26E-004</text:p>
          </table:table-cell>
          <table:table-cell table:style-name="ce101" office:value-type="float" office:value="316.406314404506" calcext:value-type="float">
            <text:p>3.16E+002</text:p>
          </table:table-cell>
          <table:table-cell table:style-name="ce101" office:value-type="float" office:value="0.0000284701252932879" calcext:value-type="float">
            <text:p>2.85E-005</text:p>
          </table:table-cell>
          <table:table-cell table:style-name="ce101" office:value-type="float" office:value="320.752826921368" calcext:value-type="float">
            <text:p>3.21E+002</text:p>
          </table:table-cell>
          <table:table-cell table:style-name="ce33" table:formula="of:=LOG10([.F15])" office:value-type="float" office:value="-1.91980186473542" calcext:value-type="float">
            <text:p>-1.92</text:p>
          </table:table-cell>
          <table:table-cell table:style-name="ce33" table:formula="of:=LOG10([.G15])" office:value-type="float" office:value="-4.86696905651756" calcext:value-type="float">
            <text:p>-4.87</text:p>
          </table:table-cell>
          <table:table-cell table:style-name="ce33" table:formula="of:=LOG10([.H15])" office:value-type="float" office:value="-4.50375266170464" calcext:value-type="float">
            <text:p>-4.50</text:p>
          </table:table-cell>
          <table:table-cell table:style-name="ce33" table:formula="of:=LOG10([.I15])" office:value-type="float" office:value="-3.2031437891566" calcext:value-type="float">
            <text:p>-3.20</text:p>
          </table:table-cell>
          <table:table-cell table:style-name="ce33" table:formula="of:=LOG10([.J15])" office:value-type="float" office:value="2.50024514196745" calcext:value-type="float">
            <text:p>2.50</text:p>
          </table:table-cell>
          <table:table-cell table:style-name="ce33" table:formula="of:=LOG10([.K15])" office:value-type="float" office:value="-4.54561062157578" calcext:value-type="float">
            <text:p>-4.55</text:p>
          </table:table-cell>
          <table:table-cell table:style-name="ce33" table:formula="of:=LOG10([.L15])" office:value-type="float" office:value="2.50617049267266" calcext:value-type="float">
            <text:p>2.51</text:p>
          </table:table-cell>
          <table:table-cell table:style-name="ce33" table:formula="of:=([.N15]-[.N14])/([.$M15]-[.$M14])" office:value-type="float" office:value="2.55302591012264" calcext:value-type="float">
            <text:p>2.55</text:p>
          </table:table-cell>
          <table:table-cell table:style-name="ce33" table:formula="of:=([.O15]-[.O14])/([.$M15]-[.$M14])" office:value-type="float" office:value="2.56332615175494" calcext:value-type="float">
            <text:p>2.56</text:p>
          </table:table-cell>
          <table:table-cell table:style-name="ce33" table:formula="of:=([.P15]-[.P14])/([.$M15]-[.$M14])" office:value-type="float" office:value="2.43250108085376" calcext:value-type="float">
            <text:p>2.43</text:p>
          </table:table-cell>
          <table:table-cell table:style-name="ce33" table:formula="of:=([.Q15]-[.Q14])/([.$M15]-[.$M14])" office:value-type="float" office:value="-2.0042773165505" calcext:value-type="float">
            <text:p>-2.00</text:p>
          </table:table-cell>
          <table:table-cell table:style-name="ce33" table:formula="of:=([.R15]-[.R14])/([.$M15]-[.$M14])" office:value-type="float" office:value="2.56859409935826" calcext:value-type="float">
            <text:p>2.57</text:p>
          </table:table-cell>
          <table:table-cell table:style-name="ce33" table:formula="of:=([.S15]-[.S14])/([.$M15]-[.$M14])" office:value-type="float" office:value="-2.00412075894231" calcext:value-type="float">
            <text:p>-2.00</text:p>
          </table:table-cell>
          <table:table-cell table:style-name="ce33" table:formula="of:=SLOPE([.$O12:.$O16];[.$M12:.$M16])" office:value-type="float" office:value="2.95368189836131" calcext:value-type="float">
            <text:p>2.95</text:p>
          </table:table-cell>
          <table:table-cell table:style-name="ce33" table:formula="of:=SLOPE([.$R12:.$R16];[.$M12:.$M16])" office:value-type="float" office:value="2.96013757454577" calcext:value-type="float">
            <text:p>2.96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9]+1" office:value-type="float" office:value="3" calcext:value-type="float">
            <text:p>3</text:p>
          </table:table-cell>
          <table:table-cell table:style-name="ce10" office:value-type="float" office:value="32" calcext:value-type="float">
            <text:p>32</text:p>
          </table:table-cell>
          <table:table-cell table:style-name="ce13" table:formula="of:=[.C16]^2*3" office:value-type="float" office:value="3072" calcext:value-type="float">
            <text:p>3072</text:p>
          </table:table-cell>
          <table:table-cell table:style-name="ce15" table:formula="of:=[.D16]*[.B16]^2" office:value-type="float" office:value="27648" calcext:value-type="float">
            <text:p>27648</text:p>
          </table:table-cell>
          <table:table-cell table:style-name="ce18" table:formula="of:=1/SQRT([.E16])" office:value-type="float" office:value="0.0060140653040586" calcext:value-type="float">
            <text:p>6.01E-03</text:p>
          </table:table-cell>
          <table:table-cell table:style-name="ce101" office:value-type="float" office:value="0.0000020215302825628" calcext:value-type="float">
            <text:p>2.02E-006</text:p>
          </table:table-cell>
          <table:table-cell table:style-name="ce101" office:value-type="float" office:value="0.00000446102637872701" calcext:value-type="float">
            <text:p>4.46E-006</text:p>
          </table:table-cell>
          <table:table-cell table:style-name="ce101" office:value-type="float" office:value="0.0000998595269964264" calcext:value-type="float">
            <text:p>9.99E-005</text:p>
          </table:table-cell>
          <table:table-cell table:style-name="ce101" office:value-type="float" office:value="1266.56057288591" calcext:value-type="float">
            <text:p>1.27E+003</text:p>
          </table:table-cell>
          <table:table-cell table:style-name="ce101" office:value-type="float" office:value="0.00000406427864007591" calcext:value-type="float">
            <text:p>4.06E-006</text:p>
          </table:table-cell>
          <table:table-cell table:style-name="ce101" office:value-type="float" office:value="1283.92408597423" calcext:value-type="float">
            <text:p>1.28E+003</text:p>
          </table:table-cell>
          <table:table-cell table:style-name="ce33" table:formula="of:=LOG10([.F16])" office:value-type="float" office:value="-2.2208318603994" calcext:value-type="float">
            <text:p>-2.22</text:p>
          </table:table-cell>
          <table:table-cell table:style-name="ce33" table:formula="of:=LOG10([.G16])" office:value-type="float" office:value="-5.69431974854183" calcext:value-type="float">
            <text:p>-5.69</text:p>
          </table:table-cell>
          <table:table-cell table:style-name="ce33" table:formula="of:=LOG10([.H16])" office:value-type="float" office:value="-5.35056520870151" calcext:value-type="float">
            <text:p>-5.35</text:p>
          </table:table-cell>
          <table:table-cell table:style-name="ce33" table:formula="of:=LOG10([.I16])" office:value-type="float" office:value="-4.00061049539415" calcext:value-type="float">
            <text:p>-4.00</text:p>
          </table:table-cell>
          <table:table-cell table:style-name="ce33" table:formula="of:=LOG10([.J16])" office:value-type="float" office:value="3.10262596462877" calcext:value-type="float">
            <text:p>3.10</text:p>
          </table:table-cell>
          <table:table-cell table:style-name="ce33" table:formula="of:=LOG10([.K16])" office:value-type="float" office:value="-5.39101652520762" calcext:value-type="float">
            <text:p>-5.39</text:p>
          </table:table-cell>
          <table:table-cell table:style-name="ce33" table:formula="of:=LOG10([.L16])" office:value-type="float" office:value="3.10853934614939" calcext:value-type="float">
            <text:p>3.11</text:p>
          </table:table-cell>
          <table:table-cell table:style-name="ce33" table:formula="of:=([.N16]-[.N15])/([.$M16]-[.$M15])" office:value-type="float" office:value="2.74839950815991" calcext:value-type="float">
            <text:p>2.75</text:p>
          </table:table-cell>
          <table:table-cell table:style-name="ce33" table:formula="of:=([.O16]-[.O15])/([.$M16]-[.$M15])" office:value-type="float" office:value="2.81305039097204" calcext:value-type="float">
            <text:p>2.81</text:p>
          </table:table-cell>
          <table:table-cell table:style-name="ce33" table:formula="of:=([.P16]-[.P15])/([.$M16]-[.$M15])" office:value-type="float" office:value="2.6491270561878" calcext:value-type="float">
            <text:p>2.65</text:p>
          </table:table-cell>
          <table:table-cell table:style-name="ce33" table:formula="of:=([.Q16]-[.Q15])/([.$M16]-[.$M15])" office:value-type="float" office:value="-2.00106577862" calcext:value-type="float">
            <text:p>-2.00</text:p>
          </table:table-cell>
          <table:table-cell table:style-name="ce33" table:formula="of:=([.R16]-[.R15])/([.$M16]-[.$M15])" office:value-type="float" office:value="2.80837762285826" calcext:value-type="float">
            <text:p>2.81</text:p>
          </table:table-cell>
          <table:table-cell table:style-name="ce33" table:formula="of:=([.S16]-[.S15])/([.$M16]-[.$M15])" office:value-type="float" office:value="-2.00102601784943" calcext:value-type="float">
            <text:p>-2.00</text:p>
          </table:table-cell>
          <table:table-cell table:style-name="ce41" office:value-type="string" calcext:value-type="string">
            <text:p>Linf Order</text:p>
          </table:table-cell>
          <table:table-cell table:style-name="ce100" office:value-type="string" calcext:value-type="string">
            <text:p>L2-AV-Jac Order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/>
          <table:table-cell table:style-name="ce9"/>
          <table:table-cell table:style-name="ce10"/>
          <table:table-cell table:style-name="ce13"/>
          <table:table-cell table:style-name="ce15"/>
          <table:table-cell table:style-name="ce18"/>
          <table:table-cell table:style-name="ce102" table:number-columns-repeated="3"/>
          <table:table-cell table:style-name="ce26" table:number-columns-repeated="3"/>
          <table:table-cell table:style-name="ce33" table:number-columns-repeated="6"/>
          <table:table-cell table:style-name="ce15" table:number-columns-repeated="4"/>
          <table:table-cell table:style-name="ce7" table:number-columns-repeated="3"/>
          <table:table-cell table:style-name="ce33" table:formula="of:=SLOPE([.$P12:.$P16];[.$M12:.$M16])" office:value-type="float" office:value="2.50454345226597" calcext:value-type="float">
            <text:p>2.50</text:p>
          </table:table-cell>
          <table:table-cell table:style-name="ce33" table:formula="of:=SLOPE([.$S12:.$S16];[.$M12:.$M16])" office:value-type="float" office:value="-2.02177447466058" calcext:value-type="float">
            <text:p>-2.02</text:p>
          </table:table-cell>
          <table:table-cell table:style-name="ce1"/>
          <table:table-cell/>
          <table:table-cell table:style-name="ce44" table:number-columns-repeated="2"/>
          <table:table-cell table:style-name="ce45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5"/>
          <table:table-cell table:style-name="ce11" table:number-columns-repeated="4"/>
          <table:table-cell table:style-name="ce19" table:number-columns-repeated="7"/>
          <table:table-cell table:style-name="ce11" table:number-columns-repeated="15"/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12]+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C19]^2*3" office:value-type="float" office:value="12" calcext:value-type="float">
            <text:p>12</text:p>
          </table:table-cell>
          <table:table-cell table:style-name="ce15" table:formula="of:=[.D19]*[.B19]^2" office:value-type="float" office:value="192" calcext:value-type="float">
            <text:p>192</text:p>
          </table:table-cell>
          <table:table-cell table:style-name="ce18" table:formula="of:=1/SQRT([.E19])" office:value-type="float" office:value="0.0721687836487032" calcext:value-type="float">
            <text:p>7.22E-02</text:p>
          </table:table-cell>
          <table:table-cell table:style-name="ce101" office:value-type="float" office:value="0.000747410391072638" calcext:value-type="float">
            <text:p>7.47E-004</text:p>
          </table:table-cell>
          <table:table-cell table:style-name="ce101" office:value-type="float" office:value="0.00220623328371785" calcext:value-type="float">
            <text:p>2.21E-003</text:p>
          </table:table-cell>
          <table:table-cell table:style-name="ce101" office:value-type="float" office:value="0.0158015801564818" calcext:value-type="float">
            <text:p>1.58E-002</text:p>
          </table:table-cell>
          <table:table-cell table:style-name="ce101" office:value-type="float" office:value="4.63921361698089" calcext:value-type="float">
            <text:p>4.64E+000</text:p>
          </table:table-cell>
          <table:table-cell table:style-name="ce101" office:value-type="float" office:value="0.00201892002844441" calcext:value-type="float">
            <text:p>2.02E-003</text:p>
          </table:table-cell>
          <table:table-cell table:style-name="ce101" office:value-type="float" office:value="4.71054456534204" calcext:value-type="float">
            <text:p>4.71E+000</text:p>
          </table:table-cell>
          <table:table-cell table:style-name="ce33" table:formula="of:=LOG10([.F19])" office:value-type="float" office:value="-1.14165061435177" calcext:value-type="float">
            <text:p>-1.14</text:p>
          </table:table-cell>
          <table:table-cell table:style-name="ce33" table:formula="of:=LOG10([.G19])" office:value-type="float" office:value="-3.12644086854935" calcext:value-type="float">
            <text:p>-3.13</text:p>
          </table:table-cell>
          <table:table-cell table:style-name="ce33" table:formula="of:=LOG10([.H19])" office:value-type="float" office:value="-2.65634856783653" calcext:value-type="float">
            <text:p>-2.66</text:p>
          </table:table-cell>
          <table:table-cell table:style-name="ce33" table:formula="of:=LOG10([.I19])" office:value-type="float" office:value="-1.80129948146793" calcext:value-type="float">
            <text:p>-1.80</text:p>
          </table:table-cell>
          <table:table-cell table:style-name="ce33" table:formula="of:=LOG10([.J19])" office:value-type="float" office:value="0.66644437047955" calcext:value-type="float">
            <text:p>0.67</text:p>
          </table:table-cell>
          <table:table-cell table:style-name="ce33" table:formula="of:=LOG10([.K19])" office:value-type="float" office:value="-2.69488088357898" calcext:value-type="float">
            <text:p>-2.69</text:p>
          </table:table-cell>
          <table:table-cell table:style-name="ce33" table:formula="of:=LOG10([.L19])" office:value-type="float" office:value="0.673071116906411" calcext:value-type="float">
            <text:p>0.67</text:p>
          </table:table-cell>
          <table:table-cell table:style-name="ce15" table:number-columns-repeated="3"/>
          <table:table-cell table:style-name="ce38" table:number-columns-repeated="3"/>
          <table:table-cell table:style-name="ce41" office:value-type="string" calcext:value-type="string">
            <text:p>L1 Order</text:p>
          </table:table-cell>
          <table:table-cell table:style-name="ce100" office:value-type="string" calcext:value-type="string">
            <text:p>L2-AV Order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13]+1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C20]^2*3" office:value-type="float" office:value="48" calcext:value-type="float">
            <text:p>48</text:p>
          </table:table-cell>
          <table:table-cell table:style-name="ce15" table:formula="of:=[.D20]*[.B20]^2" office:value-type="float" office:value="768" calcext:value-type="float">
            <text:p>768</text:p>
          </table:table-cell>
          <table:table-cell table:style-name="ce18" table:formula="of:=1/SQRT([.E20])" office:value-type="float" office:value="0.0360843918243516" calcext:value-type="float">
            <text:p>3.61E-02</text:p>
          </table:table-cell>
          <table:table-cell table:style-name="ce101" office:value-type="float" office:value="0.000107683734639612" calcext:value-type="float">
            <text:p>1.08E-004</text:p>
          </table:table-cell>
          <table:table-cell table:style-name="ce101" office:value-type="float" office:value="0.000302911082472649" calcext:value-type="float">
            <text:p>3.03E-004</text:p>
          </table:table-cell>
          <table:table-cell table:style-name="ce101" office:value-type="float" office:value="0.00398484030598112" calcext:value-type="float">
            <text:p>3.98E-003</text:p>
          </table:table-cell>
          <table:table-cell table:style-name="ce101" office:value-type="float" office:value="19.4844838022661" calcext:value-type="float">
            <text:p>1.95E+001</text:p>
          </table:table-cell>
          <table:table-cell table:style-name="ce101" office:value-type="float" office:value="0.000272479087829886" calcext:value-type="float">
            <text:p>2.72E-004</text:p>
          </table:table-cell>
          <table:table-cell table:style-name="ce101" office:value-type="float" office:value="19.7623172462032" calcext:value-type="float">
            <text:p>1.98E+001</text:p>
          </table:table-cell>
          <table:table-cell table:style-name="ce33" table:formula="of:=LOG10([.F20])" office:value-type="float" office:value="-1.44268061001576" calcext:value-type="float">
            <text:p>-1.44</text:p>
          </table:table-cell>
          <table:table-cell table:style-name="ce33" table:formula="of:=LOG10([.G20])" office:value-type="float" office:value="-3.96784989084995" calcext:value-type="float">
            <text:p>-3.97</text:p>
          </table:table-cell>
          <table:table-cell table:style-name="ce33" table:formula="of:=LOG10([.H20])" office:value-type="float" office:value="-3.51868483703799" calcext:value-type="float">
            <text:p>-3.52</text:p>
          </table:table-cell>
          <table:table-cell table:style-name="ce33" table:formula="of:=LOG10([.I20])" office:value-type="float" office:value="-2.39958907843873" calcext:value-type="float">
            <text:p>-2.40</text:p>
          </table:table-cell>
          <table:table-cell table:style-name="ce33" table:formula="of:=LOG10([.J20])" office:value-type="float" office:value="1.28968890462206" calcext:value-type="float">
            <text:p>1.29</text:p>
          </table:table-cell>
          <table:table-cell table:style-name="ce33" table:formula="of:=LOG10([.K20])" office:value-type="float" office:value="-3.56466682325372" calcext:value-type="float">
            <text:p>-3.56</text:p>
          </table:table-cell>
          <table:table-cell table:style-name="ce33" table:formula="of:=LOG10([.L20])" office:value-type="float" office:value="1.29583786678176" calcext:value-type="float">
            <text:p>1.30</text:p>
          </table:table-cell>
          <table:table-cell table:style-name="ce33" table:formula="of:=([.N20]-[.N19])/([.$M20]-[.$M19])" office:value-type="float" office:value="2.79510027047207" calcext:value-type="float">
            <text:p>2.80</text:p>
          </table:table-cell>
          <table:table-cell table:style-name="ce33" table:formula="of:=([.O20]-[.O19])/([.$M20]-[.$M19])" office:value-type="float" office:value="2.86461907990069" calcext:value-type="float">
            <text:p>2.86</text:p>
          </table:table-cell>
          <table:table-cell table:style-name="ce33" table:formula="of:=([.P20]-[.P19])/([.$M20]-[.$M19])" office:value-type="float" office:value="1.98747502105613" calcext:value-type="float">
            <text:p>1.99</text:p>
          </table:table-cell>
          <table:table-cell table:style-name="ce33" table:formula="of:=([.Q20]-[.Q19])/([.$M20]-[.$M19])" office:value-type="float" office:value="-2.070373527953" calcext:value-type="float">
            <text:p>-2.07</text:p>
          </table:table-cell>
          <table:table-cell table:style-name="ce33" table:formula="of:=([.R20]-[.R19])/([.$M20]-[.$M19])" office:value-type="float" office:value="2.88936634954354" calcext:value-type="float">
            <text:p>2.89</text:p>
          </table:table-cell>
          <table:table-cell table:style-name="ce33" table:formula="of:=([.S20]-[.S19])/([.$M20]-[.$M19])" office:value-type="float" office:value="-2.06878636297261" calcext:value-type="float">
            <text:p>-2.07</text:p>
          </table:table-cell>
          <table:table-cell table:style-name="ce33" table:formula="of:=SLOPE([.$N19:.$N23];[.$M19:.$M23])" office:value-type="float" office:value="3.2446867086089" calcext:value-type="float">
            <text:p>3.24</text:p>
          </table:table-cell>
          <table:table-cell table:style-name="ce33" table:formula="of:=SLOPE([.$Q19:.$Q23];[.$M19:.$M23])" office:value-type="float" office:value="-2.02070335894896" calcext:value-type="float">
            <text:p>-2.02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14]+1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formula="of:=[.C21]^2*3" office:value-type="float" office:value="192" calcext:value-type="float">
            <text:p>192</text:p>
          </table:table-cell>
          <table:table-cell table:style-name="ce15" table:formula="of:=[.D21]*[.B21]^2" office:value-type="float" office:value="3072" calcext:value-type="float">
            <text:p>3072</text:p>
          </table:table-cell>
          <table:table-cell table:style-name="ce18" table:formula="of:=1/SQRT([.E21])" office:value-type="float" office:value="0.0180421959121758" calcext:value-type="float">
            <text:p>1.80E-02</text:p>
          </table:table-cell>
          <table:table-cell table:style-name="ce101" office:value-type="float" office:value="0.0000120367174061108" calcext:value-type="float">
            <text:p>1.20E-005</text:p>
          </table:table-cell>
          <table:table-cell table:style-name="ce101" office:value-type="float" office:value="0.0000501029014752469" calcext:value-type="float">
            <text:p>5.01E-005</text:p>
          </table:table-cell>
          <table:table-cell table:style-name="ce101" office:value-type="float" office:value="0.00146011101454491" calcext:value-type="float">
            <text:p>1.46E-003</text:p>
          </table:table-cell>
          <table:table-cell table:style-name="ce101" office:value-type="float" office:value="78.8697112486774" calcext:value-type="float">
            <text:p>7.89E+001</text:p>
          </table:table-cell>
          <table:table-cell table:style-name="ce101" office:value-type="float" office:value="0.0000443433660671379" calcext:value-type="float">
            <text:p>4.43E-005</text:p>
          </table:table-cell>
          <table:table-cell table:style-name="ce101" office:value-type="float" office:value="79.9618348702833" calcext:value-type="float">
            <text:p>8.00E+001</text:p>
          </table:table-cell>
          <table:table-cell table:style-name="ce33" table:formula="of:=LOG10([.F21])" office:value-type="float" office:value="-1.74371060567974" calcext:value-type="float">
            <text:p>-1.74</text:p>
          </table:table-cell>
          <table:table-cell table:style-name="ce33" table:formula="of:=LOG10([.G21])" office:value-type="float" office:value="-4.91949193556887" calcext:value-type="float">
            <text:p>-4.92</text:p>
          </table:table-cell>
          <table:table-cell table:style-name="ce33" table:formula="of:=LOG10([.H21])" office:value-type="float" office:value="-4.30013712327044" calcext:value-type="float">
            <text:p>-4.30</text:p>
          </table:table-cell>
          <table:table-cell table:style-name="ce33" table:formula="of:=LOG10([.I21])" office:value-type="float" office:value="-2.83561412286531" calcext:value-type="float">
            <text:p>-2.84</text:p>
          </table:table-cell>
          <table:table-cell table:style-name="ce33" table:formula="of:=LOG10([.J21])" office:value-type="float" office:value="1.89691025082557" calcext:value-type="float">
            <text:p>1.90</text:p>
          </table:table-cell>
          <table:table-cell table:style-name="ce33" table:formula="of:=LOG10([.K21])" office:value-type="float" office:value="-4.35317134304612" calcext:value-type="float">
            <text:p>-4.35</text:p>
          </table:table-cell>
          <table:table-cell table:style-name="ce33" table:formula="of:=LOG10([.L21])" office:value-type="float" office:value="1.90288275124018" calcext:value-type="float">
            <text:p>1.90</text:p>
          </table:table-cell>
          <table:table-cell table:style-name="ce33" table:formula="of:=([.N21]-[.N20])/([.$M21]-[.$M20])" office:value-type="float" office:value="3.16128644462783" calcext:value-type="float">
            <text:p>3.16</text:p>
          </table:table-cell>
          <table:table-cell table:style-name="ce33" table:formula="of:=([.O21]-[.O20])/([.$M21]-[.$M20])" office:value-type="float" office:value="2.59592830444951" calcext:value-type="float">
            <text:p>2.60</text:p>
          </table:table-cell>
          <table:table-cell table:style-name="ce33" table:formula="of:=([.P21]-[.P20])/([.$M21]-[.$M20])" office:value-type="float" office:value="1.44844384515519" calcext:value-type="float">
            <text:p>1.45</text:p>
          </table:table-cell>
          <table:table-cell table:style-name="ce33" table:formula="of:=([.Q21]-[.Q20])/([.$M21]-[.$M20])" office:value-type="float" office:value="-2.01714564976876" calcext:value-type="float">
            <text:p>-2.02</text:p>
          </table:table-cell>
          <table:table-cell table:style-name="ce33" table:formula="of:=([.R21]-[.R20])/([.$M21]-[.$M20])" office:value-type="float" office:value="2.61935531724402" calcext:value-type="float">
            <text:p>2.62</text:p>
          </table:table-cell>
          <table:table-cell table:style-name="ce33" table:formula="of:=([.S21]-[.S20])/([.$M21]-[.$M20])" office:value-type="float" office:value="-2.01655945654007" calcext:value-type="float">
            <text:p>-2.02</text:p>
          </table:table-cell>
          <table:table-cell table:style-name="ce41" office:value-type="string" calcext:value-type="string">
            <text:p>L2 Order</text:p>
          </table:table-cell>
          <table:table-cell table:style-name="ce100" office:value-type="string" calcext:value-type="string">
            <text:p>L2-Jac Order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15]+1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[.C22]^2*3" office:value-type="float" office:value="768" calcext:value-type="float">
            <text:p>768</text:p>
          </table:table-cell>
          <table:table-cell table:style-name="ce15" table:formula="of:=[.D22]*[.B22]^2" office:value-type="float" office:value="12288" calcext:value-type="float">
            <text:p>12288</text:p>
          </table:table-cell>
          <table:table-cell table:style-name="ce18" table:formula="of:=1/SQRT([.E22])" office:value-type="float" office:value="0.0090210979560879" calcext:value-type="float">
            <text:p>9.02E-03</text:p>
          </table:table-cell>
          <table:table-cell table:style-name="ce101" office:value-type="float" office:value="0.00000110484899620191" calcext:value-type="float">
            <text:p>1.10E-006</text:p>
          </table:table-cell>
          <table:table-cell table:style-name="ce101" office:value-type="float" office:value="0.00000249732897330547" calcext:value-type="float">
            <text:p>2.50E-006</text:p>
          </table:table-cell>
          <table:table-cell table:style-name="ce101" office:value-type="float" office:value="0.0000530833991628787" calcext:value-type="float">
            <text:p>5.31E-005</text:p>
          </table:table-cell>
          <table:table-cell table:style-name="ce101" office:value-type="float" office:value="316.408341606316" calcext:value-type="float">
            <text:p>3.16E+002</text:p>
          </table:table-cell>
          <table:table-cell table:style-name="ce101" office:value-type="float" office:value="0.00000226498714346082" calcext:value-type="float">
            <text:p>2.26E-006</text:p>
          </table:table-cell>
          <table:table-cell table:style-name="ce101" office:value-type="float" office:value="320.754884016994" calcext:value-type="float">
            <text:p>3.21E+002</text:p>
          </table:table-cell>
          <table:table-cell table:style-name="ce33" table:formula="of:=LOG10([.F22])" office:value-type="float" office:value="-2.04474060134372" calcext:value-type="float">
            <text:p>-2.04</text:p>
          </table:table-cell>
          <table:table-cell table:style-name="ce33" table:formula="of:=LOG10([.G22])" office:value-type="float" office:value="-5.95669707455588" calcext:value-type="float">
            <text:p>-5.96</text:p>
          </table:table-cell>
          <table:table-cell table:style-name="ce33" table:formula="of:=LOG10([.H22])" office:value-type="float" office:value="-5.60252424424031" calcext:value-type="float">
            <text:p>-5.60</text:p>
          </table:table-cell>
          <table:table-cell table:style-name="ce33" table:formula="of:=LOG10([.I22])" office:value-type="float" office:value="-4.27504127513663" calcext:value-type="float">
            <text:p>-4.28</text:p>
          </table:table-cell>
          <table:table-cell table:style-name="ce33" table:formula="of:=LOG10([.J22])" office:value-type="float" office:value="2.50024792446483" calcext:value-type="float">
            <text:p>2.50</text:p>
          </table:table-cell>
          <table:table-cell table:style-name="ce33" table:formula="of:=LOG10([.K22])" office:value-type="float" office:value="-5.64493425879016" calcext:value-type="float">
            <text:p>-5.64</text:p>
          </table:table-cell>
          <table:table-cell table:style-name="ce33" table:formula="of:=LOG10([.L22])" office:value-type="float" office:value="2.50617327794013" calcext:value-type="float">
            <text:p>2.51</text:p>
          </table:table-cell>
          <table:table-cell table:style-name="ce33" table:formula="of:=([.N22]-[.N21])/([.$M22]-[.$M21])" office:value-type="float" office:value="3.44552089136249" calcext:value-type="float">
            <text:p>3.45</text:p>
          </table:table-cell>
          <table:table-cell table:style-name="ce33" table:formula="of:=([.O22]-[.O21])/([.$M22]-[.$M21])" office:value-type="float" office:value="4.3264363675693" calcext:value-type="float">
            <text:p>4.33</text:p>
          </table:table-cell>
          <table:table-cell table:style-name="ce33" table:formula="of:=([.P22]-[.P21])/([.$M22]-[.$M21])" office:value-type="float" office:value="4.78167349767379" calcext:value-type="float">
            <text:p>4.78</text:p>
          </table:table-cell>
          <table:table-cell table:style-name="ce33" table:formula="of:=([.Q22]-[.Q21])/([.$M22]-[.$M21])" office:value-type="float" office:value="-2.00424436876622" calcext:value-type="float">
            <text:p>-2.00</text:p>
          </table:table-cell>
          <table:table-cell table:style-name="ce33" table:formula="of:=([.R22]-[.R21])/([.$M22]-[.$M21])" office:value-type="float" office:value="4.29114352174377" calcext:value-type="float">
            <text:p>4.29</text:p>
          </table:table-cell>
          <table:table-cell table:style-name="ce33" table:formula="of:=([.S22]-[.S21])/([.$M22]-[.$M21])" office:value-type="float" office:value="-2.00408775002396" calcext:value-type="float">
            <text:p>-2.00</text:p>
          </table:table-cell>
          <table:table-cell table:style-name="ce33" table:formula="of:=SLOPE([.$O19:.$O23];[.$M19:.$M23])" office:value-type="float" office:value="3.36462469357396" calcext:value-type="float">
            <text:p>3.36</text:p>
          </table:table-cell>
          <table:table-cell table:style-name="ce33" table:formula="of:=SLOPE([.$R19:.$R23];[.$M19:.$M23])" office:value-type="float" office:value="3.3644556228042" calcext:value-type="float">
            <text:p>3.36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16]+1" office:value-type="float" office:value="4" calcext:value-type="float">
            <text:p>4</text:p>
          </table:table-cell>
          <table:table-cell table:style-name="ce10" office:value-type="float" office:value="32" calcext:value-type="float">
            <text:p>32</text:p>
          </table:table-cell>
          <table:table-cell table:style-name="ce13" table:formula="of:=[.C23]^2*3" office:value-type="float" office:value="3072" calcext:value-type="float">
            <text:p>3072</text:p>
          </table:table-cell>
          <table:table-cell table:style-name="ce15" table:formula="of:=[.D23]*[.B23]^2" office:value-type="float" office:value="49152" calcext:value-type="float">
            <text:p>49152</text:p>
          </table:table-cell>
          <table:table-cell table:style-name="ce18" table:formula="of:=1/SQRT([.E23])" office:value-type="float" office:value="0.00451054897804395" calcext:value-type="float">
            <text:p>4.51E-03</text:p>
          </table:table-cell>
          <table:table-cell table:style-name="ce101" office:value-type="float" office:value="0.0000000964367562897156" calcext:value-type="float">
            <text:p>9.64E-008</text:p>
          </table:table-cell>
          <table:table-cell table:style-name="ce101" office:value-type="float" office:value="0.000000209559016317802" calcext:value-type="float">
            <text:p>2.10E-007</text:p>
          </table:table-cell>
          <table:table-cell table:style-name="ce101" office:value-type="float" office:value="0.00000686294389973252" calcext:value-type="float">
            <text:p>6.86E-006</text:p>
          </table:table-cell>
          <table:table-cell table:style-name="ce101" office:value-type="float" office:value="1266.5620685216" calcext:value-type="float">
            <text:p>1.27E+003</text:p>
          </table:table-cell>
          <table:table-cell table:style-name="ce101" office:value-type="float" office:value="0.000000191092009072387" calcext:value-type="float">
            <text:p>1.91E-007</text:p>
          </table:table-cell>
          <table:table-cell table:style-name="ce101" office:value-type="float" office:value="1283.92560295332" calcext:value-type="float">
            <text:p>1.28E+003</text:p>
          </table:table-cell>
          <table:table-cell table:style-name="ce33" table:formula="of:=LOG10([.F23])" office:value-type="float" office:value="-2.3457705970077" calcext:value-type="float">
            <text:p>-2.35</text:p>
          </table:table-cell>
          <table:table-cell table:style-name="ce33" table:formula="of:=LOG10([.G23])" office:value-type="float" office:value="-7.01575740581396" calcext:value-type="float">
            <text:p>-7.02</text:p>
          </table:table-cell>
          <table:table-cell table:style-name="ce33" table:formula="of:=LOG10([.H23])" office:value-type="float" office:value="-6.67869364882284" calcext:value-type="float">
            <text:p>-6.68</text:p>
          </table:table-cell>
          <table:table-cell table:style-name="ce33" table:formula="of:=LOG10([.I23])" office:value-type="float" office:value="-5.16348955118017" calcext:value-type="float">
            <text:p>-5.16</text:p>
          </table:table-cell>
          <table:table-cell table:style-name="ce33" table:formula="of:=LOG10([.J23])" office:value-type="float" office:value="3.10262647747116" calcext:value-type="float">
            <text:p>3.10</text:p>
          </table:table-cell>
          <table:table-cell table:style-name="ce33" table:formula="of:=LOG10([.K23])" office:value-type="float" office:value="-6.71875747353278" calcext:value-type="float">
            <text:p>-6.72</text:p>
          </table:table-cell>
          <table:table-cell table:style-name="ce33" table:formula="of:=LOG10([.L23])" office:value-type="float" office:value="3.10853985927572" calcext:value-type="float">
            <text:p>3.11</text:p>
          </table:table-cell>
          <table:table-cell table:style-name="ce33" table:formula="of:=([.N23]-[.N22])/([.$M23]-[.$M22])" office:value-type="float" office:value="3.51812226858695" calcext:value-type="float">
            <text:p>3.52</text:p>
          </table:table-cell>
          <table:table-cell table:style-name="ce33" table:formula="of:=([.O23]-[.O22])/([.$M23]-[.$M22])" office:value-type="float" office:value="3.57495737994089" calcext:value-type="float">
            <text:p>3.57</text:p>
          </table:table-cell>
          <table:table-cell table:style-name="ce33" table:formula="of:=([.P23]-[.P22])/([.$M23]-[.$M22])" office:value-type="float" office:value="2.95136128904328" calcext:value-type="float">
            <text:p>2.95</text:p>
          </table:table-cell>
          <table:table-cell table:style-name="ce33" table:formula="of:=([.Q23]-[.Q22])/([.$M23]-[.$M22])" office:value-type="float" office:value="-2.00105823898932" calcext:value-type="float">
            <text:p>-2.00</text:p>
          </table:table-cell>
          <table:table-cell table:style-name="ce33" table:formula="of:=([.R23]-[.R22])/([.$M23]-[.$M22])" office:value-type="float" office:value="3.56716350599577" calcext:value-type="float">
            <text:p>3.57</text:p>
          </table:table-cell>
          <table:table-cell table:style-name="ce33" table:formula="of:=([.S23]-[.S22])/([.$M23]-[.$M22])" office:value-type="float" office:value="-2.00101846995997" calcext:value-type="float">
            <text:p>-2.00</text:p>
          </table:table-cell>
          <table:table-cell table:style-name="ce41" office:value-type="string" calcext:value-type="string">
            <text:p>Linf Order</text:p>
          </table:table-cell>
          <table:table-cell table:style-name="ce100" office:value-type="string" calcext:value-type="string">
            <text:p>L2-AV-Jac Order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/>
          <table:table-cell table:style-name="ce9"/>
          <table:table-cell table:style-name="ce10"/>
          <table:table-cell table:style-name="ce13"/>
          <table:table-cell table:style-name="ce15"/>
          <table:table-cell table:style-name="ce18"/>
          <table:table-cell table:style-name="ce26" table:number-columns-repeated="6"/>
          <table:table-cell table:style-name="ce33" table:number-columns-repeated="6"/>
          <table:table-cell table:style-name="ce15" table:number-columns-repeated="4"/>
          <table:table-cell table:style-name="ce7" table:number-columns-repeated="3"/>
          <table:table-cell table:style-name="ce33" table:formula="of:=SLOPE([.$P19:.$P23];[.$M19:.$M23])" office:value-type="float" office:value="2.85680246486857" calcext:value-type="float">
            <text:p>2.86</text:p>
          </table:table-cell>
          <table:table-cell table:style-name="ce33" table:formula="of:=SLOPE([.$S19:.$S23];[.$M19:.$M23])" office:value-type="float" office:value="-2.02015512855572" calcext:value-type="float">
            <text:p>-2.02</text:p>
          </table:table-cell>
          <table:table-cell table:style-name="ce1"/>
          <table:table-cell/>
          <table:table-cell table:style-name="ce44" table:number-columns-repeated="3"/>
          <table:table-cell table:style-name="ce15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5"/>
          <table:table-cell table:style-name="ce11" table:number-columns-repeated="4"/>
          <table:table-cell table:style-name="ce19" table:number-columns-repeated="7"/>
          <table:table-cell table:style-name="ce11" table:number-columns-repeated="15"/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19]+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C26]^2*3" office:value-type="float" office:value="12" calcext:value-type="float">
            <text:p>12</text:p>
          </table:table-cell>
          <table:table-cell table:style-name="ce15" table:formula="of:=[.D26]*[.B26]^2" office:value-type="float" office:value="300" calcext:value-type="float">
            <text:p>300</text:p>
          </table:table-cell>
          <table:table-cell table:style-name="ce18" table:formula="of:=1/SQRT([.E26])" office:value-type="float" office:value="0.0577350269189626" calcext:value-type="float">
            <text:p>5.77E-02</text:p>
          </table:table-cell>
          <table:table-cell table:style-name="ce101" office:value-type="float" office:value="0.000233172387084548" calcext:value-type="float">
            <text:p>2.33E-004</text:p>
          </table:table-cell>
          <table:table-cell table:style-name="ce101" office:value-type="float" office:value="0.000679322094821935" calcext:value-type="float">
            <text:p>6.79E-004</text:p>
          </table:table-cell>
          <table:table-cell table:style-name="ce101" office:value-type="float" office:value="0.00710147184242627" calcext:value-type="float">
            <text:p>7.10E-003</text:p>
          </table:table-cell>
          <table:table-cell table:style-name="ce101" office:value-type="float" office:value="4.63783765779666" calcext:value-type="float">
            <text:p>4.64E+000</text:p>
          </table:table-cell>
          <table:table-cell table:style-name="ce101" office:value-type="float" office:value="0.000625370897528945" calcext:value-type="float">
            <text:p>6.25E-004</text:p>
          </table:table-cell>
          <table:table-cell table:style-name="ce101" office:value-type="float" office:value="4.70915442543884" calcext:value-type="float">
            <text:p>4.71E+000</text:p>
          </table:table-cell>
          <table:table-cell table:style-name="ce33" table:formula="of:=LOG10([.F26])" office:value-type="float" office:value="-1.23856062735983" calcext:value-type="float">
            <text:p>-1.24</text:p>
          </table:table-cell>
          <table:table-cell table:style-name="ce33" table:formula="of:=LOG10([.G26])" office:value-type="float" office:value="-3.63232288121514" calcext:value-type="float">
            <text:p>-3.63</text:p>
          </table:table-cell>
          <table:table-cell table:style-name="ce33" table:formula="of:=LOG10([.H26])" office:value-type="float" office:value="-3.16792425983413" calcext:value-type="float">
            <text:p>-3.17</text:p>
          </table:table-cell>
          <table:table-cell table:style-name="ce33" table:formula="of:=LOG10([.I26])" office:value-type="float" office:value="-2.14865163060513" calcext:value-type="float">
            <text:p>-2.15</text:p>
          </table:table-cell>
          <table:table-cell table:style-name="ce33" table:formula="of:=LOG10([.J26])" office:value-type="float" office:value="0.66631554258635" calcext:value-type="float">
            <text:p>0.67</text:p>
          </table:table-cell>
          <table:table-cell table:style-name="ce33" table:formula="of:=LOG10([.K26])" office:value-type="float" office:value="-3.20386233309736" calcext:value-type="float">
            <text:p>-3.20</text:p>
          </table:table-cell>
          <table:table-cell table:style-name="ce33" table:formula="of:=LOG10([.L26])" office:value-type="float" office:value="0.672942932323442" calcext:value-type="float">
            <text:p>0.67</text:p>
          </table:table-cell>
          <table:table-cell table:style-name="ce15" table:number-columns-repeated="3"/>
          <table:table-cell table:style-name="ce38" table:number-columns-repeated="3"/>
          <table:table-cell table:style-name="ce41" office:value-type="string" calcext:value-type="string">
            <text:p>L1 Order</text:p>
          </table:table-cell>
          <table:table-cell table:style-name="ce100" office:value-type="string" calcext:value-type="string">
            <text:p>L2-AV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20]+1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C27]^2*3" office:value-type="float" office:value="48" calcext:value-type="float">
            <text:p>48</text:p>
          </table:table-cell>
          <table:table-cell table:style-name="ce15" table:formula="of:=[.D27]*[.B27]^2" office:value-type="float" office:value="1200" calcext:value-type="float">
            <text:p>1200</text:p>
          </table:table-cell>
          <table:table-cell table:style-name="ce18" table:formula="of:=1/SQRT([.E27])" office:value-type="float" office:value="0.0288675134594813" calcext:value-type="float">
            <text:p>2.89E-02</text:p>
          </table:table-cell>
          <table:table-cell table:style-name="ce101" office:value-type="float" office:value="0.0000304388216684613" calcext:value-type="float">
            <text:p>3.04E-005</text:p>
          </table:table-cell>
          <table:table-cell table:style-name="ce101" office:value-type="float" office:value="0.000175374273415284" calcext:value-type="float">
            <text:p>1.75E-004</text:p>
          </table:table-cell>
          <table:table-cell table:style-name="ce101" office:value-type="float" office:value="0.00334580619033864" calcext:value-type="float">
            <text:p>3.35E-003</text:p>
          </table:table-cell>
          <table:table-cell table:style-name="ce101" office:value-type="float" office:value="19.4852153726278" calcext:value-type="float">
            <text:p>1.95E+001</text:p>
          </table:table-cell>
          <table:table-cell table:style-name="ce101" office:value-type="float" office:value="0.000154005532029467" calcext:value-type="float">
            <text:p>1.54E-004</text:p>
          </table:table-cell>
          <table:table-cell table:style-name="ce101" office:value-type="float" office:value="19.763060006378" calcext:value-type="float">
            <text:p>1.98E+001</text:p>
          </table:table-cell>
          <table:table-cell table:style-name="ce33" table:formula="of:=LOG10([.F27])" office:value-type="float" office:value="-1.53959062302381" calcext:value-type="float">
            <text:p>-1.54</text:p>
          </table:table-cell>
          <table:table-cell table:style-name="ce33" table:formula="of:=LOG10([.G27])" office:value-type="float" office:value="-4.51657216375397" calcext:value-type="float">
            <text:p>-4.52</text:p>
          </table:table-cell>
          <table:table-cell table:style-name="ce33" table:formula="of:=LOG10([.H27])" office:value-type="float" office:value="-3.75603411526443" calcext:value-type="float">
            <text:p>-3.76</text:p>
          </table:table-cell>
          <table:table-cell table:style-name="ce33" table:formula="of:=LOG10([.I27])" office:value-type="float" office:value="-2.47549921965105" calcext:value-type="float">
            <text:p>-2.48</text:p>
          </table:table-cell>
          <table:table-cell table:style-name="ce33" table:formula="of:=LOG10([.J27])" office:value-type="float" office:value="1.28970521046881" calcext:value-type="float">
            <text:p>1.29</text:p>
          </table:table-cell>
          <table:table-cell table:style-name="ce33" table:formula="of:=LOG10([.K27])" office:value-type="float" office:value="-3.81246367860042" calcext:value-type="float">
            <text:p>-3.81</text:p>
          </table:table-cell>
          <table:table-cell table:style-name="ce33" table:formula="of:=LOG10([.L27])" office:value-type="float" office:value="1.29585418928987" calcext:value-type="float">
            <text:p>1.30</text:p>
          </table:table-cell>
          <table:table-cell table:style-name="ce33" table:formula="of:=([.N27]-[.N26])/([.$M27]-[.$M26])" office:value-type="float" office:value="2.93741253454973" calcext:value-type="float">
            <text:p>2.94</text:p>
          </table:table-cell>
          <table:table-cell table:style-name="ce33" table:formula="of:=([.O27]-[.O26])/([.$M27]-[.$M26])" office:value-type="float" office:value="1.95365865163407" calcext:value-type="float">
            <text:p>1.95</text:p>
          </table:table-cell>
          <table:table-cell table:style-name="ce33" table:formula="of:=([.P27]-[.P26])/([.$M27]-[.$M26])" office:value-type="float" office:value="1.08576418879782" calcext:value-type="float">
            <text:p>1.09</text:p>
          </table:table-cell>
          <table:table-cell table:style-name="ce33" table:formula="of:=([.Q27]-[.Q26])/([.$M27]-[.$M26])" office:value-type="float" office:value="-2.07085565180125" calcext:value-type="float">
            <text:p>-2.07</text:p>
          </table:table-cell>
          <table:table-cell table:style-name="ce33" table:formula="of:=([.R27]-[.R26])/([.$M27]-[.$M26])" office:value-type="float" office:value="2.02172990821287" calcext:value-type="float">
            <text:p>2.02</text:p>
          </table:table-cell>
          <table:table-cell table:style-name="ce33" table:formula="of:=([.S27]-[.S26])/([.$M27]-[.$M26])" office:value-type="float" office:value="-2.06926640513837" calcext:value-type="float">
            <text:p>-2.07</text:p>
          </table:table-cell>
          <table:table-cell table:style-name="ce33" table:formula="of:=SLOPE([.$N26:.$N30];[.$M26:.$M30])" office:value-type="float" office:value="3.9668279496008" calcext:value-type="float">
            <text:p>3.97</text:p>
          </table:table-cell>
          <table:table-cell table:style-name="ce33" table:formula="of:=SLOPE([.$Q26:.$Q30];[.$M26:.$M30])" office:value-type="float" office:value="-2.02078363663771" calcext:value-type="float">
            <text:p>-2.02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21]+1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formula="of:=[.C28]^2*3" office:value-type="float" office:value="192" calcext:value-type="float">
            <text:p>192</text:p>
          </table:table-cell>
          <table:table-cell table:style-name="ce15" table:formula="of:=[.D28]*[.B28]^2" office:value-type="float" office:value="4800" calcext:value-type="float">
            <text:p>4800</text:p>
          </table:table-cell>
          <table:table-cell table:style-name="ce18" table:formula="of:=1/SQRT([.E28])" office:value-type="float" office:value="0.0144337567297406" calcext:value-type="float">
            <text:p>1.44E-02</text:p>
          </table:table-cell>
          <table:table-cell table:style-name="ce101" office:value-type="float" office:value="0.00000159390666119493" calcext:value-type="float">
            <text:p>1.59E-006</text:p>
          </table:table-cell>
          <table:table-cell table:style-name="ce101" office:value-type="float" office:value="0.00000523972174679763" calcext:value-type="float">
            <text:p>5.24E-006</text:p>
          </table:table-cell>
          <table:table-cell table:style-name="ce101" office:value-type="float" office:value="0.000159354349517193" calcext:value-type="float">
            <text:p>1.59E-004</text:p>
          </table:table-cell>
          <table:table-cell table:style-name="ce101" office:value-type="float" office:value="78.8700317772187" calcext:value-type="float">
            <text:p>7.89E+001</text:p>
          </table:table-cell>
          <table:table-cell table:style-name="ce101" office:value-type="float" office:value="0.00000463853662627472" calcext:value-type="float">
            <text:p>4.64E-006</text:p>
          </table:table-cell>
          <table:table-cell table:style-name="ce101" office:value-type="float" office:value="79.9621599310663" calcext:value-type="float">
            <text:p>8.00E+001</text:p>
          </table:table-cell>
          <table:table-cell table:style-name="ce33" table:formula="of:=LOG10([.F28])" office:value-type="float" office:value="-1.84062061868779" calcext:value-type="float">
            <text:p>-1.84</text:p>
          </table:table-cell>
          <table:table-cell table:style-name="ce33" table:formula="of:=LOG10([.G28])" office:value-type="float" office:value="-5.7975371143796" calcext:value-type="float">
            <text:p>-5.80</text:p>
          </table:table-cell>
          <table:table-cell table:style-name="ce33" table:formula="of:=LOG10([.H28])" office:value-type="float" office:value="-5.28069177542829" calcext:value-type="float">
            <text:p>-5.28</text:p>
          </table:table-cell>
          <table:table-cell table:style-name="ce33" table:formula="of:=LOG10([.I28])" office:value-type="float" office:value="-3.7976360781235" calcext:value-type="float">
            <text:p>-3.80</text:p>
          </table:table-cell>
          <table:table-cell table:style-name="ce33" table:formula="of:=LOG10([.J28])" office:value-type="float" office:value="1.89691201580597" calcext:value-type="float">
            <text:p>1.90</text:p>
          </table:table-cell>
          <table:table-cell table:style-name="ce33" table:formula="of:=LOG10([.K28])" office:value-type="float" office:value="-5.33361900982727" calcext:value-type="float">
            <text:p>-5.33</text:p>
          </table:table-cell>
          <table:table-cell table:style-name="ce33" table:formula="of:=LOG10([.L28])" office:value-type="float" office:value="1.90288451673015" calcext:value-type="float">
            <text:p>1.90</text:p>
          </table:table-cell>
          <table:table-cell table:style-name="ce33" table:formula="of:=([.N28]-[.N27])/([.$M28]-[.$M27])" office:value-type="float" office:value="4.2552734580493" calcext:value-type="float">
            <text:p>4.26</text:p>
          </table:table-cell>
          <table:table-cell table:style-name="ce33" table:formula="of:=([.O28]-[.O27])/([.$M28]-[.$M27])" office:value-type="float" office:value="5.06480311638356" calcext:value-type="float">
            <text:p>5.06</text:p>
          </table:table-cell>
          <table:table-cell table:style-name="ce33" table:formula="of:=([.P28]-[.P27])/([.$M28]-[.$M27])" office:value-type="float" office:value="4.39204357544576" calcext:value-type="float">
            <text:p>4.39</text:p>
          </table:table-cell>
          <table:table-cell table:style-name="ce33" table:formula="of:=([.Q28]-[.Q27])/([.$M28]-[.$M27])" office:value-type="float" office:value="-2.0170973460563" calcext:value-type="float">
            <text:p>-2.02</text:p>
          </table:table-cell>
          <table:table-cell table:style-name="ce33" table:formula="of:=([.R28]-[.R27])/([.$M28]-[.$M27])" office:value-type="float" office:value="5.05316863149017" calcext:value-type="float">
            <text:p>5.05</text:p>
          </table:table-cell>
          <table:table-cell table:style-name="ce33" table:formula="of:=([.S28]-[.S27])/([.$M28]-[.$M27])" office:value-type="float" office:value="-2.01651109917254" calcext:value-type="float">
            <text:p>-2.02</text:p>
          </table:table-cell>
          <table:table-cell table:style-name="ce41" office:value-type="string" calcext:value-type="string">
            <text:p>L2 Order</text:p>
          </table:table-cell>
          <table:table-cell table:style-name="ce100" office:value-type="string" calcext:value-type="string">
            <text:p>L2-Jac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22]+1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[.C29]^2*3" office:value-type="float" office:value="768" calcext:value-type="float">
            <text:p>768</text:p>
          </table:table-cell>
          <table:table-cell table:style-name="ce15" table:formula="of:=[.D29]*[.B29]^2" office:value-type="float" office:value="19200" calcext:value-type="float">
            <text:p>19200</text:p>
          </table:table-cell>
          <table:table-cell table:style-name="ce18" table:formula="of:=1/SQRT([.E29])" office:value-type="float" office:value="0.00721687836487032" calcext:value-type="float">
            <text:p>7.22E-03</text:p>
          </table:table-cell>
          <table:table-cell table:style-name="ce101" office:value-type="float" office:value="0.0000000961776164251869" calcext:value-type="float">
            <text:p>9.62E-008</text:p>
          </table:table-cell>
          <table:table-cell table:style-name="ce101" office:value-type="float" office:value="0.000000372015040452014" calcext:value-type="float">
            <text:p>3.72E-007</text:p>
          </table:table-cell>
          <table:table-cell table:style-name="ce101" office:value-type="float" office:value="0.0000167784844620211" calcext:value-type="float">
            <text:p>1.68E-005</text:p>
          </table:table-cell>
          <table:table-cell table:style-name="ce101" office:value-type="float" office:value="316.408529455916" calcext:value-type="float">
            <text:p>3.16E+002</text:p>
          </table:table-cell>
          <table:table-cell table:style-name="ce101" office:value-type="float" office:value="0.00000032907540424111" calcext:value-type="float">
            <text:p>3.29E-007</text:p>
          </table:table-cell>
          <table:table-cell table:style-name="ce101" office:value-type="float" office:value="320.75507449429" calcext:value-type="float">
            <text:p>3.21E+002</text:p>
          </table:table-cell>
          <table:table-cell table:style-name="ce33" table:formula="of:=LOG10([.F29])" office:value-type="float" office:value="-2.14165061435177" calcext:value-type="float">
            <text:p>-2.14</text:p>
          </table:table-cell>
          <table:table-cell table:style-name="ce33" table:formula="of:=LOG10([.G29])" office:value-type="float" office:value="-7.01692599027132" calcext:value-type="float">
            <text:p>-7.02</text:p>
          </table:table-cell>
          <table:table-cell table:style-name="ce33" table:formula="of:=LOG10([.H29])" office:value-type="float" office:value="-6.42943950137275" calcext:value-type="float">
            <text:p>-6.43</text:p>
          </table:table-cell>
          <table:table-cell table:style-name="ce33" table:formula="of:=LOG10([.I29])" office:value-type="float" office:value="-4.77524726993797" calcext:value-type="float">
            <text:p>-4.78</text:p>
          </table:table-cell>
          <table:table-cell table:style-name="ce33" table:formula="of:=LOG10([.J29])" office:value-type="float" office:value="2.5002481823026" calcext:value-type="float">
            <text:p>2.50</text:p>
          </table:table-cell>
          <table:table-cell table:style-name="ce33" table:formula="of:=LOG10([.K29])" office:value-type="float" office:value="-6.48270457653742" calcext:value-type="float">
            <text:p>-6.48</text:p>
          </table:table-cell>
          <table:table-cell table:style-name="ce33" table:formula="of:=LOG10([.L29])" office:value-type="float" office:value="2.50617353584178" calcext:value-type="float">
            <text:p>2.51</text:p>
          </table:table-cell>
          <table:table-cell table:style-name="ce33" table:formula="of:=([.N29]-[.N28])/([.$M29]-[.$M28])" office:value-type="float" office:value="4.05072216541781" calcext:value-type="float">
            <text:p>4.05</text:p>
          </table:table-cell>
          <table:table-cell table:style-name="ce33" table:formula="of:=([.O29]-[.O28])/([.$M29]-[.$M28])" office:value-type="float" office:value="3.81605734475287" calcext:value-type="float">
            <text:p>3.82</text:p>
          </table:table-cell>
          <table:table-cell table:style-name="ce33" table:formula="of:=([.P29]-[.P28])/([.$M29]-[.$M28])" office:value-type="float" office:value="3.24755408396481" calcext:value-type="float">
            <text:p>3.25</text:p>
          </table:table-cell>
          <table:table-cell table:style-name="ce33" table:formula="of:=([.Q29]-[.Q28])/([.$M29]-[.$M28])" office:value-type="float" office:value="-2.00423936214679" calcext:value-type="float">
            <text:p>-2.00</text:p>
          </table:table-cell>
          <table:table-cell table:style-name="ce33" table:formula="of:=([.R29]-[.R28])/([.$M29]-[.$M28])" office:value-type="float" office:value="3.81717962748402" calcext:value-type="float">
            <text:p>3.82</text:p>
          </table:table-cell>
          <table:table-cell table:style-name="ce33" table:formula="of:=([.S29]-[.S28])/([.$M29]-[.$M28])" office:value-type="float" office:value="-2.00408274192396" calcext:value-type="float">
            <text:p>-2.00</text:p>
          </table:table-cell>
          <table:table-cell table:style-name="ce33" table:formula="of:=SLOPE([.$O26:.$O30];[.$M26:.$M30])" office:value-type="float" office:value="4.06985313813731" calcext:value-type="float">
            <text:p>4.07</text:p>
          </table:table-cell>
          <table:table-cell table:style-name="ce33" table:formula="of:=SLOPE([.$R26:.$R30];[.$M26:.$M30])" office:value-type="float" office:value="4.07578510942584" calcext:value-type="float">
            <text:p>4.08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23]+1" office:value-type="float" office:value="5" calcext:value-type="float">
            <text:p>5</text:p>
          </table:table-cell>
          <table:table-cell table:style-name="ce10" office:value-type="float" office:value="32" calcext:value-type="float">
            <text:p>32</text:p>
          </table:table-cell>
          <table:table-cell table:style-name="ce13" table:formula="of:=[.C30]^2*3" office:value-type="float" office:value="3072" calcext:value-type="float">
            <text:p>3072</text:p>
          </table:table-cell>
          <table:table-cell table:style-name="ce15" table:formula="of:=[.D30]*[.B30]^2" office:value-type="float" office:value="76800" calcext:value-type="float">
            <text:p>76800</text:p>
          </table:table-cell>
          <table:table-cell table:style-name="ce18" table:formula="of:=1/SQRT([.E30])" office:value-type="float" office:value="0.00360843918243516" calcext:value-type="float">
            <text:p>3.61E-03</text:p>
          </table:table-cell>
          <table:table-cell table:style-name="ce101" office:value-type="float" office:value="0.00000000443795638409468" calcext:value-type="float">
            <text:p>4.44E-009</text:p>
          </table:table-cell>
          <table:table-cell table:style-name="ce101" office:value-type="float" office:value="0.0000000110417795098389" calcext:value-type="float">
            <text:p>1.10E-008</text:p>
          </table:table-cell>
          <table:table-cell table:style-name="ce101" office:value-type="float" office:value="0.000000676047020808923" calcext:value-type="float">
            <text:p>6.76E-007</text:p>
          </table:table-cell>
          <table:table-cell table:style-name="ce101" office:value-type="float" office:value="1266.56214455938" calcext:value-type="float">
            <text:p>1.27E+003</text:p>
          </table:table-cell>
          <table:table-cell table:style-name="ce101" office:value-type="float" office:value="0.00000000992179493606072" calcext:value-type="float">
            <text:p>9.92E-009</text:p>
          </table:table-cell>
          <table:table-cell table:style-name="ce101" office:value-type="float" office:value="1283.92568005352" calcext:value-type="float">
            <text:p>1.28E+003</text:p>
          </table:table-cell>
          <table:table-cell table:style-name="ce33" table:formula="of:=LOG10([.F30])" office:value-type="float" office:value="-2.44268061001576" calcext:value-type="float">
            <text:p>-2.44</text:p>
          </table:table-cell>
          <table:table-cell table:style-name="ce33" table:formula="of:=LOG10([.G30])" office:value-type="float" office:value="-8.35281697029691" calcext:value-type="float">
            <text:p>-8.35</text:p>
          </table:table-cell>
          <table:table-cell table:style-name="ce33" table:formula="of:=LOG10([.H30])" office:value-type="float" office:value="-7.95696092941254" calcext:value-type="float">
            <text:p>-7.96</text:p>
          </table:table-cell>
          <table:table-cell table:style-name="ce33" table:formula="of:=LOG10([.I30])" office:value-type="float" office:value="-6.17002309670974" calcext:value-type="float">
            <text:p>-6.17</text:p>
          </table:table-cell>
          <table:table-cell table:style-name="ce33" table:formula="of:=LOG10([.J30])" office:value-type="float" office:value="3.10262650354393" calcext:value-type="float">
            <text:p>3.10</text:p>
          </table:table-cell>
          <table:table-cell table:style-name="ce33" table:formula="of:=LOG10([.K30])" office:value-type="float" office:value="-8.00340975321775" calcext:value-type="float">
            <text:p>-8.00</text:p>
          </table:table-cell>
          <table:table-cell table:style-name="ce33" table:formula="of:=LOG10([.L30])" office:value-type="float" office:value="3.10853988535526" calcext:value-type="float">
            <text:p>3.11</text:p>
          </table:table-cell>
          <table:table-cell table:style-name="ce33" table:formula="of:=([.N30]-[.N29])/([.$M30]-[.$M29])" office:value-type="float" office:value="4.43773377825363" calcext:value-type="float">
            <text:p>4.44</text:p>
          </table:table-cell>
          <table:table-cell table:style-name="ce33" table:formula="of:=([.O30]-[.O29])/([.$M30]-[.$M29])" office:value-type="float" office:value="5.07431634734784" calcext:value-type="float">
            <text:p>5.07</text:p>
          </table:table-cell>
          <table:table-cell table:style-name="ce33" table:formula="of:=([.P30]-[.P29])/([.$M30]-[.$M29])" office:value-type="float" office:value="4.63334500502289" calcext:value-type="float">
            <text:p>4.63</text:p>
          </table:table-cell>
          <table:table-cell table:style-name="ce33" table:formula="of:=([.Q30]-[.Q29])/([.$M30]-[.$M29])" office:value-type="float" office:value="-2.00105746908268" calcext:value-type="float">
            <text:p>-2.00</text:p>
          </table:table-cell>
          <table:table-cell table:style-name="ce33" table:formula="of:=([.R30]-[.R29])/([.$M30]-[.$M29])" office:value-type="float" office:value="5.05167325045505" calcext:value-type="float">
            <text:p>5.05</text:p>
          </table:table-cell>
          <table:table-cell table:style-name="ce33" table:formula="of:=([.S30]-[.S29])/([.$M30]-[.$M29])" office:value-type="float" office:value="-2.00101769986359" calcext:value-type="float">
            <text:p>-2.00</text:p>
          </table:table-cell>
          <table:table-cell table:style-name="ce41" office:value-type="string" calcext:value-type="string">
            <text:p>Linf Order</text:p>
          </table:table-cell>
          <table:table-cell table:style-name="ce100" office:value-type="string" calcext:value-type="string">
            <text:p>L2-AV-Jac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4"/>
          <table:table-cell table:style-name="ce9"/>
          <table:table-cell table:style-name="ce10"/>
          <table:table-cell table:style-name="ce13"/>
          <table:table-cell table:style-name="ce15"/>
          <table:table-cell table:style-name="ce18"/>
          <table:table-cell table:style-name="ce26" table:number-columns-repeated="6"/>
          <table:table-cell table:style-name="ce33" table:number-columns-repeated="6"/>
          <table:table-cell table:style-name="ce15" table:number-columns-repeated="4"/>
          <table:table-cell table:style-name="ce7" table:number-columns-repeated="3"/>
          <table:table-cell table:style-name="ce33" table:formula="of:=SLOPE([.$P26:.$P30];[.$M26:.$M30])" office:value-type="float" office:value="3.43570113658731" calcext:value-type="float">
            <text:p>3.44</text:p>
          </table:table-cell>
          <table:table-cell table:style-name="ce33" table:formula="of:=SLOPE([.$S26:.$S30];[.$M26:.$M30])" office:value-type="float" office:value="-2.02023497332934" calcext:value-type="float">
            <text:p>-2.02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5"/>
          <table:table-cell table:style-name="ce11" table:number-columns-repeated="4"/>
          <table:table-cell table:style-name="ce19" table:number-columns-repeated="7"/>
          <table:table-cell table:style-name="ce11" table:number-columns-repeated="15"/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26]+1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C33]^2*3" office:value-type="float" office:value="12" calcext:value-type="float">
            <text:p>12</text:p>
          </table:table-cell>
          <table:table-cell table:style-name="ce15" table:formula="of:=[.D33]*[.B33]^2" office:value-type="float" office:value="432" calcext:value-type="float">
            <text:p>432</text:p>
          </table:table-cell>
          <table:table-cell table:style-name="ce18" table:formula="of:=1/SQRT([.E33])" office:value-type="float" office:value="0.0481125224324688" calcext:value-type="float">
            <text:p>4.81E-02</text:p>
          </table:table-cell>
          <table:table-cell table:style-name="ce101" office:value-type="float" office:value="0.000131719486054549" calcext:value-type="float">
            <text:p>1.32E-004</text:p>
          </table:table-cell>
          <table:table-cell table:style-name="ce101" office:value-type="float" office:value="0.000388110447310662" calcext:value-type="float">
            <text:p>3.88E-004</text:p>
          </table:table-cell>
          <table:table-cell table:style-name="ce101" office:value-type="float" office:value="0.00332524305751458" calcext:value-type="float">
            <text:p>3.33E-003</text:p>
          </table:table-cell>
          <table:table-cell table:style-name="ce101" office:value-type="float" office:value="4.63811217011166" calcext:value-type="float">
            <text:p>4.64E+000</text:p>
          </table:table-cell>
          <table:table-cell table:style-name="ce101" office:value-type="float" office:value="0.000348095629915585" calcext:value-type="float">
            <text:p>3.48E-004</text:p>
          </table:table-cell>
          <table:table-cell table:style-name="ce101" office:value-type="float" office:value="4.70943301216704" calcext:value-type="float">
            <text:p>4.71E+000</text:p>
          </table:table-cell>
          <table:table-cell table:style-name="ce33" table:formula="of:=LOG10([.F33])" office:value-type="float" office:value="-1.31774187340746" calcext:value-type="float">
            <text:p>-1.32</text:p>
          </table:table-cell>
          <table:table-cell table:style-name="ce33" table:formula="of:=LOG10([.G33])" office:value-type="float" office:value="-3.88034997249481" calcext:value-type="float">
            <text:p>-3.88</text:p>
          </table:table-cell>
          <table:table-cell table:style-name="ce33" table:formula="of:=LOG10([.H33])" office:value-type="float" office:value="-3.41104466659185" calcext:value-type="float">
            <text:p>-3.41</text:p>
          </table:table-cell>
          <table:table-cell table:style-name="ce33" table:formula="of:=LOG10([.I33])" office:value-type="float" office:value="-2.47817660459264" calcext:value-type="float">
            <text:p>-2.48</text:p>
          </table:table-cell>
          <table:table-cell table:style-name="ce33" table:formula="of:=LOG10([.J33])" office:value-type="float" office:value="0.666341247594649" calcext:value-type="float">
            <text:p>0.67</text:p>
          </table:table-cell>
          <table:table-cell table:style-name="ce33" table:formula="of:=LOG10([.K33])" office:value-type="float" office:value="-3.45830142892904" calcext:value-type="float">
            <text:p>-3.46</text:p>
          </table:table-cell>
          <table:table-cell table:style-name="ce33" table:formula="of:=LOG10([.L33])" office:value-type="float" office:value="0.672968623793553" calcext:value-type="float">
            <text:p>0.67</text:p>
          </table:table-cell>
          <table:table-cell table:style-name="ce33" table:number-columns-repeated="3"/>
          <table:table-cell table:style-name="ce38" table:number-columns-repeated="3"/>
          <table:table-cell table:style-name="ce41" office:value-type="string" calcext:value-type="string">
            <text:p>L1 Order</text:p>
          </table:table-cell>
          <table:table-cell table:style-name="ce100" office:value-type="string" calcext:value-type="string">
            <text:p>L2-AV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27]+1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C34]^2*3" office:value-type="float" office:value="48" calcext:value-type="float">
            <text:p>48</text:p>
          </table:table-cell>
          <table:table-cell table:style-name="ce15" table:formula="of:=[.D34]*[.B34]^2" office:value-type="float" office:value="1728" calcext:value-type="float">
            <text:p>1728</text:p>
          </table:table-cell>
          <table:table-cell table:style-name="ce18" table:formula="of:=1/SQRT([.E34])" office:value-type="float" office:value="0.0240562612162344" calcext:value-type="float">
            <text:p>2.41E-02</text:p>
          </table:table-cell>
          <table:table-cell table:style-name="ce101" office:value-type="float" office:value="0.00000559143093686644" calcext:value-type="float">
            <text:p>5.59E-006</text:p>
          </table:table-cell>
          <table:table-cell table:style-name="ce101" office:value-type="float" office:value="0.0000237595145738734" calcext:value-type="float">
            <text:p>2.38E-005</text:p>
          </table:table-cell>
          <table:table-cell table:style-name="ce101" office:value-type="float" office:value="0.000526066739418241" calcext:value-type="float">
            <text:p>5.26E-004</text:p>
          </table:table-cell>
          <table:table-cell table:style-name="ce101" office:value-type="float" office:value="19.4852494259288" calcext:value-type="float">
            <text:p>1.95E+001</text:p>
          </table:table-cell>
          <table:table-cell table:style-name="ce101" office:value-type="float" office:value="0.0000209927670383826" calcext:value-type="float">
            <text:p>2.10E-005</text:p>
          </table:table-cell>
          <table:table-cell table:style-name="ce101" office:value-type="float" office:value="19.7630946494851" calcext:value-type="float">
            <text:p>1.98E+001</text:p>
          </table:table-cell>
          <table:table-cell table:style-name="ce33" table:formula="of:=LOG10([.F34])" office:value-type="float" office:value="-1.61877186907144" calcext:value-type="float">
            <text:p>-1.62</text:p>
          </table:table-cell>
          <table:table-cell table:style-name="ce33" table:formula="of:=LOG10([.G34])" office:value-type="float" office:value="-5.25247703496527" calcext:value-type="float">
            <text:p>-5.25</text:p>
          </table:table-cell>
          <table:table-cell table:style-name="ce33" table:formula="of:=LOG10([.H34])" office:value-type="float" office:value="-4.62416243658822" calcext:value-type="float">
            <text:p>-4.62</text:p>
          </table:table-cell>
          <table:table-cell table:style-name="ce33" table:formula="of:=LOG10([.I34])" office:value-type="float" office:value="-3.27895915561351" calcext:value-type="float">
            <text:p>-3.28</text:p>
          </table:table-cell>
          <table:table-cell table:style-name="ce33" table:formula="of:=LOG10([.J34])" office:value-type="float" office:value="1.2897059694621" calcext:value-type="float">
            <text:p>1.29</text:p>
          </table:table-cell>
          <table:table-cell table:style-name="ce33" table:formula="of:=LOG10([.K34])" office:value-type="float" office:value="-4.67793031366633" calcext:value-type="float">
            <text:p>-4.68</text:p>
          </table:table-cell>
          <table:table-cell table:style-name="ce33" table:formula="of:=LOG10([.L34])" office:value-type="float" office:value="1.29585495057365" calcext:value-type="float">
            <text:p>1.30</text:p>
          </table:table-cell>
          <table:table-cell table:style-name="ce33" table:formula="of:=([.N34]-[.N33])/([.$M34]-[.$M33])" office:value-type="float" office:value="4.55810743857588" calcext:value-type="float">
            <text:p>4.56</text:p>
          </table:table-cell>
          <table:table-cell table:style-name="ce33" table:formula="of:=([.O34]-[.O33])/([.$M34]-[.$M33])" office:value-type="float" office:value="4.02989000255806" calcext:value-type="float">
            <text:p>4.03</text:p>
          </table:table-cell>
          <table:table-cell table:style-name="ce33" table:formula="of:=([.P34]-[.P33])/([.$M34]-[.$M33])" office:value-type="float" office:value="2.6601420541318" calcext:value-type="float">
            <text:p>2.66</text:p>
          </table:table-cell>
          <table:table-cell table:style-name="ce33" table:formula="of:=([.Q34]-[.Q33])/([.$M34]-[.$M33])" office:value-type="float" office:value="-2.07077278293314" calcext:value-type="float">
            <text:p>-2.07</text:p>
          </table:table-cell>
          <table:table-cell table:style-name="ce33" table:formula="of:=([.R34]-[.R33])/([.$M34]-[.$M33])" office:value-type="float" office:value="4.05151945754493" calcext:value-type="float">
            <text:p>4.05</text:p>
          </table:table-cell>
          <table:table-cell table:style-name="ce33" table:formula="of:=([.S34]-[.S33])/([.$M34]-[.$M33])" office:value-type="float" office:value="-2.06918358885199" calcext:value-type="float">
            <text:p>-2.07</text:p>
          </table:table-cell>
          <table:table-cell table:style-name="ce33" table:formula="of:=SLOPE([.$N33:.$N37];[.$M33:.$M37])" office:value-type="float" office:value="4.7614272213913" calcext:value-type="float">
            <text:p>4.76</text:p>
          </table:table-cell>
          <table:table-cell table:style-name="ce33" table:formula="of:=SLOPE([.$Q33:.$Q37];[.$M33:.$M37])" office:value-type="float" office:value="-2.02076631603107" calcext:value-type="float">
            <text:p>-2.02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28]+1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formula="of:=[.C35]^2*3" office:value-type="float" office:value="192" calcext:value-type="float">
            <text:p>192</text:p>
          </table:table-cell>
          <table:table-cell table:style-name="ce15" table:formula="of:=[.D35]*[.B35]^2" office:value-type="float" office:value="6912" calcext:value-type="float">
            <text:p>6912</text:p>
          </table:table-cell>
          <table:table-cell table:style-name="ce18" table:formula="of:=1/SQRT([.E35])" office:value-type="float" office:value="0.0120281306081172" calcext:value-type="float">
            <text:p>1.20E-02</text:p>
          </table:table-cell>
          <table:table-cell table:style-name="ce101" office:value-type="float" office:value="0.00000035868203846296" calcext:value-type="float">
            <text:p>3.59E-007</text:p>
          </table:table-cell>
          <table:table-cell table:style-name="ce101" office:value-type="float" office:value="0.00000331387869215389" calcext:value-type="float">
            <text:p>3.31E-006</text:p>
          </table:table-cell>
          <table:table-cell table:style-name="ce101" office:value-type="float" office:value="0.000138879037128725" calcext:value-type="float">
            <text:p>1.39E-004</text:p>
          </table:table-cell>
          <table:table-cell table:style-name="ce101" office:value-type="float" office:value="78.8700915326239" calcext:value-type="float">
            <text:p>7.89E+001</text:p>
          </table:table-cell>
          <table:table-cell table:style-name="ce101" office:value-type="float" office:value="0.00000290876088590563" calcext:value-type="float">
            <text:p>2.91E-006</text:p>
          </table:table-cell>
          <table:table-cell table:style-name="ce101" office:value-type="float" office:value="79.9622205388724" calcext:value-type="float">
            <text:p>8.00E+001</text:p>
          </table:table-cell>
          <table:table-cell table:style-name="ce33" table:formula="of:=LOG10([.F35])" office:value-type="float" office:value="-1.91980186473542" calcext:value-type="float">
            <text:p>-1.92</text:p>
          </table:table-cell>
          <table:table-cell table:style-name="ce33" table:formula="of:=LOG10([.G35])" office:value-type="float" office:value="-6.44529037072223" calcext:value-type="float">
            <text:p>-6.45</text:p>
          </table:table-cell>
          <table:table-cell table:style-name="ce33" table:formula="of:=LOG10([.H35])" office:value-type="float" office:value="-5.47966339340987" calcext:value-type="float">
            <text:p>-5.48</text:p>
          </table:table-cell>
          <table:table-cell table:style-name="ce33" table:formula="of:=LOG10([.I35])" office:value-type="float" office:value="-3.85736330319243" calcext:value-type="float">
            <text:p>-3.86</text:p>
          </table:table-cell>
          <table:table-cell table:style-name="ce33" table:formula="of:=LOG10([.J35])" office:value-type="float" office:value="1.89691234484644" calcext:value-type="float">
            <text:p>1.90</text:p>
          </table:table-cell>
          <table:table-cell table:style-name="ce33" table:formula="of:=LOG10([.K35])" office:value-type="float" office:value="-5.53629197837478" calcext:value-type="float">
            <text:p>-5.54</text:p>
          </table:table-cell>
          <table:table-cell table:style-name="ce33" table:formula="of:=LOG10([.L35])" office:value-type="float" office:value="1.90288484590617" calcext:value-type="float">
            <text:p>1.90</text:p>
          </table:table-cell>
          <table:table-cell table:style-name="ce33" table:formula="of:=([.N35]-[.N34])/([.$M35]-[.$M34])" office:value-type="float" office:value="3.96244013200734" calcext:value-type="float">
            <text:p>3.96</text:p>
          </table:table-cell>
          <table:table-cell table:style-name="ce33" table:formula="of:=([.O35]-[.O34])/([.$M35]-[.$M34])" office:value-type="float" office:value="2.84191266366885" calcext:value-type="float">
            <text:p>2.84</text:p>
          </table:table-cell>
          <table:table-cell table:style-name="ce33" table:formula="of:=([.P35]-[.P34])/([.$M35]-[.$M34])" office:value-type="float" office:value="1.9214169880418" calcext:value-type="float">
            <text:p>1.92</text:p>
          </table:table-cell>
          <table:table-cell table:style-name="ce33" table:formula="of:=([.Q35]-[.Q34])/([.$M35]-[.$M34])" office:value-type="float" office:value="-2.01709591778396" calcext:value-type="float">
            <text:p>-2.02</text:p>
          </table:table-cell>
          <table:table-cell table:style-name="ce33" table:formula="of:=([.R35]-[.R34])/([.$M35]-[.$M34])" office:value-type="float" office:value="2.85141572956929" calcext:value-type="float">
            <text:p>2.85</text:p>
          </table:table-cell>
          <table:table-cell table:style-name="ce33" table:formula="of:=([.S35]-[.S34])/([.$M35]-[.$M34])" office:value-type="float" office:value="-2.01650966374163" calcext:value-type="float">
            <text:p>-2.02</text:p>
          </table:table-cell>
          <table:table-cell table:style-name="ce41" office:value-type="string" calcext:value-type="string">
            <text:p>L2 Order</text:p>
          </table:table-cell>
          <table:table-cell table:style-name="ce100" office:value-type="string" calcext:value-type="string">
            <text:p>L2-Jac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29]+1" office:value-type="float" office:value="6" calcext:value-type="float">
            <text:p>6</text:p>
          </table:table-cell>
          <table:table-cell table:style-name="ce10" office:value-type="float" office:value="16" calcext:value-type="float">
            <text:p>16</text:p>
          </table:table-cell>
          <table:table-cell table:style-name="ce13" table:formula="of:=[.C36]^2*3" office:value-type="float" office:value="768" calcext:value-type="float">
            <text:p>768</text:p>
          </table:table-cell>
          <table:table-cell table:style-name="ce15" table:formula="of:=[.D36]*[.B36]^2" office:value-type="float" office:value="27648" calcext:value-type="float">
            <text:p>27648</text:p>
          </table:table-cell>
          <table:table-cell table:style-name="ce18" table:formula="of:=1/SQRT([.E36])" office:value-type="float" office:value="0.0060140653040586" calcext:value-type="float">
            <text:p>6.01E-03</text:p>
          </table:table-cell>
          <table:table-cell table:style-name="ce101" office:value-type="float" office:value="0.00000000881411606151906" calcext:value-type="float">
            <text:p>8.81E-009</text:p>
          </table:table-cell>
          <table:table-cell table:style-name="ce101" office:value-type="float" office:value="0.0000000339371496654498" calcext:value-type="float">
            <text:p>3.39E-008</text:p>
          </table:table-cell>
          <table:table-cell table:style-name="ce101" office:value-type="float" office:value="0.00000195609487085857" calcext:value-type="float">
            <text:p>1.96E-006</text:p>
          </table:table-cell>
          <table:table-cell table:style-name="ce101" office:value-type="float" office:value="316.408548399942" calcext:value-type="float">
            <text:p>3.16E+002</text:p>
          </table:table-cell>
          <table:table-cell table:style-name="ce101" office:value-type="float" office:value="0.000000030080768109853" calcext:value-type="float">
            <text:p>3.01E-008</text:p>
          </table:table-cell>
          <table:table-cell table:style-name="ce101" office:value-type="float" office:value="320.755093702513" calcext:value-type="float">
            <text:p>3.21E+002</text:p>
          </table:table-cell>
          <table:table-cell table:style-name="ce33" table:formula="of:=LOG10([.F36])" office:value-type="float" office:value="-2.2208318603994" calcext:value-type="float">
            <text:p>-2.22</text:p>
          </table:table-cell>
          <table:table-cell table:style-name="ce33" table:formula="of:=LOG10([.G36])" office:value-type="float" office:value="-8.05482123513477" calcext:value-type="float">
            <text:p>-8.05</text:p>
          </table:table-cell>
          <table:table-cell table:style-name="ce33" table:formula="of:=LOG10([.H36])" office:value-type="float" office:value="-7.4693246362832" calcext:value-type="float">
            <text:p>-7.47</text:p>
          </table:table-cell>
          <table:table-cell table:style-name="ce33" table:formula="of:=LOG10([.I36])" office:value-type="float" office:value="-5.70861008569811" calcext:value-type="float">
            <text:p>-5.71</text:p>
          </table:table-cell>
          <table:table-cell table:style-name="ce33" table:formula="of:=LOG10([.J36])" office:value-type="float" office:value="2.50024820830469" calcext:value-type="float">
            <text:p>2.50</text:p>
          </table:table-cell>
          <table:table-cell table:style-name="ce33" table:formula="of:=LOG10([.K36])" office:value-type="float" office:value="-7.52171107826618" calcext:value-type="float">
            <text:p>-7.52</text:p>
          </table:table-cell>
          <table:table-cell table:style-name="ce33" table:formula="of:=LOG10([.L36])" office:value-type="float" office:value="2.50617356184924" calcext:value-type="float">
            <text:p>2.51</text:p>
          </table:table-cell>
          <table:table-cell table:style-name="ce33" table:formula="of:=([.N36]-[.N35])/([.$M36]-[.$M35])" office:value-type="float" office:value="5.34674579808034" calcext:value-type="float">
            <text:p>5.35</text:p>
          </table:table-cell>
          <table:table-cell table:style-name="ce33" table:formula="of:=([.O36]-[.O35])/([.$M36]-[.$M35])" office:value-type="float" office:value="6.60951158200943" calcext:value-type="float">
            <text:p>6.61</text:p>
          </table:table-cell>
          <table:table-cell table:style-name="ce33" table:formula="of:=([.P36]-[.P35])/([.$M36]-[.$M35])" office:value-type="float" office:value="6.14970869737544" calcext:value-type="float">
            <text:p>6.15</text:p>
          </table:table-cell>
          <table:table-cell table:style-name="ce33" table:formula="of:=([.Q36]-[.Q35])/([.$M36]-[.$M35])" office:value-type="float" office:value="-2.00423835547508" calcext:value-type="float">
            <text:p>-2.00</text:p>
          </table:table-cell>
          <table:table-cell table:style-name="ce33" table:formula="of:=([.R36]-[.R35])/([.$M36]-[.$M35])" office:value-type="float" office:value="6.59541948805522" calcext:value-type="float">
            <text:p>6.60</text:p>
          </table:table-cell>
          <table:table-cell table:style-name="ce33" table:formula="of:=([.S36]-[.S35])/([.$M36]-[.$M35])" office:value-type="float" office:value="-2.0040817348198" calcext:value-type="float">
            <text:p>-2.00</text:p>
          </table:table-cell>
          <table:table-cell table:style-name="ce33" table:formula="of:=SLOPE([.$O33:.$O37];[.$M33:.$M37])" office:value-type="float" office:value="4.75227857135728" calcext:value-type="float">
            <text:p>4.75</text:p>
          </table:table-cell>
          <table:table-cell table:style-name="ce33" table:formula="of:=SLOPE([.$R33:.$R37];[.$M33:.$M37])" office:value-type="float" office:value="4.75423624315934" calcext:value-type="float">
            <text:p>4.75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4" office:value-type="float" office:value="2" calcext:value-type="float">
            <text:p>2.0</text:p>
          </table:table-cell>
          <table:table-cell table:style-name="ce9" table:formula="of:=[.B30]+1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3" table:formula="of:=[.C37]^2*3" office:value-type="float" office:value="3072" calcext:value-type="float">
            <text:p>3072</text:p>
          </table:table-cell>
          <table:table-cell table:style-name="ce15" table:formula="of:=[.D37]*[.B37]^2" office:value-type="float" office:value="110592" calcext:value-type="float">
            <text:p>110592</text:p>
          </table:table-cell>
          <table:table-cell table:style-name="ce18" table:formula="of:=1/SQRT([.E37])" office:value-type="float" office:value="0.0030070326520293" calcext:value-type="float">
            <text:p>3.01E-03</text:p>
          </table:table-cell>
          <table:table-cell table:style-name="ce101" office:value-type="float" office:value="0.000000000226026858310426" calcext:value-type="float">
            <text:p>2.26E-010</text:p>
          </table:table-cell>
          <table:table-cell table:style-name="ce101" office:value-type="float" office:value="0.000000000722178316616546" calcext:value-type="float">
            <text:p>7.22E-010</text:p>
          </table:table-cell>
          <table:table-cell table:style-name="ce101" office:value-type="float" office:value="0.0000000495355015894816" calcext:value-type="float">
            <text:p>4.95E-008</text:p>
          </table:table-cell>
          <table:table-cell table:style-name="ce101" office:value-type="float" office:value="1266.56214862242" calcext:value-type="float">
            <text:p>1.27E+003</text:p>
          </table:table-cell>
          <table:table-cell table:style-name="ce101" office:value-type="float" office:value="0.000000000642318417689336" calcext:value-type="float">
            <text:p>6.42E-010</text:p>
          </table:table-cell>
          <table:table-cell table:style-name="ce101" office:value-type="float" office:value="1283.92568417316" calcext:value-type="float">
            <text:p>1.28E+003</text:p>
          </table:table-cell>
          <table:table-cell table:style-name="ce33" table:formula="of:=LOG10([.F37])" office:value-type="float" office:value="-2.52186185606338" calcext:value-type="float">
            <text:p>-2.52</text:p>
          </table:table-cell>
          <table:table-cell table:style-name="ce33" table:formula="of:=LOG10([.G37])" office:value-type="float" office:value="-9.645839951459" calcext:value-type="float">
            <text:p>-9.65</text:p>
          </table:table-cell>
          <table:table-cell table:style-name="ce33" table:formula="of:=LOG10([.H37])" office:value-type="float" office:value="-9.14135555539293" calcext:value-type="float">
            <text:p>-9.14</text:p>
          </table:table-cell>
          <table:table-cell table:style-name="ce33" table:formula="of:=LOG10([.I37])" office:value-type="float" office:value="-7.30508343504468" calcext:value-type="float">
            <text:p>-7.31</text:p>
          </table:table-cell>
          <table:table-cell table:style-name="ce33" table:formula="of:=LOG10([.J37])" office:value-type="float" office:value="3.10262650493712" calcext:value-type="float">
            <text:p>3.10</text:p>
          </table:table-cell>
          <table:table-cell table:style-name="ce33" table:formula="of:=LOG10([.K37])" office:value-type="float" office:value="-9.19224962494811" calcext:value-type="float">
            <text:p>-9.19</text:p>
          </table:table-cell>
          <table:table-cell table:style-name="ce33" table:formula="of:=LOG10([.L37])" office:value-type="float" office:value="3.10853988674875" calcext:value-type="float">
            <text:p>3.11</text:p>
          </table:table-cell>
          <table:table-cell table:style-name="ce33" table:formula="of:=([.N37]-[.N36])/([.$M37]-[.$M36])" office:value-type="float" office:value="5.28524977324909" calcext:value-type="float">
            <text:p>5.29</text:p>
          </table:table-cell>
          <table:table-cell table:style-name="ce33" table:formula="of:=([.O37]-[.O36])/([.$M37]-[.$M36])" office:value-type="float" office:value="5.55436648571093" calcext:value-type="float">
            <text:p>5.55</text:p>
          </table:table-cell>
          <table:table-cell table:style-name="ce33" table:formula="of:=([.P37]-[.P36])/([.$M37]-[.$M36])" office:value-type="float" office:value="5.3033696719333" calcext:value-type="float">
            <text:p>5.30</text:p>
          </table:table-cell>
          <table:table-cell table:style-name="ce33" table:formula="of:=([.Q37]-[.Q36])/([.$M37]-[.$M36])" office:value-type="float" office:value="-2.00105738733364" calcext:value-type="float">
            <text:p>-2.00</text:p>
          </table:table-cell>
          <table:table-cell table:style-name="ce33" table:formula="of:=([.R37]-[.R36])/([.$M37]-[.$M36])" office:value-type="float" office:value="5.54940893181501" calcext:value-type="float">
            <text:p>5.55</text:p>
          </table:table-cell>
          <table:table-cell table:style-name="ce33" table:formula="of:=([.S37]-[.S36])/([.$M37]-[.$M36])" office:value-type="float" office:value="-2.00101761809775" calcext:value-type="float">
            <text:p>-2.00</text:p>
          </table:table-cell>
          <table:table-cell table:style-name="ce41" office:value-type="string" calcext:value-type="string">
            <text:p>Linf Order</text:p>
          </table:table-cell>
          <table:table-cell table:style-name="ce100" office:value-type="string" calcext:value-type="string">
            <text:p>L2-AV-Jac Order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4"/>
          <table:table-cell table:style-name="ce9"/>
          <table:table-cell table:style-name="ce10"/>
          <table:table-cell table:style-name="ce13"/>
          <table:table-cell table:style-name="ce15"/>
          <table:table-cell table:style-name="ce18"/>
          <table:table-cell table:style-name="ce26" table:number-columns-repeated="6"/>
          <table:table-cell table:style-name="ce33" table:number-columns-repeated="10"/>
          <table:table-cell table:style-name="ce7" table:number-columns-repeated="3"/>
          <table:table-cell table:style-name="ce33" table:formula="of:=SLOPE([.$P33:.$P37];[.$M33:.$M37])" office:value-type="float" office:value="4.01404005083819" calcext:value-type="float">
            <text:p>4.01</text:p>
          </table:table-cell>
          <table:table-cell table:style-name="ce33" table:formula="of:=SLOPE([.$S33:.$S37];[.$M33:.$M37])" office:value-type="float" office:value="-2.02021766095838" calcext:value-type="float">
            <text:p>-2.02</text:p>
          </table:table-cell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3">
          <table:table-cell table:style-name="ce1" table:number-columns-repeated="5"/>
          <table:table-cell table:style-name="ce20" table:number-columns-repeated="7"/>
          <table:table-cell table:style-name="ce1" table:number-columns-repeated="13"/>
          <table:table-cell table:style-name="ce11" table:number-columns-repeated="2"/>
          <table:table-cell table:style-name="ce1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7" table:number-columns-repeated="230"/>
          <table:table-cell table:style-name="ce6" table:number-columns-repeated="757"/>
        </table:table-row>
        <table:table-row table:style-name="ro2">
          <table:table-cell table:style-name="ce6" table:number-columns-repeated="4"/>
          <table:table-cell table:style-name="ce16" table:number-columns-repeated="3"/>
          <table:table-cell table:style-name="ce27" table:number-columns-repeated="5"/>
          <table:table-cell table:style-name="ce6" table:number-columns-repeated="16"/>
          <table:table-cell/>
          <table:table-cell table:style-name="ce6" table:number-columns-repeated="2"/>
          <table:table-cell table:number-columns-repeated="2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2">
          <table:table-cell table:style-name="ce6" table:number-columns-repeated="4"/>
          <table:table-cell table:style-name="ce16" table:number-columns-repeated="3"/>
          <table:table-cell table:style-name="ce28" table:number-columns-repeated="5"/>
          <table:table-cell table:style-name="ce6" table:number-columns-repeated="16"/>
          <table:table-cell/>
          <table:table-cell table:style-name="ce6" table:number-columns-repeated="3"/>
          <table:table-cell table:style-name="ce7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2" table:number-rows-repeated="8">
          <table:table-cell table:style-name="Default" table:number-columns-repeated="3"/>
          <table:table-cell table:style-name="ce6"/>
          <table:table-cell table:style-name="ce16" table:number-columns-repeated="3"/>
          <table:table-cell table:style-name="ce28" table:number-columns-repeated="5"/>
          <table:table-cell table:style-name="ce6" table:number-columns-repeated="16"/>
          <table:table-cell/>
          <table:table-cell table:style-name="ce6" table:number-columns-repeated="3"/>
          <table:table-cell table:style-name="ce7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2" table:number-rows-repeated="30">
          <table:table-cell table:style-name="ce6" table:number-columns-repeated="4"/>
          <table:table-cell table:style-name="ce16" table:number-columns-repeated="3"/>
          <table:table-cell table:style-name="ce28" table:number-columns-repeated="5"/>
          <table:table-cell table:style-name="ce6" table:number-columns-repeated="16"/>
          <table:table-cell/>
          <table:table-cell table:style-name="ce6" table:number-columns-repeated="3"/>
          <table:table-cell table:style-name="ce7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2">
          <table:table-cell table:style-name="ce6" table:number-columns-repeated="4"/>
          <table:table-cell table:style-name="ce16" table:number-columns-repeated="3"/>
          <table:table-cell table:style-name="ce28" table:number-columns-repeated="5"/>
          <table:table-cell table:style-name="ce6" table:number-columns-repeated="16"/>
          <table:table-cell/>
          <table:table-cell table:style-name="ce6" table:number-columns-repeated="2"/>
          <table:table-cell table:number-columns-repeated="2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2" table:number-rows-repeated="24">
          <table:table-cell table:style-name="ce6" table:number-columns-repeated="4"/>
          <table:table-cell table:style-name="ce16" table:number-columns-repeated="3"/>
          <table:table-cell table:style-name="ce28" table:number-columns-repeated="5"/>
          <table:table-cell table:style-name="ce6" table:number-columns-repeated="16"/>
          <table:table-cell/>
          <table:table-cell table:style-name="ce6" table:number-columns-repeated="3"/>
          <table:table-cell table:style-name="ce7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2" table:number-rows-repeated="14">
          <table:table-cell table:style-name="ce7" table:number-columns-repeated="4"/>
          <table:table-cell table:style-name="ce17" table:number-columns-repeated="3"/>
          <table:table-cell table:style-name="ce29" table:number-columns-repeated="5"/>
          <table:table-cell table:style-name="ce7" table:number-columns-repeated="15"/>
          <table:table-cell table:style-name="ce6"/>
          <table:table-cell/>
          <table:table-cell table:style-name="ce6" table:number-columns-repeated="3"/>
          <table:table-cell table:style-name="ce7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2" table:number-rows-repeated="6">
          <table:table-cell table:style-name="ce7" table:number-columns-repeated="4"/>
          <table:table-cell table:style-name="ce17" table:number-columns-repeated="3"/>
          <table:table-cell table:style-name="ce29" table:number-columns-repeated="5"/>
          <table:table-cell table:style-name="ce7" table:number-columns-repeated="15"/>
          <table:table-cell table:style-name="ce6" table:number-columns-repeated="4"/>
          <table:table-cell table:style-name="ce7" table:number-columns-repeated="236"/>
          <table:table-cell table:style-name="ce6" table:number-columns-repeated="757"/>
        </table:table-row>
        <table:table-row table:style-name="ro2" table:number-rows-repeated="17">
          <table:table-cell table:style-name="ce7" table:number-columns-repeated="4"/>
          <table:table-cell table:style-name="ce17" table:number-columns-repeated="3"/>
          <table:table-cell table:style-name="ce29" table:number-columns-repeated="5"/>
          <table:table-cell table:style-name="ce7" table:number-columns-repeated="15"/>
          <table:table-cell table:style-name="ce6" table:number-columns-repeated="4"/>
          <table:table-cell table:style-name="ce7" table:number-columns-repeated="2"/>
          <table:table-cell table:style-name="ce6" table:number-columns-repeated="3"/>
          <table:table-cell table:style-name="ce7" table:number-columns-repeated="231"/>
          <table:table-cell table:style-name="ce6" table:number-columns-repeated="757"/>
        </table:table-row>
        <table:table-row table:style-name="ro3" table:number-rows-repeated="65346">
          <table:table-cell table:style-name="ce7" table:number-columns-repeated="4"/>
          <table:table-cell table:style-name="ce17" table:number-columns-repeated="3"/>
          <table:table-cell table:style-name="ce29" table:number-columns-repeated="5"/>
          <table:table-cell table:style-name="ce7" table:number-columns-repeated="255"/>
          <table:table-cell table:style-name="ce6" table:number-columns-repeated="757"/>
        </table:table-row>
        <table:table-row table:style-name="ro3" table:number-rows-repeated="9830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27" table:default-cell-style-name="ce105"/>
        <table:table-column table:style-name="co28" table:default-cell-style-name="ce105"/>
        <table:table-column table:style-name="co29" table:default-cell-style-name="ce105"/>
        <table:table-column table:style-name="co6" table:number-columns-repeated="6" table:default-cell-style-name="ce105"/>
        <table:table-column table:style-name="co30" table:default-cell-style-name="ce105"/>
        <table:table-column table:style-name="co31" table:number-columns-repeated="3" table:default-cell-style-name="ce105"/>
        <table:table-column table:style-name="co30" table:number-columns-repeated="1011" table:default-cell-style-name="ce105"/>
        <table:table-row table:style-name="ro8">
          <table:table-cell table:style-name="ce104" office:value-type="string" calcext:value-type="string" table:number-columns-spanned="9" table:number-rows-spanned="1">
            <text:p>ORDER 2</text:p>
          </table:table-cell>
          <table:covered-table-cell table:number-columns-repeated="2" table:style-name="ce8"/>
          <table:covered-table-cell table:number-columns-repeated="6" table:style-name="ce106"/>
          <table:table-cell table:style-name="ce8" table:number-columns-repeated="7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00" office:value-type="string" calcext:value-type="string">
            <text:p>L1</text:p>
          </table:table-cell>
          <table:table-cell table:style-name="ce100" office:value-type="string" calcext:value-type="string">
            <text:p>L2</text:p>
          </table:table-cell>
          <table:table-cell table:style-name="ce100" office:value-type="string" calcext:value-type="string">
            <text:p>Linf</text:p>
          </table:table-cell>
          <table:table-cell table:style-name="ce100" office:value-type="string" calcext:value-type="string">
            <text:p>L2-AV</text:p>
          </table:table-cell>
          <table:table-cell table:style-name="ce100" office:value-type="string" calcext:value-type="string">
            <text:p>L2-Jac</text:p>
          </table:table-cell>
          <table:table-cell table:style-name="ce100" office:value-type="string" calcext:value-type="string">
            <text:p>L2-AV-Jac</text:p>
          </table:table-cell>
          <table:table-cell table:style-name="ce8"/>
          <table:table-cell table:style-name="ce33"/>
          <table:table-cell table:style-name="ce110"/>
          <table:table-cell table:style-name="ce3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0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128304846428413" calcext:value-type="float">
            <text:p>1.28E-002</text:p>
          </table:table-cell>
          <table:table-cell table:style-name="ce106" office:value-type="float" office:value="0.0179999126447682" calcext:value-type="float">
            <text:p>1.80E-002</text:p>
          </table:table-cell>
          <table:table-cell table:style-name="ce106" office:value-type="float" office:value="0.0578628853237322" calcext:value-type="float">
            <text:p>5.79E-002</text:p>
          </table:table-cell>
          <table:table-cell table:style-name="ce106" office:value-type="float" office:value="4.61462814666651" calcext:value-type="float">
            <text:p>4.61E+000</text:p>
          </table:table-cell>
          <table:table-cell table:style-name="ce106" office:value-type="float" office:value="0.0172605352450098" calcext:value-type="float">
            <text:p>1.73E-002</text:p>
          </table:table-cell>
          <table:table-cell table:style-name="ce106" office:value-type="float" office:value="4.68593066109138" calcext:value-type="float">
            <text:p>4.69E+000</text:p>
          </table:table-cell>
          <table:table-cell table:style-name="ce8"/>
          <table:table-cell table:style-name="ce33"/>
          <table:table-cell table:style-name="ce101"/>
          <table:table-cell table:style-name="ce110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1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348706827687747" calcext:value-type="float">
            <text:p>3.49E-003</text:p>
          </table:table-cell>
          <table:table-cell table:style-name="ce106" office:value-type="float" office:value="0.0061349984487842" calcext:value-type="float">
            <text:p>6.13E-003</text:p>
          </table:table-cell>
          <table:table-cell table:style-name="ce106" office:value-type="float" office:value="0.0498241282085976" calcext:value-type="float">
            <text:p>4.98E-002</text:p>
          </table:table-cell>
          <table:table-cell table:style-name="ce106" office:value-type="float" office:value="19.4461513784575" calcext:value-type="float">
            <text:p>1.94E+001</text:p>
          </table:table-cell>
          <table:table-cell table:style-name="ce106" office:value-type="float" office:value="0.00567130761004419" calcext:value-type="float">
            <text:p>5.67E-003</text:p>
          </table:table-cell>
          <table:table-cell table:style-name="ce106" office:value-type="float" office:value="19.7234599389032" calcext:value-type="float">
            <text:p>1.97E+001</text:p>
          </table:table-cell>
          <table:table-cell table:style-name="ce8"/>
          <table:table-cell table:style-name="ce110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2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950410259197055" calcext:value-type="float">
            <text:p>9.50E-004</text:p>
          </table:table-cell>
          <table:table-cell table:style-name="ce106" office:value-type="float" office:value="0.00173028544309351" calcext:value-type="float">
            <text:p>1.73E-003</text:p>
          </table:table-cell>
          <table:table-cell table:style-name="ce106" office:value-type="float" office:value="0.0181047887956113" calcext:value-type="float">
            <text:p>1.81E-002</text:p>
          </table:table-cell>
          <table:table-cell table:style-name="ce106" office:value-type="float" office:value="78.8157836201616" calcext:value-type="float">
            <text:p>7.88E+001</text:p>
          </table:table-cell>
          <table:table-cell table:style-name="ce106" office:value-type="float" office:value="0.00159178639222095" calcext:value-type="float">
            <text:p>1.59E-003</text:p>
          </table:table-cell>
          <table:table-cell table:style-name="ce106" office:value-type="float" office:value="79.9070868674344" calcext:value-type="float">
            <text:p>7.99E+001</text:p>
          </table:table-cell>
          <table:table-cell table:style-name="ce8"/>
          <table:table-cell table:style-name="ce33"/>
          <table:table-cell table:style-name="ce110"/>
          <table:table-cell table:style-name="ce3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3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27663544253738" calcext:value-type="float">
            <text:p>2.77E-004</text:p>
          </table:table-cell>
          <table:table-cell table:style-name="ce106" office:value-type="float" office:value="0.000475233061906069" calcext:value-type="float">
            <text:p>4.75E-004</text:p>
          </table:table-cell>
          <table:table-cell table:style-name="ce106" office:value-type="float" office:value="0.00743777971920656" calcext:value-type="float">
            <text:p>7.44E-003</text:p>
          </table:table-cell>
          <table:table-cell table:style-name="ce106" office:value-type="float" office:value="316.337256096929" calcext:value-type="float">
            <text:p>3.16E+002</text:p>
          </table:table-cell>
          <table:table-cell table:style-name="ce106" office:value-type="float" office:value="0.000439150351364724" calcext:value-type="float">
            <text:p>4.39E-004</text:p>
          </table:table-cell>
          <table:table-cell table:style-name="ce106" office:value-type="float" office:value="320.682754414225" calcext:value-type="float">
            <text:p>3.21E+002</text:p>
          </table:table-cell>
          <table:table-cell table:style-name="ce8"/>
          <table:table-cell table:style-name="ce33"/>
          <table:table-cell table:style-name="ce101"/>
          <table:table-cell table:style-name="ce110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4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760436528976848" calcext:value-type="float">
            <text:p>7.60E-005</text:p>
          </table:table-cell>
          <table:table-cell table:style-name="ce106" office:value-type="float" office:value="0.000127951701412965" calcext:value-type="float">
            <text:p>1.28E-004</text:p>
          </table:table-cell>
          <table:table-cell table:style-name="ce106" office:value-type="float" office:value="0.0019694866598583" calcext:value-type="float">
            <text:p>1.97E-003</text:p>
          </table:table-cell>
          <table:table-cell table:style-name="ce106" office:value-type="float" office:value="1266.48306807136" calcext:value-type="float">
            <text:p>1.27E+003</text:p>
          </table:table-cell>
          <table:table-cell table:style-name="ce106" office:value-type="float" office:value="0.000118496019937159" calcext:value-type="float">
            <text:p>1.18E-004</text:p>
          </table:table-cell>
          <table:table-cell table:style-name="ce106" office:value-type="float" office:value="1283.84543777321" calcext:value-type="float">
            <text:p>1.28E+003</text:p>
          </table:table-cell>
          <table:table-cell table:style-name="ce8"/>
          <table:table-cell table:style-name="Default"/>
          <table:table-cell table:style-name="ce6" table:number-columns-repeated="2"/>
          <table:table-cell table:style-name="ce8" table:number-columns-repeated="3"/>
          <table:table-cell table:number-columns-repeated="1008"/>
        </table:table-row>
        <table:table-row table:style-name="ro8">
          <table:table-cell table:style-name="ce104" office:value-type="string" calcext:value-type="string" table:number-columns-spanned="9" table:number-rows-spanned="1">
            <text:p>ORDER 4</text:p>
          </table:table-cell>
          <table:covered-table-cell table:number-columns-repeated="2" table:style-name="ce8"/>
          <table:covered-table-cell table:number-columns-repeated="6" table:style-name="ce106"/>
          <table:table-cell table:style-name="ce8"/>
          <table:table-cell table:style-name="ce33"/>
          <table:table-cell table:style-name="ce110"/>
          <table:table-cell table:style-name="ce3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00" office:value-type="string" calcext:value-type="string">
            <text:p>L1</text:p>
          </table:table-cell>
          <table:table-cell table:style-name="ce100" office:value-type="string" calcext:value-type="string">
            <text:p>L2</text:p>
          </table:table-cell>
          <table:table-cell table:style-name="ce100" office:value-type="string" calcext:value-type="string">
            <text:p>Linf</text:p>
          </table:table-cell>
          <table:table-cell table:style-name="ce100" office:value-type="string" calcext:value-type="string">
            <text:p>L2-AV</text:p>
          </table:table-cell>
          <table:table-cell table:style-name="ce100" office:value-type="string" calcext:value-type="string">
            <text:p>L2-Jac</text:p>
          </table:table-cell>
          <table:table-cell table:style-name="ce100" office:value-type="string" calcext:value-type="string">
            <text:p>L2-AV-Jac</text:p>
          </table:table-cell>
          <table:table-cell table:style-name="ce8"/>
          <table:table-cell table:style-name="ce33"/>
          <table:table-cell table:style-name="ce101"/>
          <table:table-cell table:style-name="ce110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o3/mesh0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70702310605402" calcext:value-type="float">
            <text:p>7.07E-003</text:p>
          </table:table-cell>
          <table:table-cell table:style-name="ce106" office:value-type="float" office:value="0.0187544553667678" calcext:value-type="float">
            <text:p>1.88E-002</text:p>
          </table:table-cell>
          <table:table-cell table:style-name="ce106" office:value-type="float" office:value="0.116983459358956" calcext:value-type="float">
            <text:p>1.17E-001</text:p>
          </table:table-cell>
          <table:table-cell table:style-name="ce106" office:value-type="float" office:value="4.61328587223753" calcext:value-type="float">
            <text:p>4.61E+000</text:p>
          </table:table-cell>
          <table:table-cell table:style-name="ce106" office:value-type="float" office:value="0.0174863306096302" calcext:value-type="float">
            <text:p>1.75E-002</text:p>
          </table:table-cell>
          <table:table-cell table:style-name="ce106" office:value-type="float" office:value="4.68423741362335" calcext:value-type="float">
            <text:p>4.68E+000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o3/mesh1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492726159446723" calcext:value-type="float">
            <text:p>4.93E-004</text:p>
          </table:table-cell>
          <table:table-cell table:style-name="ce106" office:value-type="float" office:value="0.00138158146475234" calcext:value-type="float">
            <text:p>1.38E-003</text:p>
          </table:table-cell>
          <table:table-cell table:style-name="ce106" office:value-type="float" office:value="0.0158056858599578" calcext:value-type="float">
            <text:p>1.58E-002</text:p>
          </table:table-cell>
          <table:table-cell table:style-name="ce106" office:value-type="float" office:value="19.4838593616801" calcext:value-type="float">
            <text:p>1.95E+001</text:p>
          </table:table-cell>
          <table:table-cell table:style-name="ce106" office:value-type="float" office:value="0.00125274007265727" calcext:value-type="float">
            <text:p>1.25E-003</text:p>
          </table:table-cell>
          <table:table-cell table:style-name="ce106" office:value-type="float" office:value="19.7616759958129" calcext:value-type="float">
            <text:p>1.98E+001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o3/mesh2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797201894561645" calcext:value-type="float">
            <text:p>7.97E-005</text:p>
          </table:table-cell>
          <table:table-cell table:style-name="ce106" office:value-type="float" office:value="0.000185304257917555" calcext:value-type="float">
            <text:p>1.85E-004</text:p>
          </table:table-cell>
          <table:table-cell table:style-name="ce106" office:value-type="float" office:value="0.00338152031348771" calcext:value-type="float">
            <text:p>3.38E-003</text:p>
          </table:table-cell>
          <table:table-cell table:style-name="ce106" office:value-type="float" office:value="78.8674047691862" calcext:value-type="float">
            <text:p>7.89E+001</text:p>
          </table:table-cell>
          <table:table-cell table:style-name="ce106" office:value-type="float" office:value="0.000168893621836203" calcext:value-type="float">
            <text:p>1.69E-004</text:p>
          </table:table-cell>
          <table:table-cell table:style-name="ce106" office:value-type="float" office:value="79.9594925542517" calcext:value-type="float">
            <text:p>8.00E+001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o3/mesh3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135841022986998" calcext:value-type="float">
            <text:p>1.36E-005</text:p>
          </table:table-cell>
          <table:table-cell table:style-name="ce106" office:value-type="float" office:value="0.0000313507069351715" calcext:value-type="float">
            <text:p>3.14E-005</text:p>
          </table:table-cell>
          <table:table-cell table:style-name="ce106" office:value-type="float" office:value="0.000626406435453197" calcext:value-type="float">
            <text:p>6.26E-004</text:p>
          </table:table-cell>
          <table:table-cell table:style-name="ce106" office:value-type="float" office:value="316.406314404506" calcext:value-type="float">
            <text:p>3.16E+002</text:p>
          </table:table-cell>
          <table:table-cell table:style-name="ce106" office:value-type="float" office:value="0.0000284701252932879" calcext:value-type="float">
            <text:p>2.85E-005</text:p>
          </table:table-cell>
          <table:table-cell table:style-name="ce106" office:value-type="float" office:value="320.752826921368" calcext:value-type="float">
            <text:p>3.21E+002</text:p>
          </table:table-cell>
          <table:table-cell table:style-name="ce8" table:number-columns-repeated="7"/>
          <table:table-cell table:number-columns-repeated="1008"/>
        </table:table-row>
        <table:table-row table:style-name="ro3">
          <table:table-cell table:style-name="ce8" office:value-type="string" calcext:value-type="string">
            <text:p>o3/mesh4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020215302825628" calcext:value-type="float">
            <text:p>2.02E-006</text:p>
          </table:table-cell>
          <table:table-cell table:style-name="ce106" office:value-type="float" office:value="0.00000446102637872701" calcext:value-type="float">
            <text:p>4.46E-006</text:p>
          </table:table-cell>
          <table:table-cell table:style-name="ce106" office:value-type="float" office:value="0.0000998595269964264" calcext:value-type="float">
            <text:p>9.99E-005</text:p>
          </table:table-cell>
          <table:table-cell table:style-name="ce106" office:value-type="float" office:value="1266.56057288591" calcext:value-type="float">
            <text:p>1.27E+003</text:p>
          </table:table-cell>
          <table:table-cell table:style-name="ce106" office:value-type="float" office:value="0.00000406427864007591" calcext:value-type="float">
            <text:p>4.06E-006</text:p>
          </table:table-cell>
          <table:table-cell table:style-name="ce106" office:value-type="float" office:value="1283.92408597423" calcext:value-type="float">
            <text:p>1.28E+003</text:p>
          </table:table-cell>
          <table:table-cell table:style-name="ce8" table:number-columns-repeated="7"/>
          <table:table-cell table:number-columns-repeated="1008"/>
        </table:table-row>
        <table:table-row table:style-name="ro8">
          <table:table-cell table:style-name="ce104" office:value-type="string" calcext:value-type="string" table:number-columns-spanned="9" table:number-rows-spanned="1">
            <text:p>ORDER 4</text:p>
          </table:table-cell>
          <table:covered-table-cell table:number-columns-repeated="8" table:style-name="ce8"/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00" office:value-type="string" calcext:value-type="string">
            <text:p>L1</text:p>
          </table:table-cell>
          <table:table-cell table:style-name="ce100" office:value-type="string" calcext:value-type="string">
            <text:p>L2</text:p>
          </table:table-cell>
          <table:table-cell table:style-name="ce100" office:value-type="string" calcext:value-type="string">
            <text:p>Linf</text:p>
          </table:table-cell>
          <table:table-cell table:style-name="ce100" office:value-type="string" calcext:value-type="string">
            <text:p>L2-AV</text:p>
          </table:table-cell>
          <table:table-cell table:style-name="ce100" office:value-type="string" calcext:value-type="string">
            <text:p>L2-Jac</text:p>
          </table:table-cell>
          <table:table-cell table:style-name="ce100" office:value-type="string" calcext:value-type="string">
            <text:p>L2-AV-Jac</text:p>
          </table:table-cell>
          <table:table-cell table:style-name="ce8"/>
          <table:table-cell table:style-name="ce109"/>
          <table:table-cell table:style-name="ce106" table:number-columns-repeated="2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0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747410391072638" calcext:value-type="float">
            <text:p>7.47E-004</text:p>
          </table:table-cell>
          <table:table-cell table:style-name="ce106" office:value-type="float" office:value="0.00220623328371785" calcext:value-type="float">
            <text:p>2.21E-003</text:p>
          </table:table-cell>
          <table:table-cell table:style-name="ce106" office:value-type="float" office:value="0.0158015801564818" calcext:value-type="float">
            <text:p>1.58E-002</text:p>
          </table:table-cell>
          <table:table-cell table:style-name="ce106" office:value-type="float" office:value="4.63921361698089" calcext:value-type="float">
            <text:p>4.64E+000</text:p>
          </table:table-cell>
          <table:table-cell table:style-name="ce106" office:value-type="float" office:value="0.00201892002844441" calcext:value-type="float">
            <text:p>2.02E-003</text:p>
          </table:table-cell>
          <table:table-cell table:style-name="ce106" office:value-type="float" office:value="4.71054456534204" calcext:value-type="float">
            <text:p>4.71E+000</text:p>
          </table:table-cell>
          <table:table-cell table:style-name="ce8"/>
          <table:table-cell table:style-name="ce109"/>
          <table:table-cell table:style-name="ce106" table:number-columns-repeated="2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1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107683734639612" calcext:value-type="float">
            <text:p>1.08E-004</text:p>
          </table:table-cell>
          <table:table-cell table:style-name="ce106" office:value-type="float" office:value="0.000302911082472649" calcext:value-type="float">
            <text:p>3.03E-004</text:p>
          </table:table-cell>
          <table:table-cell table:style-name="ce106" office:value-type="float" office:value="0.00398484030598112" calcext:value-type="float">
            <text:p>3.98E-003</text:p>
          </table:table-cell>
          <table:table-cell table:style-name="ce106" office:value-type="float" office:value="19.4844838022661" calcext:value-type="float">
            <text:p>1.95E+001</text:p>
          </table:table-cell>
          <table:table-cell table:style-name="ce106" office:value-type="float" office:value="0.000272479087829886" calcext:value-type="float">
            <text:p>2.72E-004</text:p>
          </table:table-cell>
          <table:table-cell table:style-name="ce106" office:value-type="float" office:value="19.7623172462032" calcext:value-type="float">
            <text:p>1.98E+001</text:p>
          </table:table-cell>
          <table:table-cell table:style-name="ce8"/>
          <table:table-cell table:style-name="ce109"/>
          <table:table-cell table:style-name="ce106" table:number-columns-repeated="2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2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120367174061108" calcext:value-type="float">
            <text:p>1.20E-005</text:p>
          </table:table-cell>
          <table:table-cell table:style-name="ce106" office:value-type="float" office:value="0.0000501029014752469" calcext:value-type="float">
            <text:p>5.01E-005</text:p>
          </table:table-cell>
          <table:table-cell table:style-name="ce106" office:value-type="float" office:value="0.00146011101454491" calcext:value-type="float">
            <text:p>1.46E-003</text:p>
          </table:table-cell>
          <table:table-cell table:style-name="ce106" office:value-type="float" office:value="78.8697112486774" calcext:value-type="float">
            <text:p>7.89E+001</text:p>
          </table:table-cell>
          <table:table-cell table:style-name="ce106" office:value-type="float" office:value="0.0000443433660671379" calcext:value-type="float">
            <text:p>4.43E-005</text:p>
          </table:table-cell>
          <table:table-cell table:style-name="ce106" office:value-type="float" office:value="79.9618348702833" calcext:value-type="float">
            <text:p>8.00E+001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3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0110484899620191" calcext:value-type="float">
            <text:p>1.10E-006</text:p>
          </table:table-cell>
          <table:table-cell table:style-name="ce106" office:value-type="float" office:value="0.00000249732897330547" calcext:value-type="float">
            <text:p>2.50E-006</text:p>
          </table:table-cell>
          <table:table-cell table:style-name="ce106" office:value-type="float" office:value="0.0000530833991628787" calcext:value-type="float">
            <text:p>5.31E-005</text:p>
          </table:table-cell>
          <table:table-cell table:style-name="ce106" office:value-type="float" office:value="316.408341606316" calcext:value-type="float">
            <text:p>3.16E+002</text:p>
          </table:table-cell>
          <table:table-cell table:style-name="ce106" office:value-type="float" office:value="0.00000226498714346082" calcext:value-type="float">
            <text:p>2.26E-006</text:p>
          </table:table-cell>
          <table:table-cell table:style-name="ce106" office:value-type="float" office:value="320.754884016994" calcext:value-type="float">
            <text:p>3.21E+002</text:p>
          </table:table-cell>
          <table:table-cell table:style-name="ce8" table:number-columns-repeated="7"/>
          <table:table-cell table:number-columns-repeated="1008"/>
        </table:table-row>
        <table:table-row table:style-name="ro3">
          <table:table-cell table:style-name="ce8" office:value-type="string" calcext:value-type="string">
            <text:p>mesh4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000964367562897156" calcext:value-type="float">
            <text:p>9.64E-008</text:p>
          </table:table-cell>
          <table:table-cell table:style-name="ce106" office:value-type="float" office:value="0.000000209559016317802" calcext:value-type="float">
            <text:p>2.10E-007</text:p>
          </table:table-cell>
          <table:table-cell table:style-name="ce106" office:value-type="float" office:value="0.00000686294389973252" calcext:value-type="float">
            <text:p>6.86E-006</text:p>
          </table:table-cell>
          <table:table-cell table:style-name="ce106" office:value-type="float" office:value="1266.5620685216" calcext:value-type="float">
            <text:p>1.27E+003</text:p>
          </table:table-cell>
          <table:table-cell table:style-name="ce106" office:value-type="float" office:value="0.000000191092009072387" calcext:value-type="float">
            <text:p>1.91E-007</text:p>
          </table:table-cell>
          <table:table-cell table:style-name="ce106" office:value-type="float" office:value="1283.92560295332" calcext:value-type="float">
            <text:p>1.28E+003</text:p>
          </table:table-cell>
          <table:table-cell table:style-name="ce8" table:number-columns-repeated="7"/>
          <table:table-cell table:number-columns-repeated="1008"/>
        </table:table-row>
        <table:table-row table:style-name="ro8">
          <table:table-cell table:style-name="ce104" office:value-type="string" calcext:value-type="string" table:number-columns-spanned="9" table:number-rows-spanned="1">
            <text:p>ORDER 4</text:p>
          </table:table-cell>
          <table:covered-table-cell table:number-columns-repeated="2" table:style-name="ce8"/>
          <table:covered-table-cell table:number-columns-repeated="6" table:style-name="ce106"/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00" office:value-type="string" calcext:value-type="string">
            <text:p>L1</text:p>
          </table:table-cell>
          <table:table-cell table:style-name="ce100" office:value-type="string" calcext:value-type="string">
            <text:p>L2</text:p>
          </table:table-cell>
          <table:table-cell table:style-name="ce100" office:value-type="string" calcext:value-type="string">
            <text:p>Linf</text:p>
          </table:table-cell>
          <table:table-cell table:style-name="ce100" office:value-type="string" calcext:value-type="string">
            <text:p>L2-AV</text:p>
          </table:table-cell>
          <table:table-cell table:style-name="ce100" office:value-type="string" calcext:value-type="string">
            <text:p>L2-Jac</text:p>
          </table:table-cell>
          <table:table-cell table:style-name="ce100" office:value-type="string" calcext:value-type="string">
            <text:p>L2-AV-Jac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27" office:value-type="string" calcext:value-type="string">
            <text:p>o5/mesh0/ringleb_error.txt:Erros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s:</text:p>
          </table:table-cell>
          <table:table-cell table:style-name="ce107" office:value-type="float" office:value="0.000233172387084548" calcext:value-type="float">
            <text:p>2.33E-004</text:p>
          </table:table-cell>
          <table:table-cell table:style-name="ce107" office:value-type="float" office:value="0.000679322094821935" calcext:value-type="float">
            <text:p>6.79E-004</text:p>
          </table:table-cell>
          <table:table-cell table:style-name="ce107" office:value-type="float" office:value="0.00710147184242627" calcext:value-type="float">
            <text:p>7.10E-003</text:p>
          </table:table-cell>
          <table:table-cell table:style-name="ce107" office:value-type="float" office:value="4.63783765779666" calcext:value-type="float">
            <text:p>4.64E+000</text:p>
          </table:table-cell>
          <table:table-cell table:style-name="ce107" office:value-type="float" office:value="0.000625370897528945" calcext:value-type="float">
            <text:p>6.25E-004</text:p>
          </table:table-cell>
          <table:table-cell table:style-name="ce107" office:value-type="float" office:value="4.70915442543884" calcext:value-type="float">
            <text:p>4.71E+000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27" office:value-type="string" calcext:value-type="string">
            <text:p>o5/mesh1/ringleb_error.txt:Erros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s:</text:p>
          </table:table-cell>
          <table:table-cell table:style-name="ce107" office:value-type="float" office:value="0.0000304388216684613" calcext:value-type="float">
            <text:p>3.04E-005</text:p>
          </table:table-cell>
          <table:table-cell table:style-name="ce107" office:value-type="float" office:value="0.000175374273415284" calcext:value-type="float">
            <text:p>1.75E-004</text:p>
          </table:table-cell>
          <table:table-cell table:style-name="ce107" office:value-type="float" office:value="0.00334580619033864" calcext:value-type="float">
            <text:p>3.35E-003</text:p>
          </table:table-cell>
          <table:table-cell table:style-name="ce107" office:value-type="float" office:value="19.4852153726278" calcext:value-type="float">
            <text:p>1.95E+001</text:p>
          </table:table-cell>
          <table:table-cell table:style-name="ce107" office:value-type="float" office:value="0.000154005532029467" calcext:value-type="float">
            <text:p>1.54E-004</text:p>
          </table:table-cell>
          <table:table-cell table:style-name="ce107" office:value-type="float" office:value="19.763060006378" calcext:value-type="float">
            <text:p>1.98E+001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o5/mesh2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0159390666119493" calcext:value-type="float">
            <text:p>1.59E-006</text:p>
          </table:table-cell>
          <table:table-cell table:style-name="ce106" office:value-type="float" office:value="0.00000523972174679763" calcext:value-type="float">
            <text:p>5.24E-006</text:p>
          </table:table-cell>
          <table:table-cell table:style-name="ce106" office:value-type="float" office:value="0.000159354349517193" calcext:value-type="float">
            <text:p>1.59E-004</text:p>
          </table:table-cell>
          <table:table-cell table:style-name="ce106" office:value-type="float" office:value="78.8700317772187" calcext:value-type="float">
            <text:p>7.89E+001</text:p>
          </table:table-cell>
          <table:table-cell table:style-name="ce106" office:value-type="float" office:value="0.00000463853662627472" calcext:value-type="float">
            <text:p>4.64E-006</text:p>
          </table:table-cell>
          <table:table-cell table:style-name="ce106" office:value-type="float" office:value="79.9621599310663" calcext:value-type="float">
            <text:p>8.00E+001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o5/mesh3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000961776164251869" calcext:value-type="float">
            <text:p>9.62E-008</text:p>
          </table:table-cell>
          <table:table-cell table:style-name="ce106" office:value-type="float" office:value="0.000000372015040452014" calcext:value-type="float">
            <text:p>3.72E-007</text:p>
          </table:table-cell>
          <table:table-cell table:style-name="ce106" office:value-type="float" office:value="0.0000167784844620211" calcext:value-type="float">
            <text:p>1.68E-005</text:p>
          </table:table-cell>
          <table:table-cell table:style-name="ce106" office:value-type="float" office:value="316.408529455916" calcext:value-type="float">
            <text:p>3.16E+002</text:p>
          </table:table-cell>
          <table:table-cell table:style-name="ce106" office:value-type="float" office:value="0.00000032907540424111" calcext:value-type="float">
            <text:p>3.29E-007</text:p>
          </table:table-cell>
          <table:table-cell table:style-name="ce106" office:value-type="float" office:value="320.75507449429" calcext:value-type="float">
            <text:p>3.21E+002</text:p>
          </table:table-cell>
          <table:table-cell table:style-name="ce8" table:number-columns-repeated="7"/>
          <table:table-cell table:number-columns-repeated="1008"/>
        </table:table-row>
        <table:table-row table:style-name="ro3">
          <table:table-cell table:style-name="ce8" office:value-type="string" calcext:value-type="string">
            <text:p>o5/mesh4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0000443795638409468" calcext:value-type="float">
            <text:p>4.44E-009</text:p>
          </table:table-cell>
          <table:table-cell table:style-name="ce106" office:value-type="float" office:value="0.0000000110417795098389" calcext:value-type="float">
            <text:p>1.10E-008</text:p>
          </table:table-cell>
          <table:table-cell table:style-name="ce106" office:value-type="float" office:value="0.000000676047020808923" calcext:value-type="float">
            <text:p>6.76E-007</text:p>
          </table:table-cell>
          <table:table-cell table:style-name="ce106" office:value-type="float" office:value="1266.56214455938" calcext:value-type="float">
            <text:p>1.27E+003</text:p>
          </table:table-cell>
          <table:table-cell table:style-name="ce106" office:value-type="float" office:value="0.00000000992179493606072" calcext:value-type="float">
            <text:p>9.92E-009</text:p>
          </table:table-cell>
          <table:table-cell table:style-name="ce106" office:value-type="float" office:value="1283.92568005352" calcext:value-type="float">
            <text:p>1.28E+003</text:p>
          </table:table-cell>
          <table:table-cell table:style-name="ce8" table:number-columns-repeated="7"/>
          <table:table-cell table:number-columns-repeated="1008"/>
        </table:table-row>
        <table:table-row table:style-name="ro8">
          <table:table-cell table:style-name="ce104" office:value-type="string" calcext:value-type="string" table:number-columns-spanned="9" table:number-rows-spanned="1">
            <text:p>ORDER 6</text:p>
          </table:table-cell>
          <table:covered-table-cell table:number-columns-repeated="8" table:style-name="ce8"/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00" office:value-type="string" calcext:value-type="string">
            <text:p>L1</text:p>
          </table:table-cell>
          <table:table-cell table:style-name="ce100" office:value-type="string" calcext:value-type="string">
            <text:p>L2</text:p>
          </table:table-cell>
          <table:table-cell table:style-name="ce100" office:value-type="string" calcext:value-type="string">
            <text:p>Linf</text:p>
          </table:table-cell>
          <table:table-cell table:style-name="ce100" office:value-type="string" calcext:value-type="string">
            <text:p>L2-AV</text:p>
          </table:table-cell>
          <table:table-cell table:style-name="ce100" office:value-type="string" calcext:value-type="string">
            <text:p>L2-Jac</text:p>
          </table:table-cell>
          <table:table-cell table:style-name="ce100" office:value-type="string" calcext:value-type="string">
            <text:p>L2-AV-Jac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0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131719486054549" calcext:value-type="float">
            <text:p>1.32E-004</text:p>
          </table:table-cell>
          <table:table-cell table:style-name="ce106" office:value-type="float" office:value="0.000388110447310662" calcext:value-type="float">
            <text:p>3.88E-004</text:p>
          </table:table-cell>
          <table:table-cell table:style-name="ce106" office:value-type="float" office:value="0.00332524305751458" calcext:value-type="float">
            <text:p>3.33E-003</text:p>
          </table:table-cell>
          <table:table-cell table:style-name="ce106" office:value-type="float" office:value="4.63811217011166" calcext:value-type="float">
            <text:p>4.64E+000</text:p>
          </table:table-cell>
          <table:table-cell table:style-name="ce106" office:value-type="float" office:value="0.000348095629915585" calcext:value-type="float">
            <text:p>3.48E-004</text:p>
          </table:table-cell>
          <table:table-cell table:style-name="ce106" office:value-type="float" office:value="4.70943301216704" calcext:value-type="float">
            <text:p>4.71E+000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1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0559143093686644" calcext:value-type="float">
            <text:p>5.59E-006</text:p>
          </table:table-cell>
          <table:table-cell table:style-name="ce106" office:value-type="float" office:value="0.0000237595145738734" calcext:value-type="float">
            <text:p>2.38E-005</text:p>
          </table:table-cell>
          <table:table-cell table:style-name="ce106" office:value-type="float" office:value="0.000526066739418241" calcext:value-type="float">
            <text:p>5.26E-004</text:p>
          </table:table-cell>
          <table:table-cell table:style-name="ce106" office:value-type="float" office:value="19.4852494259288" calcext:value-type="float">
            <text:p>1.95E+001</text:p>
          </table:table-cell>
          <table:table-cell table:style-name="ce106" office:value-type="float" office:value="0.0000209927670383826" calcext:value-type="float">
            <text:p>2.10E-005</text:p>
          </table:table-cell>
          <table:table-cell table:style-name="ce106" office:value-type="float" office:value="19.7630946494851" calcext:value-type="float">
            <text:p>1.98E+001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2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0035868203846296" calcext:value-type="float">
            <text:p>3.59E-007</text:p>
          </table:table-cell>
          <table:table-cell table:style-name="ce106" office:value-type="float" office:value="0.00000331387869215389" calcext:value-type="float">
            <text:p>3.31E-006</text:p>
          </table:table-cell>
          <table:table-cell table:style-name="ce106" office:value-type="float" office:value="0.000138879037128725" calcext:value-type="float">
            <text:p>1.39E-004</text:p>
          </table:table-cell>
          <table:table-cell table:style-name="ce106" office:value-type="float" office:value="78.8700915326239" calcext:value-type="float">
            <text:p>7.89E+001</text:p>
          </table:table-cell>
          <table:table-cell table:style-name="ce106" office:value-type="float" office:value="0.00000290876088590563" calcext:value-type="float">
            <text:p>2.91E-006</text:p>
          </table:table-cell>
          <table:table-cell table:style-name="ce106" office:value-type="float" office:value="79.9622205388724" calcext:value-type="float">
            <text:p>8.00E+001</text:p>
          </table:table-cell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8" office:value-type="string" calcext:value-type="string">
            <text:p>mesh3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0000881411606151906" calcext:value-type="float">
            <text:p>8.81E-009</text:p>
          </table:table-cell>
          <table:table-cell table:style-name="ce106" office:value-type="float" office:value="0.0000000339371496654498" calcext:value-type="float">
            <text:p>3.39E-008</text:p>
          </table:table-cell>
          <table:table-cell table:style-name="ce106" office:value-type="float" office:value="0.00000195609487085857" calcext:value-type="float">
            <text:p>1.96E-006</text:p>
          </table:table-cell>
          <table:table-cell table:style-name="ce106" office:value-type="float" office:value="316.408548399942" calcext:value-type="float">
            <text:p>3.16E+002</text:p>
          </table:table-cell>
          <table:table-cell table:style-name="ce106" office:value-type="float" office:value="0.000000030080768109853" calcext:value-type="float">
            <text:p>3.01E-008</text:p>
          </table:table-cell>
          <table:table-cell table:style-name="ce106" office:value-type="float" office:value="320.755093702513" calcext:value-type="float">
            <text:p>3.21E+002</text:p>
          </table:table-cell>
          <table:table-cell table:style-name="ce8" table:number-columns-repeated="7"/>
          <table:table-cell table:number-columns-repeated="1008"/>
        </table:table-row>
        <table:table-row table:style-name="ro3">
          <table:table-cell table:style-name="ce8" office:value-type="string" calcext:value-type="string">
            <text:p>mesh4/ringleb_error.txt:Erros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s:</text:p>
          </table:table-cell>
          <table:table-cell table:style-name="ce106" office:value-type="float" office:value="0.000000000226026858310426" calcext:value-type="float">
            <text:p>2.26E-010</text:p>
          </table:table-cell>
          <table:table-cell table:style-name="ce106" office:value-type="float" office:value="0.000000000722178316616546" calcext:value-type="float">
            <text:p>7.22E-010</text:p>
          </table:table-cell>
          <table:table-cell table:style-name="ce106" office:value-type="float" office:value="0.0000000495355015894816" calcext:value-type="float">
            <text:p>4.95E-008</text:p>
          </table:table-cell>
          <table:table-cell table:style-name="ce106" office:value-type="float" office:value="1266.56214862242" calcext:value-type="float">
            <text:p>1.27E+003</text:p>
          </table:table-cell>
          <table:table-cell table:style-name="ce106" office:value-type="float" office:value="0.000000000642318417689336" calcext:value-type="float">
            <text:p>6.42E-010</text:p>
          </table:table-cell>
          <table:table-cell table:style-name="ce106" office:value-type="float" office:value="1283.92568417316" calcext:value-type="float">
            <text:p>1.28E+003</text:p>
          </table:table-cell>
          <table:table-cell table:style-name="ce8" table:number-columns-repeated="7"/>
          <table:table-cell table:number-columns-repeated="1008"/>
        </table:table-row>
        <table:table-row table:style-name="ro3">
          <table:table-cell table:style-name="ce8" table:number-columns-repeated="10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 table:number-rows-repeated="2">
          <table:table-cell table:style-name="Default" table:number-columns-repeated="9"/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Default" table:number-columns-repeated="3"/>
          <table:table-cell table:style-name="ce18" office:value-type="float" office:value="0.144337567297406" calcext:value-type="float">
            <text:p>1.44E-01</text:p>
          </table:table-cell>
          <table:table-cell table:style-name="ce101" table:formula="of:=[.E40]*2^8" office:value-type="float" office:value="0.0303349811039127" calcext:value-type="float">
            <text:p>3.03E-002</text:p>
          </table:table-cell>
          <table:table-cell table:style-name="ce106" office:value-type="float" office:value="0.0172605352450098" calcext:value-type="float">
            <text:p>1.73E-002</text:p>
          </table:table-cell>
          <table:table-cell table:style-name="ce108" table:formula="of:=(LOG([.E39])-LOG([.E40]))/(LOG([.D39])-LOG([.D40]))" office:value-type="float" office:value="2" calcext:value-type="float">
            <text:p>2.00</text:p>
          </table:table-cell>
          <table:table-cell table:style-name="Default" table:number-columns-repeated="2"/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Default" table:number-columns-repeated="3"/>
          <table:table-cell table:style-name="ce18" office:value-type="float" office:value="0.0090210979560879" calcext:value-type="float">
            <text:p>9.02E-03</text:p>
          </table:table-cell>
          <table:table-cell table:style-name="ce101" office:value-type="float" office:value="0.000118496019937159" calcext:value-type="float">
            <text:p>1.18E-004</text:p>
          </table:table-cell>
          <table:table-cell table:style-name="ce106" table:formula="of:=[.F39]/(2^8)" office:value-type="float" office:value="0.0000674239658008195" calcext:value-type="float">
            <text:p>6.74E-005</text:p>
          </table:table-cell>
          <table:table-cell table:style-name="ce108" table:formula="of:=(LOG([.F39])-LOG([.F40]))/(LOG([.D39])-LOG([.D40]))" office:value-type="float" office:value="2" calcext:value-type="float">
            <text:p>2.00</text:p>
          </table:table-cell>
          <table:table-cell table:style-name="ce109" table:number-columns-repeated="2"/>
          <table:table-cell table:style-name="ce8"/>
          <table:table-cell table:style-name="ce106" table:number-columns-repeated="3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Default" table:number-columns-repeated="3"/>
          <table:table-cell table:style-name="ce18" office:value-type="float" office:value="0.0962250448649376" calcext:value-type="float">
            <text:p>9.62E-02</text:p>
          </table:table-cell>
          <table:table-cell table:style-name="ce101" table:formula="of:=[.E42]*2^12" office:value-type="float" office:value="0.0166472853097509" calcext:value-type="float">
            <text:p>1.66E-002</text:p>
          </table:table-cell>
          <table:table-cell table:style-name="ce106" office:value-type="float" office:value="0.0174863306096302" calcext:value-type="float">
            <text:p>1.75E-002</text:p>
          </table:table-cell>
          <table:table-cell table:style-name="ce108" table:formula="of:=(LOG([.E41])-LOG([.E42]))/(LOG([.D41])-LOG([.D42]))" office:value-type="float" office:value="3" calcext:value-type="float">
            <text:p>3.00</text:p>
          </table:table-cell>
          <table:table-cell table:style-name="ce109" table:number-columns-repeated="2"/>
          <table:table-cell table:style-name="ce8" table:number-columns-repeated="7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8" office:value-type="float" office:value="0.0060140653040586" calcext:value-type="float">
            <text:p>6.01E-03</text:p>
          </table:table-cell>
          <table:table-cell table:style-name="ce101" office:value-type="float" office:value="0.00000406427864007591" calcext:value-type="float">
            <text:p>4.06E-006</text:p>
          </table:table-cell>
          <table:table-cell table:style-name="ce106" table:formula="of:=[.F41]/(2^12)" office:value-type="float" office:value="0.00000426912368399175" calcext:value-type="float">
            <text:p>4.27E-006</text:p>
          </table:table-cell>
          <table:table-cell table:style-name="ce108" table:formula="of:=(LOG([.F41])-LOG([.F42]))/(LOG([.D41])-LOG([.D42]))" office:value-type="float" office:value="3" calcext:value-type="float">
            <text:p>3.00</text:p>
          </table:table-cell>
          <table:table-cell table:style-name="ce106" table:number-columns-repeated="2"/>
          <table:table-cell table:style-name="ce8" table:number-columns-repeated="7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8" office:value-type="float" office:value="0.0721687836487032" calcext:value-type="float">
            <text:p>7.22E-02</text:p>
          </table:table-cell>
          <table:table-cell table:style-name="ce101" table:formula="of:=[.E44]*2^16" office:value-type="float" office:value="0.012523405906568" calcext:value-type="float">
            <text:p>1.25E-002</text:p>
          </table:table-cell>
          <table:table-cell table:style-name="ce106" office:value-type="float" office:value="0.00201892002844441" calcext:value-type="float">
            <text:p>2.02E-003</text:p>
          </table:table-cell>
          <table:table-cell table:style-name="ce108" table:formula="of:=(LOG([.E43])-LOG([.E44]))/(LOG([.D43])-LOG([.D44]))" office:value-type="float" office:value="4" calcext:value-type="float">
            <text:p>4.00</text:p>
          </table:table-cell>
          <table:table-cell table:style-name="ce106" table:number-columns-repeated="2"/>
          <table:table-cell table:style-name="ce8" table:number-columns-repeated="7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8" office:value-type="float" office:value="0.00451054897804395" calcext:value-type="float">
            <text:p>4.51E-03</text:p>
          </table:table-cell>
          <table:table-cell table:style-name="ce101" office:value-type="float" office:value="0.000000191092009072387" calcext:value-type="float">
            <text:p>1.91E-007</text:p>
          </table:table-cell>
          <table:table-cell table:style-name="ce106" table:formula="of:=[.F43]/(2^16)" office:value-type="float" office:value="0.0000000308062748480898" calcext:value-type="float">
            <text:p>3.08E-008</text:p>
          </table:table-cell>
          <table:table-cell table:style-name="ce108" table:formula="of:=(LOG([.F43])-LOG([.F44]))/(LOG([.D43])-LOG([.D44]))" office:value-type="float" office:value="4" calcext:value-type="float">
            <text:p>4.00</text:p>
          </table:table-cell>
          <table:table-cell table:style-name="ce106" table:number-columns-repeated="2"/>
          <table:table-cell table:style-name="ce8" table:number-columns-repeated="7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8" office:value-type="float" office:value="0.0577350269189626" calcext:value-type="float">
            <text:p>5.77E-02</text:p>
          </table:table-cell>
          <table:table-cell table:style-name="ce101" table:formula="of:=[.E46]*2^20" office:value-type="float" office:value="0.0104037560468748" calcext:value-type="float">
            <text:p>1.04E-002</text:p>
          </table:table-cell>
          <table:table-cell table:style-name="ce107" office:value-type="float" office:value="0.000625370897528945" calcext:value-type="float">
            <text:p>6.25E-004</text:p>
          </table:table-cell>
          <table:table-cell table:style-name="ce108" table:formula="of:=(LOG([.E45])-LOG([.E46]))/(LOG([.D45])-LOG([.D46]))" office:value-type="float" office:value="5" calcext:value-type="float">
            <text:p>5.00</text:p>
          </table:table-cell>
          <table:table-cell table:style-name="ce8" table:number-columns-repeated="9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8" office:value-type="float" office:value="0.00360843918243516" calcext:value-type="float">
            <text:p>3.61E-03</text:p>
          </table:table-cell>
          <table:table-cell table:style-name="ce101" office:value-type="float" office:value="0.00000000992179493606072" calcext:value-type="float">
            <text:p>9.92E-009</text:p>
          </table:table-cell>
          <table:table-cell table:style-name="ce106" table:formula="of:=[.F45]/(2^20)" office:value-type="float" office:value="0.000000000596400163201279" calcext:value-type="float">
            <text:p>5.96E-010</text:p>
          </table:table-cell>
          <table:table-cell table:style-name="ce108" table:formula="of:=(LOG([.F45])-LOG([.F46]))/(LOG([.D45])-LOG([.D46]))" office:value-type="float" office:value="5" calcext:value-type="float">
            <text:p>5.00</text:p>
          </table:table-cell>
          <table:table-cell table:style-name="ce8" table:number-columns-repeated="9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8" office:value-type="float" office:value="0.0481125224324688" calcext:value-type="float">
            <text:p>4.81E-02</text:p>
          </table:table-cell>
          <table:table-cell table:style-name="ce101" table:formula="of:=[.E48]*2^24" office:value-type="float" office:value="0.0107763148343522" calcext:value-type="float">
            <text:p>1.08E-002</text:p>
          </table:table-cell>
          <table:table-cell table:style-name="ce106" office:value-type="float" office:value="0.000348095629915585" calcext:value-type="float">
            <text:p>3.48E-004</text:p>
          </table:table-cell>
          <table:table-cell table:style-name="ce108" table:formula="of:=(LOG([.E47])-LOG([.E48]))/(LOG([.D47])-LOG([.D48]))" office:value-type="float" office:value="6" calcext:value-type="float">
            <text:p>6.00</text:p>
          </table:table-cell>
          <table:table-cell table:style-name="ce8" table:number-columns-repeated="9"/>
          <table:table-cell table:number-columns-repeated="1008"/>
        </table:table-row>
        <table:table-row table:style-name="ro3">
          <table:table-cell table:style-name="ce8" table:number-columns-repeated="3"/>
          <table:table-cell table:style-name="ce18" office:value-type="float" office:value="0.0030070326520293" calcext:value-type="float">
            <text:p>3.01E-03</text:p>
          </table:table-cell>
          <table:table-cell table:style-name="ce101" office:value-type="float" office:value="0.000000000642318417689336" calcext:value-type="float">
            <text:p>6.42E-010</text:p>
          </table:table-cell>
          <table:table-cell table:style-name="ce106" table:formula="of:=[.F47]/(2^24)" office:value-type="float" office:value="0.0000000000207481163689843" calcext:value-type="float">
            <text:p>2.07E-011</text:p>
          </table:table-cell>
          <table:table-cell table:style-name="ce108" table:formula="of:=(LOG([.F47])-LOG([.F48]))/(LOG([.D47])-LOG([.D48]))" office:value-type="float" office:value="6" calcext:value-type="float">
            <text:p>6.00</text:p>
          </table:table-cell>
          <table:table-cell table:style-name="ce106" table:number-columns-repeated="2"/>
          <table:table-cell table:style-name="ce8" table:number-columns-repeated="7"/>
          <table:table-cell table:number-columns-repeated="1008"/>
        </table:table-row>
        <table:table-row table:style-name="ro3" table:number-rows-repeated="4">
          <table:table-cell table:style-name="ce8" table:number-columns-repeated="3"/>
          <table:table-cell table:style-name="ce106" table:number-columns-repeated="6"/>
          <table:table-cell table:style-name="ce8" table:number-columns-repeated="7"/>
          <table:table-cell table:number-columns-repeated="1008"/>
        </table:table-row>
        <table:table-row table:style-name="ro3" table:number-rows-repeated="5">
          <table:table-cell table:style-name="ce8" table:number-columns-repeated="16"/>
          <table:table-cell table:number-columns-repeated="1008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Arial11" svg:font-family="Arial1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0109P0" style:volatile="true" number:language="pt" number:country="BR">
      <number:number number:decimal-places="2" number:min-integer-digits="1" number:grouping="true"/>
      <number:text> </number:text>
    </number:number-style>
    <number:number-style style:name="N10109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09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09" number:language="pt" number:country="BR">
      <number:text-content/>
      <number:text> </number:text>
      <style:map style:condition="value()&gt;0" style:apply-style-name="N10109P0"/>
      <style:map style:condition="value()&lt;0" style:apply-style-name="N10109P1"/>
      <style:map style:condition="value()=0" style:apply-style-name="N1010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">
      <number:number number:decimal-places="4" number:min-integer-digits="1"/>
    </number:number-style>
    <number:number-style style:name="N127">
      <number:scientific-number number:decimal-places="17" number:min-integer-digits="1" number:min-exponent-digits="2"/>
    </number:number-style>
    <number:number-style style:name="N128">
      <number:number number:decimal-places="1" number:min-integer-digits="1"/>
    </number:number-style>
    <number:number-style style:name="N129">
      <number:scientific-number number:decimal-places="8" number:min-integer-digits="1" number:min-exponent-digits="2"/>
    </number:number-style>
    <number:number-style style:name="N10111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12P0"/>
    </number:number-style>
    <number:number-style style:name="N10114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4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5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5P0"/>
    </number:number-style>
    <number:date-style style:name="N10116" number:language="pt" number:country="BR">
      <number:day/>
      <number:text>/</number:text>
      <number:month/>
      <number:text>/</number:text>
      <number:year number:style="long"/>
    </number:date-style>
    <number:date-style style:name="N10117" number:language="pt" number:country="BR">
      <number:day/>
      <number:text>/</number:text>
      <number:month number:textual="true"/>
      <number:text>/</number:text>
      <number:year/>
    </number:date-style>
    <number:date-style style:name="N10118" number:language="pt" number:country="BR">
      <number:day/>
      <number:text>/</number:text>
      <number:month number:textual="true"/>
    </number:date-style>
    <number:date-style style:name="N10119" number:language="pt" number:country="BR">
      <number:month number:textual="true"/>
      <number:text>/</number:text>
      <number:year/>
    </number:date-style>
    <number:time-style style:name="N10120" number:language="pt" number:country="BR">
      <number:hours/>
      <number:text>:</number:text>
      <number:minutes number:style="long"/>
      <number:text> </number:text>
      <number:am-pm/>
    </number:time-style>
    <number:time-style style:name="N10121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4P0" style:volatile="true" number:language="pt" number:country="BR">
      <number:number number:decimal-places="0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0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number:min-integer-digits="1" number:grouping="true"/>
      <number:text> </number:text>
    </number:number-style>
    <number:number-style style:name="N10126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pt" number:country="BR">
      <number:number number:decimal-places="2" number:min-integer-digits="1" number:grouping="true"/>
      <number:text> </number:text>
    </number:number-style>
    <number:number-style style:name="N10127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30P0" style:volatile="true" number:language="pt" number:country="BR">
      <number:number number:decimal-places="0" number:min-integer-digits="1" number:grouping="true"/>
      <number:text> </number:text>
    </number:number-style>
    <number:number-style style:name="N10130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30P2" style:volatile="true" number:language="pt" number:country="BR">
      <number:text> - </number:text>
    </number:number-style>
    <number:text-style style:name="N10130" number:language="pt" number:country="B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4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4P2" style:volatile="true" number:language="pt" number:country="BR">
      <number:text> R$ -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" style:display-name="Excel Built-in Excel Built-in Normal" style:family="table-cell" style:parent-style-name="Excel_20_Built-in_20_Normal" style:data-style-name="N10109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Excel_20_Built-in_20_Excel_20_Built-in_20_Excel_20_Built-in_20_TableStyleLight1" style:display-name="Excel Built-in Excel Built-in Excel Built-in Excel Built-in Excel Built-in TableStyleLight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eenSlope" style:family="table-cell" style:parent-style-name="Excel_20_Built-in_20_Excel_20_Built-in_20_Excel_20_Built-in_20_Excel_20_Built-in_20_Excel_20_Built-in_20_TableStyleLight1" style:data-style-name="N2">
      <style:table-cell-properties fo:background-color="#629e1f"/>
    </style:style>
    <style:style style:name="YellowSlope" style:family="table-cell" style:parent-style-name="Excel_20_Built-in_20_Excel_20_Built-in_20_Excel_20_Built-in_20_Excel_20_Built-in_20_Excel_20_Built-in_20_TableStyleLight1" style:data-style-name="N2">
      <style:table-cell-properties fo:background-color="#ffdd00"/>
    </style:style>
    <style:style style:name="OrangeSlope" style:family="table-cell" style:parent-style-name="Excel_20_Built-in_20_Excel_20_Built-in_20_Excel_20_Built-in_20_Excel_20_Built-in_20_Excel_20_Built-in_20_TableStyleLight1" style:data-style-name="N2">
      <style:table-cell-properties fo:background-color="#e67814"/>
    </style:style>
    <style:style style:name="RedSlope" style:family="table-cell" style:parent-style-name="Excel_20_Built-in_20_Excel_20_Built-in_20_Excel_20_Built-in_20_Excel_20_Built-in_20_Excel_20_Built-in_20_TableStyleLight1" style:data-style-name="N2">
      <style:table-cell-properties fo:background-color="#e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5:03:33.954603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noid_20_real_28_8_29_" style:display-name="PageStyle_Senoid real(8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oid_20_real_28_16_29_" style:display-name="PageStyle_Senoid real(16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ulse_20_real_28_8_29_" style:display-name="PageStyle_Pulse real(8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ulse_20_real_28_8_29__20_suav" style:display-name="PageStyle_Pulse real(8) sua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ulse_20_real_28_16_29__20_suav" style:display-name="PageStyle_Pulse real(16) sua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8:47:19.126949401</dc:date>
    <meta:generator>LibreOffice/4.3.2.2.0$Linux_X86_64 LibreOffice_project/430m0$Build-2</meta:generator>
    <meta:editing-duration>P8DT12H22M7S</meta:editing-duration>
    <meta:editing-cycles>63</meta:editing-cycles>
    <dc:creator>Fábio Moreira</dc:creator>
    <meta:document-statistic meta:table-count="4" meta:cell-count="185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width="0.051cm"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width="0.051cm" svg:stroke-color="#b3b3b3"/>
      <style:text-properties fo:font-size="20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width="0.051cm" svg:stroke-color="#b3b3b3"/>
    </style:style>
    <style:style style:name="ch10" style:family="chart" style:data-style-name="N0">
      <style:chart-properties chart:symbol-type="named-symbol" chart:symbol-name="square" chart:symbol-width="0.45cm" chart:symbol-height="0.45cm" chart:link-data-style-to-source="true">
        <chart:symbol-image xlink:href="Pictures/20000008000000DD000000DD1394ABA1.svm" xlink:type="simple" xlink:actuate="onLoad"/>
      </style:chart-properties>
      <style:graphic-properties svg:stroke-width="0.127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45cm" chart:symbol-height="0.45cm" chart:link-data-style-to-source="true">
        <chart:symbol-image xlink:href="Pictures/20000008000000DD000000DD3F084D02.svm" xlink:type="simple" xlink:actuate="onLoad"/>
      </style:chart-properties>
      <style:graphic-properties svg:stroke-width="0.127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45cm" chart:symbol-height="0.45cm" chart:link-data-style-to-source="true">
        <chart:symbol-image xlink:href="Pictures/20000008000000DD000000DD627354FF.svm" xlink:type="simple" xlink:actuate="onLoad"/>
      </style:chart-properties>
      <style:graphic-properties svg:stroke-width="0.127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45cm" chart:symbol-height="0.45cm" chart:link-data-style-to-source="true"/>
      <style:graphic-properties svg:stroke-width="0.127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45cm" chart:symbol-height="0.45cm" chart:link-data-style-to-source="true"/>
      <style:graphic-properties svg:stroke-width="0.127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45cm" chart:symbol-height="0.45cm" chart:link-data-style-to-source="true"/>
      <style:graphic-properties svg:stroke-width="0.127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45cm" chart:symbol-height="0.45cm" chart:link-data-style-to-source="true"/>
      <style:graphic-properties svg:stroke-width="0.127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width="0.051cm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866cm" svg:height="43.349cm" xlink:href=".." xlink:type="simple" chart:class="chart:scatter" chart:style-name="ch1">
        <chart:title svg:x="12.924cm" svg:y="0.354cm" chart:style-name="ch2">
          <text:p>Plot L1 Error</text:p>
        </chart:title>
        <chart:legend svg:x="28.404cm" svg:y="19.171cm" style:legend-expansion="custom" chartooo:width="1.525cm" chartooo:height="5.006cm" style:legend-expansion-aspect-ratio="0.304634438673592" chart:style-name="ch3"/>
        <chart:plot-area chart:style-name="ch4" table:cell-range-address="new_gmesh_Curv_Roe_Entropy.J5:new_gmesh_Curv_Roe_Entropy.J18 new_gmesh_Curv_Roe_Entropy.B5:new_gmesh_Curv_Roe_Entropy.B5 new_gmesh_Curv_Roe_Entropy.M5:new_gmesh_Curv_Roe_Entropy.M51 new_gmesh_Curv_Roe_Entropy.B14:new_gmesh_Curv_Roe_Entropy.B14 new_gmesh_Curv_Roe_Entropy.B25:new_gmesh_Curv_Roe_Entropy.B25 new_gmesh_Curv_Roe_Entropy.B28:new_gmesh_Curv_Roe_Entropy.B28 new_gmesh_Curv_Roe_Entropy.B40:new_gmesh_Curv_Roe_Entropy.B40 new_gmesh_Curv_Roe_Entropy.B44:new_gmesh_Curv_Roe_Entropy.B44 new_gmesh_Curv_Roe_Entropy.B46:new_gmesh_Curv_Roe_Entropy.B46" chart:data-source-has-labels="row" svg:x="1.227cm" svg:y="1.301cm" svg:width="26.813cm" svg:height="40.833cm">
          <chartooo:coordinate-region svg:x="2.113cm" svg:y="1.699cm" svg:width="25.224cm" svg:height="39.391cm"/>
          <chart:axis chart:dimension="x" chart:name="primary-x" chart:style-name="ch5">
            <chart:title svg:x="13.757cm" svg:y="42.129cm" chart:style-name="ch6">
              <text:p>Log(n)</text:p>
            </chart:title>
          </chart:axis>
          <chart:axis chart:dimension="y" chart:name="primary-y" chart:style-name="ch7">
            <chart:title svg:x="0.2cm" svg:y="23.607cm" chart:style-name="ch8">
              <text:p>Log(error)</text:p>
            </chart:title>
            <chart:grid chart:style-name="ch9" chart:class="major"/>
          </chart:axis>
          <chart:series chart:style-name="ch10" chart:values-cell-range-address="new_gmesh_Curv_Roe_Entropy.M5:new_gmesh_Curv_Roe_Entropy.M18" chart:label-cell-address="new_gmesh_Curv_Roe_Entropy.B5:new_gmesh_Curv_Roe_Entropy.B5" chart:class="chart:scatter">
            <chart:domain table:cell-range-address="new_gmesh_Curv_Roe_Entropy.J5:new_gmesh_Curv_Roe_Entropy.J18"/>
            <chart:data-point chart:repeated="14"/>
          </chart:series>
          <chart:series chart:style-name="ch11" chart:values-cell-range-address="new_gmesh_Curv_Roe_Entropy.M12:new_gmesh_Curv_Roe_Entropy.M25" chart:label-cell-address="new_gmesh_Curv_Roe_Entropy.B14:new_gmesh_Curv_Roe_Entropy.B14" chart:class="chart:scatter">
            <chart:data-point chart:repeated="14"/>
          </chart:series>
          <chart:series chart:style-name="ch12" chart:values-cell-range-address="new_gmesh_Curv_Roe_Entropy.M19:new_gmesh_Curv_Roe_Entropy.M32" chart:label-cell-address="new_gmesh_Curv_Roe_Entropy.B25:new_gmesh_Curv_Roe_Entropy.B25" chart:class="chart:scatter">
            <chart:data-point chart:repeated="14"/>
          </chart:series>
          <chart:series chart:style-name="ch13" chart:values-cell-range-address="new_gmesh_Curv_Roe_Entropy.M26:new_gmesh_Curv_Roe_Entropy.M39" chart:label-cell-address="new_gmesh_Curv_Roe_Entropy.B28:new_gmesh_Curv_Roe_Entropy.B28" chart:class="chart:scatter">
            <chart:data-point chart:repeated="14"/>
          </chart:series>
          <chart:series chart:style-name="ch14" chart:values-cell-range-address="new_gmesh_Curv_Roe_Entropy.M33:new_gmesh_Curv_Roe_Entropy.M45" chart:label-cell-address="new_gmesh_Curv_Roe_Entropy.B40:new_gmesh_Curv_Roe_Entropy.B40" chart:class="chart:scatter">
            <chart:data-point chart:repeated="14"/>
          </chart:series>
          <chart:series chart:style-name="ch15" chart:values-cell-range-address="new_gmesh_Curv_Roe_Entropy.M40:new_gmesh_Curv_Roe_Entropy.M51" chart:label-cell-address="new_gmesh_Curv_Roe_Entropy.B44:new_gmesh_Curv_Roe_Entropy.B44" chart:class="chart:scatter">
            <chart:data-point chart:repeated="14"/>
          </chart:series>
          <chart:series chart:style-name="ch16" chart:values-cell-range-address="new_gmesh_Curv_Roe_Entropy.M40:new_gmesh_Curv_Roe_Entropy.M45" chart:label-cell-address="new_gmesh_Curv_Roe_Entropy.B46:new_gmesh_Curv_Roe_Entropy.B46" chart:class="chart:scatter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2</text:p>
                <draw:g>
                  <svg:desc>new_gmesh_Curv_Roe_Entropy.B5:new_gmesh_Curv_Roe_Entropy.B5</svg:desc>
                </draw:g>
              </table:table-cell>
              <table:table-cell office:value-type="string">
                <text:p>3</text:p>
                <draw:g>
                  <svg:desc>new_gmesh_Curv_Roe_Entropy.B14:new_gmesh_Curv_Roe_Entropy.B14</svg:desc>
                </draw:g>
              </table:table-cell>
              <table:table-cell office:value-type="string">
                <text:p/>
                <draw:g>
                  <svg:desc>new_gmesh_Curv_Roe_Entropy.B25:new_gmesh_Curv_Roe_Entropy.B25</svg:desc>
                </draw:g>
              </table:table-cell>
              <table:table-cell office:value-type="string">
                <text:p>5</text:p>
                <draw:g>
                  <svg:desc>new_gmesh_Curv_Roe_Entropy.B28:new_gmesh_Curv_Roe_Entropy.B28</svg:desc>
                </draw:g>
              </table:table-cell>
              <table:table-cell office:value-type="string">
                <text:p/>
                <draw:g>
                  <svg:desc>new_gmesh_Curv_Roe_Entropy.B40:new_gmesh_Curv_Roe_Entropy.B40</svg:desc>
                </draw:g>
              </table:table-cell>
              <table:table-cell office:value-type="string">
                <text:p/>
                <draw:g>
                  <svg:desc>new_gmesh_Curv_Roe_Entropy.B44:new_gmesh_Curv_Roe_Entropy.B44</svg:desc>
                </draw:g>
              </table:table-cell>
              <table:table-cell office:value-type="string">
                <text:p/>
                <draw:g>
                  <svg:desc>new_gmesh_Curv_Roe_Entropy.B46:new_gmesh_Curv_Roe_Entropy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029995663981">
                <text:p>0.301029995663981</text:p>
                <draw:g>
                  <svg:desc>new_gmesh_Curv_Roe_Entropy.J5:new_gmesh_Curv_Roe_Entropy.J18</svg:desc>
                </draw:g>
              </table:table-cell>
              <table:table-cell office:value-type="float" office:value="-1.23759991411626">
                <text:p>-1.23759991411626</text:p>
                <draw:g>
                  <svg:desc>new_gmesh_Curv_Roe_Entropy.M5:new_gmesh_Curv_Roe_Entropy.M18</svg:desc>
                </draw:g>
              </table:table-cell>
              <table:table-cell office:value-type="float" office:value="-0.931875545274799">
                <text:p>-0.931875545274799</text:p>
                <draw:g>
                  <svg:desc>new_gmesh_Curv_Roe_Entropy.M12:new_gmesh_Curv_Roe_Entropy.M25</svg:desc>
                </draw:g>
              </table:table-cell>
              <table:table-cell office:value-type="float" office:value="-1.80129948205429">
                <text:p>-1.80129948205429</text:p>
                <draw:g>
                  <svg:desc>new_gmesh_Curv_Roe_Entropy.M19:new_gmesh_Curv_Roe_Entropy.M32</svg:desc>
                </draw:g>
              </table:table-cell>
              <table:table-cell office:value-type="float" office:value="-2.14865163081706">
                <text:p>-2.14865163081706</text:p>
                <draw:g>
                  <svg:desc>new_gmesh_Curv_Roe_Entropy.M26:new_gmesh_Curv_Roe_Entropy.M39</svg:desc>
                </draw:g>
              </table:table-cell>
              <table:table-cell office:value-type="float" office:value="-2.47817660359771">
                <text:p>-2.47817660359771</text:p>
                <draw:g>
                  <svg:desc>new_gmesh_Curv_Roe_Entropy.M33:new_gmesh_Curv_Roe_Entropy.M45</svg:desc>
                </draw:g>
              </table:table-cell>
              <table:table-cell office:value-type="float" office:value="NaN">
                <text:p>NaN</text:p>
                <draw:g>
                  <svg:desc>new_gmesh_Curv_Roe_Entropy.M40:new_gmesh_Curv_Roe_Entropy.M51</svg:desc>
                </draw:g>
              </table:table-cell>
              <table:table-cell office:value-type="float" office:value="NaN">
                <text:p>NaN</text:p>
                <draw:g>
                  <svg:desc>new_gmesh_Curv_Roe_Entropy.M40:new_gmesh_Curv_Roe_Entropy.M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1.30256029245841">
                <text:p>-1.30256029245841</text:p>
              </table:table-cell>
              <table:table-cell office:value-type="float" office:value="-1.80118665429827">
                <text:p>-1.80118665429827</text:p>
              </table:table-cell>
              <table:table-cell office:value-type="float" office:value="-2.39958907884872">
                <text:p>-2.39958907884872</text:p>
              </table:table-cell>
              <table:table-cell office:value-type="float" office:value="-2.47549921806212">
                <text:p>-2.47549921806212</text:p>
              </table:table-cell>
              <table:table-cell office:value-type="float" office:value="-3.27895915492692">
                <text:p>-3.2789591549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1.74220653638039">
                <text:p>-1.74220653638039</text:p>
              </table:table-cell>
              <table:table-cell office:value-type="float" office:value="-2.47088799954498">
                <text:p>-2.47088799954498</text:p>
              </table:table-cell>
              <table:table-cell office:value-type="float" office:value="-2.83561412299674">
                <text:p>-2.83561412299674</text:p>
              </table:table-cell>
              <table:table-cell office:value-type="float" office:value="-3.79763607812108">
                <text:p>-3.79763607812108</text:p>
              </table:table-cell>
              <table:table-cell office:value-type="float" office:value="-3.85736330287615">
                <text:p>-3.8573633028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2.12855668815779">
                <text:p>-2.12855668815779</text:p>
              </table:table-cell>
              <table:table-cell office:value-type="float" office:value="-3.20314378893453">
                <text:p>-3.20314378893453</text:p>
              </table:table-cell>
              <table:table-cell office:value-type="float" office:value="-4.27504127533827">
                <text:p>-4.27504127533827</text:p>
              </table:table-cell>
              <table:table-cell office:value-type="float" office:value="-4.77524726991211">
                <text:p>-4.77524726991211</text:p>
              </table:table-cell>
              <table:table-cell office:value-type="float" office:value="-5.70861008542696">
                <text:p>-5.7086100854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-2.70564695646366">
                <text:p>-2.70564695646366</text:p>
              </table:table-cell>
              <table:table-cell office:value-type="float" office:value="-4.0006104953956">
                <text:p>-4.0006104953956</text:p>
              </table:table-cell>
              <table:table-cell office:value-type="float" office:value="-5.16348955070243">
                <text:p>-5.16348955070243</text:p>
              </table:table-cell>
              <table:table-cell office:value-type="float" office:value="-6.17002310277203">
                <text:p>-6.17002310277203</text:p>
              </table:table-cell>
              <table:table-cell office:value-type="float" office:value="-7.30508341655065">
                <text:p>-7.3050834165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-0.931875545274799">
                <text:p>-0.931875545274799</text:p>
              </table:table-cell>
              <table:table-cell office:value-type="float" office:value="-1.80129948205429">
                <text:p>-1.80129948205429</text:p>
              </table:table-cell>
              <table:table-cell office:value-type="float" office:value="-2.14865163081706">
                <text:p>-2.14865163081706</text:p>
              </table:table-cell>
              <table:table-cell office:value-type="float" office:value="-2.47817660359771">
                <text:p>-2.4781766035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1.80118665429827">
                <text:p>-1.80118665429827</text:p>
              </table:table-cell>
              <table:table-cell office:value-type="float" office:value="-2.39958907884872">
                <text:p>-2.39958907884872</text:p>
              </table:table-cell>
              <table:table-cell office:value-type="float" office:value="-2.47549921806212">
                <text:p>-2.47549921806212</text:p>
              </table:table-cell>
              <table:table-cell office:value-type="float" office:value="-3.27895915492692">
                <text:p>-3.2789591549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2.47088799954498">
                <text:p>-2.47088799954498</text:p>
              </table:table-cell>
              <table:table-cell office:value-type="float" office:value="-2.83561412299674">
                <text:p>-2.83561412299674</text:p>
              </table:table-cell>
              <table:table-cell office:value-type="float" office:value="-3.79763607812108">
                <text:p>-3.79763607812108</text:p>
              </table:table-cell>
              <table:table-cell office:value-type="float" office:value="-3.85736330287615">
                <text:p>-3.8573633028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3.20314378893453">
                <text:p>-3.20314378893453</text:p>
              </table:table-cell>
              <table:table-cell office:value-type="float" office:value="-4.27504127533827">
                <text:p>-4.27504127533827</text:p>
              </table:table-cell>
              <table:table-cell office:value-type="float" office:value="-4.77524726991211">
                <text:p>-4.77524726991211</text:p>
              </table:table-cell>
              <table:table-cell office:value-type="float" office:value="-5.70861008542696">
                <text:p>-5.7086100854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-4.0006104953956">
                <text:p>-4.0006104953956</text:p>
              </table:table-cell>
              <table:table-cell office:value-type="float" office:value="-5.16348955070243">
                <text:p>-5.16348955070243</text:p>
              </table:table-cell>
              <table:table-cell office:value-type="float" office:value="-6.17002310277203">
                <text:p>-6.17002310277203</text:p>
              </table:table-cell>
              <table:table-cell office:value-type="float" office:value="-7.30508341655065">
                <text:p>-7.3050834165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width="0.051cm"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width="0.051cm" svg:stroke-color="#b3b3b3"/>
      <style:text-properties fo:font-size="20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width="0.051cm" svg:stroke-color="#b3b3b3"/>
    </style:style>
    <style:style style:name="ch10" style:family="chart" style:data-style-name="N0">
      <style:chart-properties chart:symbol-type="named-symbol" chart:symbol-name="square" chart:symbol-width="0.45cm" chart:symbol-height="0.45cm" chart:link-data-style-to-source="true">
        <chart:symbol-image xlink:href="Pictures/20000008000000DD000000DD1394ABA1.svm" xlink:type="simple" xlink:actuate="onLoad"/>
      </style:chart-properties>
      <style:graphic-properties svg:stroke-width="0.127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45cm" chart:symbol-height="0.45cm" chart:link-data-style-to-source="true">
        <chart:symbol-image xlink:href="Pictures/20000008000000DD000000DD3F084D02.svm" xlink:type="simple" xlink:actuate="onLoad"/>
      </style:chart-properties>
      <style:graphic-properties svg:stroke-width="0.127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45cm" chart:symbol-height="0.45cm" chart:link-data-style-to-source="true">
        <chart:symbol-image xlink:href="Pictures/20000008000000DD000000DD627354FF.svm" xlink:type="simple" xlink:actuate="onLoad"/>
      </style:chart-properties>
      <style:graphic-properties svg:stroke-width="0.127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45cm" chart:symbol-height="0.45cm" chart:link-data-style-to-source="true"/>
      <style:graphic-properties svg:stroke-width="0.127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45cm" chart:symbol-height="0.45cm" chart:link-data-style-to-source="true"/>
      <style:graphic-properties svg:stroke-width="0.127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45cm" chart:symbol-height="0.45cm" chart:link-data-style-to-source="true"/>
      <style:graphic-properties svg:stroke-width="0.127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45cm" chart:symbol-height="0.45cm" chart:link-data-style-to-source="true"/>
      <style:graphic-properties svg:stroke-width="0.127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width="0.051cm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866cm" svg:height="43.349cm" xlink:href=".." xlink:type="simple" chart:class="chart:scatter" chart:style-name="ch1">
        <chart:title svg:x="12.922cm" svg:y="0.354cm" chart:style-name="ch2">
          <text:p>Plot L1 Error</text:p>
        </chart:title>
        <chart:legend svg:x="28.404cm" svg:y="19.171cm" style:legend-expansion="custom" chartooo:width="1.525cm" chartooo:height="5.006cm" style:legend-expansion-aspect-ratio="0.304634438673592" chart:style-name="ch3"/>
        <chart:plot-area chart:style-name="ch4" table:cell-range-address="oldgmesh_Curv_Roe_Entropy.J5:oldgmesh_Curv_Roe_Entropy.J18 oldgmesh_Curv_Roe_Entropy.B5:oldgmesh_Curv_Roe_Entropy.B5 oldgmesh_Curv_Roe_Entropy.M5:oldgmesh_Curv_Roe_Entropy.M51 oldgmesh_Curv_Roe_Entropy.B14:oldgmesh_Curv_Roe_Entropy.B14 oldgmesh_Curv_Roe_Entropy.B25:oldgmesh_Curv_Roe_Entropy.B25 oldgmesh_Curv_Roe_Entropy.B28:oldgmesh_Curv_Roe_Entropy.B28 oldgmesh_Curv_Roe_Entropy.B40:oldgmesh_Curv_Roe_Entropy.B40 oldgmesh_Curv_Roe_Entropy.B44:oldgmesh_Curv_Roe_Entropy.B44 oldgmesh_Curv_Roe_Entropy.B46:oldgmesh_Curv_Roe_Entropy.B46" chart:data-source-has-labels="row" svg:x="1.227cm" svg:y="1.301cm" svg:width="26.813cm" svg:height="40.833cm">
          <chartooo:coordinate-region svg:x="2.113cm" svg:y="1.699cm" svg:width="25.224cm" svg:height="39.391cm"/>
          <chart:axis chart:dimension="x" chart:name="primary-x" chart:style-name="ch5">
            <chart:title svg:x="13.755cm" svg:y="42.129cm" chart:style-name="ch6">
              <text:p>Log(n)</text:p>
            </chart:title>
          </chart:axis>
          <chart:axis chart:dimension="y" chart:name="primary-y" chart:style-name="ch7">
            <chart:title svg:x="0.2cm" svg:y="23.607cm" chart:style-name="ch8">
              <text:p>Log(error)</text:p>
            </chart:title>
            <chart:grid chart:style-name="ch9" chart:class="major"/>
          </chart:axis>
          <chart:series chart:style-name="ch10" chart:values-cell-range-address="oldgmesh_Curv_Roe_Entropy.M5:oldgmesh_Curv_Roe_Entropy.M18" chart:label-cell-address="oldgmesh_Curv_Roe_Entropy.B5:oldgmesh_Curv_Roe_Entropy.B5" chart:class="chart:scatter">
            <chart:domain table:cell-range-address="oldgmesh_Curv_Roe_Entropy.J5:oldgmesh_Curv_Roe_Entropy.J18"/>
            <chart:data-point chart:repeated="14"/>
          </chart:series>
          <chart:series chart:style-name="ch11" chart:values-cell-range-address="oldgmesh_Curv_Roe_Entropy.M12:oldgmesh_Curv_Roe_Entropy.M25" chart:label-cell-address="oldgmesh_Curv_Roe_Entropy.B14:oldgmesh_Curv_Roe_Entropy.B14" chart:class="chart:scatter">
            <chart:data-point chart:repeated="14"/>
          </chart:series>
          <chart:series chart:style-name="ch12" chart:values-cell-range-address="oldgmesh_Curv_Roe_Entropy.M19:oldgmesh_Curv_Roe_Entropy.M32" chart:label-cell-address="oldgmesh_Curv_Roe_Entropy.B25:oldgmesh_Curv_Roe_Entropy.B25" chart:class="chart:scatter">
            <chart:data-point chart:repeated="14"/>
          </chart:series>
          <chart:series chart:style-name="ch13" chart:values-cell-range-address="oldgmesh_Curv_Roe_Entropy.M26:oldgmesh_Curv_Roe_Entropy.M39" chart:label-cell-address="oldgmesh_Curv_Roe_Entropy.B28:oldgmesh_Curv_Roe_Entropy.B28" chart:class="chart:scatter">
            <chart:data-point chart:repeated="14"/>
          </chart:series>
          <chart:series chart:style-name="ch14" chart:values-cell-range-address="oldgmesh_Curv_Roe_Entropy.M33:oldgmesh_Curv_Roe_Entropy.M45" chart:label-cell-address="oldgmesh_Curv_Roe_Entropy.B40:oldgmesh_Curv_Roe_Entropy.B40" chart:class="chart:scatter">
            <chart:data-point chart:repeated="14"/>
          </chart:series>
          <chart:series chart:style-name="ch15" chart:values-cell-range-address="oldgmesh_Curv_Roe_Entropy.M40:oldgmesh_Curv_Roe_Entropy.M51" chart:label-cell-address="oldgmesh_Curv_Roe_Entropy.B44:oldgmesh_Curv_Roe_Entropy.B44" chart:class="chart:scatter">
            <chart:data-point chart:repeated="14"/>
          </chart:series>
          <chart:series chart:style-name="ch16" chart:values-cell-range-address="oldgmesh_Curv_Roe_Entropy.M40:oldgmesh_Curv_Roe_Entropy.M45" chart:label-cell-address="oldgmesh_Curv_Roe_Entropy.B46:oldgmesh_Curv_Roe_Entropy.B46" chart:class="chart:scatter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2</text:p>
                <draw:g>
                  <svg:desc>oldgmesh_Curv_Roe_Entropy.B5:oldgmesh_Curv_Roe_Entropy.B5</svg:desc>
                </draw:g>
              </table:table-cell>
              <table:table-cell office:value-type="string">
                <text:p>3</text:p>
                <draw:g>
                  <svg:desc>oldgmesh_Curv_Roe_Entropy.B14:oldgmesh_Curv_Roe_Entropy.B14</svg:desc>
                </draw:g>
              </table:table-cell>
              <table:table-cell office:value-type="string">
                <text:p/>
                <draw:g>
                  <svg:desc>oldgmesh_Curv_Roe_Entropy.B25:oldgmesh_Curv_Roe_Entropy.B25</svg:desc>
                </draw:g>
              </table:table-cell>
              <table:table-cell office:value-type="string">
                <text:p>5</text:p>
                <draw:g>
                  <svg:desc>oldgmesh_Curv_Roe_Entropy.B28:oldgmesh_Curv_Roe_Entropy.B28</svg:desc>
                </draw:g>
              </table:table-cell>
              <table:table-cell office:value-type="string">
                <text:p/>
                <draw:g>
                  <svg:desc>oldgmesh_Curv_Roe_Entropy.B40:oldgmesh_Curv_Roe_Entropy.B40</svg:desc>
                </draw:g>
              </table:table-cell>
              <table:table-cell office:value-type="string">
                <text:p/>
                <draw:g>
                  <svg:desc>oldgmesh_Curv_Roe_Entropy.B44:oldgmesh_Curv_Roe_Entropy.B44</svg:desc>
                </draw:g>
              </table:table-cell>
              <table:table-cell office:value-type="string">
                <text:p/>
                <draw:g>
                  <svg:desc>oldgmesh_Curv_Roe_Entropy.B46:oldgmesh_Curv_Roe_Entropy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029995663981">
                <text:p>0.301029995663981</text:p>
                <draw:g>
                  <svg:desc>oldgmesh_Curv_Roe_Entropy.J5:oldgmesh_Curv_Roe_Entropy.J18</svg:desc>
                </draw:g>
              </table:table-cell>
              <table:table-cell office:value-type="float" office:value="-0.865495490719095">
                <text:p>-0.865495490719095</text:p>
                <draw:g>
                  <svg:desc>oldgmesh_Curv_Roe_Entropy.M5:oldgmesh_Curv_Roe_Entropy.M18</svg:desc>
                </draw:g>
              </table:table-cell>
              <table:table-cell office:value-type="float" office:value="-0.850028409290569">
                <text:p>-0.850028409290569</text:p>
                <draw:g>
                  <svg:desc>oldgmesh_Curv_Roe_Entropy.M12:oldgmesh_Curv_Roe_Entropy.M25</svg:desc>
                </draw:g>
              </table:table-cell>
              <table:table-cell office:value-type="float" office:value="-1.85799318612479">
                <text:p>-1.85799318612479</text:p>
                <draw:g>
                  <svg:desc>oldgmesh_Curv_Roe_Entropy.M19:oldgmesh_Curv_Roe_Entropy.M32</svg:desc>
                </draw:g>
              </table:table-cell>
              <table:table-cell office:value-type="float" office:value="-2.15307325415284">
                <text:p>-2.15307325415284</text:p>
                <draw:g>
                  <svg:desc>oldgmesh_Curv_Roe_Entropy.M26:oldgmesh_Curv_Roe_Entropy.M39</svg:desc>
                </draw:g>
              </table:table-cell>
              <table:table-cell office:value-type="float" office:value="-2.59373282323292">
                <text:p>-2.59373282323292</text:p>
                <draw:g>
                  <svg:desc>oldgmesh_Curv_Roe_Entropy.M33:oldgmesh_Curv_Roe_Entropy.M45</svg:desc>
                </draw:g>
              </table:table-cell>
              <table:table-cell office:value-type="float" office:value="NaN">
                <text:p>NaN</text:p>
                <draw:g>
                  <svg:desc>oldgmesh_Curv_Roe_Entropy.M40:oldgmesh_Curv_Roe_Entropy.M51</svg:desc>
                </draw:g>
              </table:table-cell>
              <table:table-cell office:value-type="float" office:value="NaN">
                <text:p>NaN</text:p>
                <draw:g>
                  <svg:desc>oldgmesh_Curv_Roe_Entropy.M40:oldgmesh_Curv_Roe_Entropy.M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1.11884191014262">
                <text:p>-1.11884191014262</text:p>
              </table:table-cell>
              <table:table-cell office:value-type="float" office:value="-1.76425800689485">
                <text:p>-1.76425800689485</text:p>
              </table:table-cell>
              <table:table-cell office:value-type="float" office:value="-2.44534781301621">
                <text:p>-2.44534781301621</text:p>
              </table:table-cell>
              <table:table-cell office:value-type="float" office:value="-2.48618758889678">
                <text:p>-2.48618758889678</text:p>
              </table:table-cell>
              <table:table-cell office:value-type="float" office:value="-3.21384428994401">
                <text:p>-3.2138442899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1.64810819944894">
                <text:p>-1.64810819944894</text:p>
              </table:table-cell>
              <table:table-cell office:value-type="float" office:value="-2.49221322554655">
                <text:p>-2.49221322554655</text:p>
              </table:table-cell>
              <table:table-cell office:value-type="float" office:value="-2.87337739140041">
                <text:p>-2.87337739140041</text:p>
              </table:table-cell>
              <table:table-cell office:value-type="float" office:value="-3.86806229318265">
                <text:p>-3.86806229318265</text:p>
              </table:table-cell>
              <table:table-cell office:value-type="float" office:value="-3.86228363201116">
                <text:p>-3.8622836320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2.05137327886485">
                <text:p>-2.05137327886485</text:p>
              </table:table-cell>
              <table:table-cell office:value-type="float" office:value="-3.26964757683229">
                <text:p>-3.26964757683229</text:p>
              </table:table-cell>
              <table:table-cell office:value-type="float" office:value="-4.28597655884968">
                <text:p>-4.28597655884968</text:p>
              </table:table-cell>
              <table:table-cell office:value-type="float" office:value="-4.77172387134923">
                <text:p>-4.77172387134923</text:p>
              </table:table-cell>
              <table:table-cell office:value-type="float" office:value="-5.73594996928553">
                <text:p>-5.73594996928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-2.63267680081649">
                <text:p>-2.63267680081649</text:p>
              </table:table-cell>
              <table:table-cell office:value-type="float" office:value="-4.01360244299266">
                <text:p>-4.01360244299266</text:p>
              </table:table-cell>
              <table:table-cell office:value-type="float" office:value="-5.19952615805906">
                <text:p>-5.19952615805906</text:p>
              </table:table-cell>
              <table:table-cell office:value-type="float" office:value="-6.18437203262611">
                <text:p>-6.18437203262611</text:p>
              </table:table-cell>
              <table:table-cell office:value-type="float" office:value="-7.32398960292309">
                <text:p>-7.3239896029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-0.850028409290569">
                <text:p>-0.850028409290569</text:p>
              </table:table-cell>
              <table:table-cell office:value-type="float" office:value="-1.85799318612479">
                <text:p>-1.85799318612479</text:p>
              </table:table-cell>
              <table:table-cell office:value-type="float" office:value="-2.15307325415284">
                <text:p>-2.15307325415284</text:p>
              </table:table-cell>
              <table:table-cell office:value-type="float" office:value="-2.59373282323292">
                <text:p>-2.5937328232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1.76425800689485">
                <text:p>-1.76425800689485</text:p>
              </table:table-cell>
              <table:table-cell office:value-type="float" office:value="-2.44534781301621">
                <text:p>-2.44534781301621</text:p>
              </table:table-cell>
              <table:table-cell office:value-type="float" office:value="-2.48618758889678">
                <text:p>-2.48618758889678</text:p>
              </table:table-cell>
              <table:table-cell office:value-type="float" office:value="-3.21384428994401">
                <text:p>-3.2138442899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2.49221322554655">
                <text:p>-2.49221322554655</text:p>
              </table:table-cell>
              <table:table-cell office:value-type="float" office:value="-2.87337739140041">
                <text:p>-2.87337739140041</text:p>
              </table:table-cell>
              <table:table-cell office:value-type="float" office:value="-3.86806229318265">
                <text:p>-3.86806229318265</text:p>
              </table:table-cell>
              <table:table-cell office:value-type="float" office:value="-3.86228363201116">
                <text:p>-3.8622836320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3.26964757683229">
                <text:p>-3.26964757683229</text:p>
              </table:table-cell>
              <table:table-cell office:value-type="float" office:value="-4.28597655884968">
                <text:p>-4.28597655884968</text:p>
              </table:table-cell>
              <table:table-cell office:value-type="float" office:value="-4.77172387134923">
                <text:p>-4.77172387134923</text:p>
              </table:table-cell>
              <table:table-cell office:value-type="float" office:value="-5.73594996928553">
                <text:p>-5.73594996928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-4.01360244299266">
                <text:p>-4.01360244299266</text:p>
              </table:table-cell>
              <table:table-cell office:value-type="float" office:value="-5.19952615805906">
                <text:p>-5.19952615805906</text:p>
              </table:table-cell>
              <table:table-cell office:value-type="float" office:value="-6.18437203262611">
                <text:p>-6.18437203262611</text:p>
              </table:table-cell>
              <table:table-cell office:value-type="float" office:value="-7.32398960292309">
                <text:p>-7.3239896029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